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DejaVuSans" svg:font-family="DejaVuSans" style:font-pitch="variable"/>
    <style:font-face style:name="DejaVuSans1"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e994" draw:textarea-horizontal-align="left" draw:textarea-vertical-align="top" draw:auto-grow-height="true" draw:auto-grow-width="true" fo:min-height="0.421cm" fo:min-width="0.421cm" fo:padding-top="0cm" fo:padding-bottom="0cm" fo:padding-left="0cm" fo:padding-right="0cm" draw:shadow="hidden"/>
    </style:style>
    <style:style style:name="gr2" style:family="graphic" style:parent-style-name="standard">
      <style:graphic-properties draw:stroke="solid" svg:stroke-width="0.014cm" svg:stroke-color="#b2b2b2" draw:stroke-linejoin="miter" svg:stroke-linecap="butt" draw:fill="none" fo:padding-top="0.007cm" fo:padding-bottom="0.007cm" fo:padding-left="0.007cm" fo:padding-right="0.007cm"/>
    </style:style>
    <style:style style:name="gr3" style:family="graphic" style:parent-style-name="standard">
      <style:graphic-properties draw:stroke="solid" svg:stroke-width="0.011cm" svg:stroke-color="#b2b2b2" draw:stroke-linejoin="round" svg:stroke-linecap="round" draw:fill="none" draw:textarea-horizontal-align="center" draw:textarea-vertical-align="middle" fo:padding-top="0.005cm" fo:padding-bottom="0.005cm" fo:padding-left="0.005cm" fo:padding-right="0.005cm"/>
    </style:style>
    <style:style style:name="gr4" style:family="graphic" style:parent-style-name="standard">
      <style:graphic-properties draw:stroke="solid" svg:stroke-width="0.02cm" svg:stroke-color="#ff0000" draw:marker-start-width="0.03cm" draw:marker-end-width="0.03cm" draw:stroke-linejoin="miter" svg:stroke-linecap="butt" draw:fill="none" fo:padding-top="0.01cm" fo:padding-bottom="0.01cm" fo:padding-left="0.01cm" fo:padding-right="0.01cm"/>
    </style:style>
    <style:style style:name="gr5" style:family="graphic" style:parent-style-name="standard">
      <style:graphic-properties draw:stroke="solid" svg:stroke-width="0.02cm" svg:stroke-color="#ff0000" draw:marker-start-width="0.21cm" draw:marker-end-width="0.21cm" draw:stroke-linejoin="miter" svg:stroke-linecap="butt" draw:fill="none" fo:padding-top="0.01cm" fo:padding-bottom="0.01cm" fo:padding-left="0.01cm" fo:padding-right="0.01cm"/>
    </style:style>
    <style:style style:name="gr6" style:family="graphic" style:parent-style-name="standard">
      <style:graphic-properties draw:stroke="solid" svg:stroke-width="0.01cm" svg:stroke-color="#b2b2b2" draw:marker-start-width="0.02cm" draw:marker-end-width="0.02cm" draw:stroke-linejoin="miter" svg:stroke-linecap="butt" draw:fill="none" fo:padding-top="0.005cm" fo:padding-bottom="0.005cm" fo:padding-left="0.005cm" fo:padding-right="0.005cm"/>
    </style:style>
    <style:style style:name="gr7" style:family="graphic" style:parent-style-name="standard">
      <style:graphic-properties draw:stroke="solid" svg:stroke-width="0.03cm" svg:stroke-color="#2a6099" draw:marker-start-width="0.05cm" draw:marker-end-width="0.05cm" draw:stroke-linejoin="miter" svg:stroke-linecap="butt" draw:fill="none" fo:padding-top="0.015cm" fo:padding-bottom="0.015cm" fo:padding-left="0.015cm" fo:padding-right="0.015cm"/>
    </style:style>
    <style:style style:name="gr8" style:family="graphic" style:parent-style-name="standard">
      <style:graphic-properties svg:stroke-color="#000000" draw:fill-color="#ffe994" draw:textarea-horizontal-align="justify" draw:textarea-vertical-align="middle" draw:auto-grow-height="false" fo:min-height="1cm" fo:min-width="1cm" fo:wrap-option="wrap"/>
      <style:paragraph-properties style:writing-mode="lr-tb"/>
    </style:style>
    <style:style style:name="gr9" style:family="graphic" style:parent-style-name="standard">
      <style:graphic-properties draw:stroke="solid" svg:stroke-width="0.02cm" svg:stroke-color="#ff0000" draw:marker-start-width="0.03cm" draw:marker-end-width="0.03cm" draw:stroke-linejoin="round" svg:stroke-linecap="round" draw:fill="none" draw:textarea-horizontal-align="center" draw:textarea-vertical-align="middle" fo:padding-top="0.009cm" fo:padding-bottom="0.009cm" fo:padding-left="0.009cm" fo:padding-right="0.009cm"/>
    </style:style>
    <style:style style:name="gr10" style:family="graphic" style:parent-style-name="standard">
      <style:graphic-properties svg:stroke-color="#000000" draw:fill-color="#0aecf9" draw:textarea-horizontal-align="justify" draw:textarea-vertical-align="middle" draw:auto-grow-height="false" fo:min-height="1cm" fo:min-width="1cm" fo:wrap-option="wrap"/>
      <style:paragraph-properties style:writing-mode="lr-tb"/>
    </style:style>
    <style:style style:name="gr11" style:family="graphic" style:parent-style-name="standard">
      <style:graphic-properties svg:stroke-color="#b2b2b2" draw:fill-color="#ffffff" draw:textarea-horizontal-align="justify" draw:textarea-vertical-align="middle" draw:auto-grow-height="false" fo:min-height="0.178cm" fo:min-width="0.178cm"/>
    </style:style>
    <style:style style:name="gr12" style:family="graphic" style:parent-style-name="standard">
      <style:graphic-properties svg:stroke-width="0.01cm" svg:stroke-color="#b2b2b2" draw:marker-start-width="0.02cm" draw:marker-end-width="0.02cm" draw:fill-color="#ffffff" draw:textarea-horizontal-align="justify" draw:textarea-vertical-align="middle" draw:auto-grow-height="false" fo:min-height="0.168cm" fo:min-width="0.178cm" fo:padding-top="0.005cm" fo:padding-bottom="0.005cm" fo:padding-left="0.005cm" fo:padding-right="0.005cm"/>
    </style:style>
    <style:style style:name="gr13" style:family="graphic" style:parent-style-name="standard">
      <style:graphic-properties draw:stroke="none" draw:fill="solid" draw:fill-color="#000000" draw:textarea-horizontal-align="left" draw:textarea-vertical-align="top" draw:auto-grow-height="true" draw:auto-grow-width="true" fo:min-height="0.421cm" fo:min-width="0.421cm" fo:padding-top="0cm" fo:padding-bottom="0cm" fo:padding-left="0cm" fo:padding-right="0cm" draw:shadow="hidden"/>
    </style:style>
    <style:style style:name="gr14" style:family="graphic" style:parent-style-name="standard">
      <style:graphic-properties svg:stroke-color="#000000" draw:fill-color="#ffffff" draw:textarea-horizontal-align="justify" draw:textarea-vertical-align="middle" draw:auto-grow-height="false" fo:min-height="1cm" fo:min-width="1cm" fo:wrap-option="wrap"/>
      <style:paragraph-properties style:writing-mode="lr-tb"/>
    </style:style>
    <style:style style:name="gr15" style:family="graphic" style:parent-style-name="standard">
      <style:graphic-properties svg:stroke-color="#000000" draw:fill-color="#999999" draw:textarea-horizontal-align="justify" draw:textarea-vertical-align="middle" draw:auto-grow-height="false" fo:min-height="1cm" fo:min-width="1cm" fo:wrap-option="wrap"/>
      <style:paragraph-properties style:writing-mode="lr-tb"/>
    </style:style>
    <style:style style:name="gr16" style:family="graphic" style:parent-style-name="standard">
      <style:graphic-properties draw:stroke="none" draw:fill="solid" draw:fill-color="#999999" draw:textarea-horizontal-align="left" draw:textarea-vertical-align="top" draw:auto-grow-height="true" draw:auto-grow-width="true" fo:min-height="0.421cm" fo:min-width="0.421cm" fo:padding-top="0cm" fo:padding-bottom="0cm" fo:padding-left="0cm" fo:padding-right="0cm" draw:shadow="hidden"/>
    </style:style>
    <style:style style:name="gr17" style:family="graphic" style:parent-style-name="standard">
      <style:graphic-properties draw:stroke="solid" svg:stroke-width="0.011cm" svg:stroke-color="#b2b2b2" draw:stroke-linejoin="round" svg:stroke-linecap="round" draw:fill="none" draw:fill-color="#999999" draw:textarea-horizontal-align="center" draw:textarea-vertical-align="middle" fo:padding-top="0.005cm" fo:padding-bottom="0.005cm" fo:padding-left="0.005cm" fo:padding-right="0.005cm"/>
    </style:style>
    <style:style style:name="gr18" style:family="graphic" style:parent-style-name="standard">
      <style:graphic-properties draw:stroke="solid" svg:stroke-width="0.03cm" svg:stroke-color="#ff0000" draw:marker-start-width="0.23cm" draw:marker-end-width="0.23cm" draw:stroke-linejoin="round" svg:stroke-linecap="round" draw:fill="none" draw:fill-color="#999999" draw:textarea-horizontal-align="center" draw:textarea-vertical-align="middle" fo:padding-top="0.014cm" fo:padding-bottom="0.014cm" fo:padding-left="0.014cm" fo:padding-right="0.014cm"/>
    </style:style>
    <style:style style:name="gr19" style:family="graphic" style:parent-style-name="standard">
      <style:graphic-properties svg:stroke-width="0.01cm" svg:stroke-color="#b2b2b2" draw:marker-start-width="0.02cm" draw:marker-end-width="0.02cm" draw:fill-color="#ffffff" draw:textarea-horizontal-align="justify" draw:textarea-vertical-align="middle" draw:auto-grow-height="false" fo:min-height="0.178cm" fo:min-width="0.178cm" fo:padding-top="0.005cm" fo:padding-bottom="0.005cm" fo:padding-left="0.005cm" fo:padding-right="0.005cm"/>
    </style:style>
    <style:style style:name="gr20" style:family="graphic" style:parent-style-name="standard">
      <style:graphic-properties draw:stroke="none" draw:fill="none" draw:textarea-horizontal-align="left" draw:textarea-vertical-align="top" draw:auto-grow-height="true" draw:auto-grow-width="true" fo:min-height="0.374cm" fo:min-width="1.128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374cm" fo:min-width="0.611cm" fo:padding-top="0cm" fo:padding-bottom="0cm" fo:padding-left="0cm" fo:padding-right="0cm"/>
      <style:paragraph-properties style:writing-mode="lr-tb"/>
    </style:style>
    <style:style style:name="gr22" style:family="graphic" style:parent-style-name="standard">
      <style:graphic-properties draw:stroke="solid" svg:stroke-width="0.02cm" svg:stroke-color="#ff0000" draw:marker-start-width="0.03cm" draw:marker-end-width="0.03cm" draw:stroke-linejoin="round" svg:stroke-linecap="round" draw:fill="none" draw:fill-color="#999999" draw:textarea-horizontal-align="center" draw:textarea-vertical-align="middle" fo:padding-top="0.009cm" fo:padding-bottom="0.009cm" fo:padding-left="0.009cm" fo:padding-right="0.009cm"/>
    </style:style>
    <style:style style:name="gr23" style:family="graphic" style:parent-style-name="standard">
      <style:graphic-properties draw:stroke="solid" svg:stroke-width="0.03cm" svg:stroke-color="#2a6099" draw:marker-start-width="0.05cm" draw:marker-end-width="0.05cm" draw:stroke-linejoin="round" svg:stroke-linecap="round" draw:fill="none" draw:fill-color="#999999" draw:textarea-horizontal-align="center" draw:textarea-vertical-align="middle" fo:padding-top="0.014cm" fo:padding-bottom="0.014cm" fo:padding-left="0.014cm" fo:padding-right="0.014cm"/>
    </style:style>
    <style:style style:name="gr24" style:family="graphic" style:parent-style-name="standard">
      <style:graphic-properties draw:stroke="solid" svg:stroke-width="0.02cm" svg:stroke-color="#ff0000" draw:marker-start-width="0.03cm" draw:marker-end-width="0.03cm" draw:stroke-linejoin="miter" svg:stroke-linecap="butt" draw:fill="none" draw:fill-color="#999999" fo:padding-top="0.01cm" fo:padding-bottom="0.01cm" fo:padding-left="0.01cm" fo:padding-right="0.01cm"/>
    </style:style>
    <style:style style:name="gr25" style:family="graphic" style:parent-style-name="standard">
      <style:graphic-properties draw:stroke="solid" svg:stroke-width="0.03cm" svg:stroke-color="#2a6099" draw:marker-start-width="0.05cm" draw:marker-end-width="0.05cm" draw:stroke-linejoin="miter" svg:stroke-linecap="butt" draw:fill="none" draw:fill-color="#999999" fo:padding-top="0.015cm" fo:padding-bottom="0.015cm" fo:padding-left="0.015cm" fo:padding-right="0.015cm"/>
    </style:style>
    <style:style style:name="gr26" style:family="graphic" style:parent-style-name="standard">
      <style:graphic-properties svg:stroke-width="0.01cm" svg:stroke-color="#b2b2b2" draw:marker-start-width="0.02cm" draw:marker-end-width="0.02cm" draw:fill-color="#ffffff" draw:textarea-horizontal-align="justify" draw:textarea-vertical-align="middle" draw:auto-grow-height="false" fo:min-height="0.158cm" fo:min-width="0.158cm" fo:padding-top="0.005cm" fo:padding-bottom="0.005cm" fo:padding-left="0.005cm" fo:padding-right="0.005cm"/>
    </style:style>
    <style:style style:name="gr27" style:family="graphic" style:parent-style-name="standard">
      <style:graphic-properties draw:stroke="solid" svg:stroke-width="0.03cm" svg:stroke-color="#2a6099" draw:marker-start-width="0.05cm" draw:marker-end-width="0.05cm" draw:stroke-linejoin="round" svg:stroke-linecap="round" draw:fill="none" draw:textarea-horizontal-align="center" draw:textarea-vertical-align="middle" fo:padding-top="0.014cm" fo:padding-bottom="0.014cm" fo:padding-left="0.014cm" fo:padding-right="0.014cm"/>
    </style:style>
    <style:style style:name="gr28" style:family="graphic" style:parent-style-name="standard">
      <style:graphic-properties draw:stroke="none" draw:fill="none" draw:fill-color="#ffffff" fo:min-height="0.314cm"/>
      <style:paragraph-properties style:writing-mode="lr-tb"/>
    </style:style>
    <style:style style:name="gr29" style:family="graphic" style:parent-style-name="standard">
      <style:graphic-properties draw:stroke="none" draw:fill="none" draw:fill-color="#ffffff" fo:min-height="0.438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314cm" fo:min-width="1.059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314cm" fo:min-width="1.137cm"/>
      <style:paragraph-properties style:writing-mode="lr-tb"/>
    </style:style>
    <style:style style:name="gr32" style:family="graphic" style:parent-style-name="standard">
      <style:graphic-properties draw:stroke="none" draw:stroke-dash="Dash_20_Dot_20_4" svg:stroke-width="0cm" draw:stroke-linejoin="none" svg:stroke-linecap="butt" draw:fill="solid" draw:fill-color="#ffffff" draw:textarea-horizontal-align="center" draw:textarea-vertical-align="middle"/>
    </style:style>
    <style:style style:name="gr33"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style:style>
    <style:style style:name="gr34" style:family="graphic" style:parent-style-name="standard">
      <style:graphic-properties draw:stroke="none" draw:fill="none" draw:fill-color="#ffffff" fo:min-height="0.338cm"/>
      <style:paragraph-properties style:writing-mode="lr-tb"/>
    </style:style>
    <style:style style:name="gr35" style:family="graphic" style:parent-style-name="standard">
      <style:graphic-properties draw:stroke="none" draw:fill="none" draw:fill-color="#ffffff" fo:min-height="0.588cm"/>
      <style:paragraph-properties style:writing-mode="lr-tb"/>
    </style:style>
    <style:style style:name="P1" style:family="paragraph">
      <loext:graphic-properties draw:fill="solid" draw:fill-color="#ffe994"/>
      <style:paragraph-properties fo:text-align="center" style:writing-mode="lr-tb"/>
      <style:text-properties fo:font-size="12pt" style:font-size-asian="12pt" style:font-size-complex="12pt"/>
    </style:style>
    <style:style style:name="P2" style:family="paragraph">
      <loext:graphic-properties draw:fill="none"/>
    </style:style>
    <style:style style:name="P3" style:family="paragraph">
      <loext:graphic-properties draw:fill="none"/>
      <style:paragraph-properties fo:text-align="center"/>
    </style:style>
    <style:style style:name="P4" style:family="paragraph">
      <style:paragraph-properties fo:text-align="center" style:writing-mode="lr-tb"/>
      <style:text-properties fo:font-size="12pt" style:font-size-asian="24pt" style:font-size-complex="24pt"/>
    </style:style>
    <style:style style:name="P5" style:family="paragraph">
      <loext:graphic-properties draw:fill-color="#ffe994"/>
      <style:paragraph-properties fo:text-align="center" style:writing-mode="lr-tb"/>
      <style:text-properties fo:font-size="12pt" style:font-size-asian="24pt" style:font-size-complex="24pt"/>
    </style:style>
    <style:style style:name="P6" style:family="paragraph">
      <loext:graphic-properties draw:fill-color="#0aecf9"/>
      <style:paragraph-properties fo:text-align="center" style:writing-mode="lr-tb"/>
      <style:text-properties fo:font-size="12pt" style:font-size-asian="24pt" style:font-size-complex="24pt"/>
    </style:style>
    <style:style style:name="P7" style:family="paragraph">
      <loext:graphic-properties draw:fill-color="#ffffff"/>
      <style:paragraph-properties fo:text-align="center"/>
    </style:style>
    <style:style style:name="P8" style:family="paragraph">
      <loext:graphic-properties draw:fill="solid" draw:fill-color="#000000"/>
      <style:paragraph-properties fo:text-align="center" style:writing-mode="lr-tb"/>
      <style:text-properties fo:font-size="12pt" style:font-size-asian="12pt" style:font-size-complex="12pt"/>
    </style:style>
    <style:style style:name="P9" style:family="paragraph">
      <loext:graphic-properties draw:fill-color="#ffffff"/>
      <style:paragraph-properties fo:text-align="center" style:writing-mode="lr-tb"/>
      <style:text-properties fo:font-size="12pt" style:font-size-asian="24pt" style:font-size-complex="24pt"/>
    </style:style>
    <style:style style:name="P10" style:family="paragraph">
      <loext:graphic-properties draw:fill-color="#999999"/>
      <style:paragraph-properties fo:text-align="center" style:writing-mode="lr-tb"/>
      <style:text-properties fo:font-size="12pt" style:font-size-asian="24pt" style:font-size-complex="24pt"/>
    </style:style>
    <style:style style:name="P11" style:family="paragraph">
      <loext:graphic-properties draw:fill="solid" draw:fill-color="#999999"/>
      <style:paragraph-properties fo:text-align="center" style:writing-mode="lr-tb"/>
      <style:text-properties fo:font-size="12pt" style:font-size-asian="12pt" style:font-size-complex="12pt"/>
    </style:style>
    <style:style style:name="P12" style:family="paragraph">
      <loext:graphic-properties draw:fill="none" draw:fill-color="#999999"/>
      <style:paragraph-properties fo:text-align="center"/>
    </style:style>
    <style:style style:name="P13" style:family="paragraph">
      <style:paragraph-properties fo:text-align="start" style:writing-mode="lr-tb"/>
    </style:style>
    <style:style style:name="P14" style:family="paragraph">
      <loext:graphic-properties draw:fill="none"/>
      <style:paragraph-properties style:writing-mode="lr-tb"/>
      <style:text-properties fo:font-size="9pt" style:font-size-asian="9pt" style:font-size-complex="9pt"/>
    </style:style>
    <style:style style:name="P15" style:family="paragraph">
      <loext:graphic-properties draw:fill="none"/>
      <style:paragraph-properties style:writing-mode="lr-tb"/>
      <style:text-properties fo:font-size="8pt" style:font-size-asian="9pt" style:font-size-complex="9pt"/>
    </style:style>
    <style:style style:name="P16" style:family="paragraph">
      <loext:graphic-properties draw:fill="none" draw:fill-color="#999999"/>
    </style:style>
    <style:style style:name="P17" style:family="paragraph">
      <loext:graphic-properties draw:fill="none" draw:fill-color="#ffffff"/>
      <style:paragraph-properties style:writing-mode="lr-tb"/>
      <style:text-properties fo:font-size="8pt" style:font-size-asian="24pt" style:font-size-complex="24pt"/>
    </style:style>
    <style:style style:name="P18" style:family="paragraph">
      <style:text-properties fo:font-size="8pt" fo:background-color="#ffffff" style:font-size-asian="24pt" style:font-size-complex="24pt"/>
    </style:style>
    <style:style style:name="P19" style:family="paragraph">
      <loext:graphic-properties draw:fill="none" draw:fill-color="#ffffff"/>
      <style:paragraph-properties style:writing-mode="lr-tb"/>
      <style:text-properties fo:font-size="8pt" fo:background-color="#ffffff" style:font-size-asian="24pt" style:font-size-complex="24pt"/>
    </style:style>
    <style:style style:name="P20" style:family="paragraph">
      <loext:graphic-properties draw:fill="solid" draw:fill-color="#ffffff"/>
      <style:paragraph-properties fo:text-align="center"/>
    </style:style>
    <style:style style:name="P21" style:family="paragraph">
      <loext:graphic-properties draw:fill="solid" draw:fill-color="#000000"/>
      <style:paragraph-properties fo:text-align="center"/>
    </style:style>
    <style:style style:name="P22" style:family="paragraph">
      <style:text-properties fo:background-color="#ffffff"/>
    </style:style>
    <style:style style:name="T1" style:family="text">
      <style:text-properties fo:font-size="12pt" style:font-size-asian="24pt" style:font-size-complex="24pt"/>
    </style:style>
    <style:style style:name="T2" style:family="text">
      <style:text-properties fo:color="#000000" loext:opacity="100%" style:font-name="DejaVuSans1" fo:font-size="9pt" fo:font-weight="normal" style:font-size-asian="9pt" style:font-weight-asian="normal" style:font-name-complex="DejaVuSans1" style:font-size-complex="9pt" style:font-weight-complex="normal"/>
    </style:style>
    <style:style style:name="T3" style:family="text">
      <style:text-properties fo:color="#000000" loext:opacity="100%" style:font-name="DejaVuSans1" fo:font-size="8pt" fo:font-weight="normal" style:font-size-asian="9pt" style:font-weight-asian="normal" style:font-name-complex="DejaVuSans1" style:font-size-complex="9pt" style:font-weight-complex="normal"/>
    </style:style>
    <style:style style:name="T4" style:family="text">
      <style:text-properties fo:font-size="8pt" style:font-size-asian="24pt" style:font-size-complex="24pt"/>
    </style:style>
    <style:style style:name="T5" style:family="text">
      <style:text-properties fo:font-size="8pt" fo:background-color="#ffffff"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216cm" svg:height="0.318cm" svg:x="1.788cm" svg:y="3.518cm" svg:viewBox="0 0 217 319" draw:points="198,16 198,56 186,51 175,46 164,42 153,39 143,37 138,36 133,35 128,35 123,34 118,34 113,34 104,34 97,35 89,36 83,37 76,39 70,41 65,44 63,45 60,47 58,49 56,50 54,52 52,54 51,56 49,58 48,61 46,63 45,65 44,68 44,70 43,73 42,76 42,78 42,84 42,89 43,94 44,98 44,100 45,102 46,104 47,106 48,108 49,109 50,111 51,112 53,114 54,115 56,116 58,118 62,120 66,122 72,125 78,127 85,128 92,130 101,132 126,137 137,139 147,142 157,146 166,149 174,153 182,158 188,163 192,165 194,168 197,171 200,174 202,177 204,180 206,184 208,187 210,191 211,194 213,202 215,210 216,219 217,228 216,239 215,249 214,254 212,258 211,263 209,267 207,271 205,275 202,279 200,283 197,286 194,290 190,293 187,296 183,298 179,301 174,304 170,306 160,310 150,313 138,316 126,317 113,318 99,319 88,318 76,318 64,316 52,314 40,311 27,308 14,304 1,299 1,256 14,263 26,269 39,274 51,278 57,279 63,281 69,282 75,283 81,284 87,285 93,285 99,285 107,285 116,284 123,283 130,282 137,280 143,277 149,274 151,273 154,271 156,269 158,267 160,265 162,263 164,261 166,259 167,256 168,254 169,251 170,249 171,246 172,243 172,240 173,237 173,231 173,226 172,220 171,216 170,213 170,211 169,209 168,207 167,205 165,203 164,201 162,199 161,197 159,196 157,194 155,193 151,190 146,187 141,185 135,182 128,180 121,178 114,177 88,172 77,169 67,166 57,163 48,160 40,156 33,152 26,147 24,145 21,143 18,140 16,137 14,135 12,132 10,129 8,126 7,122 5,119 4,116 3,112 1,104 0,96 0,88 0,78 1,73 2,68 3,64 4,60 6,55 7,51 9,47 11,43 14,40 16,36 19,33 22,30 25,26 29,23 32,21 36,18 40,15 44,13 53,9 63,6 73,3 84,1 96,0 108,0 119,0 130,1 141,2 152,4 163,6 175,9 186,12">
          <text:p/>
        </draw:polygon>
        <draw:line draw:style-name="gr2" draw:text-style-name="P2" draw:layer="layout" svg:x1="1.474cm" svg:y1="2.183cm" svg:x2="1.474cm" svg:y2="3.167cm">
          <text:p/>
        </draw:line>
        <draw:polyline draw:style-name="gr3" draw:text-style-name="P3" draw:layer="layout" svg:width="0.113cm" svg:height="0.053cm" svg:x="1.418cm" svg:y="3.125cm" svg:viewBox="0 0 114 54" draw:points="114,0 110,1 105,3 101,6 96,9 92,12 87,16 78,24 70,33 64,41 59,49 57,52 56,54 55,52 54,49 52,45 49,41 43,33 35,24 26,16 22,12 17,9 13,6 8,3 4,1 2,0 0,0">
          <text:p/>
        </draw:polyline>
        <draw:line draw:style-name="gr2" draw:text-style-name="P2" draw:layer="layout" svg:x1="1.474cm" svg:y1="4.183cm" svg:x2="1.474cm" svg:y2="4.683cm">
          <text:p/>
        </draw:line>
        <draw:line draw:style-name="gr2" draw:text-style-name="P2" draw:layer="layout" svg:x1="1.741cm" svg:y1="2.183cm" svg:x2="1.741cm" svg:y2="3.167cm">
          <text:p/>
        </draw:line>
        <draw:polyline draw:style-name="gr3" draw:text-style-name="P3" draw:layer="layout" svg:width="0.112cm" svg:height="0.053cm" svg:x="1.685cm" svg:y="3.125cm" svg:viewBox="0 0 113 54" draw:points="113,0 111,0 109,1 105,3 100,6 96,9 92,12 87,16 79,24 71,33 64,41 60,49 58,52 57,54 57,53 56,52 55,49 52,45 50,41 43,33 35,24 26,16 22,12 17,9 13,6 8,3 4,1 0,0">
          <text:p/>
        </draw:polyline>
        <draw:line draw:style-name="gr2" draw:text-style-name="P2" draw:layer="layout" svg:x1="1.741cm" svg:y1="4.183cm" svg:x2="1.741cm" svg:y2="4.683cm">
          <text:p/>
        </draw:line>
        <draw:line draw:style-name="gr2" draw:text-style-name="P2" draw:layer="layout" svg:x1="2.008cm" svg:y1="2.183cm" svg:x2="2.008cm" svg:y2="3.167cm">
          <text:p/>
        </draw:line>
        <draw:polyline draw:style-name="gr3" draw:text-style-name="P3" draw:layer="layout" svg:width="0.112cm" svg:height="0.053cm" svg:x="1.952cm" svg:y="3.125cm" svg:viewBox="0 0 113 54" draw:points="113,0 111,0 109,1 105,3 100,6 96,9 91,12 87,16 78,24 71,33 64,41 61,45 59,49 58,52 57,54 56,52 54,49 50,41 43,33 35,24 27,16 22,12 18,9 13,6 9,3 4,1 0,0">
          <text:p/>
        </draw:polyline>
        <draw:line draw:style-name="gr2" draw:text-style-name="P2" draw:layer="layout" svg:x1="2.008cm" svg:y1="4.183cm" svg:x2="2.008cm" svg:y2="4.683cm">
          <text:p/>
        </draw:line>
        <draw:line draw:style-name="gr2" draw:text-style-name="P2" draw:layer="layout" svg:x1="2.274cm" svg:y1="2.183cm" svg:x2="2.274cm" svg:y2="3.167cm">
          <text:p/>
        </draw:line>
        <draw:polyline draw:style-name="gr3" draw:text-style-name="P3" draw:layer="layout" svg:width="0.113cm" svg:height="0.053cm" svg:x="2.218cm" svg:y="3.125cm" svg:viewBox="0 0 114 54" draw:points="114,0 110,1 106,3 101,6 97,9 87,16 79,24 71,33 64,41 59,49 57,52 56,54 55,52 54,49 52,45 49,41 43,33 35,24 26,16 22,12 17,9 13,6 8,3 4,1 2,0 0,0">
          <text:p/>
        </draw:polyline>
        <draw:line draw:style-name="gr2" draw:text-style-name="P2" draw:layer="layout" svg:x1="2.274cm" svg:y1="4.183cm" svg:x2="2.274cm" svg:y2="4.683cm">
          <text:p/>
        </draw:line>
        <draw:line draw:style-name="gr2" draw:text-style-name="P2" draw:layer="layout" svg:x1="2.674cm" svg:y1="2.183cm" svg:x2="2.674cm" svg:y2="3.167cm">
          <text:p/>
        </draw:line>
        <draw:polyline draw:style-name="gr3" draw:text-style-name="P3" draw:layer="layout" svg:width="0.113cm" svg:height="0.053cm" svg:x="2.618cm" svg:y="3.125cm" svg:viewBox="0 0 114 54" draw:points="114,0 112,0 110,1 106,3 101,6 97,9 92,12 88,16 79,24 71,33 65,41 60,49 58,52 57,54 56,52 55,49 53,45 50,41 43,33 36,24 27,16 22,12 18,9 13,6 9,3 4,1 0,0">
          <text:p/>
        </draw:polyline>
        <draw:line draw:style-name="gr2" draw:text-style-name="P2" draw:layer="layout" svg:x1="2.674cm" svg:y1="4.183cm" svg:x2="2.674cm" svg:y2="4.683cm">
          <text:p/>
        </draw:line>
        <draw:line draw:style-name="gr2" draw:text-style-name="P2" draw:layer="layout" svg:x1="2.941cm" svg:y1="2.183cm" svg:x2="2.941cm" svg:y2="3.167cm">
          <text:p/>
        </draw:line>
        <draw:polyline draw:style-name="gr3" draw:text-style-name="P3" draw:layer="layout" svg:width="0.112cm" svg:height="0.053cm" svg:x="2.885cm" svg:y="3.125cm" svg:viewBox="0 0 113 54" draw:points="113,0 111,0 109,1 105,3 100,6 96,9 91,12 87,16 78,24 70,33 64,41 59,49 57,52 56,54 55,52 54,49 52,45 49,41 43,33 35,24 26,16 22,12 17,9 13,6 8,3 4,1 2,0 0,0">
          <text:p/>
        </draw:polyline>
        <draw:line draw:style-name="gr2" draw:text-style-name="P2" draw:layer="layout" svg:x1="2.941cm" svg:y1="4.183cm" svg:x2="2.941cm" svg:y2="4.683cm">
          <text:p/>
        </draw:line>
        <draw:line draw:style-name="gr2" draw:text-style-name="P2" draw:layer="layout" svg:x1="3.208cm" svg:y1="2.183cm" svg:x2="3.208cm" svg:y2="3.167cm">
          <text:p/>
        </draw:line>
        <draw:polyline draw:style-name="gr3" draw:text-style-name="P3" draw:layer="layout" svg:width="0.112cm" svg:height="0.053cm" svg:x="3.152cm" svg:y="3.125cm" svg:viewBox="0 0 113 54" draw:points="113,0 111,0 109,1 105,3 100,6 96,9 91,12 87,16 78,24 71,33 64,41 61,45 59,49 58,52 57,54 56,52 54,49 49,41 43,33 35,24 26,16 22,12 17,9 13,6 8,3 4,1 2,0 0,0">
          <text:p/>
        </draw:polyline>
        <draw:line draw:style-name="gr2" draw:text-style-name="P2" draw:layer="layout" svg:x1="3.208cm" svg:y1="4.183cm" svg:x2="3.208cm" svg:y2="4.683cm">
          <text:p/>
        </draw:line>
        <draw:line draw:style-name="gr2" draw:text-style-name="P2" draw:layer="layout" svg:x1="3.475cm" svg:y1="2.183cm" svg:x2="3.475cm" svg:y2="3.167cm">
          <text:p/>
        </draw:line>
        <draw:polyline draw:style-name="gr3" draw:text-style-name="P3" draw:layer="layout" svg:width="0.113cm" svg:height="0.053cm" svg:x="3.418cm" svg:y="3.125cm" svg:viewBox="0 0 114 54" draw:points="114,0 110,1 105,3 101,6 96,9 92,12 87,16 78,24 71,33 64,41 61,45 59,49 58,52 57,54 56,52 54,49 49,41 43,33 35,24 26,16 22,12 17,9 13,6 8,3 4,1 2,0 0,0">
          <text:p/>
        </draw:polyline>
        <draw:line draw:style-name="gr2" draw:text-style-name="P2" draw:layer="layout" svg:x1="3.475cm" svg:y1="4.183cm" svg:x2="3.475cm" svg:y2="4.683cm">
          <text:p/>
        </draw:line>
        <draw:line draw:style-name="gr2" draw:text-style-name="P2" draw:layer="layout" svg:x1="3.875cm" svg:y1="2.183cm" svg:x2="3.875cm" svg:y2="3.167cm">
          <text:p/>
        </draw:line>
        <draw:polyline draw:style-name="gr3" draw:text-style-name="P3" draw:layer="layout" svg:width="0.113cm" svg:height="0.053cm" svg:x="3.818cm" svg:y="3.125cm" svg:viewBox="0 0 114 54" draw:points="114,0 112,0 110,1 106,3 101,6 97,9 92,12 88,16 79,24 72,33 65,41 62,45 60,49 59,52 58,54 57,52 55,49 50,41 43,33 35,24 27,16 17,9 13,6 8,3 4,1 0,0">
          <text:p/>
        </draw:polyline>
        <draw:line draw:style-name="gr2" draw:text-style-name="P2" draw:layer="layout" svg:x1="3.875cm" svg:y1="4.183cm" svg:x2="3.875cm" svg:y2="4.683cm">
          <text:p/>
        </draw:line>
        <draw:line draw:style-name="gr2" draw:text-style-name="P2" draw:layer="layout" svg:x1="4.141cm" svg:y1="2.183cm" svg:x2="4.141cm" svg:y2="3.167cm">
          <text:p/>
        </draw:line>
        <draw:polyline draw:style-name="gr3" draw:text-style-name="P3" draw:layer="layout" svg:width="0.112cm" svg:height="0.053cm" svg:x="4.085cm" svg:y="3.125cm" svg:viewBox="0 0 113 54" draw:points="113,0 111,0 109,1 105,3 100,6 96,9 92,12 87,16 79,24 71,33 64,41 60,49 58,52 57,54 56,52 55,49 53,45 50,41 43,33 36,24 27,16 22,12 18,9 13,6 9,3 4,1 0,0">
          <text:p/>
        </draw:polyline>
        <draw:line draw:style-name="gr2" draw:text-style-name="P2" draw:layer="layout" svg:x1="4.141cm" svg:y1="4.183cm" svg:x2="4.141cm" svg:y2="4.683cm">
          <text:p/>
        </draw:line>
        <draw:line draw:style-name="gr2" draw:text-style-name="P2" draw:layer="layout" svg:x1="4.408cm" svg:y1="2.183cm" svg:x2="4.408cm" svg:y2="3.167cm">
          <text:p/>
        </draw:line>
        <draw:polyline draw:style-name="gr3" draw:text-style-name="P3" draw:layer="layout" svg:width="0.112cm" svg:height="0.053cm" svg:x="4.352cm" svg:y="3.125cm" svg:viewBox="0 0 113 54" draw:points="113,0 109,1 105,3 100,6 96,9 91,12 87,16 78,24 70,33 63,41 61,45 58,49 57,52 56,53 56,54 55,52 53,49 49,41 42,33 34,24 26,16 21,12 17,9 13,6 8,3 4,1 2,0 0,0">
          <text:p/>
        </draw:polyline>
        <draw:line draw:style-name="gr2" draw:text-style-name="P2" draw:layer="layout" svg:x1="4.408cm" svg:y1="4.183cm" svg:x2="4.408cm" svg:y2="4.683cm">
          <text:p/>
        </draw:line>
        <draw:line draw:style-name="gr2" draw:text-style-name="P2" draw:layer="layout" svg:x1="4.675cm" svg:y1="2.183cm" svg:x2="4.675cm" svg:y2="3.167cm">
          <text:p/>
        </draw:line>
        <draw:polyline draw:style-name="gr3" draw:text-style-name="P3" draw:layer="layout" svg:width="0.113cm" svg:height="0.053cm" svg:x="4.618cm" svg:y="3.125cm" svg:viewBox="0 0 114 54" draw:points="114,0 112,0 110,1 106,3 101,6 97,9 92,12 88,16 79,24 72,33 65,41 62,45 60,49 59,52 58,54 57,52 55,49 50,41 43,33 35,24 27,16 17,9 13,6 8,3 4,1 0,0">
          <text:p/>
        </draw:polyline>
        <draw:line draw:style-name="gr2" draw:text-style-name="P2" draw:layer="layout" svg:x1="4.675cm" svg:y1="4.183cm" svg:x2="4.675cm" svg:y2="4.683cm">
          <text:p/>
        </draw:line>
        <draw:line draw:style-name="gr2" draw:text-style-name="P2" draw:layer="layout" svg:x1="5.075cm" svg:y1="2.183cm" svg:x2="5.075cm" svg:y2="3.167cm">
          <text:p/>
        </draw:line>
        <draw:polyline draw:style-name="gr3" draw:text-style-name="P3" draw:layer="layout" svg:width="0.113cm" svg:height="0.053cm" svg:x="5.018cm" svg:y="3.125cm" svg:viewBox="0 0 114 54" draw:points="114,0 110,1 106,3 101,6 97,9 92,12 88,16 79,24 71,33 64,41 62,45 59,49 58,52 57,53 57,54 56,52 54,49 49,41 43,33 35,24 26,16 22,12 17,9 13,6 8,3 4,1 2,0 0,0">
          <text:p/>
        </draw:polyline>
        <draw:line draw:style-name="gr2" draw:text-style-name="P2" draw:layer="layout" svg:x1="5.075cm" svg:y1="4.183cm" svg:x2="5.075cm" svg:y2="4.683cm">
          <text:p/>
        </draw:line>
        <draw:line draw:style-name="gr2" draw:text-style-name="P2" draw:layer="layout" svg:x1="5.341cm" svg:y1="2.183cm" svg:x2="5.341cm" svg:y2="3.167cm">
          <text:p/>
        </draw:line>
        <draw:polyline draw:style-name="gr3" draw:text-style-name="P3" draw:layer="layout" svg:width="0.112cm" svg:height="0.053cm" svg:x="5.285cm" svg:y="3.125cm" svg:viewBox="0 0 113 54" draw:points="113,0 111,0 109,1 105,3 100,6 96,9 92,12 87,16 79,24 71,33 64,41 60,49 58,52 57,54 57,53 56,52 55,49 52,45 50,41 43,33 35,24 26,16 22,12 17,9 13,6 8,3 4,1 0,0">
          <text:p/>
        </draw:polyline>
        <draw:line draw:style-name="gr2" draw:text-style-name="P2" draw:layer="layout" svg:x1="5.341cm" svg:y1="4.183cm" svg:x2="5.341cm" svg:y2="4.683cm">
          <text:p/>
        </draw:line>
        <draw:line draw:style-name="gr2" draw:text-style-name="P2" draw:layer="layout" svg:x1="5.608cm" svg:y1="2.183cm" svg:x2="5.608cm" svg:y2="3.167cm">
          <text:p/>
        </draw:line>
        <draw:polyline draw:style-name="gr3" draw:text-style-name="P3" draw:layer="layout" svg:width="0.112cm" svg:height="0.053cm" svg:x="5.552cm" svg:y="3.125cm" svg:viewBox="0 0 113 54" draw:points="113,0 109,1 104,3 100,6 95,9 91,12 86,16 77,24 70,33 63,41 60,45 58,49 57,52 56,54 55,52 53,49 49,41 42,33 34,24 26,16 21,12 17,9 13,6 8,3 4,1 2,0 0,0">
          <text:p/>
        </draw:polyline>
        <draw:line draw:style-name="gr2" draw:text-style-name="P2" draw:layer="layout" svg:x1="5.608cm" svg:y1="4.183cm" svg:x2="5.608cm" svg:y2="4.683cm">
          <text:p/>
        </draw:line>
        <draw:line draw:style-name="gr2" draw:text-style-name="P2" draw:layer="layout" svg:x1="5.875cm" svg:y1="2.183cm" svg:x2="5.875cm" svg:y2="3.167cm">
          <text:p/>
        </draw:line>
        <draw:polyline draw:style-name="gr3" draw:text-style-name="P3" draw:layer="layout" svg:width="0.113cm" svg:height="0.053cm" svg:x="5.818cm" svg:y="3.125cm" svg:viewBox="0 0 114 54" draw:points="114,0 110,1 106,3 101,6 97,9 92,12 88,16 79,24 71,33 64,41 62,45 59,49 58,52 57,53 57,54 56,52 54,49 49,41 43,33 35,24 26,16 22,12 17,9 13,6 8,3 4,1 2,0 0,0">
          <text:p/>
        </draw:polyline>
        <draw:line draw:style-name="gr2" draw:text-style-name="P2" draw:layer="layout" svg:x1="5.875cm" svg:y1="4.183cm" svg:x2="5.875cm" svg:y2="4.683cm">
          <text:p/>
        </draw:line>
        <draw:line draw:style-name="gr2" draw:text-style-name="P2" draw:layer="layout" svg:x1="6.275cm" svg:y1="2.183cm" svg:x2="6.275cm" svg:y2="3.167cm">
          <text:p/>
        </draw:line>
        <draw:line draw:style-name="gr2" draw:text-style-name="P2" draw:layer="layout" svg:x1="6.275cm" svg:y1="4.183cm" svg:x2="6.275cm" svg:y2="4.683cm">
          <text:p/>
        </draw:line>
        <draw:line draw:style-name="gr2" draw:text-style-name="P2" draw:layer="layout" svg:x1="6.541cm" svg:y1="2.183cm" svg:x2="6.541cm" svg:y2="3.167cm">
          <text:p/>
        </draw:line>
        <draw:line draw:style-name="gr2" draw:text-style-name="P2" draw:layer="layout" svg:x1="6.541cm" svg:y1="4.183cm" svg:x2="6.541cm" svg:y2="4.683cm">
          <text:p/>
        </draw:line>
        <draw:line draw:style-name="gr2" draw:text-style-name="P2" draw:layer="layout" svg:x1="6.808cm" svg:y1="2.183cm" svg:x2="6.808cm" svg:y2="3.167cm">
          <text:p/>
        </draw:line>
        <draw:line draw:style-name="gr2" draw:text-style-name="P2" draw:layer="layout" svg:x1="6.808cm" svg:y1="4.183cm" svg:x2="6.808cm" svg:y2="4.683cm">
          <text:p/>
        </draw:line>
        <draw:line draw:style-name="gr2" draw:text-style-name="P2" draw:layer="layout" svg:x1="7.075cm" svg:y1="2.183cm" svg:x2="7.075cm" svg:y2="3.167cm">
          <text:p/>
        </draw:line>
        <draw:line draw:style-name="gr2" draw:text-style-name="P2" draw:layer="layout" svg:x1="7.075cm" svg:y1="4.183cm" svg:x2="7.075cm" svg:y2="4.683cm">
          <text:p/>
        </draw:line>
        <draw:line draw:style-name="gr2" draw:text-style-name="P2" draw:layer="layout" svg:x1="7.475cm" svg:y1="2.183cm" svg:x2="7.475cm" svg:y2="3.167cm">
          <text:p/>
        </draw:line>
        <draw:line draw:style-name="gr2" draw:text-style-name="P2" draw:layer="layout" svg:x1="7.475cm" svg:y1="4.183cm" svg:x2="7.475cm" svg:y2="4.683cm">
          <text:p/>
        </draw:line>
        <draw:line draw:style-name="gr2" draw:text-style-name="P2" draw:layer="layout" svg:x1="7.741cm" svg:y1="2.183cm" svg:x2="7.741cm" svg:y2="3.167cm">
          <text:p/>
        </draw:line>
        <draw:line draw:style-name="gr2" draw:text-style-name="P2" draw:layer="layout" svg:x1="7.741cm" svg:y1="4.183cm" svg:x2="7.741cm" svg:y2="4.683cm">
          <text:p/>
        </draw:line>
        <draw:line draw:style-name="gr2" draw:text-style-name="P2" draw:layer="layout" svg:x1="8.008cm" svg:y1="2.183cm" svg:x2="8.008cm" svg:y2="3.167cm">
          <text:p/>
        </draw:line>
        <draw:line draw:style-name="gr2" draw:text-style-name="P2" draw:layer="layout" svg:x1="8.008cm" svg:y1="4.183cm" svg:x2="8.008cm" svg:y2="4.683cm">
          <text:p/>
        </draw:line>
        <draw:line draw:style-name="gr2" draw:text-style-name="P2" draw:layer="layout" svg:x1="8.275cm" svg:y1="2.183cm" svg:x2="8.275cm" svg:y2="3.167cm">
          <text:p/>
        </draw:line>
        <draw:line draw:style-name="gr2" draw:text-style-name="P2" draw:layer="layout" svg:x1="8.275cm" svg:y1="4.183cm" svg:x2="8.275cm" svg:y2="4.683cm">
          <text:p/>
        </draw:line>
        <draw:line draw:style-name="gr2" draw:text-style-name="P2" draw:layer="layout" svg:x1="8.675cm" svg:y1="2.183cm" svg:x2="8.675cm" svg:y2="3.167cm">
          <text:p/>
        </draw:line>
        <draw:line draw:style-name="gr2" draw:text-style-name="P2" draw:layer="layout" svg:x1="8.675cm" svg:y1="4.183cm" svg:x2="8.675cm" svg:y2="4.683cm">
          <text:p/>
        </draw:line>
        <draw:line draw:style-name="gr2" draw:text-style-name="P2" draw:layer="layout" svg:x1="8.941cm" svg:y1="2.183cm" svg:x2="8.941cm" svg:y2="3.167cm">
          <text:p/>
        </draw:line>
        <draw:line draw:style-name="gr2" draw:text-style-name="P2" draw:layer="layout" svg:x1="8.941cm" svg:y1="4.183cm" svg:x2="8.941cm" svg:y2="4.683cm">
          <text:p/>
        </draw:line>
        <draw:line draw:style-name="gr2" draw:text-style-name="P2" draw:layer="layout" svg:x1="9.208cm" svg:y1="2.183cm" svg:x2="9.208cm" svg:y2="3.167cm">
          <text:p/>
        </draw:line>
        <draw:line draw:style-name="gr2" draw:text-style-name="P2" draw:layer="layout" svg:x1="9.208cm" svg:y1="4.183cm" svg:x2="9.208cm" svg:y2="4.683cm">
          <text:p/>
        </draw:line>
        <draw:line draw:style-name="gr2" draw:text-style-name="P2" draw:layer="layout" svg:x1="9.475cm" svg:y1="2.183cm" svg:x2="9.475cm" svg:y2="3.167cm">
          <text:p/>
        </draw:line>
        <draw:line draw:style-name="gr2" draw:text-style-name="P2" draw:layer="layout" svg:x1="9.475cm" svg:y1="4.183cm" svg:x2="9.475cm" svg:y2="4.683cm">
          <text:p/>
        </draw:line>
        <draw:line draw:style-name="gr2" draw:text-style-name="P2" draw:layer="layout" svg:x1="9.875cm" svg:y1="2.183cm" svg:x2="9.875cm" svg:y2="3.167cm">
          <text:p/>
        </draw:line>
        <draw:line draw:style-name="gr2" draw:text-style-name="P2" draw:layer="layout" svg:x1="9.875cm" svg:y1="4.183cm" svg:x2="9.875cm" svg:y2="4.683cm">
          <text:p/>
        </draw:line>
        <draw:line draw:style-name="gr2" draw:text-style-name="P2" draw:layer="layout" svg:x1="10.141cm" svg:y1="2.183cm" svg:x2="10.141cm" svg:y2="3.167cm">
          <text:p/>
        </draw:line>
        <draw:line draw:style-name="gr2" draw:text-style-name="P2" draw:layer="layout" svg:x1="10.141cm" svg:y1="4.183cm" svg:x2="10.141cm" svg:y2="4.683cm">
          <text:p/>
        </draw:line>
        <draw:line draw:style-name="gr2" draw:text-style-name="P2" draw:layer="layout" svg:x1="10.408cm" svg:y1="2.183cm" svg:x2="10.408cm" svg:y2="3.167cm">
          <text:p/>
        </draw:line>
        <draw:line draw:style-name="gr2" draw:text-style-name="P2" draw:layer="layout" svg:x1="10.408cm" svg:y1="4.183cm" svg:x2="10.408cm" svg:y2="4.683cm">
          <text:p/>
        </draw:line>
        <draw:line draw:style-name="gr2" draw:text-style-name="P2" draw:layer="layout" svg:x1="10.675cm" svg:y1="2.183cm" svg:x2="10.675cm" svg:y2="3.167cm">
          <text:p/>
        </draw:line>
        <draw:line draw:style-name="gr2" draw:text-style-name="P2" draw:layer="layout" svg:x1="10.675cm" svg:y1="4.183cm" svg:x2="10.675cm" svg:y2="4.683cm">
          <text:p/>
        </draw:line>
        <draw:line draw:style-name="gr2" draw:text-style-name="P2" draw:layer="layout" svg:x1="11.075cm" svg:y1="2.183cm" svg:x2="11.075cm" svg:y2="3.167cm">
          <text:p/>
        </draw:line>
        <draw:line draw:style-name="gr2" draw:text-style-name="P2" draw:layer="layout" svg:x1="11.075cm" svg:y1="4.183cm" svg:x2="11.075cm" svg:y2="4.683cm">
          <text:p/>
        </draw:line>
        <draw:line draw:style-name="gr2" draw:text-style-name="P2" draw:layer="layout" svg:x1="11.341cm" svg:y1="2.183cm" svg:x2="11.341cm" svg:y2="3.167cm">
          <text:p/>
        </draw:line>
        <draw:line draw:style-name="gr2" draw:text-style-name="P2" draw:layer="layout" svg:x1="11.341cm" svg:y1="4.183cm" svg:x2="11.341cm" svg:y2="4.683cm">
          <text:p/>
        </draw:line>
        <draw:line draw:style-name="gr2" draw:text-style-name="P2" draw:layer="layout" svg:x1="11.608cm" svg:y1="2.183cm" svg:x2="11.608cm" svg:y2="3.167cm">
          <text:p/>
        </draw:line>
        <draw:line draw:style-name="gr2" draw:text-style-name="P2" draw:layer="layout" svg:x1="11.608cm" svg:y1="4.183cm" svg:x2="11.608cm" svg:y2="4.683cm">
          <text:p/>
        </draw:line>
        <draw:line draw:style-name="gr2" draw:text-style-name="P2" draw:layer="layout" svg:x1="11.875cm" svg:y1="2.183cm" svg:x2="11.875cm" svg:y2="3.167cm">
          <text:p/>
        </draw:line>
        <draw:line draw:style-name="gr2" draw:text-style-name="P2" draw:layer="layout" svg:x1="11.875cm" svg:y1="4.183cm" svg:x2="11.875cm" svg:y2="4.683cm">
          <text:p/>
        </draw:line>
        <draw:line draw:style-name="gr2" draw:text-style-name="P2" draw:layer="layout" svg:x1="12.275cm" svg:y1="2.183cm" svg:x2="12.275cm" svg:y2="3.167cm">
          <text:p/>
        </draw:line>
        <draw:line draw:style-name="gr2" draw:text-style-name="P2" draw:layer="layout" svg:x1="12.275cm" svg:y1="4.183cm" svg:x2="12.275cm" svg:y2="4.683cm">
          <text:p/>
        </draw:line>
        <draw:line draw:style-name="gr2" draw:text-style-name="P2" draw:layer="layout" svg:x1="12.541cm" svg:y1="2.183cm" svg:x2="12.541cm" svg:y2="3.167cm">
          <text:p/>
        </draw:line>
        <draw:line draw:style-name="gr2" draw:text-style-name="P2" draw:layer="layout" svg:x1="12.541cm" svg:y1="4.183cm" svg:x2="12.541cm" svg:y2="4.683cm">
          <text:p/>
        </draw:line>
        <draw:line draw:style-name="gr2" draw:text-style-name="P2" draw:layer="layout" svg:x1="12.808cm" svg:y1="2.183cm" svg:x2="12.808cm" svg:y2="3.167cm">
          <text:p/>
        </draw:line>
        <draw:line draw:style-name="gr2" draw:text-style-name="P2" draw:layer="layout" svg:x1="12.808cm" svg:y1="4.183cm" svg:x2="12.808cm" svg:y2="4.683cm">
          <text:p/>
        </draw:line>
        <draw:line draw:style-name="gr2" draw:text-style-name="P2" draw:layer="layout" svg:x1="13.075cm" svg:y1="2.183cm" svg:x2="13.075cm" svg:y2="3.167cm">
          <text:p/>
        </draw:line>
        <draw:line draw:style-name="gr2" draw:text-style-name="P2" draw:layer="layout" svg:x1="13.075cm" svg:y1="4.183cm" svg:x2="13.075cm" svg:y2="4.683cm">
          <text:p/>
        </draw:line>
        <draw:line draw:style-name="gr2" draw:text-style-name="P2" draw:layer="layout" svg:x1="13.475cm" svg:y1="2.183cm" svg:x2="13.475cm" svg:y2="3.167cm">
          <text:p/>
        </draw:line>
        <draw:line draw:style-name="gr2" draw:text-style-name="P2" draw:layer="layout" svg:x1="13.475cm" svg:y1="4.183cm" svg:x2="13.475cm" svg:y2="4.683cm">
          <text:p/>
        </draw:line>
        <draw:line draw:style-name="gr2" draw:text-style-name="P2" draw:layer="layout" svg:x1="13.741cm" svg:y1="2.183cm" svg:x2="13.741cm" svg:y2="3.167cm">
          <text:p/>
        </draw:line>
        <draw:line draw:style-name="gr2" draw:text-style-name="P2" draw:layer="layout" svg:x1="13.741cm" svg:y1="4.183cm" svg:x2="13.741cm" svg:y2="4.683cm">
          <text:p/>
        </draw:line>
        <draw:line draw:style-name="gr2" draw:text-style-name="P2" draw:layer="layout" svg:x1="14.008cm" svg:y1="2.183cm" svg:x2="14.008cm" svg:y2="3.167cm">
          <text:p/>
        </draw:line>
        <draw:line draw:style-name="gr2" draw:text-style-name="P2" draw:layer="layout" svg:x1="14.008cm" svg:y1="4.183cm" svg:x2="14.008cm" svg:y2="4.683cm">
          <text:p/>
        </draw:line>
        <draw:line draw:style-name="gr2" draw:text-style-name="P2" draw:layer="layout" svg:x1="14.275cm" svg:y1="2.183cm" svg:x2="14.275cm" svg:y2="3.167cm">
          <text:p/>
        </draw:line>
        <draw:line draw:style-name="gr2" draw:text-style-name="P2" draw:layer="layout" svg:x1="14.275cm" svg:y1="4.183cm" svg:x2="14.275cm" svg:y2="4.683cm">
          <text:p/>
        </draw:line>
        <draw:line draw:style-name="gr2" draw:text-style-name="P2" draw:layer="layout" svg:x1="14.675cm" svg:y1="2.183cm" svg:x2="14.675cm" svg:y2="3.167cm">
          <text:p/>
        </draw:line>
        <draw:line draw:style-name="gr2" draw:text-style-name="P2" draw:layer="layout" svg:x1="14.675cm" svg:y1="4.183cm" svg:x2="14.675cm" svg:y2="4.683cm">
          <text:p/>
        </draw:line>
        <draw:line draw:style-name="gr2" draw:text-style-name="P2" draw:layer="layout" svg:x1="14.941cm" svg:y1="2.183cm" svg:x2="14.941cm" svg:y2="3.167cm">
          <text:p/>
        </draw:line>
        <draw:line draw:style-name="gr2" draw:text-style-name="P2" draw:layer="layout" svg:x1="14.941cm" svg:y1="4.183cm" svg:x2="14.941cm" svg:y2="4.683cm">
          <text:p/>
        </draw:line>
        <draw:line draw:style-name="gr2" draw:text-style-name="P2" draw:layer="layout" svg:x1="15.208cm" svg:y1="2.183cm" svg:x2="15.208cm" svg:y2="3.167cm">
          <text:p/>
        </draw:line>
        <draw:line draw:style-name="gr2" draw:text-style-name="P2" draw:layer="layout" svg:x1="15.208cm" svg:y1="4.183cm" svg:x2="15.208cm" svg:y2="4.683cm">
          <text:p/>
        </draw:line>
        <draw:line draw:style-name="gr2" draw:text-style-name="P2" draw:layer="layout" svg:x1="15.475cm" svg:y1="2.183cm" svg:x2="15.475cm" svg:y2="3.167cm">
          <text:p/>
        </draw:line>
        <draw:line draw:style-name="gr2" draw:text-style-name="P2" draw:layer="layout" svg:x1="15.475cm" svg:y1="4.183cm" svg:x2="15.475cm" svg:y2="4.683cm">
          <text:p/>
        </draw:line>
        <draw:line draw:style-name="gr2" draw:text-style-name="P2" draw:layer="layout" svg:x1="15.875cm" svg:y1="2.183cm" svg:x2="15.875cm" svg:y2="3.167cm">
          <text:p/>
        </draw:line>
        <draw:line draw:style-name="gr2" draw:text-style-name="P2" draw:layer="layout" svg:x1="15.875cm" svg:y1="4.183cm" svg:x2="15.875cm" svg:y2="4.683cm">
          <text:p/>
        </draw:line>
        <draw:line draw:style-name="gr2" draw:text-style-name="P2" draw:layer="layout" svg:x1="16.141cm" svg:y1="2.183cm" svg:x2="16.141cm" svg:y2="3.167cm">
          <text:p/>
        </draw:line>
        <draw:line draw:style-name="gr2" draw:text-style-name="P2" draw:layer="layout" svg:x1="16.141cm" svg:y1="4.183cm" svg:x2="16.141cm" svg:y2="4.683cm">
          <text:p/>
        </draw:line>
        <draw:line draw:style-name="gr2" draw:text-style-name="P2" draw:layer="layout" svg:x1="16.408cm" svg:y1="2.183cm" svg:x2="16.408cm" svg:y2="3.167cm">
          <text:p/>
        </draw:line>
        <draw:line draw:style-name="gr2" draw:text-style-name="P2" draw:layer="layout" svg:x1="16.408cm" svg:y1="4.183cm" svg:x2="16.408cm" svg:y2="4.683cm">
          <text:p/>
        </draw:line>
        <draw:line draw:style-name="gr2" draw:text-style-name="P2" draw:layer="layout" svg:x1="16.675cm" svg:y1="2.183cm" svg:x2="16.675cm" svg:y2="3.167cm">
          <text:p/>
        </draw:line>
        <draw:line draw:style-name="gr2" draw:text-style-name="P2" draw:layer="layout" svg:x1="16.675cm" svg:y1="4.183cm" svg:x2="16.675cm" svg:y2="4.683cm">
          <text:p/>
        </draw:line>
        <draw:line draw:style-name="gr2" draw:text-style-name="P2" draw:layer="layout" svg:x1="17.075cm" svg:y1="2.183cm" svg:x2="17.075cm" svg:y2="3.167cm">
          <text:p/>
        </draw:line>
        <draw:line draw:style-name="gr2" draw:text-style-name="P2" draw:layer="layout" svg:x1="17.075cm" svg:y1="4.183cm" svg:x2="17.075cm" svg:y2="4.683cm">
          <text:p/>
        </draw:line>
        <draw:line draw:style-name="gr2" draw:text-style-name="P2" draw:layer="layout" svg:x1="17.341cm" svg:y1="2.183cm" svg:x2="17.341cm" svg:y2="3.167cm">
          <text:p/>
        </draw:line>
        <draw:line draw:style-name="gr2" draw:text-style-name="P2" draw:layer="layout" svg:x1="17.341cm" svg:y1="4.183cm" svg:x2="17.341cm" svg:y2="4.683cm">
          <text:p/>
        </draw:line>
        <draw:line draw:style-name="gr2" draw:text-style-name="P2" draw:layer="layout" svg:x1="17.608cm" svg:y1="2.183cm" svg:x2="17.608cm" svg:y2="3.167cm">
          <text:p/>
        </draw:line>
        <draw:line draw:style-name="gr2" draw:text-style-name="P2" draw:layer="layout" svg:x1="17.608cm" svg:y1="4.183cm" svg:x2="17.608cm" svg:y2="4.683cm">
          <text:p/>
        </draw:line>
        <draw:line draw:style-name="gr2" draw:text-style-name="P2" draw:layer="layout" svg:x1="17.875cm" svg:y1="2.183cm" svg:x2="17.875cm" svg:y2="3.167cm">
          <text:p/>
        </draw:line>
        <draw:line draw:style-name="gr2" draw:text-style-name="P2" draw:layer="layout" svg:x1="17.875cm" svg:y1="4.183cm" svg:x2="17.875cm" svg:y2="4.683cm">
          <text:p/>
        </draw:line>
        <draw:line draw:style-name="gr2" draw:text-style-name="P2" draw:layer="layout" svg:x1="18.275cm" svg:y1="2.183cm" svg:x2="18.275cm" svg:y2="3.167cm">
          <text:p/>
        </draw:line>
        <draw:line draw:style-name="gr2" draw:text-style-name="P2" draw:layer="layout" svg:x1="18.275cm" svg:y1="4.183cm" svg:x2="18.275cm" svg:y2="4.683cm">
          <text:p/>
        </draw:line>
        <draw:line draw:style-name="gr2" draw:text-style-name="P2" draw:layer="layout" svg:x1="18.541cm" svg:y1="2.183cm" svg:x2="18.541cm" svg:y2="3.167cm">
          <text:p/>
        </draw:line>
        <draw:line draw:style-name="gr2" draw:text-style-name="P2" draw:layer="layout" svg:x1="18.541cm" svg:y1="4.183cm" svg:x2="18.541cm" svg:y2="4.683cm">
          <text:p/>
        </draw:line>
        <draw:line draw:style-name="gr2" draw:text-style-name="P2" draw:layer="layout" svg:x1="18.808cm" svg:y1="2.183cm" svg:x2="18.808cm" svg:y2="3.167cm">
          <text:p/>
        </draw:line>
        <draw:line draw:style-name="gr2" draw:text-style-name="P2" draw:layer="layout" svg:x1="18.808cm" svg:y1="4.183cm" svg:x2="18.808cm" svg:y2="4.683cm">
          <text:p/>
        </draw:line>
        <draw:line draw:style-name="gr2" draw:text-style-name="P2" draw:layer="layout" svg:x1="19.075cm" svg:y1="2.183cm" svg:x2="19.075cm" svg:y2="3.167cm">
          <text:p/>
        </draw:line>
        <draw:line draw:style-name="gr2" draw:text-style-name="P2" draw:layer="layout" svg:x1="19.075cm" svg:y1="4.183cm" svg:x2="19.075cm" svg:y2="4.683cm">
          <text:p/>
        </draw:line>
        <draw:line draw:style-name="gr4" draw:text-style-name="P2" draw:layer="layout" svg:x1="19.475cm" svg:y1="2.183cm" svg:x2="19.475cm" svg:y2="3.167cm">
          <text:p/>
        </draw:line>
        <draw:line draw:style-name="gr5" draw:text-style-name="P2" draw:layer="layout" svg:x1="19.475cm" svg:y1="4.183cm" svg:x2="19.475cm" svg:y2="4.683cm">
          <text:p/>
        </draw:line>
        <draw:line draw:style-name="gr4" draw:text-style-name="P2" draw:layer="layout" svg:x1="19.741cm" svg:y1="2.183cm" svg:x2="19.741cm" svg:y2="3.167cm">
          <text:p/>
        </draw:line>
        <draw:line draw:style-name="gr5" draw:text-style-name="P2" draw:layer="layout" svg:x1="19.741cm" svg:y1="4.183cm" svg:x2="19.741cm" svg:y2="4.683cm">
          <text:p/>
        </draw:line>
        <draw:line draw:style-name="gr4" draw:text-style-name="P2" draw:layer="layout" svg:x1="20.008cm" svg:y1="2.183cm" svg:x2="20.008cm" svg:y2="3.167cm">
          <text:p/>
        </draw:line>
        <draw:line draw:style-name="gr5" draw:text-style-name="P2" draw:layer="layout" svg:x1="20.008cm" svg:y1="4.183cm" svg:x2="20.008cm" svg:y2="4.683cm">
          <text:p/>
        </draw:line>
        <draw:line draw:style-name="gr4" draw:text-style-name="P2" draw:layer="layout" svg:x1="20.275cm" svg:y1="2.183cm" svg:x2="20.275cm" svg:y2="3.167cm">
          <text:p/>
        </draw:line>
        <draw:line draw:style-name="gr5" draw:text-style-name="P2" draw:layer="layout" svg:x1="20.275cm" svg:y1="4.183cm" svg:x2="20.275cm" svg:y2="4.683cm">
          <text:p/>
        </draw:line>
        <draw:line draw:style-name="gr2" draw:text-style-name="P2" draw:layer="layout" svg:x1="1.474cm" svg:y1="4.683cm" svg:x2="1.474cm" svg:y2="7.183cm">
          <text:p/>
        </draw:line>
        <draw:line draw:style-name="gr2" draw:text-style-name="P2" draw:layer="layout" svg:x1="1.741cm" svg:y1="4.683cm" svg:x2="6.276cm" svg:y2="7.184cm">
          <text:p/>
        </draw:line>
        <draw:line draw:style-name="gr2" draw:text-style-name="P2" draw:layer="layout" svg:x1="2.008cm" svg:y1="4.683cm" svg:x2="11.076cm" svg:y2="7.184cm">
          <text:p/>
        </draw:line>
        <draw:line draw:style-name="gr2" draw:text-style-name="P2" draw:layer="layout" svg:x1="2.274cm" svg:y1="4.683cm" svg:x2="15.876cm" svg:y2="7.184cm">
          <text:p/>
        </draw:line>
        <draw:line draw:style-name="gr2" draw:text-style-name="P2" draw:layer="layout" svg:x1="2.675cm" svg:y1="4.683cm" svg:x2="1.741cm" svg:y2="7.184cm">
          <text:p/>
        </draw:line>
        <draw:line draw:style-name="gr2" draw:text-style-name="P2" draw:layer="layout" svg:x1="2.941cm" svg:y1="4.683cm" svg:x2="6.542cm" svg:y2="7.184cm">
          <text:p/>
        </draw:line>
        <draw:line draw:style-name="gr2" draw:text-style-name="P2" draw:layer="layout" svg:x1="3.208cm" svg:y1="4.683cm" svg:x2="11.342cm" svg:y2="7.184cm">
          <text:p/>
        </draw:line>
        <draw:line draw:style-name="gr2" draw:text-style-name="P2" draw:layer="layout" svg:x1="3.475cm" svg:y1="4.683cm" svg:x2="16.142cm" svg:y2="7.184cm">
          <text:p/>
        </draw:line>
        <draw:line draw:style-name="gr2" draw:text-style-name="P2" draw:layer="layout" svg:x1="3.876cm" svg:y1="4.683cm" svg:x2="2.008cm" svg:y2="7.184cm">
          <text:p/>
        </draw:line>
        <draw:line draw:style-name="gr2" draw:text-style-name="P2" draw:layer="layout" svg:x1="4.141cm" svg:y1="4.683cm" svg:x2="6.809cm" svg:y2="7.184cm">
          <text:p/>
        </draw:line>
        <draw:line draw:style-name="gr2" draw:text-style-name="P2" draw:layer="layout" svg:x1="4.408cm" svg:y1="4.683cm" svg:x2="11.609cm" svg:y2="7.184cm">
          <text:p/>
        </draw:line>
        <draw:line draw:style-name="gr2" draw:text-style-name="P2" draw:layer="layout" svg:x1="4.675cm" svg:y1="4.683cm" svg:x2="16.409cm" svg:y2="7.184cm">
          <text:p/>
        </draw:line>
        <draw:line draw:style-name="gr2" draw:text-style-name="P2" draw:layer="layout" svg:x1="5.076cm" svg:y1="4.683cm" svg:x2="2.274cm" svg:y2="7.184cm">
          <text:p/>
        </draw:line>
        <draw:line draw:style-name="gr2" draw:text-style-name="P2" draw:layer="layout" svg:x1="5.341cm" svg:y1="4.683cm" svg:x2="7.076cm" svg:y2="7.184cm">
          <text:p/>
        </draw:line>
        <draw:line draw:style-name="gr2" draw:text-style-name="P2" draw:layer="layout" svg:x1="5.608cm" svg:y1="4.683cm" svg:x2="11.876cm" svg:y2="7.184cm">
          <text:p/>
        </draw:line>
        <draw:line draw:style-name="gr2" draw:text-style-name="P2" draw:layer="layout" svg:x1="5.875cm" svg:y1="4.683cm" svg:x2="16.676cm" svg:y2="7.184cm">
          <text:p/>
        </draw:line>
        <draw:line draw:style-name="gr2" draw:text-style-name="P2" draw:layer="layout" svg:x1="6.276cm" svg:y1="4.683cm" svg:x2="2.674cm" svg:y2="7.184cm">
          <text:p/>
        </draw:line>
        <draw:line draw:style-name="gr2" draw:text-style-name="P2" draw:layer="layout" svg:x1="6.541cm" svg:y1="4.683cm" svg:x2="7.476cm" svg:y2="7.184cm">
          <text:p/>
        </draw:line>
        <draw:line draw:style-name="gr2" draw:text-style-name="P2" draw:layer="layout" svg:x1="6.808cm" svg:y1="4.683cm" svg:x2="12.276cm" svg:y2="7.184cm">
          <text:p/>
        </draw:line>
        <draw:line draw:style-name="gr2" draw:text-style-name="P2" draw:layer="layout" svg:x1="7.075cm" svg:y1="4.683cm" svg:x2="17.076cm" svg:y2="7.184cm">
          <text:p/>
        </draw:line>
        <draw:line draw:style-name="gr2" draw:text-style-name="P2" draw:layer="layout" svg:x1="7.476cm" svg:y1="4.683cm" svg:x2="2.941cm" svg:y2="7.184cm">
          <text:p/>
        </draw:line>
        <draw:line draw:style-name="gr2" draw:text-style-name="P2" draw:layer="layout" svg:x1="7.741cm" svg:y1="4.683cm" svg:x2="7.741cm" svg:y2="7.183cm">
          <text:p/>
        </draw:line>
        <draw:line draw:style-name="gr2" draw:text-style-name="P2" draw:layer="layout" svg:x1="8.008cm" svg:y1="4.683cm" svg:x2="12.542cm" svg:y2="7.184cm">
          <text:p/>
        </draw:line>
        <draw:line draw:style-name="gr2" draw:text-style-name="P2" draw:layer="layout" svg:x1="8.275cm" svg:y1="4.683cm" svg:x2="17.342cm" svg:y2="7.184cm">
          <text:p/>
        </draw:line>
        <draw:line draw:style-name="gr2" draw:text-style-name="P2" draw:layer="layout" svg:x1="8.676cm" svg:y1="4.683cm" svg:x2="3.208cm" svg:y2="7.184cm">
          <text:p/>
        </draw:line>
        <draw:line draw:style-name="gr2" draw:text-style-name="P2" draw:layer="layout" svg:x1="8.942cm" svg:y1="4.683cm" svg:x2="8.008cm" svg:y2="7.184cm">
          <text:p/>
        </draw:line>
        <draw:line draw:style-name="gr2" draw:text-style-name="P2" draw:layer="layout" svg:x1="9.208cm" svg:y1="4.683cm" svg:x2="12.809cm" svg:y2="7.184cm">
          <text:p/>
        </draw:line>
        <draw:line draw:style-name="gr2" draw:text-style-name="P2" draw:layer="layout" svg:x1="9.475cm" svg:y1="4.683cm" svg:x2="17.609cm" svg:y2="7.184cm">
          <text:p/>
        </draw:line>
        <draw:line draw:style-name="gr2" draw:text-style-name="P2" draw:layer="layout" svg:x1="9.876cm" svg:y1="4.683cm" svg:x2="3.475cm" svg:y2="7.184cm">
          <text:p/>
        </draw:line>
        <draw:line draw:style-name="gr2" draw:text-style-name="P2" draw:layer="layout" svg:x1="10.142cm" svg:y1="4.683cm" svg:x2="8.275cm" svg:y2="7.184cm">
          <text:p/>
        </draw:line>
        <draw:line draw:style-name="gr2" draw:text-style-name="P2" draw:layer="layout" svg:x1="10.408cm" svg:y1="4.683cm" svg:x2="13.076cm" svg:y2="7.184cm">
          <text:p/>
        </draw:line>
        <draw:line draw:style-name="gr2" draw:text-style-name="P2" draw:layer="layout" svg:x1="10.675cm" svg:y1="4.683cm" svg:x2="17.876cm" svg:y2="7.184cm">
          <text:p/>
        </draw:line>
        <draw:line draw:style-name="gr2" draw:text-style-name="P2" draw:layer="layout" svg:x1="11.076cm" svg:y1="4.683cm" svg:x2="3.875cm" svg:y2="7.184cm">
          <text:p/>
        </draw:line>
        <draw:line draw:style-name="gr2" draw:text-style-name="P2" draw:layer="layout" svg:x1="11.342cm" svg:y1="4.683cm" svg:x2="8.675cm" svg:y2="7.184cm">
          <text:p/>
        </draw:line>
        <draw:line draw:style-name="gr2" draw:text-style-name="P2" draw:layer="layout" svg:x1="11.608cm" svg:y1="4.683cm" svg:x2="13.476cm" svg:y2="7.184cm">
          <text:p/>
        </draw:line>
        <draw:line draw:style-name="gr2" draw:text-style-name="P2" draw:layer="layout" svg:x1="11.875cm" svg:y1="4.683cm" svg:x2="18.276cm" svg:y2="7.184cm">
          <text:p/>
        </draw:line>
        <draw:line draw:style-name="gr2" draw:text-style-name="P2" draw:layer="layout" svg:x1="12.276cm" svg:y1="4.683cm" svg:x2="4.141cm" svg:y2="7.184cm">
          <text:p/>
        </draw:line>
        <draw:line draw:style-name="gr2" draw:text-style-name="P2" draw:layer="layout" svg:x1="12.542cm" svg:y1="4.683cm" svg:x2="8.941cm" svg:y2="7.184cm">
          <text:p/>
        </draw:line>
        <draw:line draw:style-name="gr2" draw:text-style-name="P2" draw:layer="layout" svg:x1="12.808cm" svg:y1="4.683cm" svg:x2="13.742cm" svg:y2="7.184cm">
          <text:p/>
        </draw:line>
        <draw:line draw:style-name="gr2" draw:text-style-name="P2" draw:layer="layout" svg:x1="13.075cm" svg:y1="4.683cm" svg:x2="18.542cm" svg:y2="7.184cm">
          <text:p/>
        </draw:line>
        <draw:line draw:style-name="gr2" draw:text-style-name="P2" draw:layer="layout" svg:x1="13.476cm" svg:y1="4.683cm" svg:x2="4.408cm" svg:y2="7.184cm">
          <text:p/>
        </draw:line>
        <draw:line draw:style-name="gr2" draw:text-style-name="P2" draw:layer="layout" svg:x1="13.742cm" svg:y1="4.683cm" svg:x2="9.208cm" svg:y2="7.184cm">
          <text:p/>
        </draw:line>
        <draw:line draw:style-name="gr2" draw:text-style-name="P2" draw:layer="layout" svg:x1="14.008cm" svg:y1="4.683cm" svg:x2="14.008cm" svg:y2="7.183cm">
          <text:p/>
        </draw:line>
        <draw:line draw:style-name="gr2" draw:text-style-name="P2" draw:layer="layout" svg:x1="14.275cm" svg:y1="4.683cm" svg:x2="18.809cm" svg:y2="7.184cm">
          <text:p/>
        </draw:line>
        <draw:line draw:style-name="gr2" draw:text-style-name="P2" draw:layer="layout" svg:x1="14.676cm" svg:y1="4.683cm" svg:x2="4.675cm" svg:y2="7.184cm">
          <text:p/>
        </draw:line>
        <draw:line draw:style-name="gr2" draw:text-style-name="P2" draw:layer="layout" svg:x1="14.942cm" svg:y1="4.683cm" svg:x2="9.475cm" svg:y2="7.184cm">
          <text:p/>
        </draw:line>
        <draw:line draw:style-name="gr2" draw:text-style-name="P2" draw:layer="layout" svg:x1="15.209cm" svg:y1="4.683cm" svg:x2="14.275cm" svg:y2="7.184cm">
          <text:p/>
        </draw:line>
        <draw:line draw:style-name="gr2" draw:text-style-name="P2" draw:layer="layout" svg:x1="15.475cm" svg:y1="4.683cm" svg:x2="19.076cm" svg:y2="7.184cm">
          <text:p/>
        </draw:line>
        <draw:line draw:style-name="gr2" draw:text-style-name="P2" draw:layer="layout" svg:x1="15.876cm" svg:y1="4.683cm" svg:x2="5.075cm" svg:y2="7.184cm">
          <text:p/>
        </draw:line>
        <draw:line draw:style-name="gr2" draw:text-style-name="P2" draw:layer="layout" svg:x1="16.142cm" svg:y1="4.683cm" svg:x2="9.875cm" svg:y2="7.184cm">
          <text:p/>
        </draw:line>
        <draw:line draw:style-name="gr2" draw:text-style-name="P2" draw:layer="layout" svg:x1="16.409cm" svg:y1="4.683cm" svg:x2="14.675cm" svg:y2="7.184cm">
          <text:p/>
        </draw:line>
        <draw:line draw:style-name="gr2" draw:text-style-name="P2" draw:layer="layout" svg:x1="16.675cm" svg:y1="4.683cm" svg:x2="19.476cm" svg:y2="7.184cm">
          <text:p/>
        </draw:line>
        <draw:line draw:style-name="gr2" draw:text-style-name="P2" draw:layer="layout" svg:x1="17.076cm" svg:y1="4.683cm" svg:x2="5.341cm" svg:y2="7.184cm">
          <text:p/>
        </draw:line>
        <draw:line draw:style-name="gr2" draw:text-style-name="P2" draw:layer="layout" svg:x1="17.342cm" svg:y1="4.683cm" svg:x2="10.141cm" svg:y2="7.184cm">
          <text:p/>
        </draw:line>
        <draw:line draw:style-name="gr2" draw:text-style-name="P2" draw:layer="layout" svg:x1="17.609cm" svg:y1="4.683cm" svg:x2="14.941cm" svg:y2="7.184cm">
          <text:p/>
        </draw:line>
        <draw:line draw:style-name="gr2" draw:text-style-name="P2" draw:layer="layout" svg:x1="17.875cm" svg:y1="4.683cm" svg:x2="19.742cm" svg:y2="7.184cm">
          <text:p/>
        </draw:line>
        <draw:line draw:style-name="gr2" draw:text-style-name="P2" draw:layer="layout" svg:x1="18.276cm" svg:y1="4.683cm" svg:x2="5.608cm" svg:y2="7.184cm">
          <text:p/>
        </draw:line>
        <draw:line draw:style-name="gr2" draw:text-style-name="P2" draw:layer="layout" svg:x1="18.542cm" svg:y1="4.683cm" svg:x2="10.408cm" svg:y2="7.184cm">
          <text:p/>
        </draw:line>
        <draw:line draw:style-name="gr2" draw:text-style-name="P2" draw:layer="layout" svg:x1="18.809cm" svg:y1="4.683cm" svg:x2="15.208cm" svg:y2="7.184cm">
          <text:p/>
        </draw:line>
        <draw:line draw:style-name="gr2" draw:text-style-name="P2" draw:layer="layout" svg:x1="19.075cm" svg:y1="4.683cm" svg:x2="20.009cm" svg:y2="7.184cm">
          <text:p/>
        </draw:line>
        <draw:line draw:style-name="gr5" draw:text-style-name="P2" draw:layer="layout" svg:x1="19.476cm" svg:y1="4.683cm" svg:x2="5.875cm" svg:y2="7.184cm">
          <text:p/>
        </draw:line>
        <draw:line draw:style-name="gr5" draw:text-style-name="P2" draw:layer="layout" svg:x1="19.742cm" svg:y1="4.683cm" svg:x2="10.675cm" svg:y2="7.184cm">
          <text:p/>
        </draw:line>
        <draw:line draw:style-name="gr5" draw:text-style-name="P2" draw:layer="layout" svg:x1="20.009cm" svg:y1="4.683cm" svg:x2="15.475cm" svg:y2="7.184cm">
          <text:p/>
        </draw:line>
        <draw:line draw:style-name="gr5" draw:text-style-name="P2" draw:layer="layout" svg:x1="20.275cm" svg:y1="4.683cm" svg:x2="20.275cm" svg:y2="7.183cm">
          <text:p/>
        </draw:line>
        <draw:line draw:style-name="gr2" draw:text-style-name="P2" draw:layer="layout" svg:x1="1.474cm" svg:y1="7.183cm" svg:x2="1.474cm" svg:y2="8.167cm">
          <text:p/>
        </draw:line>
        <draw:line draw:style-name="gr2" draw:text-style-name="P2" draw:layer="layout" svg:x1="1.474cm" svg:y1="9.183cm" svg:x2="1.474cm" svg:y2="9.683cm">
          <text:p/>
        </draw:line>
        <draw:line draw:style-name="gr2" draw:text-style-name="P2" draw:layer="layout" svg:x1="1.741cm" svg:y1="7.183cm" svg:x2="1.741cm" svg:y2="8.167cm">
          <text:p/>
        </draw:line>
        <draw:line draw:style-name="gr2" draw:text-style-name="P2" draw:layer="layout" svg:x1="1.741cm" svg:y1="9.183cm" svg:x2="1.741cm" svg:y2="9.683cm">
          <text:p/>
        </draw:line>
        <draw:line draw:style-name="gr2" draw:text-style-name="P2" draw:layer="layout" svg:x1="2.008cm" svg:y1="7.183cm" svg:x2="2.008cm" svg:y2="8.167cm">
          <text:p/>
        </draw:line>
        <draw:line draw:style-name="gr2" draw:text-style-name="P2" draw:layer="layout" svg:x1="2.008cm" svg:y1="9.183cm" svg:x2="2.008cm" svg:y2="9.683cm">
          <text:p/>
        </draw:line>
        <draw:line draw:style-name="gr2" draw:text-style-name="P2" draw:layer="layout" svg:x1="2.274cm" svg:y1="7.183cm" svg:x2="2.274cm" svg:y2="8.167cm">
          <text:p/>
        </draw:line>
        <draw:line draw:style-name="gr2" draw:text-style-name="P2" draw:layer="layout" svg:x1="2.274cm" svg:y1="9.183cm" svg:x2="2.274cm" svg:y2="9.683cm">
          <text:p/>
        </draw:line>
        <draw:line draw:style-name="gr2" draw:text-style-name="P2" draw:layer="layout" svg:x1="2.674cm" svg:y1="7.183cm" svg:x2="2.674cm" svg:y2="8.167cm">
          <text:p/>
        </draw:line>
        <draw:line draw:style-name="gr2" draw:text-style-name="P2" draw:layer="layout" svg:x1="2.674cm" svg:y1="9.183cm" svg:x2="2.674cm" svg:y2="9.683cm">
          <text:p/>
        </draw:line>
        <draw:line draw:style-name="gr2" draw:text-style-name="P2" draw:layer="layout" svg:x1="2.941cm" svg:y1="7.183cm" svg:x2="2.941cm" svg:y2="8.167cm">
          <text:p/>
        </draw:line>
        <draw:line draw:style-name="gr2" draw:text-style-name="P2" draw:layer="layout" svg:x1="2.941cm" svg:y1="9.183cm" svg:x2="2.941cm" svg:y2="9.683cm">
          <text:p/>
        </draw:line>
        <draw:line draw:style-name="gr2" draw:text-style-name="P2" draw:layer="layout" svg:x1="3.208cm" svg:y1="7.183cm" svg:x2="3.208cm" svg:y2="8.167cm">
          <text:p/>
        </draw:line>
        <draw:line draw:style-name="gr2" draw:text-style-name="P2" draw:layer="layout" svg:x1="3.208cm" svg:y1="9.183cm" svg:x2="3.208cm" svg:y2="9.683cm">
          <text:p/>
        </draw:line>
        <draw:line draw:style-name="gr2" draw:text-style-name="P2" draw:layer="layout" svg:x1="3.475cm" svg:y1="7.183cm" svg:x2="3.475cm" svg:y2="8.167cm">
          <text:p/>
        </draw:line>
        <draw:line draw:style-name="gr2" draw:text-style-name="P2" draw:layer="layout" svg:x1="3.475cm" svg:y1="9.183cm" svg:x2="3.475cm" svg:y2="9.683cm">
          <text:p/>
        </draw:line>
        <draw:line draw:style-name="gr2" draw:text-style-name="P2" draw:layer="layout" svg:x1="3.875cm" svg:y1="7.183cm" svg:x2="3.875cm" svg:y2="8.167cm">
          <text:p/>
        </draw:line>
        <draw:line draw:style-name="gr2" draw:text-style-name="P2" draw:layer="layout" svg:x1="3.875cm" svg:y1="9.183cm" svg:x2="3.875cm" svg:y2="9.683cm">
          <text:p/>
        </draw:line>
        <draw:line draw:style-name="gr2" draw:text-style-name="P2" draw:layer="layout" svg:x1="4.141cm" svg:y1="7.183cm" svg:x2="4.141cm" svg:y2="8.167cm">
          <text:p/>
        </draw:line>
        <draw:line draw:style-name="gr2" draw:text-style-name="P2" draw:layer="layout" svg:x1="4.141cm" svg:y1="9.183cm" svg:x2="4.141cm" svg:y2="9.683cm">
          <text:p/>
        </draw:line>
        <draw:line draw:style-name="gr2" draw:text-style-name="P2" draw:layer="layout" svg:x1="4.408cm" svg:y1="7.183cm" svg:x2="4.408cm" svg:y2="8.167cm">
          <text:p/>
        </draw:line>
        <draw:line draw:style-name="gr2" draw:text-style-name="P2" draw:layer="layout" svg:x1="4.408cm" svg:y1="9.183cm" svg:x2="4.408cm" svg:y2="9.683cm">
          <text:p/>
        </draw:line>
        <draw:line draw:style-name="gr2" draw:text-style-name="P2" draw:layer="layout" svg:x1="4.675cm" svg:y1="7.183cm" svg:x2="4.675cm" svg:y2="8.167cm">
          <text:p/>
        </draw:line>
        <draw:line draw:style-name="gr2" draw:text-style-name="P2" draw:layer="layout" svg:x1="4.675cm" svg:y1="9.183cm" svg:x2="4.675cm" svg:y2="9.683cm">
          <text:p/>
        </draw:line>
        <draw:line draw:style-name="gr2" draw:text-style-name="P2" draw:layer="layout" svg:x1="5.075cm" svg:y1="7.183cm" svg:x2="5.075cm" svg:y2="8.167cm">
          <text:p/>
        </draw:line>
        <draw:line draw:style-name="gr4" draw:text-style-name="P2" draw:layer="layout" svg:x1="5.075cm" svg:y1="9.183cm" svg:x2="5.075cm" svg:y2="9.683cm">
          <text:p/>
        </draw:line>
        <draw:line draw:style-name="gr2" draw:text-style-name="P2" draw:layer="layout" svg:x1="5.341cm" svg:y1="7.183cm" svg:x2="5.341cm" svg:y2="8.167cm">
          <text:p/>
        </draw:line>
        <draw:line draw:style-name="gr4" draw:text-style-name="P2" draw:layer="layout" svg:x1="5.341cm" svg:y1="9.183cm" svg:x2="5.341cm" svg:y2="9.683cm">
          <text:p/>
        </draw:line>
        <draw:line draw:style-name="gr2" draw:text-style-name="P2" draw:layer="layout" svg:x1="5.608cm" svg:y1="7.183cm" svg:x2="5.608cm" svg:y2="8.167cm">
          <text:p/>
        </draw:line>
        <draw:line draw:style-name="gr4" draw:text-style-name="P2" draw:layer="layout" svg:x1="5.608cm" svg:y1="9.183cm" svg:x2="5.608cm" svg:y2="9.683cm">
          <text:p/>
        </draw:line>
        <draw:line draw:style-name="gr5" draw:text-style-name="P2" draw:layer="layout" svg:x1="5.875cm" svg:y1="7.183cm" svg:x2="5.875cm" svg:y2="8.167cm">
          <text:p/>
        </draw:line>
        <draw:line draw:style-name="gr4" draw:text-style-name="P2" draw:layer="layout" svg:x1="5.875cm" svg:y1="9.183cm" svg:x2="5.875cm" svg:y2="9.683cm">
          <text:p/>
        </draw:line>
        <draw:line draw:style-name="gr2" draw:text-style-name="P2" draw:layer="layout" svg:x1="6.275cm" svg:y1="7.183cm" svg:x2="6.275cm" svg:y2="8.167cm">
          <text:p/>
        </draw:line>
        <draw:line draw:style-name="gr2" draw:text-style-name="P2" draw:layer="layout" svg:x1="6.275cm" svg:y1="9.183cm" svg:x2="6.275cm" svg:y2="9.683cm">
          <text:p/>
        </draw:line>
        <draw:line draw:style-name="gr2" draw:text-style-name="P2" draw:layer="layout" svg:x1="6.541cm" svg:y1="7.183cm" svg:x2="6.541cm" svg:y2="8.167cm">
          <text:p/>
        </draw:line>
        <draw:line draw:style-name="gr2" draw:text-style-name="P2" draw:layer="layout" svg:x1="6.541cm" svg:y1="9.183cm" svg:x2="6.541cm" svg:y2="9.683cm">
          <text:p/>
        </draw:line>
        <draw:line draw:style-name="gr2" draw:text-style-name="P2" draw:layer="layout" svg:x1="6.808cm" svg:y1="7.183cm" svg:x2="6.808cm" svg:y2="8.167cm">
          <text:p/>
        </draw:line>
        <draw:line draw:style-name="gr2" draw:text-style-name="P2" draw:layer="layout" svg:x1="6.808cm" svg:y1="9.183cm" svg:x2="6.808cm" svg:y2="9.683cm">
          <text:p/>
        </draw:line>
        <draw:line draw:style-name="gr2" draw:text-style-name="P2" draw:layer="layout" svg:x1="7.075cm" svg:y1="7.183cm" svg:x2="7.075cm" svg:y2="8.167cm">
          <text:p/>
        </draw:line>
        <draw:line draw:style-name="gr2" draw:text-style-name="P2" draw:layer="layout" svg:x1="7.075cm" svg:y1="9.183cm" svg:x2="7.075cm" svg:y2="9.683cm">
          <text:p/>
        </draw:line>
        <draw:line draw:style-name="gr2" draw:text-style-name="P2" draw:layer="layout" svg:x1="7.475cm" svg:y1="7.183cm" svg:x2="7.475cm" svg:y2="8.167cm">
          <text:p/>
        </draw:line>
        <draw:line draw:style-name="gr2" draw:text-style-name="P2" draw:layer="layout" svg:x1="7.475cm" svg:y1="9.183cm" svg:x2="7.475cm" svg:y2="9.683cm">
          <text:p/>
        </draw:line>
        <draw:line draw:style-name="gr2" draw:text-style-name="P2" draw:layer="layout" svg:x1="7.741cm" svg:y1="7.183cm" svg:x2="7.741cm" svg:y2="8.167cm">
          <text:p/>
        </draw:line>
        <draw:line draw:style-name="gr2" draw:text-style-name="P2" draw:layer="layout" svg:x1="7.741cm" svg:y1="9.183cm" svg:x2="7.741cm" svg:y2="9.683cm">
          <text:p/>
        </draw:line>
        <draw:line draw:style-name="gr2" draw:text-style-name="P2" draw:layer="layout" svg:x1="8.008cm" svg:y1="7.183cm" svg:x2="8.008cm" svg:y2="8.167cm">
          <text:p/>
        </draw:line>
        <draw:line draw:style-name="gr2" draw:text-style-name="P2" draw:layer="layout" svg:x1="8.008cm" svg:y1="9.183cm" svg:x2="8.008cm" svg:y2="9.683cm">
          <text:p/>
        </draw:line>
        <draw:line draw:style-name="gr2" draw:text-style-name="P2" draw:layer="layout" svg:x1="8.275cm" svg:y1="7.183cm" svg:x2="8.275cm" svg:y2="8.167cm">
          <text:p/>
        </draw:line>
        <draw:line draw:style-name="gr2" draw:text-style-name="P2" draw:layer="layout" svg:x1="8.275cm" svg:y1="9.183cm" svg:x2="8.275cm" svg:y2="9.683cm">
          <text:p/>
        </draw:line>
        <draw:line draw:style-name="gr2" draw:text-style-name="P2" draw:layer="layout" svg:x1="8.675cm" svg:y1="7.183cm" svg:x2="8.675cm" svg:y2="8.167cm">
          <text:p/>
        </draw:line>
        <draw:line draw:style-name="gr2" draw:text-style-name="P2" draw:layer="layout" svg:x1="8.675cm" svg:y1="9.183cm" svg:x2="8.675cm" svg:y2="9.683cm">
          <text:p/>
        </draw:line>
        <draw:line draw:style-name="gr2" draw:text-style-name="P2" draw:layer="layout" svg:x1="8.941cm" svg:y1="7.183cm" svg:x2="8.941cm" svg:y2="8.167cm">
          <text:p/>
        </draw:line>
        <draw:line draw:style-name="gr2" draw:text-style-name="P2" draw:layer="layout" svg:x1="8.941cm" svg:y1="9.183cm" svg:x2="8.941cm" svg:y2="9.683cm">
          <text:p/>
        </draw:line>
        <draw:line draw:style-name="gr2" draw:text-style-name="P2" draw:layer="layout" svg:x1="9.208cm" svg:y1="7.183cm" svg:x2="9.208cm" svg:y2="8.167cm">
          <text:p/>
        </draw:line>
        <draw:line draw:style-name="gr2" draw:text-style-name="P2" draw:layer="layout" svg:x1="9.208cm" svg:y1="9.183cm" svg:x2="9.208cm" svg:y2="9.683cm">
          <text:p/>
        </draw:line>
        <draw:line draw:style-name="gr2" draw:text-style-name="P2" draw:layer="layout" svg:x1="9.475cm" svg:y1="7.183cm" svg:x2="9.475cm" svg:y2="8.167cm">
          <text:p/>
        </draw:line>
        <draw:line draw:style-name="gr2" draw:text-style-name="P2" draw:layer="layout" svg:x1="9.475cm" svg:y1="9.183cm" svg:x2="9.475cm" svg:y2="9.683cm">
          <text:p/>
        </draw:line>
        <draw:line draw:style-name="gr2" draw:text-style-name="P2" draw:layer="layout" svg:x1="9.875cm" svg:y1="7.183cm" svg:x2="9.875cm" svg:y2="8.167cm">
          <text:p/>
        </draw:line>
        <draw:line draw:style-name="gr4" draw:text-style-name="P2" draw:layer="layout" svg:x1="9.875cm" svg:y1="9.183cm" svg:x2="9.875cm" svg:y2="9.683cm">
          <text:p/>
        </draw:line>
        <draw:line draw:style-name="gr2" draw:text-style-name="P2" draw:layer="layout" svg:x1="10.141cm" svg:y1="7.183cm" svg:x2="10.141cm" svg:y2="8.167cm">
          <text:p/>
        </draw:line>
        <draw:line draw:style-name="gr4" draw:text-style-name="P2" draw:layer="layout" svg:x1="10.141cm" svg:y1="9.183cm" svg:x2="10.141cm" svg:y2="9.683cm">
          <text:p/>
        </draw:line>
        <draw:line draw:style-name="gr2" draw:text-style-name="P2" draw:layer="layout" svg:x1="10.408cm" svg:y1="7.183cm" svg:x2="10.408cm" svg:y2="8.167cm">
          <text:p/>
        </draw:line>
        <draw:line draw:style-name="gr4" draw:text-style-name="P2" draw:layer="layout" svg:x1="10.408cm" svg:y1="9.183cm" svg:x2="10.408cm" svg:y2="9.683cm">
          <text:p/>
        </draw:line>
        <draw:line draw:style-name="gr5" draw:text-style-name="P2" draw:layer="layout" svg:x1="10.675cm" svg:y1="7.183cm" svg:x2="10.675cm" svg:y2="8.167cm">
          <text:p/>
        </draw:line>
        <draw:line draw:style-name="gr4" draw:text-style-name="P2" draw:layer="layout" svg:x1="10.675cm" svg:y1="9.183cm" svg:x2="10.675cm" svg:y2="9.683cm">
          <text:p/>
        </draw:line>
        <draw:line draw:style-name="gr2" draw:text-style-name="P2" draw:layer="layout" svg:x1="11.075cm" svg:y1="7.183cm" svg:x2="11.075cm" svg:y2="8.167cm">
          <text:p/>
        </draw:line>
        <draw:line draw:style-name="gr2" draw:text-style-name="P2" draw:layer="layout" svg:x1="11.075cm" svg:y1="9.183cm" svg:x2="11.075cm" svg:y2="9.683cm">
          <text:p/>
        </draw:line>
        <draw:line draw:style-name="gr2" draw:text-style-name="P2" draw:layer="layout" svg:x1="11.341cm" svg:y1="7.183cm" svg:x2="11.341cm" svg:y2="8.167cm">
          <text:p/>
        </draw:line>
        <draw:line draw:style-name="gr2" draw:text-style-name="P2" draw:layer="layout" svg:x1="11.341cm" svg:y1="9.183cm" svg:x2="11.341cm" svg:y2="9.683cm">
          <text:p/>
        </draw:line>
        <draw:line draw:style-name="gr2" draw:text-style-name="P2" draw:layer="layout" svg:x1="11.608cm" svg:y1="7.183cm" svg:x2="11.608cm" svg:y2="8.167cm">
          <text:p/>
        </draw:line>
        <draw:line draw:style-name="gr2" draw:text-style-name="P2" draw:layer="layout" svg:x1="11.608cm" svg:y1="9.183cm" svg:x2="11.608cm" svg:y2="9.683cm">
          <text:p/>
        </draw:line>
        <draw:line draw:style-name="gr2" draw:text-style-name="P2" draw:layer="layout" svg:x1="11.875cm" svg:y1="7.183cm" svg:x2="11.875cm" svg:y2="8.167cm">
          <text:p/>
        </draw:line>
        <draw:line draw:style-name="gr2" draw:text-style-name="P2" draw:layer="layout" svg:x1="11.875cm" svg:y1="9.183cm" svg:x2="11.875cm" svg:y2="9.683cm">
          <text:p/>
        </draw:line>
        <draw:line draw:style-name="gr2" draw:text-style-name="P2" draw:layer="layout" svg:x1="12.275cm" svg:y1="7.183cm" svg:x2="12.275cm" svg:y2="8.167cm">
          <text:p/>
        </draw:line>
        <draw:line draw:style-name="gr2" draw:text-style-name="P2" draw:layer="layout" svg:x1="12.275cm" svg:y1="9.183cm" svg:x2="12.275cm" svg:y2="9.683cm">
          <text:p/>
        </draw:line>
        <draw:line draw:style-name="gr2" draw:text-style-name="P2" draw:layer="layout" svg:x1="12.541cm" svg:y1="7.183cm" svg:x2="12.541cm" svg:y2="8.167cm">
          <text:p/>
        </draw:line>
        <draw:line draw:style-name="gr2" draw:text-style-name="P2" draw:layer="layout" svg:x1="12.541cm" svg:y1="9.183cm" svg:x2="12.541cm" svg:y2="9.683cm">
          <text:p/>
        </draw:line>
        <draw:line draw:style-name="gr2" draw:text-style-name="P2" draw:layer="layout" svg:x1="12.808cm" svg:y1="7.183cm" svg:x2="12.808cm" svg:y2="8.167cm">
          <text:p/>
        </draw:line>
        <draw:line draw:style-name="gr2" draw:text-style-name="P2" draw:layer="layout" svg:x1="12.808cm" svg:y1="9.183cm" svg:x2="12.808cm" svg:y2="9.683cm">
          <text:p/>
        </draw:line>
        <draw:line draw:style-name="gr2" draw:text-style-name="P2" draw:layer="layout" svg:x1="13.075cm" svg:y1="7.183cm" svg:x2="13.075cm" svg:y2="8.167cm">
          <text:p/>
        </draw:line>
        <draw:line draw:style-name="gr2" draw:text-style-name="P2" draw:layer="layout" svg:x1="13.075cm" svg:y1="9.183cm" svg:x2="13.075cm" svg:y2="9.683cm">
          <text:p/>
        </draw:line>
        <draw:line draw:style-name="gr2" draw:text-style-name="P2" draw:layer="layout" svg:x1="13.475cm" svg:y1="7.183cm" svg:x2="13.475cm" svg:y2="8.167cm">
          <text:p/>
        </draw:line>
        <draw:line draw:style-name="gr2" draw:text-style-name="P2" draw:layer="layout" svg:x1="13.475cm" svg:y1="9.183cm" svg:x2="13.475cm" svg:y2="9.683cm">
          <text:p/>
        </draw:line>
        <draw:line draw:style-name="gr2" draw:text-style-name="P2" draw:layer="layout" svg:x1="13.741cm" svg:y1="7.183cm" svg:x2="13.741cm" svg:y2="8.167cm">
          <text:p/>
        </draw:line>
        <draw:line draw:style-name="gr2" draw:text-style-name="P2" draw:layer="layout" svg:x1="13.741cm" svg:y1="9.183cm" svg:x2="13.741cm" svg:y2="9.683cm">
          <text:p/>
        </draw:line>
        <draw:line draw:style-name="gr2" draw:text-style-name="P2" draw:layer="layout" svg:x1="14.008cm" svg:y1="7.183cm" svg:x2="14.008cm" svg:y2="8.167cm">
          <text:p/>
        </draw:line>
        <draw:line draw:style-name="gr2" draw:text-style-name="P2" draw:layer="layout" svg:x1="14.008cm" svg:y1="9.183cm" svg:x2="14.008cm" svg:y2="9.683cm">
          <text:p/>
        </draw:line>
        <draw:line draw:style-name="gr2" draw:text-style-name="P2" draw:layer="layout" svg:x1="14.275cm" svg:y1="7.183cm" svg:x2="14.275cm" svg:y2="8.167cm">
          <text:p/>
        </draw:line>
        <draw:line draw:style-name="gr2" draw:text-style-name="P2" draw:layer="layout" svg:x1="14.275cm" svg:y1="9.183cm" svg:x2="14.275cm" svg:y2="9.683cm">
          <text:p/>
        </draw:line>
        <draw:line draw:style-name="gr2" draw:text-style-name="P2" draw:layer="layout" svg:x1="14.675cm" svg:y1="7.183cm" svg:x2="14.675cm" svg:y2="8.167cm">
          <text:p/>
        </draw:line>
        <draw:line draw:style-name="gr4" draw:text-style-name="P2" draw:layer="layout" svg:x1="14.675cm" svg:y1="9.183cm" svg:x2="14.675cm" svg:y2="9.683cm">
          <text:p/>
        </draw:line>
        <draw:line draw:style-name="gr2" draw:text-style-name="P2" draw:layer="layout" svg:x1="14.941cm" svg:y1="7.183cm" svg:x2="14.941cm" svg:y2="8.167cm">
          <text:p/>
        </draw:line>
        <draw:line draw:style-name="gr4" draw:text-style-name="P2" draw:layer="layout" svg:x1="14.941cm" svg:y1="9.183cm" svg:x2="14.941cm" svg:y2="9.683cm">
          <text:p/>
        </draw:line>
        <draw:line draw:style-name="gr2" draw:text-style-name="P2" draw:layer="layout" svg:x1="15.208cm" svg:y1="7.183cm" svg:x2="15.208cm" svg:y2="8.167cm">
          <text:p/>
        </draw:line>
        <draw:line draw:style-name="gr4" draw:text-style-name="P2" draw:layer="layout" svg:x1="15.208cm" svg:y1="9.183cm" svg:x2="15.208cm" svg:y2="9.683cm">
          <text:p/>
        </draw:line>
        <draw:line draw:style-name="gr5" draw:text-style-name="P2" draw:layer="layout" svg:x1="15.475cm" svg:y1="7.183cm" svg:x2="15.475cm" svg:y2="8.167cm">
          <text:p/>
        </draw:line>
        <draw:line draw:style-name="gr4" draw:text-style-name="P2" draw:layer="layout" svg:x1="15.475cm" svg:y1="9.183cm" svg:x2="15.475cm" svg:y2="9.683cm">
          <text:p/>
        </draw:line>
        <draw:line draw:style-name="gr2" draw:text-style-name="P2" draw:layer="layout" svg:x1="15.875cm" svg:y1="7.183cm" svg:x2="15.875cm" svg:y2="8.167cm">
          <text:p/>
        </draw:line>
        <draw:line draw:style-name="gr6" draw:text-style-name="P2" draw:layer="layout" svg:x1="15.875cm" svg:y1="9.183cm" svg:x2="15.875cm" svg:y2="9.683cm">
          <text:p/>
        </draw:line>
        <draw:line draw:style-name="gr2" draw:text-style-name="P2" draw:layer="layout" svg:x1="16.141cm" svg:y1="7.183cm" svg:x2="16.141cm" svg:y2="8.167cm">
          <text:p/>
        </draw:line>
        <draw:line draw:style-name="gr2" draw:text-style-name="P2" draw:layer="layout" svg:x1="16.141cm" svg:y1="9.183cm" svg:x2="16.141cm" svg:y2="9.683cm">
          <text:p/>
        </draw:line>
        <draw:line draw:style-name="gr2" draw:text-style-name="P2" draw:layer="layout" svg:x1="16.408cm" svg:y1="7.183cm" svg:x2="16.408cm" svg:y2="8.167cm">
          <text:p/>
        </draw:line>
        <draw:line draw:style-name="gr2" draw:text-style-name="P2" draw:layer="layout" svg:x1="16.408cm" svg:y1="9.183cm" svg:x2="16.408cm" svg:y2="9.683cm">
          <text:p/>
        </draw:line>
        <draw:line draw:style-name="gr2" draw:text-style-name="P2" draw:layer="layout" svg:x1="16.675cm" svg:y1="7.183cm" svg:x2="16.675cm" svg:y2="8.167cm">
          <text:p/>
        </draw:line>
        <draw:line draw:style-name="gr2" draw:text-style-name="P2" draw:layer="layout" svg:x1="16.675cm" svg:y1="9.183cm" svg:x2="16.675cm" svg:y2="9.683cm">
          <text:p/>
        </draw:line>
        <draw:line draw:style-name="gr2" draw:text-style-name="P2" draw:layer="layout" svg:x1="17.075cm" svg:y1="7.183cm" svg:x2="17.075cm" svg:y2="8.167cm">
          <text:p/>
        </draw:line>
        <draw:line draw:style-name="gr2" draw:text-style-name="P2" draw:layer="layout" svg:x1="17.075cm" svg:y1="9.183cm" svg:x2="17.075cm" svg:y2="9.683cm">
          <text:p/>
        </draw:line>
        <draw:line draw:style-name="gr2" draw:text-style-name="P2" draw:layer="layout" svg:x1="17.341cm" svg:y1="7.183cm" svg:x2="17.341cm" svg:y2="8.167cm">
          <text:p/>
        </draw:line>
        <draw:line draw:style-name="gr2" draw:text-style-name="P2" draw:layer="layout" svg:x1="17.341cm" svg:y1="9.183cm" svg:x2="17.341cm" svg:y2="9.683cm">
          <text:p/>
        </draw:line>
        <draw:line draw:style-name="gr2" draw:text-style-name="P2" draw:layer="layout" svg:x1="17.608cm" svg:y1="7.183cm" svg:x2="17.608cm" svg:y2="8.167cm">
          <text:p/>
        </draw:line>
        <draw:line draw:style-name="gr2" draw:text-style-name="P2" draw:layer="layout" svg:x1="17.608cm" svg:y1="9.183cm" svg:x2="17.608cm" svg:y2="9.683cm">
          <text:p/>
        </draw:line>
        <draw:line draw:style-name="gr2" draw:text-style-name="P2" draw:layer="layout" svg:x1="17.875cm" svg:y1="7.183cm" svg:x2="17.875cm" svg:y2="8.167cm">
          <text:p/>
        </draw:line>
        <draw:line draw:style-name="gr2" draw:text-style-name="P2" draw:layer="layout" svg:x1="17.875cm" svg:y1="9.183cm" svg:x2="17.875cm" svg:y2="9.683cm">
          <text:p/>
        </draw:line>
        <draw:line draw:style-name="gr2" draw:text-style-name="P2" draw:layer="layout" svg:x1="18.275cm" svg:y1="7.183cm" svg:x2="18.275cm" svg:y2="8.167cm">
          <text:p/>
        </draw:line>
        <draw:line draw:style-name="gr2" draw:text-style-name="P2" draw:layer="layout" svg:x1="18.275cm" svg:y1="9.183cm" svg:x2="18.275cm" svg:y2="9.683cm">
          <text:p/>
        </draw:line>
        <draw:line draw:style-name="gr2" draw:text-style-name="P2" draw:layer="layout" svg:x1="18.541cm" svg:y1="7.183cm" svg:x2="18.541cm" svg:y2="8.167cm">
          <text:p/>
        </draw:line>
        <draw:line draw:style-name="gr2" draw:text-style-name="P2" draw:layer="layout" svg:x1="18.541cm" svg:y1="9.183cm" svg:x2="18.541cm" svg:y2="9.683cm">
          <text:p/>
        </draw:line>
        <draw:line draw:style-name="gr2" draw:text-style-name="P2" draw:layer="layout" svg:x1="18.808cm" svg:y1="7.183cm" svg:x2="18.808cm" svg:y2="8.167cm">
          <text:p/>
        </draw:line>
        <draw:line draw:style-name="gr2" draw:text-style-name="P2" draw:layer="layout" svg:x1="18.808cm" svg:y1="9.183cm" svg:x2="18.808cm" svg:y2="9.683cm">
          <text:p/>
        </draw:line>
        <draw:line draw:style-name="gr2" draw:text-style-name="P2" draw:layer="layout" svg:x1="19.075cm" svg:y1="7.183cm" svg:x2="19.075cm" svg:y2="8.167cm">
          <text:p/>
        </draw:line>
        <draw:line draw:style-name="gr2" draw:text-style-name="P2" draw:layer="layout" svg:x1="19.075cm" svg:y1="9.183cm" svg:x2="19.075cm" svg:y2="9.683cm">
          <text:p/>
        </draw:line>
        <draw:line draw:style-name="gr2" draw:text-style-name="P2" draw:layer="layout" svg:x1="19.475cm" svg:y1="7.183cm" svg:x2="19.475cm" svg:y2="8.167cm">
          <text:p/>
        </draw:line>
        <draw:line draw:style-name="gr4" draw:text-style-name="P2" draw:layer="layout" svg:x1="19.475cm" svg:y1="9.183cm" svg:x2="19.475cm" svg:y2="9.683cm">
          <text:p/>
        </draw:line>
        <draw:line draw:style-name="gr2" draw:text-style-name="P2" draw:layer="layout" svg:x1="19.741cm" svg:y1="7.183cm" svg:x2="19.741cm" svg:y2="8.167cm">
          <text:p/>
        </draw:line>
        <draw:line draw:style-name="gr4" draw:text-style-name="P2" draw:layer="layout" svg:x1="19.741cm" svg:y1="9.183cm" svg:x2="19.741cm" svg:y2="9.683cm">
          <text:p/>
        </draw:line>
        <draw:line draw:style-name="gr2" draw:text-style-name="P2" draw:layer="layout" svg:x1="20.008cm" svg:y1="7.183cm" svg:x2="20.008cm" svg:y2="8.167cm">
          <text:p/>
        </draw:line>
        <draw:line draw:style-name="gr4" draw:text-style-name="P2" draw:layer="layout" svg:x1="20.008cm" svg:y1="9.183cm" svg:x2="20.008cm" svg:y2="9.683cm">
          <text:p/>
        </draw:line>
        <draw:line draw:style-name="gr5" draw:text-style-name="P2" draw:layer="layout" svg:x1="20.275cm" svg:y1="7.183cm" svg:x2="20.275cm" svg:y2="8.167cm">
          <text:p/>
        </draw:line>
        <draw:line draw:style-name="gr4" draw:text-style-name="P2" draw:layer="layout" svg:x1="20.275cm" svg:y1="9.183cm" svg:x2="20.275cm" svg:y2="9.683cm">
          <text:p/>
        </draw:line>
        <draw:line draw:style-name="gr2" draw:text-style-name="P2" draw:layer="layout" svg:x1="1.474cm" svg:y1="9.683cm" svg:x2="1.474cm" svg:y2="12.184cm">
          <text:p/>
        </draw:line>
        <draw:line draw:style-name="gr2" draw:text-style-name="P2" draw:layer="layout" svg:x1="1.741cm" svg:y1="9.683cm" svg:x2="6.276cm" svg:y2="12.185cm">
          <text:p/>
        </draw:line>
        <draw:line draw:style-name="gr2" draw:text-style-name="P2" draw:layer="layout" svg:x1="2.008cm" svg:y1="9.683cm" svg:x2="11.076cm" svg:y2="12.185cm">
          <text:p/>
        </draw:line>
        <draw:line draw:style-name="gr2" draw:text-style-name="P2" draw:layer="layout" svg:x1="2.274cm" svg:y1="9.683cm" svg:x2="15.876cm" svg:y2="12.185cm">
          <text:p/>
        </draw:line>
        <draw:line draw:style-name="gr2" draw:text-style-name="P2" draw:layer="layout" svg:x1="2.675cm" svg:y1="9.683cm" svg:x2="1.741cm" svg:y2="12.185cm">
          <text:p/>
        </draw:line>
        <draw:line draw:style-name="gr2" draw:text-style-name="P2" draw:layer="layout" svg:x1="2.941cm" svg:y1="9.683cm" svg:x2="6.542cm" svg:y2="12.185cm">
          <text:p/>
        </draw:line>
        <draw:line draw:style-name="gr2" draw:text-style-name="P2" draw:layer="layout" svg:x1="3.208cm" svg:y1="9.683cm" svg:x2="11.342cm" svg:y2="12.185cm">
          <text:p/>
        </draw:line>
        <draw:line draw:style-name="gr2" draw:text-style-name="P2" draw:layer="layout" svg:x1="3.475cm" svg:y1="9.683cm" svg:x2="16.142cm" svg:y2="12.185cm">
          <text:p/>
        </draw:line>
        <draw:line draw:style-name="gr2" draw:text-style-name="P2" draw:layer="layout" svg:x1="3.876cm" svg:y1="9.683cm" svg:x2="2.008cm" svg:y2="12.185cm">
          <text:p/>
        </draw:line>
        <draw:line draw:style-name="gr2" draw:text-style-name="P2" draw:layer="layout" svg:x1="4.141cm" svg:y1="9.683cm" svg:x2="6.809cm" svg:y2="12.185cm">
          <text:p/>
        </draw:line>
        <draw:line draw:style-name="gr2" draw:text-style-name="P2" draw:layer="layout" svg:x1="4.408cm" svg:y1="9.683cm" svg:x2="11.609cm" svg:y2="12.185cm">
          <text:p/>
        </draw:line>
        <draw:line draw:style-name="gr2" draw:text-style-name="P2" draw:layer="layout" svg:x1="4.675cm" svg:y1="9.683cm" svg:x2="16.409cm" svg:y2="12.185cm">
          <text:p/>
        </draw:line>
        <draw:line draw:style-name="gr5" draw:text-style-name="P2" draw:layer="layout" svg:x1="5.076cm" svg:y1="9.683cm" svg:x2="2.274cm" svg:y2="12.185cm">
          <text:p/>
        </draw:line>
        <draw:line draw:style-name="gr5" draw:text-style-name="P2" draw:layer="layout" svg:x1="5.341cm" svg:y1="9.683cm" svg:x2="7.076cm" svg:y2="12.185cm">
          <text:p/>
        </draw:line>
        <draw:line draw:style-name="gr5" draw:text-style-name="P2" draw:layer="layout" svg:x1="5.608cm" svg:y1="9.683cm" svg:x2="11.876cm" svg:y2="12.185cm">
          <text:p/>
        </draw:line>
        <draw:line draw:style-name="gr5" draw:text-style-name="P2" draw:layer="layout" svg:x1="5.875cm" svg:y1="9.683cm" svg:x2="16.676cm" svg:y2="12.185cm">
          <text:p/>
        </draw:line>
        <draw:line draw:style-name="gr2" draw:text-style-name="P2" draw:layer="layout" svg:x1="6.276cm" svg:y1="9.683cm" svg:x2="2.674cm" svg:y2="12.185cm">
          <text:p/>
        </draw:line>
        <draw:line draw:style-name="gr2" draw:text-style-name="P2" draw:layer="layout" svg:x1="6.541cm" svg:y1="9.683cm" svg:x2="7.476cm" svg:y2="12.185cm">
          <text:p/>
        </draw:line>
        <draw:line draw:style-name="gr2" draw:text-style-name="P2" draw:layer="layout" svg:x1="6.808cm" svg:y1="9.683cm" svg:x2="12.276cm" svg:y2="12.185cm">
          <text:p/>
        </draw:line>
        <draw:line draw:style-name="gr2" draw:text-style-name="P2" draw:layer="layout" svg:x1="7.075cm" svg:y1="9.683cm" svg:x2="17.076cm" svg:y2="12.185cm">
          <text:p/>
        </draw:line>
        <draw:line draw:style-name="gr2" draw:text-style-name="P2" draw:layer="layout" svg:x1="7.476cm" svg:y1="9.683cm" svg:x2="2.941cm" svg:y2="12.185cm">
          <text:p/>
        </draw:line>
        <draw:line draw:style-name="gr2" draw:text-style-name="P2" draw:layer="layout" svg:x1="7.741cm" svg:y1="9.683cm" svg:x2="7.741cm" svg:y2="12.184cm">
          <text:p/>
        </draw:line>
        <draw:line draw:style-name="gr2" draw:text-style-name="P2" draw:layer="layout" svg:x1="8.008cm" svg:y1="9.683cm" svg:x2="12.542cm" svg:y2="12.185cm">
          <text:p/>
        </draw:line>
        <draw:line draw:style-name="gr2" draw:text-style-name="P2" draw:layer="layout" svg:x1="8.275cm" svg:y1="9.683cm" svg:x2="17.342cm" svg:y2="12.185cm">
          <text:p/>
        </draw:line>
        <draw:line draw:style-name="gr2" draw:text-style-name="P2" draw:layer="layout" svg:x1="8.676cm" svg:y1="9.683cm" svg:x2="3.208cm" svg:y2="12.185cm">
          <text:p/>
        </draw:line>
        <draw:line draw:style-name="gr2" draw:text-style-name="P2" draw:layer="layout" svg:x1="8.942cm" svg:y1="9.683cm" svg:x2="8.008cm" svg:y2="12.185cm">
          <text:p/>
        </draw:line>
        <draw:line draw:style-name="gr2" draw:text-style-name="P2" draw:layer="layout" svg:x1="9.208cm" svg:y1="9.683cm" svg:x2="12.809cm" svg:y2="12.185cm">
          <text:p/>
        </draw:line>
        <draw:line draw:style-name="gr2" draw:text-style-name="P2" draw:layer="layout" svg:x1="9.475cm" svg:y1="9.683cm" svg:x2="17.609cm" svg:y2="12.185cm">
          <text:p/>
        </draw:line>
        <draw:line draw:style-name="gr5" draw:text-style-name="P2" draw:layer="layout" svg:x1="9.876cm" svg:y1="9.683cm" svg:x2="3.475cm" svg:y2="12.185cm">
          <text:p/>
        </draw:line>
        <draw:line draw:style-name="gr5" draw:text-style-name="P2" draw:layer="layout" svg:x1="10.142cm" svg:y1="9.683cm" svg:x2="8.275cm" svg:y2="12.185cm">
          <text:p/>
        </draw:line>
        <draw:line draw:style-name="gr5" draw:text-style-name="P2" draw:layer="layout" svg:x1="10.408cm" svg:y1="9.683cm" svg:x2="13.076cm" svg:y2="12.185cm">
          <text:p/>
        </draw:line>
        <draw:line draw:style-name="gr5" draw:text-style-name="P2" draw:layer="layout" svg:x1="10.675cm" svg:y1="9.683cm" svg:x2="17.876cm" svg:y2="12.185cm">
          <text:p/>
        </draw:line>
        <draw:line draw:style-name="gr2" draw:text-style-name="P2" draw:layer="layout" svg:x1="11.076cm" svg:y1="9.683cm" svg:x2="3.875cm" svg:y2="12.185cm">
          <text:p/>
        </draw:line>
        <draw:line draw:style-name="gr2" draw:text-style-name="P2" draw:layer="layout" svg:x1="11.342cm" svg:y1="9.683cm" svg:x2="8.675cm" svg:y2="12.185cm">
          <text:p/>
        </draw:line>
        <draw:line draw:style-name="gr2" draw:text-style-name="P2" draw:layer="layout" svg:x1="11.608cm" svg:y1="9.683cm" svg:x2="13.476cm" svg:y2="12.185cm">
          <text:p/>
        </draw:line>
        <draw:line draw:style-name="gr2" draw:text-style-name="P2" draw:layer="layout" svg:x1="11.875cm" svg:y1="9.683cm" svg:x2="18.276cm" svg:y2="12.185cm">
          <text:p/>
        </draw:line>
        <draw:line draw:style-name="gr2" draw:text-style-name="P2" draw:layer="layout" svg:x1="12.276cm" svg:y1="9.683cm" svg:x2="4.141cm" svg:y2="12.185cm">
          <text:p/>
        </draw:line>
        <draw:line draw:style-name="gr2" draw:text-style-name="P2" draw:layer="layout" svg:x1="12.542cm" svg:y1="9.683cm" svg:x2="8.941cm" svg:y2="12.185cm">
          <text:p/>
        </draw:line>
        <draw:line draw:style-name="gr2" draw:text-style-name="P2" draw:layer="layout" svg:x1="12.808cm" svg:y1="9.683cm" svg:x2="13.742cm" svg:y2="12.185cm">
          <text:p/>
        </draw:line>
        <draw:line draw:style-name="gr2" draw:text-style-name="P2" draw:layer="layout" svg:x1="13.075cm" svg:y1="9.683cm" svg:x2="18.542cm" svg:y2="12.185cm">
          <text:p/>
        </draw:line>
        <draw:line draw:style-name="gr2" draw:text-style-name="P2" draw:layer="layout" svg:x1="13.476cm" svg:y1="9.683cm" svg:x2="4.408cm" svg:y2="12.185cm">
          <text:p/>
        </draw:line>
        <draw:line draw:style-name="gr2" draw:text-style-name="P2" draw:layer="layout" svg:x1="13.742cm" svg:y1="9.683cm" svg:x2="9.208cm" svg:y2="12.185cm">
          <text:p/>
        </draw:line>
        <draw:line draw:style-name="gr2" draw:text-style-name="P2" draw:layer="layout" svg:x1="14.008cm" svg:y1="9.683cm" svg:x2="14.008cm" svg:y2="12.184cm">
          <text:p/>
        </draw:line>
        <draw:line draw:style-name="gr2" draw:text-style-name="P2" draw:layer="layout" svg:x1="14.275cm" svg:y1="9.683cm" svg:x2="18.809cm" svg:y2="12.185cm">
          <text:p/>
        </draw:line>
        <draw:line draw:style-name="gr5" draw:text-style-name="P2" draw:layer="layout" svg:x1="14.676cm" svg:y1="9.683cm" svg:x2="4.675cm" svg:y2="12.185cm">
          <text:p/>
        </draw:line>
        <draw:line draw:style-name="gr5" draw:text-style-name="P2" draw:layer="layout" svg:x1="14.942cm" svg:y1="9.683cm" svg:x2="9.475cm" svg:y2="12.185cm">
          <text:p/>
        </draw:line>
        <draw:line draw:style-name="gr5" draw:text-style-name="P2" draw:layer="layout" svg:x1="15.209cm" svg:y1="9.683cm" svg:x2="14.275cm" svg:y2="12.185cm">
          <text:p/>
        </draw:line>
        <draw:line draw:style-name="gr5" draw:text-style-name="P2" draw:layer="layout" svg:x1="15.475cm" svg:y1="9.683cm" svg:x2="19.076cm" svg:y2="12.185cm">
          <text:p/>
        </draw:line>
        <draw:line draw:style-name="gr2" draw:text-style-name="P2" draw:layer="layout" svg:x1="15.876cm" svg:y1="9.683cm" svg:x2="5.075cm" svg:y2="12.185cm">
          <text:p/>
        </draw:line>
        <draw:line draw:style-name="gr2" draw:text-style-name="P2" draw:layer="layout" svg:x1="16.142cm" svg:y1="9.683cm" svg:x2="9.875cm" svg:y2="12.185cm">
          <text:p/>
        </draw:line>
        <draw:line draw:style-name="gr2" draw:text-style-name="P2" draw:layer="layout" svg:x1="16.409cm" svg:y1="9.683cm" svg:x2="14.675cm" svg:y2="12.185cm">
          <text:p/>
        </draw:line>
        <draw:line draw:style-name="gr2" draw:text-style-name="P2" draw:layer="layout" svg:x1="16.675cm" svg:y1="9.683cm" svg:x2="19.476cm" svg:y2="12.185cm">
          <text:p/>
        </draw:line>
        <draw:line draw:style-name="gr2" draw:text-style-name="P2" draw:layer="layout" svg:x1="17.076cm" svg:y1="9.683cm" svg:x2="5.341cm" svg:y2="12.185cm">
          <text:p/>
        </draw:line>
        <draw:line draw:style-name="gr2" draw:text-style-name="P2" draw:layer="layout" svg:x1="17.342cm" svg:y1="9.683cm" svg:x2="10.141cm" svg:y2="12.185cm">
          <text:p/>
        </draw:line>
        <draw:line draw:style-name="gr2" draw:text-style-name="P2" draw:layer="layout" svg:x1="17.609cm" svg:y1="9.683cm" svg:x2="14.941cm" svg:y2="12.185cm">
          <text:p/>
        </draw:line>
        <draw:line draw:style-name="gr2" draw:text-style-name="P2" draw:layer="layout" svg:x1="17.875cm" svg:y1="9.683cm" svg:x2="19.742cm" svg:y2="12.185cm">
          <text:p/>
        </draw:line>
        <draw:line draw:style-name="gr2" draw:text-style-name="P2" draw:layer="layout" svg:x1="18.276cm" svg:y1="9.683cm" svg:x2="5.608cm" svg:y2="12.185cm">
          <text:p/>
        </draw:line>
        <draw:line draw:style-name="gr2" draw:text-style-name="P2" draw:layer="layout" svg:x1="18.542cm" svg:y1="9.683cm" svg:x2="10.408cm" svg:y2="12.185cm">
          <text:p/>
        </draw:line>
        <draw:line draw:style-name="gr2" draw:text-style-name="P2" draw:layer="layout" svg:x1="18.809cm" svg:y1="9.683cm" svg:x2="15.208cm" svg:y2="12.185cm">
          <text:p/>
        </draw:line>
        <draw:line draw:style-name="gr2" draw:text-style-name="P2" draw:layer="layout" svg:x1="19.075cm" svg:y1="9.683cm" svg:x2="20.009cm" svg:y2="12.185cm">
          <text:p/>
        </draw:line>
        <draw:line draw:style-name="gr5" draw:text-style-name="P2" draw:layer="layout" svg:x1="19.476cm" svg:y1="9.683cm" svg:x2="5.875cm" svg:y2="12.185cm">
          <text:p/>
        </draw:line>
        <draw:line draw:style-name="gr5" draw:text-style-name="P2" draw:layer="layout" svg:x1="19.742cm" svg:y1="9.683cm" svg:x2="10.675cm" svg:y2="12.185cm">
          <text:p/>
        </draw:line>
        <draw:line draw:style-name="gr5" draw:text-style-name="P2" draw:layer="layout" svg:x1="20.009cm" svg:y1="9.683cm" svg:x2="15.475cm" svg:y2="12.185cm">
          <text:p/>
        </draw:line>
        <draw:line draw:style-name="gr5" draw:text-style-name="P2" draw:layer="layout" svg:x1="20.275cm" svg:y1="9.683cm" svg:x2="20.275cm" svg:y2="12.184cm">
          <text:p/>
        </draw:line>
        <draw:line draw:style-name="gr2" draw:text-style-name="P2" draw:layer="layout" svg:x1="1.474cm" svg:y1="12.184cm" svg:x2="1.474cm" svg:y2="13.167cm">
          <text:p/>
        </draw:line>
        <draw:line draw:style-name="gr4" draw:text-style-name="P2" draw:layer="layout" svg:x1="1.474cm" svg:y1="14.184cm" svg:x2="1.474cm" svg:y2="14.684cm">
          <text:p/>
        </draw:line>
        <draw:line draw:style-name="gr2" draw:text-style-name="P2" draw:layer="layout" svg:x1="1.741cm" svg:y1="12.184cm" svg:x2="1.741cm" svg:y2="13.167cm">
          <text:p/>
        </draw:line>
        <draw:line draw:style-name="gr4" draw:text-style-name="P2" draw:layer="layout" svg:x1="1.741cm" svg:y1="14.184cm" svg:x2="1.741cm" svg:y2="14.684cm">
          <text:p/>
        </draw:line>
        <draw:line draw:style-name="gr2" draw:text-style-name="P2" draw:layer="layout" svg:x1="2.008cm" svg:y1="12.184cm" svg:x2="2.008cm" svg:y2="13.167cm">
          <text:p/>
        </draw:line>
        <draw:line draw:style-name="gr4" draw:text-style-name="P2" draw:layer="layout" svg:x1="2.008cm" svg:y1="14.184cm" svg:x2="2.008cm" svg:y2="14.684cm">
          <text:p/>
        </draw:line>
        <draw:line draw:style-name="gr5" draw:text-style-name="P2" draw:layer="layout" svg:x1="2.274cm" svg:y1="12.184cm" svg:x2="2.274cm" svg:y2="13.167cm">
          <text:p/>
        </draw:line>
        <draw:line draw:style-name="gr4" draw:text-style-name="P2" draw:layer="layout" svg:x1="2.274cm" svg:y1="14.184cm" svg:x2="2.274cm" svg:y2="14.684cm">
          <text:p/>
        </draw:line>
        <draw:line draw:style-name="gr2" draw:text-style-name="P2" draw:layer="layout" svg:x1="2.674cm" svg:y1="12.184cm" svg:x2="2.674cm" svg:y2="13.167cm">
          <text:p/>
        </draw:line>
        <draw:line draw:style-name="gr4" draw:text-style-name="P2" draw:layer="layout" svg:x1="2.674cm" svg:y1="14.184cm" svg:x2="2.674cm" svg:y2="14.684cm">
          <text:p/>
        </draw:line>
        <draw:line draw:style-name="gr2" draw:text-style-name="P2" draw:layer="layout" svg:x1="2.941cm" svg:y1="12.184cm" svg:x2="2.941cm" svg:y2="13.167cm">
          <text:p/>
        </draw:line>
        <draw:line draw:style-name="gr4" draw:text-style-name="P2" draw:layer="layout" svg:x1="2.941cm" svg:y1="14.184cm" svg:x2="2.941cm" svg:y2="14.684cm">
          <text:p/>
        </draw:line>
        <draw:line draw:style-name="gr2" draw:text-style-name="P2" draw:layer="layout" svg:x1="3.208cm" svg:y1="12.184cm" svg:x2="3.208cm" svg:y2="13.167cm">
          <text:p/>
        </draw:line>
        <draw:line draw:style-name="gr4" draw:text-style-name="P2" draw:layer="layout" svg:x1="3.208cm" svg:y1="14.184cm" svg:x2="3.208cm" svg:y2="14.684cm">
          <text:p/>
        </draw:line>
        <draw:line draw:style-name="gr5" draw:text-style-name="P2" draw:layer="layout" svg:x1="3.475cm" svg:y1="12.184cm" svg:x2="3.475cm" svg:y2="13.167cm">
          <text:p/>
        </draw:line>
        <draw:line draw:style-name="gr4" draw:text-style-name="P2" draw:layer="layout" svg:x1="3.475cm" svg:y1="14.184cm" svg:x2="3.475cm" svg:y2="14.684cm">
          <text:p/>
        </draw:line>
        <draw:line draw:style-name="gr2" draw:text-style-name="P2" draw:layer="layout" svg:x1="3.875cm" svg:y1="12.184cm" svg:x2="3.875cm" svg:y2="13.167cm">
          <text:p/>
        </draw:line>
        <draw:line draw:style-name="gr4" draw:text-style-name="P2" draw:layer="layout" svg:x1="3.875cm" svg:y1="14.184cm" svg:x2="3.875cm" svg:y2="14.684cm">
          <text:p/>
        </draw:line>
        <draw:line draw:style-name="gr2" draw:text-style-name="P2" draw:layer="layout" svg:x1="4.141cm" svg:y1="12.184cm" svg:x2="4.141cm" svg:y2="13.167cm">
          <text:p/>
        </draw:line>
        <draw:line draw:style-name="gr4" draw:text-style-name="P2" draw:layer="layout" svg:x1="4.141cm" svg:y1="14.184cm" svg:x2="4.141cm" svg:y2="14.684cm">
          <text:p/>
        </draw:line>
        <draw:line draw:style-name="gr2" draw:text-style-name="P2" draw:layer="layout" svg:x1="4.408cm" svg:y1="12.184cm" svg:x2="4.408cm" svg:y2="13.167cm">
          <text:p/>
        </draw:line>
        <draw:line draw:style-name="gr4" draw:text-style-name="P2" draw:layer="layout" svg:x1="4.408cm" svg:y1="14.184cm" svg:x2="4.408cm" svg:y2="14.684cm">
          <text:p/>
        </draw:line>
        <draw:line draw:style-name="gr5" draw:text-style-name="P2" draw:layer="layout" svg:x1="4.675cm" svg:y1="12.184cm" svg:x2="4.675cm" svg:y2="13.167cm">
          <text:p/>
        </draw:line>
        <draw:line draw:style-name="gr4" draw:text-style-name="P2" draw:layer="layout" svg:x1="4.675cm" svg:y1="14.184cm" svg:x2="4.675cm" svg:y2="14.684cm">
          <text:p/>
        </draw:line>
        <draw:line draw:style-name="gr2" draw:text-style-name="P2" draw:layer="layout" svg:x1="5.075cm" svg:y1="12.184cm" svg:x2="5.075cm" svg:y2="13.167cm">
          <text:p/>
        </draw:line>
        <draw:line draw:style-name="gr4" draw:text-style-name="P2" draw:layer="layout" svg:x1="5.075cm" svg:y1="14.184cm" svg:x2="5.075cm" svg:y2="14.684cm">
          <text:p/>
        </draw:line>
        <draw:line draw:style-name="gr2" draw:text-style-name="P2" draw:layer="layout" svg:x1="5.341cm" svg:y1="12.184cm" svg:x2="5.341cm" svg:y2="13.167cm">
          <text:p/>
        </draw:line>
        <draw:line draw:style-name="gr4" draw:text-style-name="P2" draw:layer="layout" svg:x1="5.341cm" svg:y1="14.184cm" svg:x2="5.341cm" svg:y2="14.684cm">
          <text:p/>
        </draw:line>
        <draw:line draw:style-name="gr2" draw:text-style-name="P2" draw:layer="layout" svg:x1="5.608cm" svg:y1="12.184cm" svg:x2="5.608cm" svg:y2="13.167cm">
          <text:p/>
        </draw:line>
        <draw:line draw:style-name="gr4" draw:text-style-name="P2" draw:layer="layout" svg:x1="5.608cm" svg:y1="14.184cm" svg:x2="5.608cm" svg:y2="14.684cm">
          <text:p/>
        </draw:line>
        <draw:line draw:style-name="gr5" draw:text-style-name="P2" draw:layer="layout" svg:x1="5.875cm" svg:y1="12.184cm" svg:x2="5.875cm" svg:y2="13.167cm">
          <text:p/>
        </draw:line>
        <draw:line draw:style-name="gr4" draw:text-style-name="P2" draw:layer="layout" svg:x1="5.875cm" svg:y1="14.184cm" svg:x2="5.875cm" svg:y2="14.684cm">
          <text:p/>
        </draw:line>
        <draw:line draw:style-name="gr2" draw:text-style-name="P2" draw:layer="layout" svg:x1="6.275cm" svg:y1="12.184cm" svg:x2="6.275cm" svg:y2="13.167cm">
          <text:p/>
        </draw:line>
        <draw:line draw:style-name="gr4" draw:text-style-name="P2" draw:layer="layout" svg:x1="6.275cm" svg:y1="14.184cm" svg:x2="6.275cm" svg:y2="14.684cm">
          <text:p/>
        </draw:line>
        <draw:line draw:style-name="gr2" draw:text-style-name="P2" draw:layer="layout" svg:x1="6.541cm" svg:y1="12.184cm" svg:x2="6.541cm" svg:y2="13.167cm">
          <text:p/>
        </draw:line>
        <draw:line draw:style-name="gr4" draw:text-style-name="P2" draw:layer="layout" svg:x1="6.541cm" svg:y1="14.184cm" svg:x2="6.541cm" svg:y2="14.684cm">
          <text:p/>
        </draw:line>
        <draw:line draw:style-name="gr2" draw:text-style-name="P2" draw:layer="layout" svg:x1="6.808cm" svg:y1="12.184cm" svg:x2="6.808cm" svg:y2="13.167cm">
          <text:p/>
        </draw:line>
        <draw:line draw:style-name="gr4" draw:text-style-name="P2" draw:layer="layout" svg:x1="6.808cm" svg:y1="14.184cm" svg:x2="6.808cm" svg:y2="14.684cm">
          <text:p/>
        </draw:line>
        <draw:line draw:style-name="gr5" draw:text-style-name="P2" draw:layer="layout" svg:x1="7.075cm" svg:y1="12.184cm" svg:x2="7.075cm" svg:y2="13.167cm">
          <text:p/>
        </draw:line>
        <draw:line draw:style-name="gr4" draw:text-style-name="P2" draw:layer="layout" svg:x1="7.075cm" svg:y1="14.184cm" svg:x2="7.075cm" svg:y2="14.684cm">
          <text:p/>
        </draw:line>
        <draw:line draw:style-name="gr2" draw:text-style-name="P2" draw:layer="layout" svg:x1="7.475cm" svg:y1="12.184cm" svg:x2="7.475cm" svg:y2="13.167cm">
          <text:p/>
        </draw:line>
        <draw:line draw:style-name="gr4" draw:text-style-name="P2" draw:layer="layout" svg:x1="7.475cm" svg:y1="14.184cm" svg:x2="7.475cm" svg:y2="14.684cm">
          <text:p/>
        </draw:line>
        <draw:line draw:style-name="gr2" draw:text-style-name="P2" draw:layer="layout" svg:x1="7.741cm" svg:y1="12.184cm" svg:x2="7.741cm" svg:y2="13.167cm">
          <text:p/>
        </draw:line>
        <draw:line draw:style-name="gr4" draw:text-style-name="P2" draw:layer="layout" svg:x1="7.741cm" svg:y1="14.184cm" svg:x2="7.741cm" svg:y2="14.684cm">
          <text:p/>
        </draw:line>
        <draw:line draw:style-name="gr2" draw:text-style-name="P2" draw:layer="layout" svg:x1="8.008cm" svg:y1="12.184cm" svg:x2="8.008cm" svg:y2="13.167cm">
          <text:p/>
        </draw:line>
        <draw:line draw:style-name="gr4" draw:text-style-name="P2" draw:layer="layout" svg:x1="8.008cm" svg:y1="14.184cm" svg:x2="8.008cm" svg:y2="14.684cm">
          <text:p/>
        </draw:line>
        <draw:line draw:style-name="gr5" draw:text-style-name="P2" draw:layer="layout" svg:x1="8.275cm" svg:y1="12.184cm" svg:x2="8.275cm" svg:y2="13.167cm">
          <text:p/>
        </draw:line>
        <draw:line draw:style-name="gr4" draw:text-style-name="P2" draw:layer="layout" svg:x1="8.275cm" svg:y1="14.184cm" svg:x2="8.275cm" svg:y2="14.684cm">
          <text:p/>
        </draw:line>
        <draw:line draw:style-name="gr2" draw:text-style-name="P2" draw:layer="layout" svg:x1="8.675cm" svg:y1="12.184cm" svg:x2="8.675cm" svg:y2="13.167cm">
          <text:p/>
        </draw:line>
        <draw:line draw:style-name="gr4" draw:text-style-name="P2" draw:layer="layout" svg:x1="8.675cm" svg:y1="14.184cm" svg:x2="8.675cm" svg:y2="14.684cm">
          <text:p/>
        </draw:line>
        <draw:line draw:style-name="gr2" draw:text-style-name="P2" draw:layer="layout" svg:x1="8.941cm" svg:y1="12.184cm" svg:x2="8.941cm" svg:y2="13.167cm">
          <text:p/>
        </draw:line>
        <draw:line draw:style-name="gr4" draw:text-style-name="P2" draw:layer="layout" svg:x1="8.941cm" svg:y1="14.184cm" svg:x2="8.941cm" svg:y2="14.684cm">
          <text:p/>
        </draw:line>
        <draw:line draw:style-name="gr2" draw:text-style-name="P2" draw:layer="layout" svg:x1="9.208cm" svg:y1="12.184cm" svg:x2="9.208cm" svg:y2="13.167cm">
          <text:p/>
        </draw:line>
        <draw:line draw:style-name="gr4" draw:text-style-name="P2" draw:layer="layout" svg:x1="9.208cm" svg:y1="14.184cm" svg:x2="9.208cm" svg:y2="14.684cm">
          <text:p/>
        </draw:line>
        <draw:line draw:style-name="gr5" draw:text-style-name="P2" draw:layer="layout" svg:x1="9.475cm" svg:y1="12.184cm" svg:x2="9.475cm" svg:y2="13.167cm">
          <text:p/>
        </draw:line>
        <draw:line draw:style-name="gr4" draw:text-style-name="P2" draw:layer="layout" svg:x1="9.475cm" svg:y1="14.184cm" svg:x2="9.475cm" svg:y2="14.684cm">
          <text:p/>
        </draw:line>
        <draw:line draw:style-name="gr2" draw:text-style-name="P2" draw:layer="layout" svg:x1="9.875cm" svg:y1="12.184cm" svg:x2="9.875cm" svg:y2="13.167cm">
          <text:p/>
        </draw:line>
        <draw:line draw:style-name="gr4" draw:text-style-name="P2" draw:layer="layout" svg:x1="9.875cm" svg:y1="14.184cm" svg:x2="9.875cm" svg:y2="14.684cm">
          <text:p/>
        </draw:line>
        <draw:line draw:style-name="gr2" draw:text-style-name="P2" draw:layer="layout" svg:x1="10.141cm" svg:y1="12.184cm" svg:x2="10.141cm" svg:y2="13.167cm">
          <text:p/>
        </draw:line>
        <draw:line draw:style-name="gr4" draw:text-style-name="P2" draw:layer="layout" svg:x1="10.141cm" svg:y1="14.184cm" svg:x2="10.141cm" svg:y2="14.684cm">
          <text:p/>
        </draw:line>
        <draw:line draw:style-name="gr2" draw:text-style-name="P2" draw:layer="layout" svg:x1="10.408cm" svg:y1="12.184cm" svg:x2="10.408cm" svg:y2="13.167cm">
          <text:p/>
        </draw:line>
        <draw:line draw:style-name="gr4" draw:text-style-name="P2" draw:layer="layout" svg:x1="10.408cm" svg:y1="14.184cm" svg:x2="10.408cm" svg:y2="14.684cm">
          <text:p/>
        </draw:line>
        <draw:line draw:style-name="gr5" draw:text-style-name="P2" draw:layer="layout" svg:x1="10.675cm" svg:y1="12.184cm" svg:x2="10.675cm" svg:y2="13.167cm">
          <text:p/>
        </draw:line>
        <draw:line draw:style-name="gr4" draw:text-style-name="P2" draw:layer="layout" svg:x1="10.675cm" svg:y1="14.184cm" svg:x2="10.675cm" svg:y2="14.684cm">
          <text:p/>
        </draw:line>
        <draw:line draw:style-name="gr2" draw:text-style-name="P2" draw:layer="layout" svg:x1="11.075cm" svg:y1="12.184cm" svg:x2="11.075cm" svg:y2="13.167cm">
          <text:p/>
        </draw:line>
        <draw:line draw:style-name="gr4" draw:text-style-name="P2" draw:layer="layout" svg:x1="11.075cm" svg:y1="14.184cm" svg:x2="11.075cm" svg:y2="14.684cm">
          <text:p/>
        </draw:line>
        <draw:line draw:style-name="gr2" draw:text-style-name="P2" draw:layer="layout" svg:x1="11.341cm" svg:y1="12.184cm" svg:x2="11.341cm" svg:y2="13.167cm">
          <text:p/>
        </draw:line>
        <draw:line draw:style-name="gr4" draw:text-style-name="P2" draw:layer="layout" svg:x1="11.341cm" svg:y1="14.184cm" svg:x2="11.341cm" svg:y2="14.684cm">
          <text:p/>
        </draw:line>
        <draw:line draw:style-name="gr2" draw:text-style-name="P2" draw:layer="layout" svg:x1="11.608cm" svg:y1="12.184cm" svg:x2="11.608cm" svg:y2="13.167cm">
          <text:p/>
        </draw:line>
        <draw:line draw:style-name="gr4" draw:text-style-name="P2" draw:layer="layout" svg:x1="11.608cm" svg:y1="14.184cm" svg:x2="11.608cm" svg:y2="14.684cm">
          <text:p/>
        </draw:line>
        <draw:line draw:style-name="gr5" draw:text-style-name="P2" draw:layer="layout" svg:x1="11.875cm" svg:y1="12.184cm" svg:x2="11.875cm" svg:y2="13.167cm">
          <text:p/>
        </draw:line>
        <draw:line draw:style-name="gr4" draw:text-style-name="P2" draw:layer="layout" svg:x1="11.875cm" svg:y1="14.184cm" svg:x2="11.875cm" svg:y2="14.684cm">
          <text:p/>
        </draw:line>
        <draw:line draw:style-name="gr2" draw:text-style-name="P2" draw:layer="layout" svg:x1="12.275cm" svg:y1="12.184cm" svg:x2="12.275cm" svg:y2="13.167cm">
          <text:p/>
        </draw:line>
        <draw:line draw:style-name="gr4" draw:text-style-name="P2" draw:layer="layout" svg:x1="12.275cm" svg:y1="14.184cm" svg:x2="12.275cm" svg:y2="14.684cm">
          <text:p/>
        </draw:line>
        <draw:line draw:style-name="gr2" draw:text-style-name="P2" draw:layer="layout" svg:x1="12.541cm" svg:y1="12.184cm" svg:x2="12.541cm" svg:y2="13.167cm">
          <text:p/>
        </draw:line>
        <draw:line draw:style-name="gr4" draw:text-style-name="P2" draw:layer="layout" svg:x1="12.541cm" svg:y1="14.184cm" svg:x2="12.541cm" svg:y2="14.684cm">
          <text:p/>
        </draw:line>
        <draw:line draw:style-name="gr2" draw:text-style-name="P2" draw:layer="layout" svg:x1="12.808cm" svg:y1="12.184cm" svg:x2="12.808cm" svg:y2="13.167cm">
          <text:p/>
        </draw:line>
        <draw:line draw:style-name="gr4" draw:text-style-name="P2" draw:layer="layout" svg:x1="12.808cm" svg:y1="14.184cm" svg:x2="12.808cm" svg:y2="14.684cm">
          <text:p/>
        </draw:line>
        <draw:line draw:style-name="gr5" draw:text-style-name="P2" draw:layer="layout" svg:x1="13.075cm" svg:y1="12.184cm" svg:x2="13.075cm" svg:y2="13.167cm">
          <text:p/>
        </draw:line>
        <draw:line draw:style-name="gr4" draw:text-style-name="P2" draw:layer="layout" svg:x1="13.075cm" svg:y1="14.184cm" svg:x2="13.075cm" svg:y2="14.684cm">
          <text:p/>
        </draw:line>
        <draw:line draw:style-name="gr2" draw:text-style-name="P2" draw:layer="layout" svg:x1="13.475cm" svg:y1="12.184cm" svg:x2="13.475cm" svg:y2="13.167cm">
          <text:p/>
        </draw:line>
        <draw:line draw:style-name="gr4" draw:text-style-name="P2" draw:layer="layout" svg:x1="13.475cm" svg:y1="14.184cm" svg:x2="13.475cm" svg:y2="14.684cm">
          <text:p/>
        </draw:line>
        <draw:line draw:style-name="gr2" draw:text-style-name="P2" draw:layer="layout" svg:x1="13.741cm" svg:y1="12.184cm" svg:x2="13.741cm" svg:y2="13.167cm">
          <text:p/>
        </draw:line>
        <draw:line draw:style-name="gr4" draw:text-style-name="P2" draw:layer="layout" svg:x1="13.741cm" svg:y1="14.184cm" svg:x2="13.741cm" svg:y2="14.684cm">
          <text:p/>
        </draw:line>
        <draw:line draw:style-name="gr2" draw:text-style-name="P2" draw:layer="layout" svg:x1="14.008cm" svg:y1="12.184cm" svg:x2="14.008cm" svg:y2="13.167cm">
          <text:p/>
        </draw:line>
        <draw:line draw:style-name="gr4" draw:text-style-name="P2" draw:layer="layout" svg:x1="14.008cm" svg:y1="14.184cm" svg:x2="14.008cm" svg:y2="14.684cm">
          <text:p/>
        </draw:line>
        <draw:line draw:style-name="gr5" draw:text-style-name="P2" draw:layer="layout" svg:x1="14.275cm" svg:y1="12.184cm" svg:x2="14.275cm" svg:y2="13.167cm">
          <text:p/>
        </draw:line>
        <draw:line draw:style-name="gr4" draw:text-style-name="P2" draw:layer="layout" svg:x1="14.275cm" svg:y1="14.184cm" svg:x2="14.275cm" svg:y2="14.684cm">
          <text:p/>
        </draw:line>
        <draw:line draw:style-name="gr2" draw:text-style-name="P2" draw:layer="layout" svg:x1="14.675cm" svg:y1="12.184cm" svg:x2="14.675cm" svg:y2="13.167cm">
          <text:p/>
        </draw:line>
        <draw:line draw:style-name="gr4" draw:text-style-name="P2" draw:layer="layout" svg:x1="14.675cm" svg:y1="14.184cm" svg:x2="14.675cm" svg:y2="14.684cm">
          <text:p/>
        </draw:line>
        <draw:line draw:style-name="gr2" draw:text-style-name="P2" draw:layer="layout" svg:x1="14.941cm" svg:y1="12.184cm" svg:x2="14.941cm" svg:y2="13.167cm">
          <text:p/>
        </draw:line>
        <draw:line draw:style-name="gr4" draw:text-style-name="P2" draw:layer="layout" svg:x1="14.941cm" svg:y1="14.184cm" svg:x2="14.941cm" svg:y2="14.684cm">
          <text:p/>
        </draw:line>
        <draw:line draw:style-name="gr2" draw:text-style-name="P2" draw:layer="layout" svg:x1="15.208cm" svg:y1="12.184cm" svg:x2="15.208cm" svg:y2="13.167cm">
          <text:p/>
        </draw:line>
        <draw:line draw:style-name="gr4" draw:text-style-name="P2" draw:layer="layout" svg:x1="15.208cm" svg:y1="14.184cm" svg:x2="15.208cm" svg:y2="14.684cm">
          <text:p/>
        </draw:line>
        <draw:line draw:style-name="gr5" draw:text-style-name="P2" draw:layer="layout" svg:x1="15.475cm" svg:y1="12.184cm" svg:x2="15.475cm" svg:y2="13.167cm">
          <text:p/>
        </draw:line>
        <draw:line draw:style-name="gr4" draw:text-style-name="P2" draw:layer="layout" svg:x1="15.475cm" svg:y1="14.184cm" svg:x2="15.475cm" svg:y2="14.684cm">
          <text:p/>
        </draw:line>
        <draw:line draw:style-name="gr2" draw:text-style-name="P2" draw:layer="layout" svg:x1="15.875cm" svg:y1="12.184cm" svg:x2="15.875cm" svg:y2="13.167cm">
          <text:p/>
        </draw:line>
        <draw:line draw:style-name="gr4" draw:text-style-name="P2" draw:layer="layout" svg:x1="15.875cm" svg:y1="14.184cm" svg:x2="15.875cm" svg:y2="14.684cm">
          <text:p/>
        </draw:line>
        <draw:line draw:style-name="gr2" draw:text-style-name="P2" draw:layer="layout" svg:x1="16.141cm" svg:y1="12.184cm" svg:x2="16.141cm" svg:y2="13.167cm">
          <text:p/>
        </draw:line>
        <draw:line draw:style-name="gr4" draw:text-style-name="P2" draw:layer="layout" svg:x1="16.141cm" svg:y1="14.184cm" svg:x2="16.141cm" svg:y2="14.684cm">
          <text:p/>
        </draw:line>
        <draw:line draw:style-name="gr2" draw:text-style-name="P2" draw:layer="layout" svg:x1="16.408cm" svg:y1="12.184cm" svg:x2="16.408cm" svg:y2="13.167cm">
          <text:p/>
        </draw:line>
        <draw:line draw:style-name="gr4" draw:text-style-name="P2" draw:layer="layout" svg:x1="16.408cm" svg:y1="14.184cm" svg:x2="16.408cm" svg:y2="14.684cm">
          <text:p/>
        </draw:line>
        <draw:line draw:style-name="gr5" draw:text-style-name="P2" draw:layer="layout" svg:x1="16.675cm" svg:y1="12.184cm" svg:x2="16.675cm" svg:y2="13.167cm">
          <text:p/>
        </draw:line>
        <draw:line draw:style-name="gr4" draw:text-style-name="P2" draw:layer="layout" svg:x1="16.675cm" svg:y1="14.184cm" svg:x2="16.675cm" svg:y2="14.684cm">
          <text:p/>
        </draw:line>
        <draw:line draw:style-name="gr2" draw:text-style-name="P2" draw:layer="layout" svg:x1="17.075cm" svg:y1="12.184cm" svg:x2="17.075cm" svg:y2="13.167cm">
          <text:p/>
        </draw:line>
        <draw:line draw:style-name="gr4" draw:text-style-name="P2" draw:layer="layout" svg:x1="17.075cm" svg:y1="14.184cm" svg:x2="17.075cm" svg:y2="14.684cm">
          <text:p/>
        </draw:line>
        <draw:line draw:style-name="gr2" draw:text-style-name="P2" draw:layer="layout" svg:x1="17.341cm" svg:y1="12.184cm" svg:x2="17.341cm" svg:y2="13.167cm">
          <text:p/>
        </draw:line>
        <draw:line draw:style-name="gr4" draw:text-style-name="P2" draw:layer="layout" svg:x1="17.341cm" svg:y1="14.184cm" svg:x2="17.341cm" svg:y2="14.684cm">
          <text:p/>
        </draw:line>
        <draw:line draw:style-name="gr2" draw:text-style-name="P2" draw:layer="layout" svg:x1="17.608cm" svg:y1="12.184cm" svg:x2="17.608cm" svg:y2="13.167cm">
          <text:p/>
        </draw:line>
        <draw:line draw:style-name="gr4" draw:text-style-name="P2" draw:layer="layout" svg:x1="17.608cm" svg:y1="14.184cm" svg:x2="17.608cm" svg:y2="14.684cm">
          <text:p/>
        </draw:line>
        <draw:line draw:style-name="gr5" draw:text-style-name="P2" draw:layer="layout" svg:x1="17.875cm" svg:y1="12.184cm" svg:x2="17.875cm" svg:y2="13.167cm">
          <text:p/>
        </draw:line>
        <draw:line draw:style-name="gr4" draw:text-style-name="P2" draw:layer="layout" svg:x1="17.875cm" svg:y1="14.184cm" svg:x2="17.875cm" svg:y2="14.684cm">
          <text:p/>
        </draw:line>
        <draw:line draw:style-name="gr2" draw:text-style-name="P2" draw:layer="layout" svg:x1="18.275cm" svg:y1="12.184cm" svg:x2="18.275cm" svg:y2="13.167cm">
          <text:p/>
        </draw:line>
        <draw:line draw:style-name="gr4" draw:text-style-name="P2" draw:layer="layout" svg:x1="18.275cm" svg:y1="14.184cm" svg:x2="18.275cm" svg:y2="14.684cm">
          <text:p/>
        </draw:line>
        <draw:line draw:style-name="gr2" draw:text-style-name="P2" draw:layer="layout" svg:x1="18.541cm" svg:y1="12.184cm" svg:x2="18.541cm" svg:y2="13.167cm">
          <text:p/>
        </draw:line>
        <draw:line draw:style-name="gr4" draw:text-style-name="P2" draw:layer="layout" svg:x1="18.541cm" svg:y1="14.184cm" svg:x2="18.541cm" svg:y2="14.684cm">
          <text:p/>
        </draw:line>
        <draw:line draw:style-name="gr2" draw:text-style-name="P2" draw:layer="layout" svg:x1="18.808cm" svg:y1="12.184cm" svg:x2="18.808cm" svg:y2="13.167cm">
          <text:p/>
        </draw:line>
        <draw:line draw:style-name="gr4" draw:text-style-name="P2" draw:layer="layout" svg:x1="18.808cm" svg:y1="14.184cm" svg:x2="18.808cm" svg:y2="14.684cm">
          <text:p/>
        </draw:line>
        <draw:line draw:style-name="gr5" draw:text-style-name="P2" draw:layer="layout" svg:x1="19.075cm" svg:y1="12.184cm" svg:x2="19.075cm" svg:y2="13.167cm">
          <text:p/>
        </draw:line>
        <draw:line draw:style-name="gr4" draw:text-style-name="P2" draw:layer="layout" svg:x1="19.075cm" svg:y1="14.184cm" svg:x2="19.075cm" svg:y2="14.684cm">
          <text:p/>
        </draw:line>
        <draw:line draw:style-name="gr2" draw:text-style-name="P2" draw:layer="layout" svg:x1="19.475cm" svg:y1="12.184cm" svg:x2="19.475cm" svg:y2="13.167cm">
          <text:p/>
        </draw:line>
        <draw:line draw:style-name="gr4" draw:text-style-name="P2" draw:layer="layout" svg:x1="19.475cm" svg:y1="14.184cm" svg:x2="19.475cm" svg:y2="14.684cm">
          <text:p/>
        </draw:line>
        <draw:line draw:style-name="gr2" draw:text-style-name="P2" draw:layer="layout" svg:x1="19.741cm" svg:y1="12.184cm" svg:x2="19.741cm" svg:y2="13.167cm">
          <text:p/>
        </draw:line>
        <draw:line draw:style-name="gr4" draw:text-style-name="P2" draw:layer="layout" svg:x1="19.741cm" svg:y1="14.184cm" svg:x2="19.741cm" svg:y2="14.684cm">
          <text:p/>
        </draw:line>
        <draw:line draw:style-name="gr2" draw:text-style-name="P2" draw:layer="layout" svg:x1="20.008cm" svg:y1="12.184cm" svg:x2="20.008cm" svg:y2="13.167cm">
          <text:p/>
        </draw:line>
        <draw:line draw:style-name="gr4" draw:text-style-name="P2" draw:layer="layout" svg:x1="20.008cm" svg:y1="14.184cm" svg:x2="20.008cm" svg:y2="14.684cm">
          <text:p/>
        </draw:line>
        <draw:line draw:style-name="gr5" draw:text-style-name="P2" draw:layer="layout" svg:x1="20.275cm" svg:y1="12.184cm" svg:x2="20.275cm" svg:y2="13.167cm">
          <text:p/>
        </draw:line>
        <draw:line draw:style-name="gr4" draw:text-style-name="P2" draw:layer="layout" svg:x1="20.275cm" svg:y1="14.184cm" svg:x2="20.275cm" svg:y2="14.684cm">
          <text:p/>
        </draw:line>
        <draw:line draw:style-name="gr4" draw:text-style-name="P2" draw:layer="layout" svg:x1="1.474cm" svg:y1="14.684cm" svg:x2="1.474cm" svg:y2="17.184cm">
          <text:p/>
        </draw:line>
        <draw:line draw:style-name="gr4" draw:text-style-name="P2" draw:layer="layout" svg:x1="1.741cm" svg:y1="14.684cm" svg:x2="6.276cm" svg:y2="17.185cm">
          <text:p/>
        </draw:line>
        <draw:line draw:style-name="gr4" draw:text-style-name="P2" draw:layer="layout" svg:x1="2.008cm" svg:y1="14.684cm" svg:x2="11.076cm" svg:y2="17.185cm">
          <text:p/>
        </draw:line>
        <draw:line draw:style-name="gr4" draw:text-style-name="P2" draw:layer="layout" svg:x1="2.274cm" svg:y1="14.684cm" svg:x2="15.876cm" svg:y2="17.185cm">
          <text:p/>
        </draw:line>
        <draw:line draw:style-name="gr4" draw:text-style-name="P2" draw:layer="layout" svg:x1="2.675cm" svg:y1="14.684cm" svg:x2="1.741cm" svg:y2="17.185cm">
          <text:p/>
        </draw:line>
        <draw:line draw:style-name="gr4" draw:text-style-name="P2" draw:layer="layout" svg:x1="2.941cm" svg:y1="14.684cm" svg:x2="6.542cm" svg:y2="17.185cm">
          <text:p/>
        </draw:line>
        <draw:line draw:style-name="gr4" draw:text-style-name="P2" draw:layer="layout" svg:x1="3.208cm" svg:y1="14.684cm" svg:x2="11.342cm" svg:y2="17.185cm">
          <text:p/>
        </draw:line>
        <draw:line draw:style-name="gr4" draw:text-style-name="P2" draw:layer="layout" svg:x1="3.475cm" svg:y1="14.684cm" svg:x2="16.142cm" svg:y2="17.185cm">
          <text:p/>
        </draw:line>
        <draw:line draw:style-name="gr4" draw:text-style-name="P2" draw:layer="layout" svg:x1="3.876cm" svg:y1="14.684cm" svg:x2="2.008cm" svg:y2="17.185cm">
          <text:p/>
        </draw:line>
        <draw:line draw:style-name="gr4" draw:text-style-name="P2" draw:layer="layout" svg:x1="4.141cm" svg:y1="14.684cm" svg:x2="6.809cm" svg:y2="17.185cm">
          <text:p/>
        </draw:line>
        <draw:line draw:style-name="gr4" draw:text-style-name="P2" draw:layer="layout" svg:x1="4.408cm" svg:y1="14.684cm" svg:x2="11.609cm" svg:y2="17.185cm">
          <text:p/>
        </draw:line>
        <draw:line draw:style-name="gr4" draw:text-style-name="P2" draw:layer="layout" svg:x1="4.675cm" svg:y1="14.684cm" svg:x2="16.409cm" svg:y2="17.185cm">
          <text:p/>
        </draw:line>
        <draw:line draw:style-name="gr4" draw:text-style-name="P2" draw:layer="layout" svg:x1="5.076cm" svg:y1="14.684cm" svg:x2="2.274cm" svg:y2="17.185cm">
          <text:p/>
        </draw:line>
        <draw:line draw:style-name="gr4" draw:text-style-name="P2" draw:layer="layout" svg:x1="5.341cm" svg:y1="14.684cm" svg:x2="7.076cm" svg:y2="17.185cm">
          <text:p/>
        </draw:line>
        <draw:line draw:style-name="gr4" draw:text-style-name="P2" draw:layer="layout" svg:x1="5.608cm" svg:y1="14.684cm" svg:x2="11.876cm" svg:y2="17.185cm">
          <text:p/>
        </draw:line>
        <draw:line draw:style-name="gr4" draw:text-style-name="P2" draw:layer="layout" svg:x1="5.875cm" svg:y1="14.684cm" svg:x2="16.676cm" svg:y2="17.185cm">
          <text:p/>
        </draw:line>
        <draw:line draw:style-name="gr4" draw:text-style-name="P2" draw:layer="layout" svg:x1="6.276cm" svg:y1="14.684cm" svg:x2="2.674cm" svg:y2="17.185cm">
          <text:p/>
        </draw:line>
        <draw:line draw:style-name="gr4" draw:text-style-name="P2" draw:layer="layout" svg:x1="6.541cm" svg:y1="14.684cm" svg:x2="7.476cm" svg:y2="17.185cm">
          <text:p/>
        </draw:line>
        <draw:line draw:style-name="gr4" draw:text-style-name="P2" draw:layer="layout" svg:x1="6.808cm" svg:y1="14.684cm" svg:x2="12.276cm" svg:y2="17.185cm">
          <text:p/>
        </draw:line>
        <draw:line draw:style-name="gr4" draw:text-style-name="P2" draw:layer="layout" svg:x1="7.075cm" svg:y1="14.684cm" svg:x2="17.076cm" svg:y2="17.185cm">
          <text:p/>
        </draw:line>
        <draw:line draw:style-name="gr4" draw:text-style-name="P2" draw:layer="layout" svg:x1="7.476cm" svg:y1="14.684cm" svg:x2="2.941cm" svg:y2="17.185cm">
          <text:p/>
        </draw:line>
        <draw:line draw:style-name="gr4" draw:text-style-name="P2" draw:layer="layout" svg:x1="7.741cm" svg:y1="14.684cm" svg:x2="7.741cm" svg:y2="17.184cm">
          <text:p/>
        </draw:line>
        <draw:line draw:style-name="gr4" draw:text-style-name="P2" draw:layer="layout" svg:x1="8.008cm" svg:y1="14.684cm" svg:x2="12.542cm" svg:y2="17.185cm">
          <text:p/>
        </draw:line>
        <draw:line draw:style-name="gr4" draw:text-style-name="P2" draw:layer="layout" svg:x1="8.275cm" svg:y1="14.684cm" svg:x2="17.342cm" svg:y2="17.185cm">
          <text:p/>
        </draw:line>
        <draw:line draw:style-name="gr4" draw:text-style-name="P2" draw:layer="layout" svg:x1="8.676cm" svg:y1="14.684cm" svg:x2="3.208cm" svg:y2="17.185cm">
          <text:p/>
        </draw:line>
        <draw:line draw:style-name="gr4" draw:text-style-name="P2" draw:layer="layout" svg:x1="8.942cm" svg:y1="14.684cm" svg:x2="8.008cm" svg:y2="17.185cm">
          <text:p/>
        </draw:line>
        <draw:line draw:style-name="gr4" draw:text-style-name="P2" draw:layer="layout" svg:x1="9.208cm" svg:y1="14.684cm" svg:x2="12.809cm" svg:y2="17.185cm">
          <text:p/>
        </draw:line>
        <draw:line draw:style-name="gr4" draw:text-style-name="P2" draw:layer="layout" svg:x1="9.475cm" svg:y1="14.684cm" svg:x2="17.609cm" svg:y2="17.185cm">
          <text:p/>
        </draw:line>
        <draw:line draw:style-name="gr4" draw:text-style-name="P2" draw:layer="layout" svg:x1="9.876cm" svg:y1="14.684cm" svg:x2="3.475cm" svg:y2="17.185cm">
          <text:p/>
        </draw:line>
        <draw:line draw:style-name="gr4" draw:text-style-name="P2" draw:layer="layout" svg:x1="10.142cm" svg:y1="14.684cm" svg:x2="8.275cm" svg:y2="17.185cm">
          <text:p/>
        </draw:line>
        <draw:line draw:style-name="gr4" draw:text-style-name="P2" draw:layer="layout" svg:x1="10.408cm" svg:y1="14.684cm" svg:x2="13.076cm" svg:y2="17.185cm">
          <text:p/>
        </draw:line>
        <draw:line draw:style-name="gr4" draw:text-style-name="P2" draw:layer="layout" svg:x1="10.675cm" svg:y1="14.684cm" svg:x2="17.876cm" svg:y2="17.185cm">
          <text:p/>
        </draw:line>
        <draw:line draw:style-name="gr4" draw:text-style-name="P2" draw:layer="layout" svg:x1="11.076cm" svg:y1="14.684cm" svg:x2="3.875cm" svg:y2="17.185cm">
          <text:p/>
        </draw:line>
        <draw:line draw:style-name="gr4" draw:text-style-name="P2" draw:layer="layout" svg:x1="11.342cm" svg:y1="14.684cm" svg:x2="8.675cm" svg:y2="17.185cm">
          <text:p/>
        </draw:line>
        <draw:line draw:style-name="gr4" draw:text-style-name="P2" draw:layer="layout" svg:x1="11.608cm" svg:y1="14.684cm" svg:x2="13.476cm" svg:y2="17.185cm">
          <text:p/>
        </draw:line>
        <draw:line draw:style-name="gr4" draw:text-style-name="P2" draw:layer="layout" svg:x1="11.875cm" svg:y1="14.684cm" svg:x2="18.276cm" svg:y2="17.185cm">
          <text:p/>
        </draw:line>
        <draw:line draw:style-name="gr4" draw:text-style-name="P2" draw:layer="layout" svg:x1="12.276cm" svg:y1="14.684cm" svg:x2="4.141cm" svg:y2="17.185cm">
          <text:p/>
        </draw:line>
        <draw:line draw:style-name="gr4" draw:text-style-name="P2" draw:layer="layout" svg:x1="12.542cm" svg:y1="14.684cm" svg:x2="8.941cm" svg:y2="17.185cm">
          <text:p/>
        </draw:line>
        <draw:line draw:style-name="gr4" draw:text-style-name="P2" draw:layer="layout" svg:x1="12.808cm" svg:y1="14.684cm" svg:x2="13.742cm" svg:y2="17.185cm">
          <text:p/>
        </draw:line>
        <draw:line draw:style-name="gr4" draw:text-style-name="P2" draw:layer="layout" svg:x1="13.075cm" svg:y1="14.684cm" svg:x2="18.542cm" svg:y2="17.185cm">
          <text:p/>
        </draw:line>
        <draw:line draw:style-name="gr4" draw:text-style-name="P2" draw:layer="layout" svg:x1="13.476cm" svg:y1="14.684cm" svg:x2="4.408cm" svg:y2="17.185cm">
          <text:p/>
        </draw:line>
        <draw:line draw:style-name="gr4" draw:text-style-name="P2" draw:layer="layout" svg:x1="13.742cm" svg:y1="14.684cm" svg:x2="9.208cm" svg:y2="17.185cm">
          <text:p/>
        </draw:line>
        <draw:line draw:style-name="gr4" draw:text-style-name="P2" draw:layer="layout" svg:x1="14.008cm" svg:y1="14.684cm" svg:x2="14.008cm" svg:y2="17.184cm">
          <text:p/>
        </draw:line>
        <draw:line draw:style-name="gr4" draw:text-style-name="P2" draw:layer="layout" svg:x1="14.275cm" svg:y1="14.684cm" svg:x2="18.809cm" svg:y2="17.185cm">
          <text:p/>
        </draw:line>
        <draw:line draw:style-name="gr4" draw:text-style-name="P2" draw:layer="layout" svg:x1="14.676cm" svg:y1="14.684cm" svg:x2="4.675cm" svg:y2="17.185cm">
          <text:p/>
        </draw:line>
        <draw:line draw:style-name="gr4" draw:text-style-name="P2" draw:layer="layout" svg:x1="14.942cm" svg:y1="14.684cm" svg:x2="9.475cm" svg:y2="17.185cm">
          <text:p/>
        </draw:line>
        <draw:line draw:style-name="gr4" draw:text-style-name="P2" draw:layer="layout" svg:x1="15.209cm" svg:y1="14.684cm" svg:x2="14.275cm" svg:y2="17.185cm">
          <text:p/>
        </draw:line>
        <draw:line draw:style-name="gr4" draw:text-style-name="P2" draw:layer="layout" svg:x1="15.475cm" svg:y1="14.684cm" svg:x2="19.076cm" svg:y2="17.185cm">
          <text:p/>
        </draw:line>
        <draw:line draw:style-name="gr4" draw:text-style-name="P2" draw:layer="layout" svg:x1="15.876cm" svg:y1="14.684cm" svg:x2="5.075cm" svg:y2="17.185cm">
          <text:p/>
        </draw:line>
        <draw:line draw:style-name="gr4" draw:text-style-name="P2" draw:layer="layout" svg:x1="16.142cm" svg:y1="14.684cm" svg:x2="9.875cm" svg:y2="17.185cm">
          <text:p/>
        </draw:line>
        <draw:line draw:style-name="gr4" draw:text-style-name="P2" draw:layer="layout" svg:x1="16.409cm" svg:y1="14.684cm" svg:x2="14.675cm" svg:y2="17.185cm">
          <text:p/>
        </draw:line>
        <draw:line draw:style-name="gr4" draw:text-style-name="P2" draw:layer="layout" svg:x1="16.675cm" svg:y1="14.684cm" svg:x2="19.476cm" svg:y2="17.185cm">
          <text:p/>
        </draw:line>
        <draw:line draw:style-name="gr4" draw:text-style-name="P2" draw:layer="layout" svg:x1="17.076cm" svg:y1="14.684cm" svg:x2="5.341cm" svg:y2="17.185cm">
          <text:p/>
        </draw:line>
        <draw:line draw:style-name="gr4" draw:text-style-name="P2" draw:layer="layout" svg:x1="17.342cm" svg:y1="14.684cm" svg:x2="10.141cm" svg:y2="17.185cm">
          <text:p/>
        </draw:line>
        <draw:line draw:style-name="gr4" draw:text-style-name="P2" draw:layer="layout" svg:x1="17.609cm" svg:y1="14.684cm" svg:x2="14.941cm" svg:y2="17.185cm">
          <text:p/>
        </draw:line>
        <draw:line draw:style-name="gr4" draw:text-style-name="P2" draw:layer="layout" svg:x1="17.875cm" svg:y1="14.684cm" svg:x2="19.742cm" svg:y2="17.185cm">
          <text:p/>
        </draw:line>
        <draw:line draw:style-name="gr4" draw:text-style-name="P2" draw:layer="layout" svg:x1="18.276cm" svg:y1="14.684cm" svg:x2="5.608cm" svg:y2="17.185cm">
          <text:p/>
        </draw:line>
        <draw:line draw:style-name="gr4" draw:text-style-name="P2" draw:layer="layout" svg:x1="18.542cm" svg:y1="14.684cm" svg:x2="10.408cm" svg:y2="17.185cm">
          <text:p/>
        </draw:line>
        <draw:line draw:style-name="gr4" draw:text-style-name="P2" draw:layer="layout" svg:x1="18.809cm" svg:y1="14.684cm" svg:x2="15.208cm" svg:y2="17.185cm">
          <text:p/>
        </draw:line>
        <draw:line draw:style-name="gr4" draw:text-style-name="P2" draw:layer="layout" svg:x1="19.075cm" svg:y1="14.684cm" svg:x2="20.009cm" svg:y2="17.185cm">
          <text:p/>
        </draw:line>
        <draw:line draw:style-name="gr4" draw:text-style-name="P2" draw:layer="layout" svg:x1="19.476cm" svg:y1="14.684cm" svg:x2="5.875cm" svg:y2="17.185cm">
          <text:p/>
        </draw:line>
        <draw:line draw:style-name="gr4" draw:text-style-name="P2" draw:layer="layout" svg:x1="19.742cm" svg:y1="14.684cm" svg:x2="10.675cm" svg:y2="17.185cm">
          <text:p/>
        </draw:line>
        <draw:line draw:style-name="gr4" draw:text-style-name="P2" draw:layer="layout" svg:x1="20.009cm" svg:y1="14.684cm" svg:x2="15.475cm" svg:y2="17.185cm">
          <text:p/>
        </draw:line>
        <draw:line draw:style-name="gr4" draw:text-style-name="P2" draw:layer="layout" svg:x1="20.275cm" svg:y1="14.684cm" svg:x2="20.275cm" svg:y2="17.184cm">
          <text:p/>
        </draw:line>
        <draw:line draw:style-name="gr4" draw:text-style-name="P2" draw:layer="layout" svg:x1="1.474cm" svg:y1="17.184cm" svg:x2="1.474cm" svg:y2="18.167cm">
          <text:p/>
        </draw:line>
        <draw:line draw:style-name="gr4" draw:text-style-name="P2" draw:layer="layout" svg:x1="1.474cm" svg:y1="19.184cm" svg:x2="1.474cm" svg:y2="19.684cm">
          <text:p/>
        </draw:line>
        <draw:line draw:style-name="gr4" draw:text-style-name="P2" draw:layer="layout" svg:x1="1.741cm" svg:y1="17.184cm" svg:x2="1.741cm" svg:y2="18.167cm">
          <text:p/>
        </draw:line>
        <draw:line draw:style-name="gr4" draw:text-style-name="P2" draw:layer="layout" svg:x1="1.741cm" svg:y1="19.184cm" svg:x2="1.741cm" svg:y2="19.684cm">
          <text:p/>
        </draw:line>
        <draw:line draw:style-name="gr4" draw:text-style-name="P2" draw:layer="layout" svg:x1="2.008cm" svg:y1="17.184cm" svg:x2="2.008cm" svg:y2="18.167cm">
          <text:p/>
        </draw:line>
        <draw:line draw:style-name="gr4" draw:text-style-name="P2" draw:layer="layout" svg:x1="2.008cm" svg:y1="19.184cm" svg:x2="2.008cm" svg:y2="19.684cm">
          <text:p/>
        </draw:line>
        <draw:line draw:style-name="gr4" draw:text-style-name="P2" draw:layer="layout" svg:x1="2.274cm" svg:y1="17.184cm" svg:x2="2.274cm" svg:y2="18.167cm">
          <text:p/>
        </draw:line>
        <draw:line draw:style-name="gr7" draw:text-style-name="P2" draw:layer="layout" svg:x1="2.274cm" svg:y1="19.184cm" svg:x2="2.274cm" svg:y2="19.684cm">
          <text:p/>
        </draw:line>
        <draw:line draw:style-name="gr4" draw:text-style-name="P2" draw:layer="layout" svg:x1="2.674cm" svg:y1="17.184cm" svg:x2="2.674cm" svg:y2="18.167cm">
          <text:p/>
        </draw:line>
        <draw:line draw:style-name="gr4" draw:text-style-name="P2" draw:layer="layout" svg:x1="2.674cm" svg:y1="19.184cm" svg:x2="2.674cm" svg:y2="19.684cm">
          <text:p/>
        </draw:line>
        <draw:line draw:style-name="gr4" draw:text-style-name="P2" draw:layer="layout" svg:x1="2.941cm" svg:y1="17.184cm" svg:x2="2.941cm" svg:y2="18.167cm">
          <text:p/>
        </draw:line>
        <draw:line draw:style-name="gr4" draw:text-style-name="P2" draw:layer="layout" svg:x1="2.941cm" svg:y1="19.184cm" svg:x2="2.941cm" svg:y2="19.684cm">
          <text:p/>
        </draw:line>
        <draw:line draw:style-name="gr4" draw:text-style-name="P2" draw:layer="layout" svg:x1="3.208cm" svg:y1="17.184cm" svg:x2="3.208cm" svg:y2="18.167cm">
          <text:p/>
        </draw:line>
        <draw:line draw:style-name="gr4" draw:text-style-name="P2" draw:layer="layout" svg:x1="3.208cm" svg:y1="19.184cm" svg:x2="3.208cm" svg:y2="19.684cm">
          <text:p/>
        </draw:line>
        <draw:line draw:style-name="gr4" draw:text-style-name="P2" draw:layer="layout" svg:x1="3.475cm" svg:y1="17.184cm" svg:x2="3.475cm" svg:y2="18.167cm">
          <text:p/>
        </draw:line>
        <draw:line draw:style-name="gr7" draw:text-style-name="P2" draw:layer="layout" svg:x1="3.475cm" svg:y1="19.184cm" svg:x2="3.475cm" svg:y2="19.684cm">
          <text:p/>
        </draw:line>
        <draw:line draw:style-name="gr4" draw:text-style-name="P2" draw:layer="layout" svg:x1="3.875cm" svg:y1="17.184cm" svg:x2="3.875cm" svg:y2="18.167cm">
          <text:p/>
        </draw:line>
        <draw:line draw:style-name="gr4" draw:text-style-name="P2" draw:layer="layout" svg:x1="3.875cm" svg:y1="19.184cm" svg:x2="3.875cm" svg:y2="19.684cm">
          <text:p/>
        </draw:line>
        <draw:line draw:style-name="gr4" draw:text-style-name="P2" draw:layer="layout" svg:x1="4.141cm" svg:y1="17.184cm" svg:x2="4.141cm" svg:y2="18.167cm">
          <text:p/>
        </draw:line>
        <draw:line draw:style-name="gr4" draw:text-style-name="P2" draw:layer="layout" svg:x1="4.141cm" svg:y1="19.184cm" svg:x2="4.141cm" svg:y2="19.684cm">
          <text:p/>
        </draw:line>
        <draw:line draw:style-name="gr4" draw:text-style-name="P2" draw:layer="layout" svg:x1="4.408cm" svg:y1="17.184cm" svg:x2="4.408cm" svg:y2="18.167cm">
          <text:p/>
        </draw:line>
        <draw:line draw:style-name="gr4" draw:text-style-name="P2" draw:layer="layout" svg:x1="4.408cm" svg:y1="19.184cm" svg:x2="4.408cm" svg:y2="19.684cm">
          <text:p/>
        </draw:line>
        <draw:line draw:style-name="gr4" draw:text-style-name="P2" draw:layer="layout" svg:x1="4.675cm" svg:y1="17.184cm" svg:x2="4.675cm" svg:y2="18.167cm">
          <text:p/>
        </draw:line>
        <draw:line draw:style-name="gr7" draw:text-style-name="P2" draw:layer="layout" svg:x1="4.675cm" svg:y1="19.184cm" svg:x2="4.675cm" svg:y2="19.684cm">
          <text:p/>
        </draw:line>
        <draw:line draw:style-name="gr4" draw:text-style-name="P2" draw:layer="layout" svg:x1="5.075cm" svg:y1="17.184cm" svg:x2="5.075cm" svg:y2="18.167cm">
          <text:p/>
        </draw:line>
        <draw:line draw:style-name="gr4" draw:text-style-name="P2" draw:layer="layout" svg:x1="5.075cm" svg:y1="19.184cm" svg:x2="5.075cm" svg:y2="19.684cm">
          <text:p/>
        </draw:line>
        <draw:line draw:style-name="gr4" draw:text-style-name="P2" draw:layer="layout" svg:x1="5.341cm" svg:y1="17.184cm" svg:x2="5.341cm" svg:y2="18.167cm">
          <text:p/>
        </draw:line>
        <draw:line draw:style-name="gr4" draw:text-style-name="P2" draw:layer="layout" svg:x1="5.341cm" svg:y1="19.184cm" svg:x2="5.341cm" svg:y2="19.684cm">
          <text:p/>
        </draw:line>
        <draw:line draw:style-name="gr4" draw:text-style-name="P2" draw:layer="layout" svg:x1="5.608cm" svg:y1="17.184cm" svg:x2="5.608cm" svg:y2="18.167cm">
          <text:p/>
        </draw:line>
        <draw:line draw:style-name="gr4" draw:text-style-name="P2" draw:layer="layout" svg:x1="5.608cm" svg:y1="19.184cm" svg:x2="5.608cm" svg:y2="19.684cm">
          <text:p/>
        </draw:line>
        <draw:line draw:style-name="gr4" draw:text-style-name="P2" draw:layer="layout" svg:x1="5.875cm" svg:y1="17.184cm" svg:x2="5.875cm" svg:y2="18.167cm">
          <text:p/>
        </draw:line>
        <draw:line draw:style-name="gr7" draw:text-style-name="P2" draw:layer="layout" svg:x1="5.875cm" svg:y1="19.184cm" svg:x2="5.875cm" svg:y2="19.684cm">
          <text:p/>
        </draw:line>
        <draw:line draw:style-name="gr4" draw:text-style-name="P2" draw:layer="layout" svg:x1="6.275cm" svg:y1="17.184cm" svg:x2="6.275cm" svg:y2="18.167cm">
          <text:p/>
        </draw:line>
        <draw:line draw:style-name="gr4" draw:text-style-name="P2" draw:layer="layout" svg:x1="6.275cm" svg:y1="19.184cm" svg:x2="6.275cm" svg:y2="19.684cm">
          <text:p/>
        </draw:line>
        <draw:line draw:style-name="gr4" draw:text-style-name="P2" draw:layer="layout" svg:x1="6.541cm" svg:y1="17.184cm" svg:x2="6.541cm" svg:y2="18.167cm">
          <text:p/>
        </draw:line>
        <draw:line draw:style-name="gr4" draw:text-style-name="P2" draw:layer="layout" svg:x1="6.541cm" svg:y1="19.184cm" svg:x2="6.541cm" svg:y2="19.684cm">
          <text:p/>
        </draw:line>
        <draw:line draw:style-name="gr4" draw:text-style-name="P2" draw:layer="layout" svg:x1="6.808cm" svg:y1="17.184cm" svg:x2="6.808cm" svg:y2="18.167cm">
          <text:p/>
        </draw:line>
        <draw:line draw:style-name="gr4" draw:text-style-name="P2" draw:layer="layout" svg:x1="6.808cm" svg:y1="19.184cm" svg:x2="6.808cm" svg:y2="19.684cm">
          <text:p/>
        </draw:line>
        <draw:line draw:style-name="gr4" draw:text-style-name="P2" draw:layer="layout" svg:x1="7.075cm" svg:y1="17.184cm" svg:x2="7.075cm" svg:y2="18.167cm">
          <text:p/>
        </draw:line>
        <draw:line draw:style-name="gr7" draw:text-style-name="P2" draw:layer="layout" svg:x1="7.075cm" svg:y1="19.184cm" svg:x2="7.075cm" svg:y2="19.684cm">
          <text:p/>
        </draw:line>
        <draw:line draw:style-name="gr4" draw:text-style-name="P2" draw:layer="layout" svg:x1="7.475cm" svg:y1="17.184cm" svg:x2="7.475cm" svg:y2="18.167cm">
          <text:p/>
        </draw:line>
        <draw:line draw:style-name="gr4" draw:text-style-name="P2" draw:layer="layout" svg:x1="7.475cm" svg:y1="19.184cm" svg:x2="7.475cm" svg:y2="19.684cm">
          <text:p/>
        </draw:line>
        <draw:line draw:style-name="gr4" draw:text-style-name="P2" draw:layer="layout" svg:x1="7.741cm" svg:y1="17.184cm" svg:x2="7.741cm" svg:y2="18.167cm">
          <text:p/>
        </draw:line>
        <draw:line draw:style-name="gr4" draw:text-style-name="P2" draw:layer="layout" svg:x1="7.741cm" svg:y1="19.184cm" svg:x2="7.741cm" svg:y2="19.684cm">
          <text:p/>
        </draw:line>
        <draw:line draw:style-name="gr4" draw:text-style-name="P2" draw:layer="layout" svg:x1="8.008cm" svg:y1="17.184cm" svg:x2="8.008cm" svg:y2="18.167cm">
          <text:p/>
        </draw:line>
        <draw:line draw:style-name="gr4" draw:text-style-name="P2" draw:layer="layout" svg:x1="8.008cm" svg:y1="19.184cm" svg:x2="8.008cm" svg:y2="19.684cm">
          <text:p/>
        </draw:line>
        <draw:line draw:style-name="gr4" draw:text-style-name="P2" draw:layer="layout" svg:x1="8.275cm" svg:y1="17.184cm" svg:x2="8.275cm" svg:y2="18.167cm">
          <text:p/>
        </draw:line>
        <draw:line draw:style-name="gr7" draw:text-style-name="P2" draw:layer="layout" svg:x1="8.275cm" svg:y1="19.184cm" svg:x2="8.275cm" svg:y2="19.684cm">
          <text:p/>
        </draw:line>
        <draw:line draw:style-name="gr4" draw:text-style-name="P2" draw:layer="layout" svg:x1="8.675cm" svg:y1="17.184cm" svg:x2="8.675cm" svg:y2="18.167cm">
          <text:p/>
        </draw:line>
        <draw:line draw:style-name="gr4" draw:text-style-name="P2" draw:layer="layout" svg:x1="8.675cm" svg:y1="19.184cm" svg:x2="8.675cm" svg:y2="19.684cm">
          <text:p/>
        </draw:line>
        <draw:line draw:style-name="gr4" draw:text-style-name="P2" draw:layer="layout" svg:x1="8.941cm" svg:y1="17.184cm" svg:x2="8.941cm" svg:y2="18.167cm">
          <text:p/>
        </draw:line>
        <draw:line draw:style-name="gr4" draw:text-style-name="P2" draw:layer="layout" svg:x1="8.941cm" svg:y1="19.184cm" svg:x2="8.941cm" svg:y2="19.684cm">
          <text:p/>
        </draw:line>
        <draw:line draw:style-name="gr4" draw:text-style-name="P2" draw:layer="layout" svg:x1="9.208cm" svg:y1="17.184cm" svg:x2="9.208cm" svg:y2="18.167cm">
          <text:p/>
        </draw:line>
        <draw:line draw:style-name="gr4" draw:text-style-name="P2" draw:layer="layout" svg:x1="9.208cm" svg:y1="19.184cm" svg:x2="9.208cm" svg:y2="19.684cm">
          <text:p/>
        </draw:line>
        <draw:line draw:style-name="gr4" draw:text-style-name="P2" draw:layer="layout" svg:x1="9.475cm" svg:y1="17.184cm" svg:x2="9.475cm" svg:y2="18.167cm">
          <text:p/>
        </draw:line>
        <draw:line draw:style-name="gr7" draw:text-style-name="P2" draw:layer="layout" svg:x1="9.475cm" svg:y1="19.184cm" svg:x2="9.475cm" svg:y2="19.684cm">
          <text:p/>
        </draw:line>
        <draw:line draw:style-name="gr4" draw:text-style-name="P2" draw:layer="layout" svg:x1="9.875cm" svg:y1="17.184cm" svg:x2="9.875cm" svg:y2="18.167cm">
          <text:p/>
        </draw:line>
        <draw:line draw:style-name="gr4" draw:text-style-name="P2" draw:layer="layout" svg:x1="9.875cm" svg:y1="19.184cm" svg:x2="9.875cm" svg:y2="19.684cm">
          <text:p/>
        </draw:line>
        <draw:line draw:style-name="gr4" draw:text-style-name="P2" draw:layer="layout" svg:x1="10.141cm" svg:y1="17.184cm" svg:x2="10.141cm" svg:y2="18.167cm">
          <text:p/>
        </draw:line>
        <draw:line draw:style-name="gr4" draw:text-style-name="P2" draw:layer="layout" svg:x1="10.141cm" svg:y1="19.184cm" svg:x2="10.141cm" svg:y2="19.684cm">
          <text:p/>
        </draw:line>
        <draw:line draw:style-name="gr4" draw:text-style-name="P2" draw:layer="layout" svg:x1="10.408cm" svg:y1="17.184cm" svg:x2="10.408cm" svg:y2="18.167cm">
          <text:p/>
        </draw:line>
        <draw:line draw:style-name="gr4" draw:text-style-name="P2" draw:layer="layout" svg:x1="10.408cm" svg:y1="19.184cm" svg:x2="10.408cm" svg:y2="19.684cm">
          <text:p/>
        </draw:line>
        <draw:line draw:style-name="gr4" draw:text-style-name="P2" draw:layer="layout" svg:x1="10.675cm" svg:y1="17.184cm" svg:x2="10.675cm" svg:y2="18.167cm">
          <text:p/>
        </draw:line>
        <draw:line draw:style-name="gr7" draw:text-style-name="P2" draw:layer="layout" svg:x1="10.675cm" svg:y1="19.184cm" svg:x2="10.675cm" svg:y2="19.684cm">
          <text:p/>
        </draw:line>
        <draw:line draw:style-name="gr4" draw:text-style-name="P2" draw:layer="layout" svg:x1="11.075cm" svg:y1="17.184cm" svg:x2="11.075cm" svg:y2="18.167cm">
          <text:p/>
        </draw:line>
        <draw:line draw:style-name="gr4" draw:text-style-name="P2" draw:layer="layout" svg:x1="11.075cm" svg:y1="19.184cm" svg:x2="11.075cm" svg:y2="19.684cm">
          <text:p/>
        </draw:line>
        <draw:line draw:style-name="gr4" draw:text-style-name="P2" draw:layer="layout" svg:x1="11.341cm" svg:y1="17.184cm" svg:x2="11.341cm" svg:y2="18.167cm">
          <text:p/>
        </draw:line>
        <draw:line draw:style-name="gr4" draw:text-style-name="P2" draw:layer="layout" svg:x1="11.341cm" svg:y1="19.184cm" svg:x2="11.341cm" svg:y2="19.684cm">
          <text:p/>
        </draw:line>
        <draw:line draw:style-name="gr4" draw:text-style-name="P2" draw:layer="layout" svg:x1="11.608cm" svg:y1="17.184cm" svg:x2="11.608cm" svg:y2="18.167cm">
          <text:p/>
        </draw:line>
        <draw:line draw:style-name="gr4" draw:text-style-name="P2" draw:layer="layout" svg:x1="11.608cm" svg:y1="19.184cm" svg:x2="11.608cm" svg:y2="19.684cm">
          <text:p/>
        </draw:line>
        <draw:line draw:style-name="gr4" draw:text-style-name="P2" draw:layer="layout" svg:x1="11.875cm" svg:y1="17.184cm" svg:x2="11.875cm" svg:y2="18.167cm">
          <text:p/>
        </draw:line>
        <draw:line draw:style-name="gr7" draw:text-style-name="P2" draw:layer="layout" svg:x1="11.875cm" svg:y1="19.184cm" svg:x2="11.875cm" svg:y2="19.684cm">
          <text:p/>
        </draw:line>
        <draw:line draw:style-name="gr4" draw:text-style-name="P2" draw:layer="layout" svg:x1="12.275cm" svg:y1="17.184cm" svg:x2="12.275cm" svg:y2="18.167cm">
          <text:p/>
        </draw:line>
        <draw:line draw:style-name="gr4" draw:text-style-name="P2" draw:layer="layout" svg:x1="12.275cm" svg:y1="19.184cm" svg:x2="12.275cm" svg:y2="19.684cm">
          <text:p/>
        </draw:line>
        <draw:line draw:style-name="gr4" draw:text-style-name="P2" draw:layer="layout" svg:x1="12.541cm" svg:y1="17.184cm" svg:x2="12.541cm" svg:y2="18.167cm">
          <text:p/>
        </draw:line>
        <draw:line draw:style-name="gr4" draw:text-style-name="P2" draw:layer="layout" svg:x1="12.541cm" svg:y1="19.184cm" svg:x2="12.541cm" svg:y2="19.684cm">
          <text:p/>
        </draw:line>
        <draw:line draw:style-name="gr4" draw:text-style-name="P2" draw:layer="layout" svg:x1="12.808cm" svg:y1="17.184cm" svg:x2="12.808cm" svg:y2="18.167cm">
          <text:p/>
        </draw:line>
        <draw:line draw:style-name="gr4" draw:text-style-name="P2" draw:layer="layout" svg:x1="12.808cm" svg:y1="19.184cm" svg:x2="12.808cm" svg:y2="19.684cm">
          <text:p/>
        </draw:line>
        <draw:line draw:style-name="gr4" draw:text-style-name="P2" draw:layer="layout" svg:x1="13.075cm" svg:y1="17.184cm" svg:x2="13.075cm" svg:y2="18.167cm">
          <text:p/>
        </draw:line>
        <draw:line draw:style-name="gr7" draw:text-style-name="P2" draw:layer="layout" svg:x1="13.075cm" svg:y1="19.184cm" svg:x2="13.075cm" svg:y2="19.684cm">
          <text:p/>
        </draw:line>
        <draw:line draw:style-name="gr4" draw:text-style-name="P2" draw:layer="layout" svg:x1="13.475cm" svg:y1="17.184cm" svg:x2="13.475cm" svg:y2="18.167cm">
          <text:p/>
        </draw:line>
        <draw:line draw:style-name="gr4" draw:text-style-name="P2" draw:layer="layout" svg:x1="13.475cm" svg:y1="19.184cm" svg:x2="13.475cm" svg:y2="19.684cm">
          <text:p/>
        </draw:line>
        <draw:line draw:style-name="gr4" draw:text-style-name="P2" draw:layer="layout" svg:x1="13.741cm" svg:y1="17.184cm" svg:x2="13.741cm" svg:y2="18.167cm">
          <text:p/>
        </draw:line>
        <draw:line draw:style-name="gr4" draw:text-style-name="P2" draw:layer="layout" svg:x1="13.741cm" svg:y1="19.184cm" svg:x2="13.741cm" svg:y2="19.684cm">
          <text:p/>
        </draw:line>
        <draw:line draw:style-name="gr4" draw:text-style-name="P2" draw:layer="layout" svg:x1="14.008cm" svg:y1="17.184cm" svg:x2="14.008cm" svg:y2="18.167cm">
          <text:p/>
        </draw:line>
        <draw:line draw:style-name="gr4" draw:text-style-name="P2" draw:layer="layout" svg:x1="14.008cm" svg:y1="19.184cm" svg:x2="14.008cm" svg:y2="19.684cm">
          <text:p/>
        </draw:line>
        <draw:line draw:style-name="gr4" draw:text-style-name="P2" draw:layer="layout" svg:x1="14.275cm" svg:y1="17.184cm" svg:x2="14.275cm" svg:y2="18.167cm">
          <text:p/>
        </draw:line>
        <draw:line draw:style-name="gr7" draw:text-style-name="P2" draw:layer="layout" svg:x1="14.275cm" svg:y1="19.184cm" svg:x2="14.275cm" svg:y2="19.684cm">
          <text:p/>
        </draw:line>
        <draw:line draw:style-name="gr4" draw:text-style-name="P2" draw:layer="layout" svg:x1="14.675cm" svg:y1="17.184cm" svg:x2="14.675cm" svg:y2="18.167cm">
          <text:p/>
        </draw:line>
        <draw:line draw:style-name="gr4" draw:text-style-name="P2" draw:layer="layout" svg:x1="14.675cm" svg:y1="19.184cm" svg:x2="14.675cm" svg:y2="19.684cm">
          <text:p/>
        </draw:line>
        <draw:line draw:style-name="gr4" draw:text-style-name="P2" draw:layer="layout" svg:x1="14.941cm" svg:y1="17.184cm" svg:x2="14.941cm" svg:y2="18.167cm">
          <text:p/>
        </draw:line>
        <draw:line draw:style-name="gr4" draw:text-style-name="P2" draw:layer="layout" svg:x1="14.941cm" svg:y1="19.184cm" svg:x2="14.941cm" svg:y2="19.684cm">
          <text:p/>
        </draw:line>
        <draw:line draw:style-name="gr4" draw:text-style-name="P2" draw:layer="layout" svg:x1="15.208cm" svg:y1="17.184cm" svg:x2="15.208cm" svg:y2="18.167cm">
          <text:p/>
        </draw:line>
        <draw:line draw:style-name="gr4" draw:text-style-name="P2" draw:layer="layout" svg:x1="15.208cm" svg:y1="19.184cm" svg:x2="15.208cm" svg:y2="19.684cm">
          <text:p/>
        </draw:line>
        <draw:line draw:style-name="gr4" draw:text-style-name="P2" draw:layer="layout" svg:x1="15.475cm" svg:y1="17.184cm" svg:x2="15.475cm" svg:y2="18.167cm">
          <text:p/>
        </draw:line>
        <draw:line draw:style-name="gr7" draw:text-style-name="P2" draw:layer="layout" svg:x1="15.475cm" svg:y1="19.184cm" svg:x2="15.475cm" svg:y2="19.684cm">
          <text:p/>
        </draw:line>
        <draw:line draw:style-name="gr4" draw:text-style-name="P2" draw:layer="layout" svg:x1="15.875cm" svg:y1="17.184cm" svg:x2="15.875cm" svg:y2="18.167cm">
          <text:p/>
        </draw:line>
        <draw:line draw:style-name="gr4" draw:text-style-name="P2" draw:layer="layout" svg:x1="15.875cm" svg:y1="19.184cm" svg:x2="15.875cm" svg:y2="19.684cm">
          <text:p/>
        </draw:line>
        <draw:line draw:style-name="gr4" draw:text-style-name="P2" draw:layer="layout" svg:x1="16.141cm" svg:y1="17.184cm" svg:x2="16.141cm" svg:y2="18.167cm">
          <text:p/>
        </draw:line>
        <draw:line draw:style-name="gr4" draw:text-style-name="P2" draw:layer="layout" svg:x1="16.141cm" svg:y1="19.184cm" svg:x2="16.141cm" svg:y2="19.684cm">
          <text:p/>
        </draw:line>
        <draw:line draw:style-name="gr4" draw:text-style-name="P2" draw:layer="layout" svg:x1="16.408cm" svg:y1="17.184cm" svg:x2="16.408cm" svg:y2="18.167cm">
          <text:p/>
        </draw:line>
        <draw:line draw:style-name="gr4" draw:text-style-name="P2" draw:layer="layout" svg:x1="16.408cm" svg:y1="19.184cm" svg:x2="16.408cm" svg:y2="19.684cm">
          <text:p/>
        </draw:line>
        <draw:line draw:style-name="gr4" draw:text-style-name="P2" draw:layer="layout" svg:x1="16.675cm" svg:y1="17.184cm" svg:x2="16.675cm" svg:y2="18.167cm">
          <text:p/>
        </draw:line>
        <draw:line draw:style-name="gr7" draw:text-style-name="P2" draw:layer="layout" svg:x1="16.675cm" svg:y1="19.184cm" svg:x2="16.675cm" svg:y2="19.684cm">
          <text:p/>
        </draw:line>
        <draw:line draw:style-name="gr4" draw:text-style-name="P2" draw:layer="layout" svg:x1="17.075cm" svg:y1="17.184cm" svg:x2="17.075cm" svg:y2="18.167cm">
          <text:p/>
        </draw:line>
        <draw:line draw:style-name="gr4" draw:text-style-name="P2" draw:layer="layout" svg:x1="17.075cm" svg:y1="19.184cm" svg:x2="17.075cm" svg:y2="19.684cm">
          <text:p/>
        </draw:line>
        <draw:line draw:style-name="gr4" draw:text-style-name="P2" draw:layer="layout" svg:x1="17.341cm" svg:y1="17.184cm" svg:x2="17.341cm" svg:y2="18.167cm">
          <text:p/>
        </draw:line>
        <draw:line draw:style-name="gr4" draw:text-style-name="P2" draw:layer="layout" svg:x1="17.341cm" svg:y1="19.184cm" svg:x2="17.341cm" svg:y2="19.684cm">
          <text:p/>
        </draw:line>
        <draw:line draw:style-name="gr4" draw:text-style-name="P2" draw:layer="layout" svg:x1="17.608cm" svg:y1="17.184cm" svg:x2="17.608cm" svg:y2="18.167cm">
          <text:p/>
        </draw:line>
        <draw:line draw:style-name="gr4" draw:text-style-name="P2" draw:layer="layout" svg:x1="17.608cm" svg:y1="19.184cm" svg:x2="17.608cm" svg:y2="19.684cm">
          <text:p/>
        </draw:line>
        <draw:line draw:style-name="gr4" draw:text-style-name="P2" draw:layer="layout" svg:x1="17.875cm" svg:y1="17.184cm" svg:x2="17.875cm" svg:y2="18.167cm">
          <text:p/>
        </draw:line>
        <draw:line draw:style-name="gr7" draw:text-style-name="P2" draw:layer="layout" svg:x1="17.875cm" svg:y1="19.184cm" svg:x2="17.875cm" svg:y2="19.684cm">
          <text:p/>
        </draw:line>
        <draw:line draw:style-name="gr4" draw:text-style-name="P2" draw:layer="layout" svg:x1="18.275cm" svg:y1="17.184cm" svg:x2="18.275cm" svg:y2="18.167cm">
          <text:p/>
        </draw:line>
        <draw:line draw:style-name="gr4" draw:text-style-name="P2" draw:layer="layout" svg:x1="18.275cm" svg:y1="19.184cm" svg:x2="18.275cm" svg:y2="19.684cm">
          <text:p/>
        </draw:line>
        <draw:line draw:style-name="gr4" draw:text-style-name="P2" draw:layer="layout" svg:x1="18.541cm" svg:y1="17.184cm" svg:x2="18.541cm" svg:y2="18.167cm">
          <text:p/>
        </draw:line>
        <draw:line draw:style-name="gr4" draw:text-style-name="P2" draw:layer="layout" svg:x1="18.541cm" svg:y1="19.184cm" svg:x2="18.541cm" svg:y2="19.684cm">
          <text:p/>
        </draw:line>
        <draw:line draw:style-name="gr4" draw:text-style-name="P2" draw:layer="layout" svg:x1="18.808cm" svg:y1="17.184cm" svg:x2="18.808cm" svg:y2="18.167cm">
          <text:p/>
        </draw:line>
        <draw:line draw:style-name="gr4" draw:text-style-name="P2" draw:layer="layout" svg:x1="18.808cm" svg:y1="19.184cm" svg:x2="18.808cm" svg:y2="19.684cm">
          <text:p/>
        </draw:line>
        <draw:line draw:style-name="gr4" draw:text-style-name="P2" draw:layer="layout" svg:x1="19.075cm" svg:y1="17.184cm" svg:x2="19.075cm" svg:y2="18.167cm">
          <text:p/>
        </draw:line>
        <draw:line draw:style-name="gr7" draw:text-style-name="P2" draw:layer="layout" svg:x1="19.075cm" svg:y1="19.184cm" svg:x2="19.075cm" svg:y2="19.684cm">
          <text:p/>
        </draw:line>
        <draw:line draw:style-name="gr4" draw:text-style-name="P2" draw:layer="layout" svg:x1="19.475cm" svg:y1="17.184cm" svg:x2="19.475cm" svg:y2="18.167cm">
          <text:p/>
        </draw:line>
        <draw:line draw:style-name="gr4" draw:text-style-name="P2" draw:layer="layout" svg:x1="19.475cm" svg:y1="19.184cm" svg:x2="19.475cm" svg:y2="19.684cm">
          <text:p/>
        </draw:line>
        <draw:line draw:style-name="gr4" draw:text-style-name="P2" draw:layer="layout" svg:x1="19.741cm" svg:y1="17.184cm" svg:x2="19.741cm" svg:y2="18.167cm">
          <text:p/>
        </draw:line>
        <draw:line draw:style-name="gr4" draw:text-style-name="P2" draw:layer="layout" svg:x1="19.741cm" svg:y1="19.184cm" svg:x2="19.741cm" svg:y2="19.684cm">
          <text:p/>
        </draw:line>
        <draw:line draw:style-name="gr4" draw:text-style-name="P2" draw:layer="layout" svg:x1="20.008cm" svg:y1="17.184cm" svg:x2="20.008cm" svg:y2="18.167cm">
          <text:p/>
        </draw:line>
        <draw:line draw:style-name="gr4" draw:text-style-name="P2" draw:layer="layout" svg:x1="20.008cm" svg:y1="19.184cm" svg:x2="20.008cm" svg:y2="19.684cm">
          <text:p/>
        </draw:line>
        <draw:line draw:style-name="gr4" draw:text-style-name="P2" draw:layer="layout" svg:x1="20.275cm" svg:y1="17.184cm" svg:x2="20.275cm" svg:y2="18.167cm">
          <text:p/>
        </draw:line>
        <draw:line draw:style-name="gr7" draw:text-style-name="P2" draw:layer="layout" svg:x1="20.275cm" svg:y1="19.184cm" svg:x2="20.275cm" svg:y2="19.684cm">
          <text:p/>
        </draw:line>
        <draw:line draw:style-name="gr4" draw:text-style-name="P2" draw:layer="layout" svg:x1="1.474cm" svg:y1="19.684cm" svg:x2="1.474cm" svg:y2="22.184cm">
          <text:p/>
        </draw:line>
        <draw:line draw:style-name="gr4" draw:text-style-name="P2" draw:layer="layout" svg:x1="1.741cm" svg:y1="19.684cm" svg:x2="6.276cm" svg:y2="22.185cm">
          <text:p/>
        </draw:line>
        <draw:line draw:style-name="gr4" draw:text-style-name="P2" draw:layer="layout" svg:x1="2.008cm" svg:y1="19.684cm" svg:x2="11.076cm" svg:y2="22.185cm">
          <text:p/>
        </draw:line>
        <draw:line draw:style-name="gr7" draw:text-style-name="P2" draw:layer="layout" svg:x1="2.274cm" svg:y1="19.684cm" svg:x2="15.876cm" svg:y2="22.185cm">
          <text:p/>
        </draw:line>
        <draw:line draw:style-name="gr4" draw:text-style-name="P2" draw:layer="layout" svg:x1="2.675cm" svg:y1="19.684cm" svg:x2="1.741cm" svg:y2="22.185cm">
          <text:p/>
        </draw:line>
        <draw:line draw:style-name="gr4" draw:text-style-name="P2" draw:layer="layout" svg:x1="2.941cm" svg:y1="19.684cm" svg:x2="6.542cm" svg:y2="22.185cm">
          <text:p/>
        </draw:line>
        <draw:line draw:style-name="gr4" draw:text-style-name="P2" draw:layer="layout" svg:x1="3.208cm" svg:y1="19.684cm" svg:x2="11.342cm" svg:y2="22.185cm">
          <text:p/>
        </draw:line>
        <draw:line draw:style-name="gr7" draw:text-style-name="P2" draw:layer="layout" svg:x1="3.475cm" svg:y1="19.684cm" svg:x2="16.142cm" svg:y2="22.185cm">
          <text:p/>
        </draw:line>
        <draw:line draw:style-name="gr4" draw:text-style-name="P2" draw:layer="layout" svg:x1="3.876cm" svg:y1="19.684cm" svg:x2="2.008cm" svg:y2="22.185cm">
          <text:p/>
        </draw:line>
        <draw:line draw:style-name="gr4" draw:text-style-name="P2" draw:layer="layout" svg:x1="4.141cm" svg:y1="19.684cm" svg:x2="6.809cm" svg:y2="22.185cm">
          <text:p/>
        </draw:line>
        <draw:line draw:style-name="gr4" draw:text-style-name="P2" draw:layer="layout" svg:x1="4.408cm" svg:y1="19.684cm" svg:x2="11.609cm" svg:y2="22.185cm">
          <text:p/>
        </draw:line>
        <draw:line draw:style-name="gr7" draw:text-style-name="P2" draw:layer="layout" svg:x1="4.675cm" svg:y1="19.684cm" svg:x2="16.409cm" svg:y2="22.185cm">
          <text:p/>
        </draw:line>
        <draw:line draw:style-name="gr4" draw:text-style-name="P2" draw:layer="layout" svg:x1="5.076cm" svg:y1="19.684cm" svg:x2="2.274cm" svg:y2="22.185cm">
          <text:p/>
        </draw:line>
        <draw:line draw:style-name="gr4" draw:text-style-name="P2" draw:layer="layout" svg:x1="5.341cm" svg:y1="19.684cm" svg:x2="7.076cm" svg:y2="22.185cm">
          <text:p/>
        </draw:line>
        <draw:line draw:style-name="gr4" draw:text-style-name="P2" draw:layer="layout" svg:x1="5.608cm" svg:y1="19.684cm" svg:x2="11.876cm" svg:y2="22.185cm">
          <text:p/>
        </draw:line>
        <draw:line draw:style-name="gr7" draw:text-style-name="P2" draw:layer="layout" svg:x1="5.875cm" svg:y1="19.684cm" svg:x2="16.676cm" svg:y2="22.185cm">
          <text:p/>
        </draw:line>
        <draw:line draw:style-name="gr4" draw:text-style-name="P2" draw:layer="layout" svg:x1="6.276cm" svg:y1="19.684cm" svg:x2="2.674cm" svg:y2="22.185cm">
          <text:p/>
        </draw:line>
        <draw:line draw:style-name="gr4" draw:text-style-name="P2" draw:layer="layout" svg:x1="6.541cm" svg:y1="19.684cm" svg:x2="7.476cm" svg:y2="22.185cm">
          <text:p/>
        </draw:line>
        <draw:line draw:style-name="gr4" draw:text-style-name="P2" draw:layer="layout" svg:x1="6.808cm" svg:y1="19.684cm" svg:x2="12.276cm" svg:y2="22.185cm">
          <text:p/>
        </draw:line>
        <draw:line draw:style-name="gr7" draw:text-style-name="P2" draw:layer="layout" svg:x1="7.075cm" svg:y1="19.684cm" svg:x2="17.076cm" svg:y2="22.185cm">
          <text:p/>
        </draw:line>
        <draw:line draw:style-name="gr4" draw:text-style-name="P2" draw:layer="layout" svg:x1="7.476cm" svg:y1="19.684cm" svg:x2="2.941cm" svg:y2="22.185cm">
          <text:p/>
        </draw:line>
        <draw:line draw:style-name="gr4" draw:text-style-name="P2" draw:layer="layout" svg:x1="7.741cm" svg:y1="19.684cm" svg:x2="7.741cm" svg:y2="22.184cm">
          <text:p/>
        </draw:line>
        <draw:line draw:style-name="gr4" draw:text-style-name="P2" draw:layer="layout" svg:x1="8.008cm" svg:y1="19.684cm" svg:x2="12.542cm" svg:y2="22.185cm">
          <text:p/>
        </draw:line>
        <draw:line draw:style-name="gr7" draw:text-style-name="P2" draw:layer="layout" svg:x1="8.275cm" svg:y1="19.684cm" svg:x2="17.342cm" svg:y2="22.185cm">
          <text:p/>
        </draw:line>
        <draw:line draw:style-name="gr4" draw:text-style-name="P2" draw:layer="layout" svg:x1="8.676cm" svg:y1="19.684cm" svg:x2="3.208cm" svg:y2="22.185cm">
          <text:p/>
        </draw:line>
        <draw:line draw:style-name="gr4" draw:text-style-name="P2" draw:layer="layout" svg:x1="8.942cm" svg:y1="19.684cm" svg:x2="8.008cm" svg:y2="22.185cm">
          <text:p/>
        </draw:line>
        <draw:line draw:style-name="gr4" draw:text-style-name="P2" draw:layer="layout" svg:x1="9.208cm" svg:y1="19.684cm" svg:x2="12.809cm" svg:y2="22.185cm">
          <text:p/>
        </draw:line>
        <draw:line draw:style-name="gr7" draw:text-style-name="P2" draw:layer="layout" svg:x1="9.475cm" svg:y1="19.684cm" svg:x2="17.609cm" svg:y2="22.185cm">
          <text:p/>
        </draw:line>
        <draw:line draw:style-name="gr4" draw:text-style-name="P2" draw:layer="layout" svg:x1="9.876cm" svg:y1="19.684cm" svg:x2="3.475cm" svg:y2="22.185cm">
          <text:p/>
        </draw:line>
        <draw:line draw:style-name="gr4" draw:text-style-name="P2" draw:layer="layout" svg:x1="10.142cm" svg:y1="19.684cm" svg:x2="8.275cm" svg:y2="22.185cm">
          <text:p/>
        </draw:line>
        <draw:line draw:style-name="gr4" draw:text-style-name="P2" draw:layer="layout" svg:x1="10.408cm" svg:y1="19.684cm" svg:x2="13.076cm" svg:y2="22.185cm">
          <text:p/>
        </draw:line>
        <draw:line draw:style-name="gr7" draw:text-style-name="P2" draw:layer="layout" svg:x1="10.675cm" svg:y1="19.684cm" svg:x2="17.876cm" svg:y2="22.185cm">
          <text:p/>
        </draw:line>
        <draw:line draw:style-name="gr4" draw:text-style-name="P2" draw:layer="layout" svg:x1="11.076cm" svg:y1="19.684cm" svg:x2="3.875cm" svg:y2="22.185cm">
          <text:p/>
        </draw:line>
        <draw:line draw:style-name="gr4" draw:text-style-name="P2" draw:layer="layout" svg:x1="11.342cm" svg:y1="19.684cm" svg:x2="8.675cm" svg:y2="22.185cm">
          <text:p/>
        </draw:line>
        <draw:line draw:style-name="gr4" draw:text-style-name="P2" draw:layer="layout" svg:x1="11.608cm" svg:y1="19.684cm" svg:x2="13.476cm" svg:y2="22.185cm">
          <text:p/>
        </draw:line>
        <draw:line draw:style-name="gr7" draw:text-style-name="P2" draw:layer="layout" svg:x1="11.875cm" svg:y1="19.684cm" svg:x2="18.276cm" svg:y2="22.185cm">
          <text:p/>
        </draw:line>
        <draw:line draw:style-name="gr4" draw:text-style-name="P2" draw:layer="layout" svg:x1="12.276cm" svg:y1="19.684cm" svg:x2="4.141cm" svg:y2="22.185cm">
          <text:p/>
        </draw:line>
        <draw:line draw:style-name="gr4" draw:text-style-name="P2" draw:layer="layout" svg:x1="12.542cm" svg:y1="19.684cm" svg:x2="8.941cm" svg:y2="22.185cm">
          <text:p/>
        </draw:line>
        <draw:line draw:style-name="gr4" draw:text-style-name="P2" draw:layer="layout" svg:x1="12.808cm" svg:y1="19.684cm" svg:x2="13.742cm" svg:y2="22.185cm">
          <text:p/>
        </draw:line>
        <draw:line draw:style-name="gr7" draw:text-style-name="P2" draw:layer="layout" svg:x1="13.075cm" svg:y1="19.684cm" svg:x2="18.542cm" svg:y2="22.185cm">
          <text:p/>
        </draw:line>
        <draw:line draw:style-name="gr4" draw:text-style-name="P2" draw:layer="layout" svg:x1="13.476cm" svg:y1="19.684cm" svg:x2="4.408cm" svg:y2="22.185cm">
          <text:p/>
        </draw:line>
        <draw:line draw:style-name="gr4" draw:text-style-name="P2" draw:layer="layout" svg:x1="13.742cm" svg:y1="19.684cm" svg:x2="9.208cm" svg:y2="22.185cm">
          <text:p/>
        </draw:line>
        <draw:line draw:style-name="gr4" draw:text-style-name="P2" draw:layer="layout" svg:x1="14.008cm" svg:y1="19.684cm" svg:x2="14.008cm" svg:y2="22.184cm">
          <text:p/>
        </draw:line>
        <draw:line draw:style-name="gr7" draw:text-style-name="P2" draw:layer="layout" svg:x1="14.275cm" svg:y1="19.684cm" svg:x2="18.809cm" svg:y2="22.185cm">
          <text:p/>
        </draw:line>
        <draw:line draw:style-name="gr4" draw:text-style-name="P2" draw:layer="layout" svg:x1="14.676cm" svg:y1="19.684cm" svg:x2="4.675cm" svg:y2="22.185cm">
          <text:p/>
        </draw:line>
        <draw:line draw:style-name="gr4" draw:text-style-name="P2" draw:layer="layout" svg:x1="14.942cm" svg:y1="19.684cm" svg:x2="9.475cm" svg:y2="22.185cm">
          <text:p/>
        </draw:line>
        <draw:line draw:style-name="gr4" draw:text-style-name="P2" draw:layer="layout" svg:x1="15.209cm" svg:y1="19.684cm" svg:x2="14.275cm" svg:y2="22.185cm">
          <text:p/>
        </draw:line>
        <draw:line draw:style-name="gr7" draw:text-style-name="P2" draw:layer="layout" svg:x1="15.475cm" svg:y1="19.684cm" svg:x2="19.076cm" svg:y2="22.185cm">
          <text:p/>
        </draw:line>
        <draw:line draw:style-name="gr4" draw:text-style-name="P2" draw:layer="layout" svg:x1="15.876cm" svg:y1="19.684cm" svg:x2="5.075cm" svg:y2="22.185cm">
          <text:p/>
        </draw:line>
        <draw:line draw:style-name="gr4" draw:text-style-name="P2" draw:layer="layout" svg:x1="16.142cm" svg:y1="19.684cm" svg:x2="9.875cm" svg:y2="22.185cm">
          <text:p/>
        </draw:line>
        <draw:line draw:style-name="gr4" draw:text-style-name="P2" draw:layer="layout" svg:x1="16.409cm" svg:y1="19.684cm" svg:x2="14.675cm" svg:y2="22.185cm">
          <text:p/>
        </draw:line>
        <draw:line draw:style-name="gr7" draw:text-style-name="P2" draw:layer="layout" svg:x1="16.675cm" svg:y1="19.684cm" svg:x2="19.476cm" svg:y2="22.185cm">
          <text:p/>
        </draw:line>
        <draw:line draw:style-name="gr4" draw:text-style-name="P2" draw:layer="layout" svg:x1="17.076cm" svg:y1="19.684cm" svg:x2="5.341cm" svg:y2="22.185cm">
          <text:p/>
        </draw:line>
        <draw:line draw:style-name="gr4" draw:text-style-name="P2" draw:layer="layout" svg:x1="17.342cm" svg:y1="19.684cm" svg:x2="10.141cm" svg:y2="22.185cm">
          <text:p/>
        </draw:line>
        <draw:line draw:style-name="gr4" draw:text-style-name="P2" draw:layer="layout" svg:x1="17.609cm" svg:y1="19.684cm" svg:x2="14.941cm" svg:y2="22.185cm">
          <text:p/>
        </draw:line>
        <draw:line draw:style-name="gr7" draw:text-style-name="P2" draw:layer="layout" svg:x1="17.875cm" svg:y1="19.684cm" svg:x2="19.742cm" svg:y2="22.185cm">
          <text:p/>
        </draw:line>
        <draw:line draw:style-name="gr4" draw:text-style-name="P2" draw:layer="layout" svg:x1="18.276cm" svg:y1="19.684cm" svg:x2="5.608cm" svg:y2="22.185cm">
          <text:p/>
        </draw:line>
        <draw:line draw:style-name="gr4" draw:text-style-name="P2" draw:layer="layout" svg:x1="18.542cm" svg:y1="19.684cm" svg:x2="10.408cm" svg:y2="22.185cm">
          <text:p/>
        </draw:line>
        <draw:line draw:style-name="gr4" draw:text-style-name="P2" draw:layer="layout" svg:x1="18.809cm" svg:y1="19.684cm" svg:x2="15.208cm" svg:y2="22.185cm">
          <text:p/>
        </draw:line>
        <draw:line draw:style-name="gr7" draw:text-style-name="P2" draw:layer="layout" svg:x1="19.075cm" svg:y1="19.684cm" svg:x2="20.009cm" svg:y2="22.185cm">
          <text:p/>
        </draw:line>
        <draw:line draw:style-name="gr4" draw:text-style-name="P2" draw:layer="layout" svg:x1="19.476cm" svg:y1="19.684cm" svg:x2="5.875cm" svg:y2="22.185cm">
          <text:p/>
        </draw:line>
        <draw:line draw:style-name="gr4" draw:text-style-name="P2" draw:layer="layout" svg:x1="19.742cm" svg:y1="19.684cm" svg:x2="10.675cm" svg:y2="22.185cm">
          <text:p/>
        </draw:line>
        <draw:line draw:style-name="gr4" draw:text-style-name="P2" draw:layer="layout" svg:x1="20.009cm" svg:y1="19.684cm" svg:x2="15.475cm" svg:y2="22.185cm">
          <text:p/>
        </draw:line>
        <draw:line draw:style-name="gr7" draw:text-style-name="P2" draw:layer="layout" svg:x1="20.275cm" svg:y1="19.684cm" svg:x2="20.275cm" svg:y2="22.184cm">
          <text:p/>
        </draw:line>
        <draw:line draw:style-name="gr4" draw:text-style-name="P2" draw:layer="layout" svg:x1="1.474cm" svg:y1="22.184cm" svg:x2="1.474cm" svg:y2="23.167cm">
          <text:p/>
        </draw:line>
        <draw:line draw:style-name="gr4" draw:text-style-name="P2" draw:layer="layout" svg:x1="1.741cm" svg:y1="22.184cm" svg:x2="1.741cm" svg:y2="23.167cm">
          <text:p/>
        </draw:line>
        <draw:line draw:style-name="gr4" draw:text-style-name="P2" draw:layer="layout" svg:x1="2.008cm" svg:y1="22.184cm" svg:x2="2.008cm" svg:y2="23.167cm">
          <text:p/>
        </draw:line>
        <draw:line draw:style-name="gr4" draw:text-style-name="P2" draw:layer="layout" svg:x1="2.274cm" svg:y1="22.184cm" svg:x2="2.274cm" svg:y2="23.167cm">
          <text:p/>
        </draw:line>
        <draw:line draw:style-name="gr4" draw:text-style-name="P2" draw:layer="layout" svg:x1="2.674cm" svg:y1="22.184cm" svg:x2="2.674cm" svg:y2="23.167cm">
          <text:p/>
        </draw:line>
        <draw:line draw:style-name="gr4" draw:text-style-name="P2" draw:layer="layout" svg:x1="2.941cm" svg:y1="22.184cm" svg:x2="2.941cm" svg:y2="23.167cm">
          <text:p/>
        </draw:line>
        <draw:line draw:style-name="gr4" draw:text-style-name="P2" draw:layer="layout" svg:x1="3.208cm" svg:y1="22.184cm" svg:x2="3.208cm" svg:y2="23.167cm">
          <text:p/>
        </draw:line>
        <draw:line draw:style-name="gr4" draw:text-style-name="P2" draw:layer="layout" svg:x1="3.475cm" svg:y1="22.184cm" svg:x2="3.475cm" svg:y2="23.167cm">
          <text:p/>
        </draw:line>
        <draw:line draw:style-name="gr4" draw:text-style-name="P2" draw:layer="layout" svg:x1="3.875cm" svg:y1="22.184cm" svg:x2="3.875cm" svg:y2="23.167cm">
          <text:p/>
        </draw:line>
        <draw:line draw:style-name="gr4" draw:text-style-name="P2" draw:layer="layout" svg:x1="4.141cm" svg:y1="22.184cm" svg:x2="4.141cm" svg:y2="23.167cm">
          <text:p/>
        </draw:line>
        <draw:line draw:style-name="gr4" draw:text-style-name="P2" draw:layer="layout" svg:x1="4.408cm" svg:y1="22.184cm" svg:x2="4.408cm" svg:y2="23.167cm">
          <text:p/>
        </draw:line>
        <draw:line draw:style-name="gr4" draw:text-style-name="P2" draw:layer="layout" svg:x1="4.675cm" svg:y1="22.184cm" svg:x2="4.675cm" svg:y2="23.167cm">
          <text:p/>
        </draw:line>
        <draw:line draw:style-name="gr4" draw:text-style-name="P2" draw:layer="layout" svg:x1="5.075cm" svg:y1="22.184cm" svg:x2="5.075cm" svg:y2="23.167cm">
          <text:p/>
        </draw:line>
        <draw:line draw:style-name="gr4" draw:text-style-name="P2" draw:layer="layout" svg:x1="5.341cm" svg:y1="22.184cm" svg:x2="5.341cm" svg:y2="23.167cm">
          <text:p/>
        </draw:line>
        <draw:line draw:style-name="gr4" draw:text-style-name="P2" draw:layer="layout" svg:x1="5.608cm" svg:y1="22.184cm" svg:x2="5.608cm" svg:y2="23.167cm">
          <text:p/>
        </draw:line>
        <draw:line draw:style-name="gr4" draw:text-style-name="P2" draw:layer="layout" svg:x1="5.875cm" svg:y1="22.184cm" svg:x2="5.875cm" svg:y2="23.167cm">
          <text:p/>
        </draw:line>
        <draw:line draw:style-name="gr4" draw:text-style-name="P2" draw:layer="layout" svg:x1="6.275cm" svg:y1="22.184cm" svg:x2="6.275cm" svg:y2="23.167cm">
          <text:p/>
        </draw:line>
        <draw:line draw:style-name="gr4" draw:text-style-name="P2" draw:layer="layout" svg:x1="6.541cm" svg:y1="22.184cm" svg:x2="6.541cm" svg:y2="23.167cm">
          <text:p/>
        </draw:line>
        <draw:line draw:style-name="gr4" draw:text-style-name="P2" draw:layer="layout" svg:x1="6.808cm" svg:y1="22.184cm" svg:x2="6.808cm" svg:y2="23.167cm">
          <text:p/>
        </draw:line>
        <draw:line draw:style-name="gr4" draw:text-style-name="P2" draw:layer="layout" svg:x1="7.075cm" svg:y1="22.184cm" svg:x2="7.075cm" svg:y2="23.167cm">
          <text:p/>
        </draw:line>
        <draw:line draw:style-name="gr4" draw:text-style-name="P2" draw:layer="layout" svg:x1="7.475cm" svg:y1="22.184cm" svg:x2="7.475cm" svg:y2="23.167cm">
          <text:p/>
        </draw:line>
        <draw:line draw:style-name="gr4" draw:text-style-name="P2" draw:layer="layout" svg:x1="7.741cm" svg:y1="22.184cm" svg:x2="7.741cm" svg:y2="23.167cm">
          <text:p/>
        </draw:line>
        <draw:line draw:style-name="gr4" draw:text-style-name="P2" draw:layer="layout" svg:x1="8.008cm" svg:y1="22.184cm" svg:x2="8.008cm" svg:y2="23.167cm">
          <text:p/>
        </draw:line>
        <draw:line draw:style-name="gr4" draw:text-style-name="P2" draw:layer="layout" svg:x1="8.275cm" svg:y1="22.184cm" svg:x2="8.275cm" svg:y2="23.167cm">
          <text:p/>
        </draw:line>
        <draw:line draw:style-name="gr4" draw:text-style-name="P2" draw:layer="layout" svg:x1="8.675cm" svg:y1="22.184cm" svg:x2="8.675cm" svg:y2="23.167cm">
          <text:p/>
        </draw:line>
        <draw:line draw:style-name="gr4" draw:text-style-name="P2" draw:layer="layout" svg:x1="8.941cm" svg:y1="22.184cm" svg:x2="8.941cm" svg:y2="23.167cm">
          <text:p/>
        </draw:line>
        <draw:line draw:style-name="gr4" draw:text-style-name="P2" draw:layer="layout" svg:x1="9.208cm" svg:y1="22.184cm" svg:x2="9.208cm" svg:y2="23.167cm">
          <text:p/>
        </draw:line>
        <draw:line draw:style-name="gr4" draw:text-style-name="P2" draw:layer="layout" svg:x1="9.475cm" svg:y1="22.184cm" svg:x2="9.475cm" svg:y2="23.167cm">
          <text:p/>
        </draw:line>
        <draw:line draw:style-name="gr4" draw:text-style-name="P2" draw:layer="layout" svg:x1="9.875cm" svg:y1="22.184cm" svg:x2="9.875cm" svg:y2="23.167cm">
          <text:p/>
        </draw:line>
        <draw:line draw:style-name="gr4" draw:text-style-name="P2" draw:layer="layout" svg:x1="10.141cm" svg:y1="22.184cm" svg:x2="10.141cm" svg:y2="23.167cm">
          <text:p/>
        </draw:line>
        <draw:line draw:style-name="gr4" draw:text-style-name="P2" draw:layer="layout" svg:x1="10.408cm" svg:y1="22.184cm" svg:x2="10.408cm" svg:y2="23.167cm">
          <text:p/>
        </draw:line>
        <draw:line draw:style-name="gr4" draw:text-style-name="P2" draw:layer="layout" svg:x1="10.675cm" svg:y1="22.184cm" svg:x2="10.675cm" svg:y2="23.167cm">
          <text:p/>
        </draw:line>
        <draw:line draw:style-name="gr4" draw:text-style-name="P2" draw:layer="layout" svg:x1="11.075cm" svg:y1="22.184cm" svg:x2="11.075cm" svg:y2="23.167cm">
          <text:p/>
        </draw:line>
        <draw:line draw:style-name="gr4" draw:text-style-name="P2" draw:layer="layout" svg:x1="11.341cm" svg:y1="22.184cm" svg:x2="11.341cm" svg:y2="23.167cm">
          <text:p/>
        </draw:line>
        <draw:line draw:style-name="gr4" draw:text-style-name="P2" draw:layer="layout" svg:x1="11.608cm" svg:y1="22.184cm" svg:x2="11.608cm" svg:y2="23.167cm">
          <text:p/>
        </draw:line>
        <draw:line draw:style-name="gr4" draw:text-style-name="P2" draw:layer="layout" svg:x1="11.875cm" svg:y1="22.184cm" svg:x2="11.875cm" svg:y2="23.167cm">
          <text:p/>
        </draw:line>
        <draw:line draw:style-name="gr4" draw:text-style-name="P2" draw:layer="layout" svg:x1="12.275cm" svg:y1="22.184cm" svg:x2="12.275cm" svg:y2="23.167cm">
          <text:p/>
        </draw:line>
        <draw:line draw:style-name="gr4" draw:text-style-name="P2" draw:layer="layout" svg:x1="12.541cm" svg:y1="22.184cm" svg:x2="12.541cm" svg:y2="23.167cm">
          <text:p/>
        </draw:line>
        <draw:line draw:style-name="gr4" draw:text-style-name="P2" draw:layer="layout" svg:x1="12.808cm" svg:y1="22.184cm" svg:x2="12.808cm" svg:y2="23.167cm">
          <text:p/>
        </draw:line>
        <draw:line draw:style-name="gr4" draw:text-style-name="P2" draw:layer="layout" svg:x1="13.075cm" svg:y1="22.184cm" svg:x2="13.075cm" svg:y2="23.167cm">
          <text:p/>
        </draw:line>
        <draw:line draw:style-name="gr4" draw:text-style-name="P2" draw:layer="layout" svg:x1="13.475cm" svg:y1="22.184cm" svg:x2="13.475cm" svg:y2="23.167cm">
          <text:p/>
        </draw:line>
        <draw:line draw:style-name="gr4" draw:text-style-name="P2" draw:layer="layout" svg:x1="13.741cm" svg:y1="22.184cm" svg:x2="13.741cm" svg:y2="23.167cm">
          <text:p/>
        </draw:line>
        <draw:line draw:style-name="gr4" draw:text-style-name="P2" draw:layer="layout" svg:x1="14.008cm" svg:y1="22.184cm" svg:x2="14.008cm" svg:y2="23.167cm">
          <text:p/>
        </draw:line>
        <draw:line draw:style-name="gr4" draw:text-style-name="P2" draw:layer="layout" svg:x1="14.275cm" svg:y1="22.184cm" svg:x2="14.275cm" svg:y2="23.167cm">
          <text:p/>
        </draw:line>
        <draw:line draw:style-name="gr4" draw:text-style-name="P2" draw:layer="layout" svg:x1="14.675cm" svg:y1="22.184cm" svg:x2="14.675cm" svg:y2="23.167cm">
          <text:p/>
        </draw:line>
        <draw:line draw:style-name="gr4" draw:text-style-name="P2" draw:layer="layout" svg:x1="14.941cm" svg:y1="22.184cm" svg:x2="14.941cm" svg:y2="23.167cm">
          <text:p/>
        </draw:line>
        <draw:line draw:style-name="gr4" draw:text-style-name="P2" draw:layer="layout" svg:x1="15.208cm" svg:y1="22.184cm" svg:x2="15.208cm" svg:y2="23.167cm">
          <text:p/>
        </draw:line>
        <draw:line draw:style-name="gr4" draw:text-style-name="P2" draw:layer="layout" svg:x1="15.475cm" svg:y1="22.184cm" svg:x2="15.475cm" svg:y2="23.167cm">
          <text:p/>
        </draw:line>
        <draw:line draw:style-name="gr7" draw:text-style-name="P2" draw:layer="layout" svg:x1="15.875cm" svg:y1="22.184cm" svg:x2="15.875cm" svg:y2="23.167cm">
          <text:p/>
        </draw:line>
        <draw:line draw:style-name="gr7" draw:text-style-name="P2" draw:layer="layout" svg:x1="16.141cm" svg:y1="22.184cm" svg:x2="16.141cm" svg:y2="23.167cm">
          <text:p/>
        </draw:line>
        <draw:line draw:style-name="gr7" draw:text-style-name="P2" draw:layer="layout" svg:x1="16.408cm" svg:y1="22.184cm" svg:x2="16.408cm" svg:y2="23.167cm">
          <text:p/>
        </draw:line>
        <draw:line draw:style-name="gr7" draw:text-style-name="P2" draw:layer="layout" svg:x1="16.675cm" svg:y1="22.184cm" svg:x2="16.675cm" svg:y2="23.167cm">
          <text:p/>
        </draw:line>
        <draw:line draw:style-name="gr7" draw:text-style-name="P2" draw:layer="layout" svg:x1="17.075cm" svg:y1="22.184cm" svg:x2="17.075cm" svg:y2="23.167cm">
          <text:p/>
        </draw:line>
        <draw:line draw:style-name="gr7" draw:text-style-name="P2" draw:layer="layout" svg:x1="17.341cm" svg:y1="22.184cm" svg:x2="17.341cm" svg:y2="23.167cm">
          <text:p/>
        </draw:line>
        <draw:line draw:style-name="gr7" draw:text-style-name="P2" draw:layer="layout" svg:x1="17.608cm" svg:y1="22.184cm" svg:x2="17.608cm" svg:y2="23.167cm">
          <text:p/>
        </draw:line>
        <draw:line draw:style-name="gr7" draw:text-style-name="P2" draw:layer="layout" svg:x1="17.875cm" svg:y1="22.184cm" svg:x2="17.875cm" svg:y2="23.167cm">
          <text:p/>
        </draw:line>
        <draw:line draw:style-name="gr7" draw:text-style-name="P2" draw:layer="layout" svg:x1="18.275cm" svg:y1="22.184cm" svg:x2="18.275cm" svg:y2="23.167cm">
          <text:p/>
        </draw:line>
        <draw:line draw:style-name="gr7" draw:text-style-name="P2" draw:layer="layout" svg:x1="18.541cm" svg:y1="22.184cm" svg:x2="18.541cm" svg:y2="23.167cm">
          <text:p/>
        </draw:line>
        <draw:line draw:style-name="gr7" draw:text-style-name="P2" draw:layer="layout" svg:x1="18.808cm" svg:y1="22.184cm" svg:x2="18.808cm" svg:y2="23.167cm">
          <text:p/>
        </draw:line>
        <draw:line draw:style-name="gr7" draw:text-style-name="P2" draw:layer="layout" svg:x1="19.075cm" svg:y1="22.184cm" svg:x2="19.075cm" svg:y2="23.167cm">
          <text:p/>
        </draw:line>
        <draw:line draw:style-name="gr7" draw:text-style-name="P2" draw:layer="layout" svg:x1="19.475cm" svg:y1="22.184cm" svg:x2="19.475cm" svg:y2="23.167cm">
          <text:p/>
        </draw:line>
        <draw:line draw:style-name="gr7" draw:text-style-name="P2" draw:layer="layout" svg:x1="19.741cm" svg:y1="22.184cm" svg:x2="19.741cm" svg:y2="23.167cm">
          <text:p/>
        </draw:line>
        <draw:line draw:style-name="gr7" draw:text-style-name="P2" draw:layer="layout" svg:x1="20.008cm" svg:y1="22.184cm" svg:x2="20.008cm" svg:y2="23.167cm">
          <text:p/>
        </draw:line>
        <draw:line draw:style-name="gr7" draw:text-style-name="P2" draw:layer="layout" svg:x1="20.275cm" svg:y1="22.184cm" svg:x2="20.275cm" svg:y2="23.167cm">
          <text:p/>
        </draw:line>
        <draw:custom-shape draw:style-name="gr8" draw:text-style-name="P5" draw:layer="layout" svg:width="1cm" svg:height="1cm" svg:x="1.37cm" svg:y="3.199cm">
          <text:p text:style-name="P4"><text:span text:style-name="T1">S</text:span></text:p>
          <draw:enhanced-geometry svg:viewBox="0 0 21600 21600" draw:type="rectangle" draw:enhanced-path="M 0 0 L 21600 0 21600 21600 0 21600 0 0 Z N"/>
        </draw:custom-shape>
        <draw:custom-shape draw:style-name="gr8" draw:text-style-name="P5" draw:layer="layout" svg:width="1cm" svg:height="1cm" svg:x="2.57cm" svg:y="3.199cm">
          <text:p text:style-name="P4"><text:span text:style-name="T1">S</text:span></text:p>
          <draw:enhanced-geometry svg:viewBox="0 0 21600 21600" draw:type="rectangle" draw:enhanced-path="M 0 0 L 21600 0 21600 21600 0 21600 0 0 Z N"/>
        </draw:custom-shape>
        <draw:custom-shape draw:style-name="gr8" draw:text-style-name="P5" draw:layer="layout" svg:width="1cm" svg:height="1cm" svg:x="3.77cm" svg:y="3.199cm">
          <text:p text:style-name="P4"><text:span text:style-name="T1">S</text:span></text:p>
          <draw:enhanced-geometry svg:viewBox="0 0 21600 21600" draw:type="rectangle" draw:enhanced-path="M 0 0 L 21600 0 21600 21600 0 21600 0 0 Z N"/>
        </draw:custom-shape>
        <draw:custom-shape draw:style-name="gr8" draw:text-style-name="P5" draw:layer="layout" svg:width="1cm" svg:height="1cm" svg:x="4.97cm" svg:y="3.199cm">
          <text:p text:style-name="P4"><text:span text:style-name="T1">S</text:span></text:p>
          <draw:enhanced-geometry svg:viewBox="0 0 21600 21600" draw:type="rectangle" draw:enhanced-path="M 0 0 L 21600 0 21600 21600 0 21600 0 0 Z N"/>
        </draw:custom-shape>
        <draw:polygon draw:style-name="gr1" draw:text-style-name="P1" draw:layer="layout" svg:width="0.216cm" svg:height="0.318cm" svg:x="6.588cm" svg:y="3.516cm" svg:viewBox="0 0 217 319" draw:points="198,16 198,56 186,51 175,46 164,42 153,39 143,37 138,36 133,35 128,35 123,34 118,34 113,34 104,34 97,35 89,36 83,37 76,39 70,41 65,44 63,45 60,47 58,49 56,50 54,52 52,54 51,56 49,58 48,61 46,63 45,65 44,68 44,70 43,73 42,76 42,78 42,84 42,89 43,94 44,98 44,100 45,102 46,104 47,106 48,108 49,109 50,111 51,112 53,114 54,115 56,116 58,118 62,120 66,122 72,125 78,127 85,128 92,130 101,132 126,137 137,139 147,142 157,146 166,149 174,153 182,158 188,163 192,165 194,168 197,171 200,174 202,177 204,180 206,184 208,187 210,191 211,194 213,202 215,210 216,219 217,228 216,239 215,249 214,254 212,258 211,263 209,267 207,271 205,275 202,279 200,283 197,286 194,290 190,293 187,296 183,298 179,301 174,304 170,306 160,310 150,313 138,316 126,317 113,318 99,319 88,318 76,318 64,316 52,314 40,311 27,308 14,304 1,299 1,256 14,263 26,269 39,274 51,278 57,279 63,281 69,282 75,283 81,284 87,285 93,285 99,285 107,285 116,284 123,283 130,282 137,280 143,277 149,274 151,273 154,271 156,269 158,267 160,265 162,263 164,261 166,259 167,256 168,254 169,251 170,249 171,246 172,243 172,240 173,237 173,231 173,226 172,220 171,216 170,213 170,211 169,209 168,207 167,205 165,203 164,201 162,199 161,197 159,196 157,194 155,193 151,190 146,187 141,185 135,182 128,180 121,178 114,177 88,172 77,169 67,166 57,163 48,160 40,156 33,152 26,147 24,145 21,143 18,140 16,137 14,135 12,132 10,129 8,126 7,122 5,119 4,116 3,112 1,104 0,96 0,88 0,78 1,73 2,68 3,64 4,60 6,55 7,51 9,47 11,43 14,40 16,36 19,33 22,30 25,26 29,23 32,21 36,18 40,15 44,13 53,9 63,6 73,3 84,1 96,0 108,0 119,0 130,1 141,2 152,4 163,6 175,9 186,12">
          <text:p/>
        </draw:polygon>
        <draw:polyline draw:style-name="gr3" draw:text-style-name="P3" draw:layer="layout" svg:width="0.113cm" svg:height="0.053cm" svg:x="6.218cm" svg:y="3.123cm" svg:viewBox="0 0 114 54" draw:points="114,0 110,1 105,3 101,6 96,9 92,12 87,16 78,24 70,33 64,41 59,49 57,52 56,54 55,52 54,49 52,45 49,41 43,33 35,24 26,16 22,12 17,9 13,6 8,3 4,1 2,0 0,0">
          <text:p/>
        </draw:polyline>
        <draw:polyline draw:style-name="gr3" draw:text-style-name="P3" draw:layer="layout" svg:width="0.112cm" svg:height="0.053cm" svg:x="6.485cm" svg:y="3.123cm" svg:viewBox="0 0 113 54" draw:points="113,0 111,0 109,1 105,3 100,6 96,9 92,12 87,16 79,24 71,33 64,41 60,49 58,52 57,54 57,53 56,52 55,49 52,45 50,41 43,33 35,24 26,16 22,12 17,9 13,6 8,3 4,1 0,0">
          <text:p/>
        </draw:polyline>
        <draw:polyline draw:style-name="gr3" draw:text-style-name="P3" draw:layer="layout" svg:width="0.112cm" svg:height="0.053cm" svg:x="6.752cm" svg:y="3.123cm" svg:viewBox="0 0 113 54" draw:points="113,0 111,0 109,1 105,3 100,6 96,9 91,12 87,16 78,24 71,33 64,41 61,45 59,49 58,52 57,54 56,52 54,49 50,41 43,33 35,24 27,16 22,12 18,9 13,6 9,3 4,1 0,0">
          <text:p/>
        </draw:polyline>
        <draw:polyline draw:style-name="gr3" draw:text-style-name="P3" draw:layer="layout" svg:width="0.113cm" svg:height="0.053cm" svg:x="7.018cm" svg:y="3.123cm" svg:viewBox="0 0 114 54" draw:points="114,0 110,1 106,3 101,6 97,9 87,16 79,24 71,33 64,41 59,49 57,52 56,54 55,52 54,49 52,45 49,41 43,33 35,24 26,16 22,12 17,9 13,6 8,3 4,1 2,0 0,0">
          <text:p/>
        </draw:polyline>
        <draw:polyline draw:style-name="gr3" draw:text-style-name="P3" draw:layer="layout" svg:width="0.113cm" svg:height="0.053cm" svg:x="7.418cm" svg:y="3.123cm" svg:viewBox="0 0 114 54" draw:points="114,0 112,0 110,1 106,3 101,6 97,9 92,12 88,16 79,24 71,33 65,41 60,49 58,52 57,54 56,52 55,49 53,45 50,41 43,33 36,24 27,16 22,12 18,9 13,6 9,3 4,1 0,0">
          <text:p/>
        </draw:polyline>
        <draw:polyline draw:style-name="gr3" draw:text-style-name="P3" draw:layer="layout" svg:width="0.112cm" svg:height="0.053cm" svg:x="7.685cm" svg:y="3.123cm" svg:viewBox="0 0 113 54" draw:points="113,0 111,0 109,1 105,3 100,6 96,9 91,12 87,16 78,24 70,33 64,41 59,49 57,52 56,54 55,52 54,49 52,45 49,41 43,33 35,24 26,16 22,12 17,9 13,6 8,3 4,1 2,0 0,0">
          <text:p/>
        </draw:polyline>
        <draw:polyline draw:style-name="gr3" draw:text-style-name="P3" draw:layer="layout" svg:width="0.112cm" svg:height="0.053cm" svg:x="7.952cm" svg:y="3.123cm" svg:viewBox="0 0 113 54" draw:points="113,0 111,0 109,1 105,3 100,6 96,9 91,12 87,16 78,24 71,33 64,41 61,45 59,49 58,52 57,54 56,52 54,49 49,41 43,33 35,24 26,16 22,12 17,9 13,6 8,3 4,1 2,0 0,0">
          <text:p/>
        </draw:polyline>
        <draw:polyline draw:style-name="gr3" draw:text-style-name="P3" draw:layer="layout" svg:width="0.113cm" svg:height="0.053cm" svg:x="8.218cm" svg:y="3.123cm" svg:viewBox="0 0 114 54" draw:points="114,0 110,1 105,3 101,6 96,9 92,12 87,16 78,24 71,33 64,41 61,45 59,49 58,52 57,54 56,52 54,49 49,41 43,33 35,24 26,16 22,12 17,9 13,6 8,3 4,1 2,0 0,0">
          <text:p/>
        </draw:polyline>
        <draw:polyline draw:style-name="gr3" draw:text-style-name="P3" draw:layer="layout" svg:width="0.113cm" svg:height="0.053cm" svg:x="8.618cm" svg:y="3.123cm" svg:viewBox="0 0 114 54" draw:points="114,0 112,0 110,1 106,3 101,6 97,9 92,12 88,16 79,24 72,33 65,41 62,45 60,49 59,52 58,54 57,52 55,49 50,41 43,33 35,24 27,16 17,9 13,6 8,3 4,1 0,0">
          <text:p/>
        </draw:polyline>
        <draw:polyline draw:style-name="gr3" draw:text-style-name="P3" draw:layer="layout" svg:width="0.112cm" svg:height="0.053cm" svg:x="8.885cm" svg:y="3.123cm" svg:viewBox="0 0 113 54" draw:points="113,0 111,0 109,1 105,3 100,6 96,9 92,12 87,16 79,24 71,33 64,41 60,49 58,52 57,54 56,52 55,49 53,45 50,41 43,33 36,24 27,16 22,12 18,9 13,6 9,3 4,1 0,0">
          <text:p/>
        </draw:polyline>
        <draw:polyline draw:style-name="gr3" draw:text-style-name="P3" draw:layer="layout" svg:width="0.112cm" svg:height="0.053cm" svg:x="9.152cm" svg:y="3.123cm" svg:viewBox="0 0 113 54" draw:points="113,0 109,1 105,3 100,6 96,9 91,12 87,16 78,24 70,33 63,41 61,45 58,49 57,52 56,53 56,54 55,52 53,49 49,41 42,33 34,24 26,16 21,12 17,9 13,6 8,3 4,1 2,0 0,0">
          <text:p/>
        </draw:polyline>
        <draw:polyline draw:style-name="gr3" draw:text-style-name="P3" draw:layer="layout" svg:width="0.113cm" svg:height="0.053cm" svg:x="9.418cm" svg:y="3.123cm" svg:viewBox="0 0 114 54" draw:points="114,0 112,0 110,1 106,3 101,6 97,9 92,12 88,16 79,24 72,33 65,41 62,45 60,49 59,52 58,54 57,52 55,49 50,41 43,33 35,24 27,16 17,9 13,6 8,3 4,1 0,0">
          <text:p/>
        </draw:polyline>
        <draw:polyline draw:style-name="gr3" draw:text-style-name="P3" draw:layer="layout" svg:width="0.113cm" svg:height="0.053cm" svg:x="9.818cm" svg:y="3.123cm" svg:viewBox="0 0 114 54" draw:points="114,0 110,1 106,3 101,6 97,9 92,12 88,16 79,24 71,33 64,41 62,45 59,49 58,52 57,53 57,54 56,52 54,49 49,41 43,33 35,24 26,16 22,12 17,9 13,6 8,3 4,1 2,0 0,0">
          <text:p/>
        </draw:polyline>
        <draw:polyline draw:style-name="gr3" draw:text-style-name="P3" draw:layer="layout" svg:width="0.112cm" svg:height="0.053cm" svg:x="10.085cm" svg:y="3.123cm" svg:viewBox="0 0 113 54" draw:points="113,0 111,0 109,1 105,3 100,6 96,9 92,12 87,16 79,24 71,33 64,41 60,49 58,52 57,54 57,53 56,52 55,49 52,45 50,41 43,33 35,24 26,16 22,12 17,9 13,6 8,3 4,1 0,0">
          <text:p/>
        </draw:polyline>
        <draw:polyline draw:style-name="gr3" draw:text-style-name="P3" draw:layer="layout" svg:width="0.112cm" svg:height="0.053cm" svg:x="10.352cm" svg:y="3.123cm" svg:viewBox="0 0 113 54" draw:points="113,0 109,1 104,3 100,6 95,9 91,12 86,16 77,24 70,33 63,41 60,45 58,49 57,52 56,54 55,52 53,49 49,41 42,33 34,24 26,16 21,12 17,9 13,6 8,3 4,1 2,0 0,0">
          <text:p/>
        </draw:polyline>
        <draw:polyline draw:style-name="gr3" draw:text-style-name="P3" draw:layer="layout" svg:width="0.113cm" svg:height="0.053cm" svg:x="10.618cm" svg:y="3.123cm" svg:viewBox="0 0 114 54" draw:points="114,0 110,1 106,3 101,6 97,9 92,12 88,16 79,24 71,33 64,41 62,45 59,49 58,52 57,53 57,54 56,52 54,49 49,41 43,33 35,24 26,16 22,12 17,9 13,6 8,3 4,1 2,0 0,0">
          <text:p/>
        </draw:polyline>
        <draw:custom-shape draw:style-name="gr8" draw:text-style-name="P5" draw:layer="layout" svg:width="1cm" svg:height="1cm" svg:x="6.17cm" svg:y="3.197cm">
          <text:p text:style-name="P4"><text:span text:style-name="T1">S</text:span></text:p>
          <draw:enhanced-geometry svg:viewBox="0 0 21600 21600" draw:type="rectangle" draw:enhanced-path="M 0 0 L 21600 0 21600 21600 0 21600 0 0 Z N"/>
        </draw:custom-shape>
        <draw:custom-shape draw:style-name="gr8" draw:text-style-name="P5" draw:layer="layout" svg:width="1cm" svg:height="1cm" svg:x="7.37cm" svg:y="3.197cm">
          <text:p text:style-name="P4"><text:span text:style-name="T1">S</text:span></text:p>
          <draw:enhanced-geometry svg:viewBox="0 0 21600 21600" draw:type="rectangle" draw:enhanced-path="M 0 0 L 21600 0 21600 21600 0 21600 0 0 Z N"/>
        </draw:custom-shape>
        <draw:custom-shape draw:style-name="gr8" draw:text-style-name="P5" draw:layer="layout" svg:width="1cm" svg:height="1cm" svg:x="8.57cm" svg:y="3.197cm">
          <text:p text:style-name="P4"><text:span text:style-name="T1">S</text:span></text:p>
          <draw:enhanced-geometry svg:viewBox="0 0 21600 21600" draw:type="rectangle" draw:enhanced-path="M 0 0 L 21600 0 21600 21600 0 21600 0 0 Z N"/>
        </draw:custom-shape>
        <draw:custom-shape draw:style-name="gr8" draw:text-style-name="P5" draw:layer="layout" svg:width="1cm" svg:height="1cm" svg:x="9.77cm" svg:y="3.197cm">
          <text:p text:style-name="P4"><text:span text:style-name="T1">S</text:span></text:p>
          <draw:enhanced-geometry svg:viewBox="0 0 21600 21600" draw:type="rectangle" draw:enhanced-path="M 0 0 L 21600 0 21600 21600 0 21600 0 0 Z N"/>
        </draw:custom-shape>
        <draw:polygon draw:style-name="gr1" draw:text-style-name="P1" draw:layer="layout" svg:width="0.216cm" svg:height="0.318cm" svg:x="11.388cm" svg:y="3.516cm" svg:viewBox="0 0 217 319" draw:points="198,16 198,56 186,51 175,46 164,42 153,39 143,37 138,36 133,35 128,35 123,34 118,34 113,34 104,34 97,35 89,36 83,37 76,39 70,41 65,44 63,45 60,47 58,49 56,50 54,52 52,54 51,56 49,58 48,61 46,63 45,65 44,68 44,70 43,73 42,76 42,78 42,84 42,89 43,94 44,98 44,100 45,102 46,104 47,106 48,108 49,109 50,111 51,112 53,114 54,115 56,116 58,118 62,120 66,122 72,125 78,127 85,128 92,130 101,132 126,137 137,139 147,142 157,146 166,149 174,153 182,158 188,163 192,165 194,168 197,171 200,174 202,177 204,180 206,184 208,187 210,191 211,194 213,202 215,210 216,219 217,228 216,239 215,249 214,254 212,258 211,263 209,267 207,271 205,275 202,279 200,283 197,286 194,290 190,293 187,296 183,298 179,301 174,304 170,306 160,310 150,313 138,316 126,317 113,318 99,319 88,318 76,318 64,316 52,314 40,311 27,308 14,304 1,299 1,256 14,263 26,269 39,274 51,278 57,279 63,281 69,282 75,283 81,284 87,285 93,285 99,285 107,285 116,284 123,283 130,282 137,280 143,277 149,274 151,273 154,271 156,269 158,267 160,265 162,263 164,261 166,259 167,256 168,254 169,251 170,249 171,246 172,243 172,240 173,237 173,231 173,226 172,220 171,216 170,213 170,211 169,209 168,207 167,205 165,203 164,201 162,199 161,197 159,196 157,194 155,193 151,190 146,187 141,185 135,182 128,180 121,178 114,177 88,172 77,169 67,166 57,163 48,160 40,156 33,152 26,147 24,145 21,143 18,140 16,137 14,135 12,132 10,129 8,126 7,122 5,119 4,116 3,112 1,104 0,96 0,88 0,78 1,73 2,68 3,64 4,60 6,55 7,51 9,47 11,43 14,40 16,36 19,33 22,30 25,26 29,23 32,21 36,18 40,15 44,13 53,9 63,6 73,3 84,1 96,0 108,0 119,0 130,1 141,2 152,4 163,6 175,9 186,12">
          <text:p/>
        </draw:polygon>
        <draw:polyline draw:style-name="gr3" draw:text-style-name="P3" draw:layer="layout" svg:width="0.113cm" svg:height="0.053cm" svg:x="11.018cm" svg:y="3.123cm" svg:viewBox="0 0 114 54" draw:points="114,0 110,1 105,3 101,6 96,9 92,12 87,16 78,24 70,33 64,41 59,49 57,52 56,54 55,52 54,49 52,45 49,41 43,33 35,24 26,16 22,12 17,9 13,6 8,3 4,1 2,0 0,0">
          <text:p/>
        </draw:polyline>
        <draw:polyline draw:style-name="gr3" draw:text-style-name="P3" draw:layer="layout" svg:width="0.112cm" svg:height="0.053cm" svg:x="11.285cm" svg:y="3.123cm" svg:viewBox="0 0 113 54" draw:points="113,0 111,0 109,1 105,3 100,6 96,9 92,12 87,16 79,24 71,33 64,41 60,49 58,52 57,54 57,53 56,52 55,49 52,45 50,41 43,33 35,24 26,16 22,12 17,9 13,6 8,3 4,1 0,0">
          <text:p/>
        </draw:polyline>
        <draw:polyline draw:style-name="gr3" draw:text-style-name="P3" draw:layer="layout" svg:width="0.112cm" svg:height="0.053cm" svg:x="11.552cm" svg:y="3.123cm" svg:viewBox="0 0 113 54" draw:points="113,0 111,0 109,1 105,3 100,6 96,9 91,12 87,16 78,24 71,33 64,41 61,45 59,49 58,52 57,54 56,52 54,49 50,41 43,33 35,24 27,16 22,12 18,9 13,6 9,3 4,1 0,0">
          <text:p/>
        </draw:polyline>
        <draw:polyline draw:style-name="gr3" draw:text-style-name="P3" draw:layer="layout" svg:width="0.113cm" svg:height="0.053cm" svg:x="11.818cm" svg:y="3.123cm" svg:viewBox="0 0 114 54" draw:points="114,0 110,1 106,3 101,6 97,9 87,16 79,24 71,33 64,41 59,49 57,52 56,54 55,52 54,49 52,45 49,41 43,33 35,24 26,16 22,12 17,9 13,6 8,3 4,1 2,0 0,0">
          <text:p/>
        </draw:polyline>
        <draw:polyline draw:style-name="gr3" draw:text-style-name="P3" draw:layer="layout" svg:width="0.113cm" svg:height="0.053cm" svg:x="12.218cm" svg:y="3.123cm" svg:viewBox="0 0 114 54" draw:points="114,0 112,0 110,1 106,3 101,6 97,9 92,12 88,16 79,24 71,33 65,41 60,49 58,52 57,54 56,52 55,49 53,45 50,41 43,33 36,24 27,16 22,12 18,9 13,6 9,3 4,1 0,0">
          <text:p/>
        </draw:polyline>
        <draw:polyline draw:style-name="gr3" draw:text-style-name="P3" draw:layer="layout" svg:width="0.112cm" svg:height="0.053cm" svg:x="12.485cm" svg:y="3.123cm" svg:viewBox="0 0 113 54" draw:points="113,0 111,0 109,1 105,3 100,6 96,9 91,12 87,16 78,24 70,33 64,41 59,49 57,52 56,54 55,52 54,49 52,45 49,41 43,33 35,24 26,16 22,12 17,9 13,6 8,3 4,1 2,0 0,0">
          <text:p/>
        </draw:polyline>
        <draw:polyline draw:style-name="gr3" draw:text-style-name="P3" draw:layer="layout" svg:width="0.112cm" svg:height="0.053cm" svg:x="12.752cm" svg:y="3.123cm" svg:viewBox="0 0 113 54" draw:points="113,0 111,0 109,1 105,3 100,6 96,9 91,12 87,16 78,24 71,33 64,41 61,45 59,49 58,52 57,54 56,52 54,49 49,41 43,33 35,24 26,16 22,12 17,9 13,6 8,3 4,1 2,0 0,0">
          <text:p/>
        </draw:polyline>
        <draw:polyline draw:style-name="gr3" draw:text-style-name="P3" draw:layer="layout" svg:width="0.113cm" svg:height="0.053cm" svg:x="13.018cm" svg:y="3.123cm" svg:viewBox="0 0 114 54" draw:points="114,0 110,1 105,3 101,6 96,9 92,12 87,16 78,24 71,33 64,41 61,45 59,49 58,52 57,54 56,52 54,49 49,41 43,33 35,24 26,16 22,12 17,9 13,6 8,3 4,1 2,0 0,0">
          <text:p/>
        </draw:polyline>
        <draw:polyline draw:style-name="gr3" draw:text-style-name="P3" draw:layer="layout" svg:width="0.113cm" svg:height="0.053cm" svg:x="13.418cm" svg:y="3.123cm" svg:viewBox="0 0 114 54" draw:points="114,0 112,0 110,1 106,3 101,6 97,9 92,12 88,16 79,24 72,33 65,41 62,45 60,49 59,52 58,54 57,52 55,49 50,41 43,33 35,24 27,16 17,9 13,6 8,3 4,1 0,0">
          <text:p/>
        </draw:polyline>
        <draw:polyline draw:style-name="gr3" draw:text-style-name="P3" draw:layer="layout" svg:width="0.112cm" svg:height="0.053cm" svg:x="13.685cm" svg:y="3.123cm" svg:viewBox="0 0 113 54" draw:points="113,0 111,0 109,1 105,3 100,6 96,9 92,12 87,16 79,24 71,33 64,41 60,49 58,52 57,54 56,52 55,49 53,45 50,41 43,33 36,24 27,16 22,12 18,9 13,6 9,3 4,1 0,0">
          <text:p/>
        </draw:polyline>
        <draw:polyline draw:style-name="gr3" draw:text-style-name="P3" draw:layer="layout" svg:width="0.112cm" svg:height="0.053cm" svg:x="13.952cm" svg:y="3.123cm" svg:viewBox="0 0 113 54" draw:points="113,0 109,1 105,3 100,6 96,9 91,12 87,16 78,24 70,33 63,41 61,45 58,49 57,52 56,53 56,54 55,52 53,49 49,41 42,33 34,24 26,16 21,12 17,9 13,6 8,3 4,1 2,0 0,0">
          <text:p/>
        </draw:polyline>
        <draw:polyline draw:style-name="gr3" draw:text-style-name="P3" draw:layer="layout" svg:width="0.113cm" svg:height="0.053cm" svg:x="14.218cm" svg:y="3.123cm" svg:viewBox="0 0 114 54" draw:points="114,0 112,0 110,1 106,3 101,6 97,9 92,12 88,16 79,24 72,33 65,41 62,45 60,49 59,52 58,54 57,52 55,49 50,41 43,33 35,24 27,16 17,9 13,6 8,3 4,1 0,0">
          <text:p/>
        </draw:polyline>
        <draw:polyline draw:style-name="gr3" draw:text-style-name="P3" draw:layer="layout" svg:width="0.113cm" svg:height="0.053cm" svg:x="14.618cm" svg:y="3.123cm" svg:viewBox="0 0 114 54" draw:points="114,0 110,1 106,3 101,6 97,9 92,12 88,16 79,24 71,33 64,41 62,45 59,49 58,52 57,53 57,54 56,52 54,49 49,41 43,33 35,24 26,16 22,12 17,9 13,6 8,3 4,1 2,0 0,0">
          <text:p/>
        </draw:polyline>
        <draw:polyline draw:style-name="gr3" draw:text-style-name="P3" draw:layer="layout" svg:width="0.112cm" svg:height="0.053cm" svg:x="14.885cm" svg:y="3.123cm" svg:viewBox="0 0 113 54" draw:points="113,0 111,0 109,1 105,3 100,6 96,9 92,12 87,16 79,24 71,33 64,41 60,49 58,52 57,54 57,53 56,52 55,49 52,45 50,41 43,33 35,24 26,16 22,12 17,9 13,6 8,3 4,1 0,0">
          <text:p/>
        </draw:polyline>
        <draw:polyline draw:style-name="gr3" draw:text-style-name="P3" draw:layer="layout" svg:width="0.112cm" svg:height="0.053cm" svg:x="15.152cm" svg:y="3.123cm" svg:viewBox="0 0 113 54" draw:points="113,0 109,1 104,3 100,6 95,9 91,12 86,16 77,24 70,33 63,41 60,45 58,49 57,52 56,54 55,52 53,49 49,41 42,33 34,24 26,16 21,12 17,9 13,6 8,3 4,1 2,0 0,0">
          <text:p/>
        </draw:polyline>
        <draw:polyline draw:style-name="gr3" draw:text-style-name="P3" draw:layer="layout" svg:width="0.113cm" svg:height="0.053cm" svg:x="15.418cm" svg:y="3.123cm" svg:viewBox="0 0 114 54" draw:points="114,0 110,1 106,3 101,6 97,9 92,12 88,16 79,24 71,33 64,41 62,45 59,49 58,52 57,53 57,54 56,52 54,49 49,41 43,33 35,24 26,16 22,12 17,9 13,6 8,3 4,1 2,0 0,0">
          <text:p/>
        </draw:polyline>
        <draw:custom-shape draw:style-name="gr8" draw:text-style-name="P5" draw:layer="layout" svg:width="1cm" svg:height="1cm" svg:x="10.97cm" svg:y="3.197cm">
          <text:p text:style-name="P4"><text:span text:style-name="T1">S</text:span></text:p>
          <draw:enhanced-geometry svg:viewBox="0 0 21600 21600" draw:type="rectangle" draw:enhanced-path="M 0 0 L 21600 0 21600 21600 0 21600 0 0 Z N"/>
        </draw:custom-shape>
        <draw:custom-shape draw:style-name="gr8" draw:text-style-name="P5" draw:layer="layout" svg:width="1cm" svg:height="1cm" svg:x="12.17cm" svg:y="3.197cm">
          <text:p text:style-name="P4"><text:span text:style-name="T1">S</text:span></text:p>
          <draw:enhanced-geometry svg:viewBox="0 0 21600 21600" draw:type="rectangle" draw:enhanced-path="M 0 0 L 21600 0 21600 21600 0 21600 0 0 Z N"/>
        </draw:custom-shape>
        <draw:custom-shape draw:style-name="gr8" draw:text-style-name="P5" draw:layer="layout" svg:width="1cm" svg:height="1cm" svg:x="13.37cm" svg:y="3.197cm">
          <text:p text:style-name="P4"><text:span text:style-name="T1">S</text:span></text:p>
          <draw:enhanced-geometry svg:viewBox="0 0 21600 21600" draw:type="rectangle" draw:enhanced-path="M 0 0 L 21600 0 21600 21600 0 21600 0 0 Z N"/>
        </draw:custom-shape>
        <draw:custom-shape draw:style-name="gr8" draw:text-style-name="P5" draw:layer="layout" svg:width="1cm" svg:height="1cm" svg:x="14.57cm" svg:y="3.197cm">
          <text:p text:style-name="P4"><text:span text:style-name="T1">S</text:span></text:p>
          <draw:enhanced-geometry svg:viewBox="0 0 21600 21600" draw:type="rectangle" draw:enhanced-path="M 0 0 L 21600 0 21600 21600 0 21600 0 0 Z N"/>
        </draw:custom-shape>
        <draw:polygon draw:style-name="gr1" draw:text-style-name="P1" draw:layer="layout" svg:width="0.216cm" svg:height="0.318cm" svg:x="16.188cm" svg:y="3.514cm" svg:viewBox="0 0 217 319" draw:points="198,16 198,56 186,51 175,46 164,42 153,39 143,37 138,36 133,35 128,35 123,34 118,34 113,34 104,34 97,35 89,36 83,37 76,39 70,41 65,44 63,45 60,47 58,49 56,50 54,52 52,54 51,56 49,58 48,61 46,63 45,65 44,68 44,70 43,73 42,76 42,78 42,84 42,89 43,94 44,98 44,100 45,102 46,104 47,106 48,108 49,109 50,111 51,112 53,114 54,115 56,116 58,118 62,120 66,122 72,125 78,127 85,128 92,130 101,132 126,137 137,139 147,142 157,146 166,149 174,153 182,158 188,163 192,165 194,168 197,171 200,174 202,177 204,180 206,184 208,187 210,191 211,194 213,202 215,210 216,219 217,228 216,239 215,249 214,254 212,258 211,263 209,267 207,271 205,275 202,279 200,283 197,286 194,290 190,293 187,296 183,298 179,301 174,304 170,306 160,310 150,313 138,316 126,317 113,318 99,319 88,318 76,318 64,316 52,314 40,311 27,308 14,304 1,299 1,256 14,263 26,269 39,274 51,278 57,279 63,281 69,282 75,283 81,284 87,285 93,285 99,285 107,285 116,284 123,283 130,282 137,280 143,277 149,274 151,273 154,271 156,269 158,267 160,265 162,263 164,261 166,259 167,256 168,254 169,251 170,249 171,246 172,243 172,240 173,237 173,231 173,226 172,220 171,216 170,213 170,211 169,209 168,207 167,205 165,203 164,201 162,199 161,197 159,196 157,194 155,193 151,190 146,187 141,185 135,182 128,180 121,178 114,177 88,172 77,169 67,166 57,163 48,160 40,156 33,152 26,147 24,145 21,143 18,140 16,137 14,135 12,132 10,129 8,126 7,122 5,119 4,116 3,112 1,104 0,96 0,88 0,78 1,73 2,68 3,64 4,60 6,55 7,51 9,47 11,43 14,40 16,36 19,33 22,30 25,26 29,23 32,21 36,18 40,15 44,13 53,9 63,6 73,3 84,1 96,0 108,0 119,0 130,1 141,2 152,4 163,6 175,9 186,12">
          <text:p/>
        </draw:polygon>
        <draw:polyline draw:style-name="gr3" draw:text-style-name="P3" draw:layer="layout" svg:width="0.113cm" svg:height="0.053cm" svg:x="15.818cm" svg:y="3.121cm" svg:viewBox="0 0 114 54" draw:points="114,0 110,1 105,3 101,6 96,9 92,12 87,16 78,24 70,33 64,41 59,49 57,52 56,54 55,52 54,49 52,45 49,41 43,33 35,24 26,16 22,12 17,9 13,6 8,3 4,1 2,0 0,0">
          <text:p/>
        </draw:polyline>
        <draw:polyline draw:style-name="gr3" draw:text-style-name="P3" draw:layer="layout" svg:width="0.112cm" svg:height="0.053cm" svg:x="16.085cm" svg:y="3.121cm" svg:viewBox="0 0 113 54" draw:points="113,0 111,0 109,1 105,3 100,6 96,9 92,12 87,16 79,24 71,33 64,41 60,49 58,52 57,54 57,53 56,52 55,49 52,45 50,41 43,33 35,24 26,16 22,12 17,9 13,6 8,3 4,1 0,0">
          <text:p/>
        </draw:polyline>
        <draw:polyline draw:style-name="gr3" draw:text-style-name="P3" draw:layer="layout" svg:width="0.112cm" svg:height="0.053cm" svg:x="16.352cm" svg:y="3.121cm" svg:viewBox="0 0 113 54" draw:points="113,0 111,0 109,1 105,3 100,6 96,9 91,12 87,16 78,24 71,33 64,41 61,45 59,49 58,52 57,54 56,52 54,49 50,41 43,33 35,24 27,16 22,12 18,9 13,6 9,3 4,1 0,0">
          <text:p/>
        </draw:polyline>
        <draw:polyline draw:style-name="gr3" draw:text-style-name="P3" draw:layer="layout" svg:width="0.113cm" svg:height="0.053cm" svg:x="16.618cm" svg:y="3.121cm" svg:viewBox="0 0 114 54" draw:points="114,0 110,1 106,3 101,6 97,9 87,16 79,24 71,33 64,41 59,49 57,52 56,54 55,52 54,49 52,45 49,41 43,33 35,24 26,16 22,12 17,9 13,6 8,3 4,1 2,0 0,0">
          <text:p/>
        </draw:polyline>
        <draw:polyline draw:style-name="gr3" draw:text-style-name="P3" draw:layer="layout" svg:width="0.113cm" svg:height="0.053cm" svg:x="17.018cm" svg:y="3.121cm" svg:viewBox="0 0 114 54" draw:points="114,0 112,0 110,1 106,3 101,6 97,9 92,12 88,16 79,24 71,33 65,41 60,49 58,52 57,54 56,52 55,49 53,45 50,41 43,33 36,24 27,16 22,12 18,9 13,6 9,3 4,1 0,0">
          <text:p/>
        </draw:polyline>
        <draw:polyline draw:style-name="gr3" draw:text-style-name="P3" draw:layer="layout" svg:width="0.112cm" svg:height="0.053cm" svg:x="17.285cm" svg:y="3.121cm" svg:viewBox="0 0 113 54" draw:points="113,0 111,0 109,1 105,3 100,6 96,9 91,12 87,16 78,24 70,33 64,41 59,49 57,52 56,54 55,52 54,49 52,45 49,41 43,33 35,24 26,16 22,12 17,9 13,6 8,3 4,1 2,0 0,0">
          <text:p/>
        </draw:polyline>
        <draw:polyline draw:style-name="gr3" draw:text-style-name="P3" draw:layer="layout" svg:width="0.112cm" svg:height="0.053cm" svg:x="17.552cm" svg:y="3.121cm" svg:viewBox="0 0 113 54" draw:points="113,0 111,0 109,1 105,3 100,6 96,9 91,12 87,16 78,24 71,33 64,41 61,45 59,49 58,52 57,54 56,52 54,49 49,41 43,33 35,24 26,16 22,12 17,9 13,6 8,3 4,1 2,0 0,0">
          <text:p/>
        </draw:polyline>
        <draw:polyline draw:style-name="gr3" draw:text-style-name="P3" draw:layer="layout" svg:width="0.113cm" svg:height="0.053cm" svg:x="17.818cm" svg:y="3.121cm" svg:viewBox="0 0 114 54" draw:points="114,0 110,1 105,3 101,6 96,9 92,12 87,16 78,24 71,33 64,41 61,45 59,49 58,52 57,54 56,52 54,49 49,41 43,33 35,24 26,16 22,12 17,9 13,6 8,3 4,1 2,0 0,0">
          <text:p/>
        </draw:polyline>
        <draw:polyline draw:style-name="gr3" draw:text-style-name="P3" draw:layer="layout" svg:width="0.113cm" svg:height="0.053cm" svg:x="18.218cm" svg:y="3.121cm" svg:viewBox="0 0 114 54" draw:points="114,0 112,0 110,1 106,3 101,6 97,9 92,12 88,16 79,24 72,33 65,41 62,45 60,49 59,52 58,54 57,52 55,49 50,41 43,33 35,24 27,16 17,9 13,6 8,3 4,1 0,0">
          <text:p/>
        </draw:polyline>
        <draw:polyline draw:style-name="gr3" draw:text-style-name="P3" draw:layer="layout" svg:width="0.112cm" svg:height="0.053cm" svg:x="18.485cm" svg:y="3.121cm" svg:viewBox="0 0 113 54" draw:points="113,0 111,0 109,1 105,3 100,6 96,9 92,12 87,16 79,24 71,33 64,41 60,49 58,52 57,54 56,52 55,49 53,45 50,41 43,33 36,24 27,16 22,12 18,9 13,6 9,3 4,1 0,0">
          <text:p/>
        </draw:polyline>
        <draw:polyline draw:style-name="gr3" draw:text-style-name="P3" draw:layer="layout" svg:width="0.112cm" svg:height="0.053cm" svg:x="18.752cm" svg:y="3.121cm" svg:viewBox="0 0 113 54" draw:points="113,0 109,1 105,3 100,6 96,9 91,12 87,16 78,24 70,33 63,41 61,45 58,49 57,52 56,53 56,54 55,52 53,49 49,41 42,33 34,24 26,16 21,12 17,9 13,6 8,3 4,1 2,0 0,0">
          <text:p/>
        </draw:polyline>
        <draw:polyline draw:style-name="gr3" draw:text-style-name="P3" draw:layer="layout" svg:width="0.113cm" svg:height="0.053cm" svg:x="19.018cm" svg:y="3.121cm" svg:viewBox="0 0 114 54" draw:points="114,0 112,0 110,1 106,3 101,6 97,9 92,12 88,16 79,24 72,33 65,41 62,45 60,49 59,52 58,54 57,52 55,49 50,41 43,33 35,24 27,16 17,9 13,6 8,3 4,1 0,0">
          <text:p/>
        </draw:polyline>
        <draw:polyline draw:style-name="gr9" draw:text-style-name="P3" draw:layer="layout" svg:width="0.113cm" svg:height="0.053cm" svg:x="19.418cm" svg:y="3.121cm" svg:viewBox="0 0 114 54" draw:points="114,0 110,1 106,3 101,6 97,9 92,12 88,16 79,24 71,33 64,41 62,45 59,49 58,52 57,53 57,54 56,52 54,49 49,41 43,33 35,24 26,16 22,12 17,9 13,6 8,3 4,1 2,0 0,0">
          <text:p/>
        </draw:polyline>
        <draw:polyline draw:style-name="gr9" draw:text-style-name="P3" draw:layer="layout" svg:width="0.112cm" svg:height="0.053cm" svg:x="19.685cm" svg:y="3.121cm" svg:viewBox="0 0 113 54" draw:points="113,0 111,0 109,1 105,3 100,6 96,9 92,12 87,16 79,24 71,33 64,41 60,49 58,52 57,54 57,53 56,52 55,49 52,45 50,41 43,33 35,24 26,16 22,12 17,9 13,6 8,3 4,1 0,0">
          <text:p/>
        </draw:polyline>
        <draw:polyline draw:style-name="gr9" draw:text-style-name="P3" draw:layer="layout" svg:width="0.112cm" svg:height="0.053cm" svg:x="19.952cm" svg:y="3.121cm" svg:viewBox="0 0 113 54" draw:points="113,0 109,1 104,3 100,6 95,9 91,12 86,16 77,24 70,33 63,41 60,45 58,49 57,52 56,54 55,52 53,49 49,41 42,33 34,24 26,16 21,12 17,9 13,6 8,3 4,1 2,0 0,0">
          <text:p/>
        </draw:polyline>
        <draw:polyline draw:style-name="gr9" draw:text-style-name="P3" draw:layer="layout" svg:width="0.113cm" svg:height="0.053cm" svg:x="20.218cm" svg:y="3.121cm" svg:viewBox="0 0 114 54" draw:points="114,0 110,1 106,3 101,6 97,9 92,12 88,16 79,24 71,33 64,41 62,45 59,49 58,52 57,53 57,54 56,52 54,49 49,41 43,33 35,24 26,16 22,12 17,9 13,6 8,3 4,1 2,0 0,0">
          <text:p/>
        </draw:polyline>
        <draw:custom-shape draw:style-name="gr8" draw:text-style-name="P5" draw:layer="layout" svg:width="1cm" svg:height="1cm" svg:x="15.77cm" svg:y="3.195cm">
          <text:p text:style-name="P4"><text:span text:style-name="T1">S</text:span></text:p>
          <draw:enhanced-geometry svg:viewBox="0 0 21600 21600" draw:type="rectangle" draw:enhanced-path="M 0 0 L 21600 0 21600 21600 0 21600 0 0 Z N"/>
        </draw:custom-shape>
        <draw:custom-shape draw:style-name="gr8" draw:text-style-name="P5" draw:layer="layout" svg:width="1cm" svg:height="1cm" svg:x="16.97cm" svg:y="3.195cm">
          <text:p text:style-name="P4"><text:span text:style-name="T1">S</text:span></text:p>
          <draw:enhanced-geometry svg:viewBox="0 0 21600 21600" draw:type="rectangle" draw:enhanced-path="M 0 0 L 21600 0 21600 21600 0 21600 0 0 Z N"/>
        </draw:custom-shape>
        <draw:custom-shape draw:style-name="gr8" draw:text-style-name="P5" draw:layer="layout" svg:width="1cm" svg:height="1cm" svg:x="18.17cm" svg:y="3.195cm">
          <text:p text:style-name="P4"><text:span text:style-name="T1">S</text:span></text:p>
          <draw:enhanced-geometry svg:viewBox="0 0 21600 21600" draw:type="rectangle" draw:enhanced-path="M 0 0 L 21600 0 21600 21600 0 21600 0 0 Z N"/>
        </draw:custom-shape>
        <draw:custom-shape draw:style-name="gr10" draw:text-style-name="P6" draw:layer="layout" svg:width="1cm" svg:height="1cm" svg:x="19.37cm" svg:y="3.195cm">
          <text:p text:style-name="P4"><text:span text:style-name="T1">S</text:span></text:p>
          <draw:enhanced-geometry svg:viewBox="0 0 21600 21600" draw:type="rectangle" draw:enhanced-path="M 0 0 L 21600 0 21600 21600 0 21600 0 0 Z N"/>
        </draw:custom-shape>
        <draw:custom-shape draw:style-name="gr11" draw:text-style-name="P7" draw:layer="layout" svg:width="0.25cm" svg:height="0.25cm" svg:x="1.351cm" svg:y="2.50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62cm" svg:y="2.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88cm" svg:y="2.50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2.149cm" svg:y="2.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2.552cm" svg:y="2.50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2.821cm" svg:y="2.50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3.081cm" svg:y="2.50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3.35cm" svg:y="2.50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3.753cm" svg:y="2.50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4.022cm" svg:y="2.50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4.282cm" svg:y="2.50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4.551cm" svg:y="2.50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4.954cm" svg:y="2.5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5.223cm" svg:y="2.50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5.483cm" svg:y="2.5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5.752cm" svg:y="2.50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6.155cm" svg:y="2.5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6.424cm" svg:y="2.5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6.684cm" svg:y="2.5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6.953cm" svg:y="2.5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7.356cm" svg:y="2.5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7.625cm" svg:y="2.5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7.885cm" svg:y="2.5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8.154cm" svg:y="2.5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8.557cm" svg:y="2.5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8.826cm" svg:y="2.5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9.086cm" svg:y="2.5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9.355cm" svg:y="2.5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9.758cm" svg:y="2.5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0.027cm" svg:y="2.5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0.287cm" svg:y="2.5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0.556cm" svg:y="2.5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0.959cm" svg:y="2.5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1.228cm" svg:y="2.5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1.488cm" svg:y="2.5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1.757cm" svg:y="2.5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2.16cm" svg:y="2.5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2.429cm" svg:y="2.5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2.689cm" svg:y="2.5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2.958cm" svg:y="2.5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3.361cm" svg:y="2.5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3.63cm" svg:y="2.5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3.89cm" svg:y="2.5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4.159cm" svg:y="2.5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4.562cm" svg:y="2.5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4.831cm" svg:y="2.5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5.091cm" svg:y="2.5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5.36cm" svg:y="2.5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5.763cm" svg:y="2.5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6.032cm" svg:y="2.5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6.292cm" svg:y="2.5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6.561cm" svg:y="2.5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6.964cm" svg:y="2.5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7.233cm" svg:y="2.5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7.493cm" svg:y="2.5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7.762cm" svg:y="2.5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8.165cm" svg:y="2.5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8.434cm" svg:y="2.5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8.694cm" svg:y="2.5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8.963cm" svg:y="2.5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9.366cm" svg:y="2.5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9.635cm" svg:y="2.5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9.895cm" svg:y="2.5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20.164cm" svg:y="2.5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352cm" svg:y="7.60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621cm" svg:y="7.60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881cm" svg:y="7.60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2.15cm" svg:y="7.60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2.553cm" svg:y="7.60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2.822cm" svg:y="7.60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3.082cm" svg:y="7.60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3.351cm" svg:y="7.60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3.754cm" svg:y="7.6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4.023cm" svg:y="7.60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4.283cm" svg:y="7.6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4.552cm" svg:y="7.60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4.955cm" svg:y="7.6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5.224cm" svg:y="7.6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5.484cm" svg:y="7.6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5.753cm" svg:y="7.6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6.156cm" svg:y="7.6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6.425cm" svg:y="7.6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6.685cm" svg:y="7.6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6.954cm" svg:y="7.6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7.357cm" svg:y="7.6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7.626cm" svg:y="7.6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7.886cm" svg:y="7.6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8.155cm" svg:y="7.6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8.558cm" svg:y="7.6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8.827cm" svg:y="7.6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9.087cm" svg:y="7.6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9.356cm" svg:y="7.6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9.759cm" svg:y="7.6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0.028cm" svg:y="7.6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0.288cm" svg:y="7.6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0.557cm" svg:y="7.6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0.96cm" svg:y="7.6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1.229cm" svg:y="7.6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1.489cm" svg:y="7.6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1.758cm" svg:y="7.6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2.161cm" svg:y="7.6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2.43cm" svg:y="7.6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2.69cm" svg:y="7.6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2.959cm" svg:y="7.6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3.362cm" svg:y="7.6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3.631cm" svg:y="7.6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3.891cm" svg:y="7.6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4.16cm" svg:y="7.6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4.563cm" svg:y="7.6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4.832cm" svg:y="7.6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5.092cm" svg:y="7.6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5.361cm" svg:y="7.6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5.764cm" svg:y="7.6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6.033cm" svg:y="7.6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6.293cm" svg:y="7.6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6.562cm" svg:y="7.6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6.965cm" svg:y="7.6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7.234cm" svg:y="7.6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7.494cm" svg:y="7.6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7.763cm" svg:y="7.6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8.166cm" svg:y="7.6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8.435cm" svg:y="7.6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8.695cm" svg:y="7.6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8.964cm" svg:y="7.6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9.367cm" svg:y="7.61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9.636cm" svg:y="7.6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9.896cm" svg:y="7.61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20.165cm" svg:y="7.6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polygon draw:style-name="gr13" draw:text-style-name="P8" draw:layer="layout" svg:width="0.216cm" svg:height="0.318cm" svg:x="1.788cm" svg:y="8.516cm" svg:viewBox="0 0 217 319" draw:points="198,16 198,56 186,51 175,46 164,42 153,39 143,37 138,36 133,35 128,35 123,34 118,34 113,34 104,34 97,35 89,36 83,37 76,39 70,41 65,44 63,45 60,47 58,49 56,50 54,52 52,54 51,56 49,58 48,61 46,63 45,65 44,68 44,70 43,73 42,76 42,78 42,84 42,89 43,94 44,98 44,100 45,102 46,104 47,106 48,108 49,109 50,111 51,112 53,114 54,115 56,116 58,118 62,120 66,122 72,125 78,127 85,128 92,130 101,132 126,137 137,139 147,142 157,146 166,149 174,153 182,158 188,163 192,165 194,168 197,171 200,174 202,177 204,180 206,184 208,187 210,191 211,194 213,202 215,210 216,219 217,228 216,239 215,249 214,254 212,258 211,263 209,267 207,271 205,275 202,279 200,283 197,286 194,290 190,293 187,296 183,298 179,301 174,304 170,306 160,310 150,313 138,316 126,317 113,318 99,319 88,318 76,318 64,316 52,314 40,311 27,308 14,304 1,299 1,256 14,263 26,269 39,274 51,278 57,279 63,281 69,282 75,283 81,284 87,285 93,285 99,285 107,285 116,284 123,283 130,282 137,280 143,277 149,274 151,273 154,271 156,269 158,267 160,265 162,263 164,261 166,259 167,256 168,254 169,251 170,249 171,246 172,243 172,240 173,237 173,231 173,226 172,220 171,216 170,213 170,211 169,209 168,207 167,205 165,203 164,201 162,199 161,197 159,196 157,194 155,193 151,190 146,187 141,185 135,182 128,180 121,178 114,177 88,172 77,169 67,166 57,163 48,160 40,156 33,152 26,147 24,145 21,143 18,140 16,137 14,135 12,132 10,129 8,126 7,122 5,119 4,116 3,112 1,104 0,96 0,88 0,78 1,73 2,68 3,64 4,60 6,55 7,51 9,47 11,43 14,40 16,36 19,33 22,30 25,26 29,23 32,21 36,18 40,15 44,13 53,9 63,6 73,3 84,1 96,0 108,0 119,0 130,1 141,2 152,4 163,6 175,9 186,12">
          <text:p/>
        </draw:polygon>
        <draw:polyline draw:style-name="gr3" draw:text-style-name="P3" draw:layer="layout" svg:width="0.113cm" svg:height="0.053cm" svg:x="1.418cm" svg:y="8.223cm" svg:viewBox="0 0 114 54" draw:points="114,0 110,1 105,3 101,6 96,9 92,12 87,16 78,24 70,33 64,41 59,49 57,52 56,54 55,52 54,49 52,45 49,41 43,33 35,24 26,16 22,12 17,9 13,6 8,3 4,1 2,0 0,0">
          <text:p/>
        </draw:polyline>
        <draw:polyline draw:style-name="gr3" draw:text-style-name="P3" draw:layer="layout" svg:width="0.112cm" svg:height="0.053cm" svg:x="1.685cm" svg:y="8.223cm" svg:viewBox="0 0 113 54" draw:points="113,0 111,0 109,1 105,3 100,6 96,9 92,12 87,16 79,24 71,33 64,41 60,49 58,52 57,54 57,53 56,52 55,49 52,45 50,41 43,33 35,24 26,16 22,12 17,9 13,6 8,3 4,1 0,0">
          <text:p/>
        </draw:polyline>
        <draw:polyline draw:style-name="gr3" draw:text-style-name="P3" draw:layer="layout" svg:width="0.112cm" svg:height="0.053cm" svg:x="1.952cm" svg:y="8.123cm" svg:viewBox="0 0 113 54" draw:points="113,0 111,0 109,1 105,3 100,6 96,9 91,12 87,16 78,24 71,33 64,41 61,45 59,49 58,52 57,54 56,52 54,49 50,41 43,33 35,24 27,16 22,12 18,9 13,6 9,3 4,1 0,0">
          <text:p/>
        </draw:polyline>
        <draw:polyline draw:style-name="gr3" draw:text-style-name="P3" draw:layer="layout" svg:width="0.113cm" svg:height="0.053cm" svg:x="2.218cm" svg:y="8.123cm" svg:viewBox="0 0 114 54" draw:points="114,0 110,1 106,3 101,6 97,9 87,16 79,24 71,33 64,41 59,49 57,52 56,54 55,52 54,49 52,45 49,41 43,33 35,24 26,16 22,12 17,9 13,6 8,3 4,1 2,0 0,0">
          <text:p/>
        </draw:polyline>
        <draw:polyline draw:style-name="gr3" draw:text-style-name="P3" draw:layer="layout" svg:width="0.113cm" svg:height="0.053cm" svg:x="2.618cm" svg:y="8.123cm" svg:viewBox="0 0 114 54" draw:points="114,0 112,0 110,1 106,3 101,6 97,9 92,12 88,16 79,24 71,33 65,41 60,49 58,52 57,54 56,52 55,49 53,45 50,41 43,33 36,24 27,16 22,12 18,9 13,6 9,3 4,1 0,0">
          <text:p/>
        </draw:polyline>
        <draw:polyline draw:style-name="gr3" draw:text-style-name="P3" draw:layer="layout" svg:width="0.112cm" svg:height="0.053cm" svg:x="2.885cm" svg:y="8.123cm" svg:viewBox="0 0 113 54" draw:points="113,0 111,0 109,1 105,3 100,6 96,9 91,12 87,16 78,24 70,33 64,41 59,49 57,52 56,54 55,52 54,49 52,45 49,41 43,33 35,24 26,16 22,12 17,9 13,6 8,3 4,1 2,0 0,0">
          <text:p/>
        </draw:polyline>
        <draw:polyline draw:style-name="gr3" draw:text-style-name="P3" draw:layer="layout" svg:width="0.112cm" svg:height="0.053cm" svg:x="3.152cm" svg:y="8.123cm" svg:viewBox="0 0 113 54" draw:points="113,0 111,0 109,1 105,3 100,6 96,9 91,12 87,16 78,24 71,33 64,41 61,45 59,49 58,52 57,54 56,52 54,49 49,41 43,33 35,24 26,16 22,12 17,9 13,6 8,3 4,1 2,0 0,0">
          <text:p/>
        </draw:polyline>
        <draw:polyline draw:style-name="gr3" draw:text-style-name="P3" draw:layer="layout" svg:width="0.113cm" svg:height="0.053cm" svg:x="3.418cm" svg:y="8.123cm" svg:viewBox="0 0 114 54" draw:points="114,0 110,1 105,3 101,6 96,9 92,12 87,16 78,24 71,33 64,41 61,45 59,49 58,52 57,54 56,52 54,49 49,41 43,33 35,24 26,16 22,12 17,9 13,6 8,3 4,1 2,0 0,0">
          <text:p/>
        </draw:polyline>
        <draw:polyline draw:style-name="gr3" draw:text-style-name="P3" draw:layer="layout" svg:width="0.113cm" svg:height="0.053cm" svg:x="3.818cm" svg:y="8.123cm" svg:viewBox="0 0 114 54" draw:points="114,0 112,0 110,1 106,3 101,6 97,9 92,12 88,16 79,24 72,33 65,41 62,45 60,49 59,52 58,54 57,52 55,49 50,41 43,33 35,24 27,16 17,9 13,6 8,3 4,1 0,0">
          <text:p/>
        </draw:polyline>
        <draw:polyline draw:style-name="gr3" draw:text-style-name="P3" draw:layer="layout" svg:width="0.112cm" svg:height="0.053cm" svg:x="4.085cm" svg:y="8.123cm" svg:viewBox="0 0 113 54" draw:points="113,0 111,0 109,1 105,3 100,6 96,9 92,12 87,16 79,24 71,33 64,41 60,49 58,52 57,54 56,52 55,49 53,45 50,41 43,33 36,24 27,16 22,12 18,9 13,6 9,3 4,1 0,0">
          <text:p/>
        </draw:polyline>
        <draw:polyline draw:style-name="gr3" draw:text-style-name="P3" draw:layer="layout" svg:width="0.112cm" svg:height="0.053cm" svg:x="4.352cm" svg:y="8.123cm" svg:viewBox="0 0 113 54" draw:points="113,0 109,1 105,3 100,6 96,9 91,12 87,16 78,24 70,33 63,41 61,45 58,49 57,52 56,53 56,54 55,52 53,49 49,41 42,33 34,24 26,16 21,12 17,9 13,6 8,3 4,1 2,0 0,0">
          <text:p/>
        </draw:polyline>
        <draw:polyline draw:style-name="gr3" draw:text-style-name="P3" draw:layer="layout" svg:width="0.113cm" svg:height="0.053cm" svg:x="4.618cm" svg:y="8.123cm" svg:viewBox="0 0 114 54" draw:points="114,0 112,0 110,1 106,3 101,6 97,9 92,12 88,16 79,24 72,33 65,41 62,45 60,49 59,52 58,54 57,52 55,49 50,41 43,33 35,24 27,16 17,9 13,6 8,3 4,1 0,0">
          <text:p/>
        </draw:polyline>
        <draw:polyline draw:style-name="gr3" draw:text-style-name="P3" draw:layer="layout" svg:width="0.113cm" svg:height="0.053cm" svg:x="5.018cm" svg:y="8.123cm" svg:viewBox="0 0 114 54" draw:points="114,0 110,1 106,3 101,6 97,9 92,12 88,16 79,24 71,33 64,41 62,45 59,49 58,52 57,53 57,54 56,52 54,49 49,41 43,33 35,24 26,16 22,12 17,9 13,6 8,3 4,1 2,0 0,0">
          <text:p/>
        </draw:polyline>
        <draw:polyline draw:style-name="gr3" draw:text-style-name="P3" draw:layer="layout" svg:width="0.112cm" svg:height="0.053cm" svg:x="5.285cm" svg:y="8.123cm" svg:viewBox="0 0 113 54" draw:points="113,0 111,0 109,1 105,3 100,6 96,9 92,12 87,16 79,24 71,33 64,41 60,49 58,52 57,54 57,53 56,52 55,49 52,45 50,41 43,33 35,24 26,16 22,12 17,9 13,6 8,3 4,1 0,0">
          <text:p/>
        </draw:polyline>
        <draw:polyline draw:style-name="gr3" draw:text-style-name="P3" draw:layer="layout" svg:width="0.112cm" svg:height="0.053cm" svg:x="5.552cm" svg:y="8.123cm" svg:viewBox="0 0 113 54" draw:points="113,0 109,1 104,3 100,6 95,9 91,12 86,16 77,24 70,33 63,41 60,45 58,49 57,52 56,54 55,52 53,49 49,41 42,33 34,24 26,16 21,12 17,9 13,6 8,3 4,1 2,0 0,0">
          <text:p/>
        </draw:polyline>
        <draw:polyline draw:style-name="gr3" draw:text-style-name="P3" draw:layer="layout" svg:width="0.113cm" svg:height="0.053cm" svg:x="5.818cm" svg:y="8.123cm" svg:viewBox="0 0 114 54" draw:points="114,0 110,1 106,3 101,6 97,9 92,12 88,16 79,24 71,33 64,41 62,45 59,49 58,52 57,53 57,54 56,52 54,49 49,41 43,33 35,24 26,16 22,12 17,9 13,6 8,3 4,1 2,0 0,0">
          <text:p/>
        </draw:polyline>
        <draw:custom-shape draw:style-name="gr14" draw:text-style-name="P9" draw:layer="layout" svg:width="1cm" svg:height="1cm" svg:x="1.37cm" svg:y="8.197cm">
          <text:p text:style-name="P4"><text:span text:style-name="T1">S</text:span></text:p>
          <draw:enhanced-geometry svg:viewBox="0 0 21600 21600" draw:type="rectangle" draw:enhanced-path="M 0 0 L 21600 0 21600 21600 0 21600 0 0 Z N"/>
        </draw:custom-shape>
        <draw:custom-shape draw:style-name="gr14" draw:text-style-name="P9" draw:layer="layout" svg:width="1cm" svg:height="1cm" svg:x="2.57cm" svg:y="8.197cm">
          <text:p text:style-name="P4"><text:span text:style-name="T1">S</text:span></text:p>
          <draw:enhanced-geometry svg:viewBox="0 0 21600 21600" draw:type="rectangle" draw:enhanced-path="M 0 0 L 21600 0 21600 21600 0 21600 0 0 Z N"/>
        </draw:custom-shape>
        <draw:custom-shape draw:style-name="gr14" draw:text-style-name="P9" draw:layer="layout" svg:width="1cm" svg:height="1cm" svg:x="3.77cm" svg:y="8.197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4.97cm" svg:y="8.197cm">
          <text:p text:style-name="P4"><text:span text:style-name="T1">S</text:span></text:p>
          <draw:enhanced-geometry svg:viewBox="0 0 21600 21600" draw:type="rectangle" draw:enhanced-path="M 0 0 L 21600 0 21600 21600 0 21600 0 0 Z N"/>
        </draw:custom-shape>
        <draw:polygon draw:style-name="gr13" draw:text-style-name="P8" draw:layer="layout" svg:width="0.216cm" svg:height="0.318cm" svg:x="6.588cm" svg:y="8.514cm" svg:viewBox="0 0 217 319" draw:points="198,16 198,56 186,51 175,46 164,42 153,39 143,37 138,36 133,35 128,35 123,34 118,34 113,34 104,34 97,35 89,36 83,37 76,39 70,41 65,44 63,45 60,47 58,49 56,50 54,52 52,54 51,56 49,58 48,61 46,63 45,65 44,68 44,70 43,73 42,76 42,78 42,84 42,89 43,94 44,98 44,100 45,102 46,104 47,106 48,108 49,109 50,111 51,112 53,114 54,115 56,116 58,118 62,120 66,122 72,125 78,127 85,128 92,130 101,132 126,137 137,139 147,142 157,146 166,149 174,153 182,158 188,163 192,165 194,168 197,171 200,174 202,177 204,180 206,184 208,187 210,191 211,194 213,202 215,210 216,219 217,228 216,239 215,249 214,254 212,258 211,263 209,267 207,271 205,275 202,279 200,283 197,286 194,290 190,293 187,296 183,298 179,301 174,304 170,306 160,310 150,313 138,316 126,317 113,318 99,319 88,318 76,318 64,316 52,314 40,311 27,308 14,304 1,299 1,256 14,263 26,269 39,274 51,278 57,279 63,281 69,282 75,283 81,284 87,285 93,285 99,285 107,285 116,284 123,283 130,282 137,280 143,277 149,274 151,273 154,271 156,269 158,267 160,265 162,263 164,261 166,259 167,256 168,254 169,251 170,249 171,246 172,243 172,240 173,237 173,231 173,226 172,220 171,216 170,213 170,211 169,209 168,207 167,205 165,203 164,201 162,199 161,197 159,196 157,194 155,193 151,190 146,187 141,185 135,182 128,180 121,178 114,177 88,172 77,169 67,166 57,163 48,160 40,156 33,152 26,147 24,145 21,143 18,140 16,137 14,135 12,132 10,129 8,126 7,122 5,119 4,116 3,112 1,104 0,96 0,88 0,78 1,73 2,68 3,64 4,60 6,55 7,51 9,47 11,43 14,40 16,36 19,33 22,30 25,26 29,23 32,21 36,18 40,15 44,13 53,9 63,6 73,3 84,1 96,0 108,0 119,0 130,1 141,2 152,4 163,6 175,9 186,12">
          <text:p/>
        </draw:polygon>
        <draw:polyline draw:style-name="gr3" draw:text-style-name="P3" draw:layer="layout" svg:width="0.113cm" svg:height="0.053cm" svg:x="6.218cm" svg:y="8.121cm" svg:viewBox="0 0 114 54" draw:points="114,0 110,1 105,3 101,6 96,9 92,12 87,16 78,24 70,33 64,41 59,49 57,52 56,54 55,52 54,49 52,45 49,41 43,33 35,24 26,16 22,12 17,9 13,6 8,3 4,1 2,0 0,0">
          <text:p/>
        </draw:polyline>
        <draw:polyline draw:style-name="gr3" draw:text-style-name="P3" draw:layer="layout" svg:width="0.112cm" svg:height="0.053cm" svg:x="6.485cm" svg:y="8.121cm" svg:viewBox="0 0 113 54" draw:points="113,0 111,0 109,1 105,3 100,6 96,9 92,12 87,16 79,24 71,33 64,41 60,49 58,52 57,54 57,53 56,52 55,49 52,45 50,41 43,33 35,24 26,16 22,12 17,9 13,6 8,3 4,1 0,0">
          <text:p/>
        </draw:polyline>
        <draw:polyline draw:style-name="gr3" draw:text-style-name="P3" draw:layer="layout" svg:width="0.112cm" svg:height="0.053cm" svg:x="6.752cm" svg:y="8.121cm" svg:viewBox="0 0 113 54" draw:points="113,0 111,0 109,1 105,3 100,6 96,9 91,12 87,16 78,24 71,33 64,41 61,45 59,49 58,52 57,54 56,52 54,49 50,41 43,33 35,24 27,16 22,12 18,9 13,6 9,3 4,1 0,0">
          <text:p/>
        </draw:polyline>
        <draw:polyline draw:style-name="gr3" draw:text-style-name="P3" draw:layer="layout" svg:width="0.113cm" svg:height="0.053cm" svg:x="7.018cm" svg:y="8.121cm" svg:viewBox="0 0 114 54" draw:points="114,0 110,1 106,3 101,6 97,9 87,16 79,24 71,33 64,41 59,49 57,52 56,54 55,52 54,49 52,45 49,41 43,33 35,24 26,16 22,12 17,9 13,6 8,3 4,1 2,0 0,0">
          <text:p/>
        </draw:polyline>
        <draw:polyline draw:style-name="gr3" draw:text-style-name="P3" draw:layer="layout" svg:width="0.113cm" svg:height="0.053cm" svg:x="7.418cm" svg:y="8.121cm" svg:viewBox="0 0 114 54" draw:points="114,0 112,0 110,1 106,3 101,6 97,9 92,12 88,16 79,24 71,33 65,41 60,49 58,52 57,54 56,52 55,49 53,45 50,41 43,33 36,24 27,16 22,12 18,9 13,6 9,3 4,1 0,0">
          <text:p/>
        </draw:polyline>
        <draw:polyline draw:style-name="gr3" draw:text-style-name="P3" draw:layer="layout" svg:width="0.112cm" svg:height="0.053cm" svg:x="7.685cm" svg:y="8.121cm" svg:viewBox="0 0 113 54" draw:points="113,0 111,0 109,1 105,3 100,6 96,9 91,12 87,16 78,24 70,33 64,41 59,49 57,52 56,54 55,52 54,49 52,45 49,41 43,33 35,24 26,16 22,12 17,9 13,6 8,3 4,1 2,0 0,0">
          <text:p/>
        </draw:polyline>
        <draw:polyline draw:style-name="gr3" draw:text-style-name="P3" draw:layer="layout" svg:width="0.112cm" svg:height="0.053cm" svg:x="7.952cm" svg:y="8.121cm" svg:viewBox="0 0 113 54" draw:points="113,0 111,0 109,1 105,3 100,6 96,9 91,12 87,16 78,24 71,33 64,41 61,45 59,49 58,52 57,54 56,52 54,49 49,41 43,33 35,24 26,16 22,12 17,9 13,6 8,3 4,1 2,0 0,0">
          <text:p/>
        </draw:polyline>
        <draw:polyline draw:style-name="gr3" draw:text-style-name="P3" draw:layer="layout" svg:width="0.113cm" svg:height="0.053cm" svg:x="8.218cm" svg:y="8.121cm" svg:viewBox="0 0 114 54" draw:points="114,0 110,1 105,3 101,6 96,9 92,12 87,16 78,24 71,33 64,41 61,45 59,49 58,52 57,54 56,52 54,49 49,41 43,33 35,24 26,16 22,12 17,9 13,6 8,3 4,1 2,0 0,0">
          <text:p/>
        </draw:polyline>
        <draw:polyline draw:style-name="gr3" draw:text-style-name="P3" draw:layer="layout" svg:width="0.113cm" svg:height="0.053cm" svg:x="8.618cm" svg:y="8.121cm" svg:viewBox="0 0 114 54" draw:points="114,0 112,0 110,1 106,3 101,6 97,9 92,12 88,16 79,24 72,33 65,41 62,45 60,49 59,52 58,54 57,52 55,49 50,41 43,33 35,24 27,16 17,9 13,6 8,3 4,1 0,0">
          <text:p/>
        </draw:polyline>
        <draw:polyline draw:style-name="gr3" draw:text-style-name="P3" draw:layer="layout" svg:width="0.112cm" svg:height="0.053cm" svg:x="8.885cm" svg:y="8.121cm" svg:viewBox="0 0 113 54" draw:points="113,0 111,0 109,1 105,3 100,6 96,9 92,12 87,16 79,24 71,33 64,41 60,49 58,52 57,54 56,52 55,49 53,45 50,41 43,33 36,24 27,16 22,12 18,9 13,6 9,3 4,1 0,0">
          <text:p/>
        </draw:polyline>
        <draw:polyline draw:style-name="gr3" draw:text-style-name="P3" draw:layer="layout" svg:width="0.112cm" svg:height="0.053cm" svg:x="9.152cm" svg:y="8.121cm" svg:viewBox="0 0 113 54" draw:points="113,0 109,1 105,3 100,6 96,9 91,12 87,16 78,24 70,33 63,41 61,45 58,49 57,52 56,53 56,54 55,52 53,49 49,41 42,33 34,24 26,16 21,12 17,9 13,6 8,3 4,1 2,0 0,0">
          <text:p/>
        </draw:polyline>
        <draw:polyline draw:style-name="gr3" draw:text-style-name="P3" draw:layer="layout" svg:width="0.113cm" svg:height="0.053cm" svg:x="9.418cm" svg:y="8.121cm" svg:viewBox="0 0 114 54" draw:points="114,0 112,0 110,1 106,3 101,6 97,9 92,12 88,16 79,24 72,33 65,41 62,45 60,49 59,52 58,54 57,52 55,49 50,41 43,33 35,24 27,16 17,9 13,6 8,3 4,1 0,0">
          <text:p/>
        </draw:polyline>
        <draw:polyline draw:style-name="gr3" draw:text-style-name="P3" draw:layer="layout" svg:width="0.113cm" svg:height="0.053cm" svg:x="9.818cm" svg:y="8.121cm" svg:viewBox="0 0 114 54" draw:points="114,0 110,1 106,3 101,6 97,9 92,12 88,16 79,24 71,33 64,41 62,45 59,49 58,52 57,53 57,54 56,52 54,49 49,41 43,33 35,24 26,16 22,12 17,9 13,6 8,3 4,1 2,0 0,0">
          <text:p/>
        </draw:polyline>
        <draw:polyline draw:style-name="gr3" draw:text-style-name="P3" draw:layer="layout" svg:width="0.112cm" svg:height="0.053cm" svg:x="10.085cm" svg:y="8.121cm" svg:viewBox="0 0 113 54" draw:points="113,0 111,0 109,1 105,3 100,6 96,9 92,12 87,16 79,24 71,33 64,41 60,49 58,52 57,54 57,53 56,52 55,49 52,45 50,41 43,33 35,24 26,16 22,12 17,9 13,6 8,3 4,1 0,0">
          <text:p/>
        </draw:polyline>
        <draw:polyline draw:style-name="gr3" draw:text-style-name="P3" draw:layer="layout" svg:width="0.112cm" svg:height="0.053cm" svg:x="10.352cm" svg:y="8.121cm" svg:viewBox="0 0 113 54" draw:points="113,0 109,1 104,3 100,6 95,9 91,12 86,16 77,24 70,33 63,41 60,45 58,49 57,52 56,54 55,52 53,49 49,41 42,33 34,24 26,16 21,12 17,9 13,6 8,3 4,1 2,0 0,0">
          <text:p/>
        </draw:polyline>
        <draw:polyline draw:style-name="gr3" draw:text-style-name="P3" draw:layer="layout" svg:width="0.113cm" svg:height="0.053cm" svg:x="10.618cm" svg:y="8.121cm" svg:viewBox="0 0 114 54" draw:points="114,0 110,1 106,3 101,6 97,9 92,12 88,16 79,24 71,33 64,41 62,45 59,49 58,52 57,53 57,54 56,52 54,49 49,41 43,33 35,24 26,16 22,12 17,9 13,6 8,3 4,1 2,0 0,0">
          <text:p/>
        </draw:polyline>
        <draw:custom-shape draw:style-name="gr14" draw:text-style-name="P9" draw:layer="layout" svg:width="1cm" svg:height="1cm" svg:x="6.17cm" svg:y="8.195cm">
          <text:p text:style-name="P4"><text:span text:style-name="T1">S</text:span></text:p>
          <draw:enhanced-geometry svg:viewBox="0 0 21600 21600" draw:type="rectangle" draw:enhanced-path="M 0 0 L 21600 0 21600 21600 0 21600 0 0 Z N"/>
        </draw:custom-shape>
        <draw:custom-shape draw:style-name="gr14" draw:text-style-name="P9" draw:layer="layout" svg:width="1cm" svg:height="1cm" svg:x="7.37cm" svg:y="8.195cm">
          <text:p text:style-name="P4"><text:span text:style-name="T1">S</text:span></text:p>
          <draw:enhanced-geometry svg:viewBox="0 0 21600 21600" draw:type="rectangle" draw:enhanced-path="M 0 0 L 21600 0 21600 21600 0 21600 0 0 Z N"/>
        </draw:custom-shape>
        <draw:custom-shape draw:style-name="gr14" draw:text-style-name="P9" draw:layer="layout" svg:width="1cm" svg:height="1cm" svg:x="8.57cm" svg:y="8.195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9.77cm" svg:y="8.195cm">
          <text:p text:style-name="P4"><text:span text:style-name="T1">S</text:span></text:p>
          <draw:enhanced-geometry svg:viewBox="0 0 21600 21600" draw:type="rectangle" draw:enhanced-path="M 0 0 L 21600 0 21600 21600 0 21600 0 0 Z N"/>
        </draw:custom-shape>
        <draw:polygon draw:style-name="gr13" draw:text-style-name="P8" draw:layer="layout" svg:width="0.216cm" svg:height="0.318cm" svg:x="11.388cm" svg:y="8.514cm" svg:viewBox="0 0 217 319" draw:points="198,16 198,56 186,51 175,46 164,42 153,39 143,37 138,36 133,35 128,35 123,34 118,34 113,34 104,34 97,35 89,36 83,37 76,39 70,41 65,44 63,45 60,47 58,49 56,50 54,52 52,54 51,56 49,58 48,61 46,63 45,65 44,68 44,70 43,73 42,76 42,78 42,84 42,89 43,94 44,98 44,100 45,102 46,104 47,106 48,108 49,109 50,111 51,112 53,114 54,115 56,116 58,118 62,120 66,122 72,125 78,127 85,128 92,130 101,132 126,137 137,139 147,142 157,146 166,149 174,153 182,158 188,163 192,165 194,168 197,171 200,174 202,177 204,180 206,184 208,187 210,191 211,194 213,202 215,210 216,219 217,228 216,239 215,249 214,254 212,258 211,263 209,267 207,271 205,275 202,279 200,283 197,286 194,290 190,293 187,296 183,298 179,301 174,304 170,306 160,310 150,313 138,316 126,317 113,318 99,319 88,318 76,318 64,316 52,314 40,311 27,308 14,304 1,299 1,256 14,263 26,269 39,274 51,278 57,279 63,281 69,282 75,283 81,284 87,285 93,285 99,285 107,285 116,284 123,283 130,282 137,280 143,277 149,274 151,273 154,271 156,269 158,267 160,265 162,263 164,261 166,259 167,256 168,254 169,251 170,249 171,246 172,243 172,240 173,237 173,231 173,226 172,220 171,216 170,213 170,211 169,209 168,207 167,205 165,203 164,201 162,199 161,197 159,196 157,194 155,193 151,190 146,187 141,185 135,182 128,180 121,178 114,177 88,172 77,169 67,166 57,163 48,160 40,156 33,152 26,147 24,145 21,143 18,140 16,137 14,135 12,132 10,129 8,126 7,122 5,119 4,116 3,112 1,104 0,96 0,88 0,78 1,73 2,68 3,64 4,60 6,55 7,51 9,47 11,43 14,40 16,36 19,33 22,30 25,26 29,23 32,21 36,18 40,15 44,13 53,9 63,6 73,3 84,1 96,0 108,0 119,0 130,1 141,2 152,4 163,6 175,9 186,12">
          <text:p/>
        </draw:polygon>
        <draw:polyline draw:style-name="gr3" draw:text-style-name="P3" draw:layer="layout" svg:width="0.113cm" svg:height="0.053cm" svg:x="11.018cm" svg:y="8.121cm" svg:viewBox="0 0 114 54" draw:points="114,0 110,1 105,3 101,6 96,9 92,12 87,16 78,24 70,33 64,41 59,49 57,52 56,54 55,52 54,49 52,45 49,41 43,33 35,24 26,16 22,12 17,9 13,6 8,3 4,1 2,0 0,0">
          <text:p/>
        </draw:polyline>
        <draw:polyline draw:style-name="gr3" draw:text-style-name="P3" draw:layer="layout" svg:width="0.112cm" svg:height="0.053cm" svg:x="11.285cm" svg:y="8.121cm" svg:viewBox="0 0 113 54" draw:points="113,0 111,0 109,1 105,3 100,6 96,9 92,12 87,16 79,24 71,33 64,41 60,49 58,52 57,54 57,53 56,52 55,49 52,45 50,41 43,33 35,24 26,16 22,12 17,9 13,6 8,3 4,1 0,0">
          <text:p/>
        </draw:polyline>
        <draw:polyline draw:style-name="gr3" draw:text-style-name="P3" draw:layer="layout" svg:width="0.112cm" svg:height="0.053cm" svg:x="11.552cm" svg:y="8.121cm" svg:viewBox="0 0 113 54" draw:points="113,0 111,0 109,1 105,3 100,6 96,9 91,12 87,16 78,24 71,33 64,41 61,45 59,49 58,52 57,54 56,52 54,49 50,41 43,33 35,24 27,16 22,12 18,9 13,6 9,3 4,1 0,0">
          <text:p/>
        </draw:polyline>
        <draw:polyline draw:style-name="gr3" draw:text-style-name="P3" draw:layer="layout" svg:width="0.113cm" svg:height="0.053cm" svg:x="11.818cm" svg:y="8.121cm" svg:viewBox="0 0 114 54" draw:points="114,0 110,1 106,3 101,6 97,9 87,16 79,24 71,33 64,41 59,49 57,52 56,54 55,52 54,49 52,45 49,41 43,33 35,24 26,16 22,12 17,9 13,6 8,3 4,1 2,0 0,0">
          <text:p/>
        </draw:polyline>
        <draw:polyline draw:style-name="gr3" draw:text-style-name="P3" draw:layer="layout" svg:width="0.113cm" svg:height="0.053cm" svg:x="12.218cm" svg:y="8.121cm" svg:viewBox="0 0 114 54" draw:points="114,0 112,0 110,1 106,3 101,6 97,9 92,12 88,16 79,24 71,33 65,41 60,49 58,52 57,54 56,52 55,49 53,45 50,41 43,33 36,24 27,16 22,12 18,9 13,6 9,3 4,1 0,0">
          <text:p/>
        </draw:polyline>
        <draw:polyline draw:style-name="gr3" draw:text-style-name="P3" draw:layer="layout" svg:width="0.112cm" svg:height="0.053cm" svg:x="12.485cm" svg:y="8.121cm" svg:viewBox="0 0 113 54" draw:points="113,0 111,0 109,1 105,3 100,6 96,9 91,12 87,16 78,24 70,33 64,41 59,49 57,52 56,54 55,52 54,49 52,45 49,41 43,33 35,24 26,16 22,12 17,9 13,6 8,3 4,1 2,0 0,0">
          <text:p/>
        </draw:polyline>
        <draw:polyline draw:style-name="gr3" draw:text-style-name="P3" draw:layer="layout" svg:width="0.112cm" svg:height="0.053cm" svg:x="12.752cm" svg:y="8.121cm" svg:viewBox="0 0 113 54" draw:points="113,0 111,0 109,1 105,3 100,6 96,9 91,12 87,16 78,24 71,33 64,41 61,45 59,49 58,52 57,54 56,52 54,49 49,41 43,33 35,24 26,16 22,12 17,9 13,6 8,3 4,1 2,0 0,0">
          <text:p/>
        </draw:polyline>
        <draw:polyline draw:style-name="gr3" draw:text-style-name="P3" draw:layer="layout" svg:width="0.113cm" svg:height="0.053cm" svg:x="13.018cm" svg:y="8.121cm" svg:viewBox="0 0 114 54" draw:points="114,0 110,1 105,3 101,6 96,9 92,12 87,16 78,24 71,33 64,41 61,45 59,49 58,52 57,54 56,52 54,49 49,41 43,33 35,24 26,16 22,12 17,9 13,6 8,3 4,1 2,0 0,0">
          <text:p/>
        </draw:polyline>
        <draw:polyline draw:style-name="gr3" draw:text-style-name="P3" draw:layer="layout" svg:width="0.113cm" svg:height="0.053cm" svg:x="13.418cm" svg:y="8.121cm" svg:viewBox="0 0 114 54" draw:points="114,0 112,0 110,1 106,3 101,6 97,9 92,12 88,16 79,24 72,33 65,41 62,45 60,49 59,52 58,54 57,52 55,49 50,41 43,33 35,24 27,16 17,9 13,6 8,3 4,1 0,0">
          <text:p/>
        </draw:polyline>
        <draw:polyline draw:style-name="gr3" draw:text-style-name="P3" draw:layer="layout" svg:width="0.112cm" svg:height="0.053cm" svg:x="13.685cm" svg:y="8.121cm" svg:viewBox="0 0 113 54" draw:points="113,0 111,0 109,1 105,3 100,6 96,9 92,12 87,16 79,24 71,33 64,41 60,49 58,52 57,54 56,52 55,49 53,45 50,41 43,33 36,24 27,16 22,12 18,9 13,6 9,3 4,1 0,0">
          <text:p/>
        </draw:polyline>
        <draw:polyline draw:style-name="gr3" draw:text-style-name="P3" draw:layer="layout" svg:width="0.112cm" svg:height="0.053cm" svg:x="13.952cm" svg:y="8.121cm" svg:viewBox="0 0 113 54" draw:points="113,0 109,1 105,3 100,6 96,9 91,12 87,16 78,24 70,33 63,41 61,45 58,49 57,52 56,53 56,54 55,52 53,49 49,41 42,33 34,24 26,16 21,12 17,9 13,6 8,3 4,1 2,0 0,0">
          <text:p/>
        </draw:polyline>
        <draw:polyline draw:style-name="gr3" draw:text-style-name="P3" draw:layer="layout" svg:width="0.113cm" svg:height="0.053cm" svg:x="14.218cm" svg:y="8.121cm" svg:viewBox="0 0 114 54" draw:points="114,0 112,0 110,1 106,3 101,6 97,9 92,12 88,16 79,24 72,33 65,41 62,45 60,49 59,52 58,54 57,52 55,49 50,41 43,33 35,24 27,16 17,9 13,6 8,3 4,1 0,0">
          <text:p/>
        </draw:polyline>
        <draw:polyline draw:style-name="gr3" draw:text-style-name="P3" draw:layer="layout" svg:width="0.113cm" svg:height="0.053cm" svg:x="14.618cm" svg:y="8.121cm" svg:viewBox="0 0 114 54" draw:points="114,0 110,1 106,3 101,6 97,9 92,12 88,16 79,24 71,33 64,41 62,45 59,49 58,52 57,53 57,54 56,52 54,49 49,41 43,33 35,24 26,16 22,12 17,9 13,6 8,3 4,1 2,0 0,0">
          <text:p/>
        </draw:polyline>
        <draw:polyline draw:style-name="gr3" draw:text-style-name="P3" draw:layer="layout" svg:width="0.112cm" svg:height="0.053cm" svg:x="14.885cm" svg:y="8.121cm" svg:viewBox="0 0 113 54" draw:points="113,0 111,0 109,1 105,3 100,6 96,9 92,12 87,16 79,24 71,33 64,41 60,49 58,52 57,54 57,53 56,52 55,49 52,45 50,41 43,33 35,24 26,16 22,12 17,9 13,6 8,3 4,1 0,0">
          <text:p/>
        </draw:polyline>
        <draw:polyline draw:style-name="gr3" draw:text-style-name="P3" draw:layer="layout" svg:width="0.112cm" svg:height="0.053cm" svg:x="15.152cm" svg:y="8.121cm" svg:viewBox="0 0 113 54" draw:points="113,0 109,1 104,3 100,6 95,9 91,12 86,16 77,24 70,33 63,41 60,45 58,49 57,52 56,54 55,52 53,49 49,41 42,33 34,24 26,16 21,12 17,9 13,6 8,3 4,1 2,0 0,0">
          <text:p/>
        </draw:polyline>
        <draw:polyline draw:style-name="gr3" draw:text-style-name="P3" draw:layer="layout" svg:width="0.113cm" svg:height="0.053cm" svg:x="15.418cm" svg:y="8.121cm" svg:viewBox="0 0 114 54" draw:points="114,0 110,1 106,3 101,6 97,9 92,12 88,16 79,24 71,33 64,41 62,45 59,49 58,52 57,53 57,54 56,52 54,49 49,41 43,33 35,24 26,16 22,12 17,9 13,6 8,3 4,1 2,0 0,0">
          <text:p/>
        </draw:polyline>
        <draw:custom-shape draw:style-name="gr14" draw:text-style-name="P9" draw:layer="layout" svg:width="1cm" svg:height="1cm" svg:x="10.97cm" svg:y="8.195cm">
          <text:p text:style-name="P4"><text:span text:style-name="T1">S</text:span></text:p>
          <draw:enhanced-geometry svg:viewBox="0 0 21600 21600" draw:type="rectangle" draw:enhanced-path="M 0 0 L 21600 0 21600 21600 0 21600 0 0 Z N"/>
        </draw:custom-shape>
        <draw:custom-shape draw:style-name="gr14" draw:text-style-name="P9" draw:layer="layout" svg:width="1cm" svg:height="1cm" svg:x="12.17cm" svg:y="8.195cm">
          <text:p text:style-name="P4"><text:span text:style-name="T1">S</text:span></text:p>
          <draw:enhanced-geometry svg:viewBox="0 0 21600 21600" draw:type="rectangle" draw:enhanced-path="M 0 0 L 21600 0 21600 21600 0 21600 0 0 Z N"/>
        </draw:custom-shape>
        <draw:custom-shape draw:style-name="gr14" draw:text-style-name="P9" draw:layer="layout" svg:width="1cm" svg:height="1cm" svg:x="13.37cm" svg:y="8.195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14.57cm" svg:y="8.195cm">
          <text:p text:style-name="P4"><text:span text:style-name="T1">S</text:span></text:p>
          <draw:enhanced-geometry svg:viewBox="0 0 21600 21600" draw:type="rectangle" draw:enhanced-path="M 0 0 L 21600 0 21600 21600 0 21600 0 0 Z N"/>
        </draw:custom-shape>
        <draw:polygon draw:style-name="gr13" draw:text-style-name="P8" draw:layer="layout" svg:width="0.216cm" svg:height="0.318cm" svg:x="16.188cm" svg:y="8.512cm" svg:viewBox="0 0 217 319" draw:points="198,16 198,56 186,51 175,46 164,42 153,39 143,37 138,36 133,35 128,35 123,34 118,34 113,34 104,34 97,35 89,36 83,37 76,39 70,41 65,44 63,45 60,47 58,49 56,50 54,52 52,54 51,56 49,58 48,61 46,63 45,65 44,68 44,70 43,73 42,76 42,78 42,84 42,89 43,94 44,98 44,100 45,102 46,104 47,106 48,108 49,109 50,111 51,112 53,114 54,115 56,116 58,118 62,120 66,122 72,125 78,127 85,128 92,130 101,132 126,137 137,139 147,142 157,146 166,149 174,153 182,158 188,163 192,165 194,168 197,171 200,174 202,177 204,180 206,184 208,187 210,191 211,194 213,202 215,210 216,219 217,228 216,239 215,249 214,254 212,258 211,263 209,267 207,271 205,275 202,279 200,283 197,286 194,290 190,293 187,296 183,298 179,301 174,304 170,306 160,310 150,313 138,316 126,317 113,318 99,319 88,318 76,318 64,316 52,314 40,311 27,308 14,304 1,299 1,256 14,263 26,269 39,274 51,278 57,279 63,281 69,282 75,283 81,284 87,285 93,285 99,285 107,285 116,284 123,283 130,282 137,280 143,277 149,274 151,273 154,271 156,269 158,267 160,265 162,263 164,261 166,259 167,256 168,254 169,251 170,249 171,246 172,243 172,240 173,237 173,231 173,226 172,220 171,216 170,213 170,211 169,209 168,207 167,205 165,203 164,201 162,199 161,197 159,196 157,194 155,193 151,190 146,187 141,185 135,182 128,180 121,178 114,177 88,172 77,169 67,166 57,163 48,160 40,156 33,152 26,147 24,145 21,143 18,140 16,137 14,135 12,132 10,129 8,126 7,122 5,119 4,116 3,112 1,104 0,96 0,88 0,78 1,73 2,68 3,64 4,60 6,55 7,51 9,47 11,43 14,40 16,36 19,33 22,30 25,26 29,23 32,21 36,18 40,15 44,13 53,9 63,6 73,3 84,1 96,0 108,0 119,0 130,1 141,2 152,4 163,6 175,9 186,12">
          <text:p/>
        </draw:polygon>
        <draw:polyline draw:style-name="gr3" draw:text-style-name="P3" draw:layer="layout" svg:width="0.113cm" svg:height="0.053cm" svg:x="15.818cm" svg:y="8.119cm" svg:viewBox="0 0 114 54" draw:points="114,0 110,1 105,3 101,6 96,9 92,12 87,16 78,24 70,33 64,41 59,49 57,52 56,54 55,52 54,49 52,45 49,41 43,33 35,24 26,16 22,12 17,9 13,6 8,3 4,1 2,0 0,0">
          <text:p/>
        </draw:polyline>
        <draw:polyline draw:style-name="gr3" draw:text-style-name="P3" draw:layer="layout" svg:width="0.112cm" svg:height="0.053cm" svg:x="16.085cm" svg:y="8.119cm" svg:viewBox="0 0 113 54" draw:points="113,0 111,0 109,1 105,3 100,6 96,9 92,12 87,16 79,24 71,33 64,41 60,49 58,52 57,54 57,53 56,52 55,49 52,45 50,41 43,33 35,24 26,16 22,12 17,9 13,6 8,3 4,1 0,0">
          <text:p/>
        </draw:polyline>
        <draw:polyline draw:style-name="gr3" draw:text-style-name="P3" draw:layer="layout" svg:width="0.112cm" svg:height="0.053cm" svg:x="16.352cm" svg:y="8.119cm" svg:viewBox="0 0 113 54" draw:points="113,0 111,0 109,1 105,3 100,6 96,9 91,12 87,16 78,24 71,33 64,41 61,45 59,49 58,52 57,54 56,52 54,49 50,41 43,33 35,24 27,16 22,12 18,9 13,6 9,3 4,1 0,0">
          <text:p/>
        </draw:polyline>
        <draw:polyline draw:style-name="gr3" draw:text-style-name="P3" draw:layer="layout" svg:width="0.113cm" svg:height="0.053cm" svg:x="16.618cm" svg:y="8.119cm" svg:viewBox="0 0 114 54" draw:points="114,0 110,1 106,3 101,6 97,9 87,16 79,24 71,33 64,41 59,49 57,52 56,54 55,52 54,49 52,45 49,41 43,33 35,24 26,16 22,12 17,9 13,6 8,3 4,1 2,0 0,0">
          <text:p/>
        </draw:polyline>
        <draw:polyline draw:style-name="gr3" draw:text-style-name="P3" draw:layer="layout" svg:width="0.113cm" svg:height="0.053cm" svg:x="17.018cm" svg:y="8.119cm" svg:viewBox="0 0 114 54" draw:points="114,0 112,0 110,1 106,3 101,6 97,9 92,12 88,16 79,24 71,33 65,41 60,49 58,52 57,54 56,52 55,49 53,45 50,41 43,33 36,24 27,16 22,12 18,9 13,6 9,3 4,1 0,0">
          <text:p/>
        </draw:polyline>
        <draw:polyline draw:style-name="gr3" draw:text-style-name="P3" draw:layer="layout" svg:width="0.112cm" svg:height="0.053cm" svg:x="17.285cm" svg:y="8.119cm" svg:viewBox="0 0 113 54" draw:points="113,0 111,0 109,1 105,3 100,6 96,9 91,12 87,16 78,24 70,33 64,41 59,49 57,52 56,54 55,52 54,49 52,45 49,41 43,33 35,24 26,16 22,12 17,9 13,6 8,3 4,1 2,0 0,0">
          <text:p/>
        </draw:polyline>
        <draw:polyline draw:style-name="gr3" draw:text-style-name="P3" draw:layer="layout" svg:width="0.112cm" svg:height="0.053cm" svg:x="17.552cm" svg:y="8.119cm" svg:viewBox="0 0 113 54" draw:points="113,0 111,0 109,1 105,3 100,6 96,9 91,12 87,16 78,24 71,33 64,41 61,45 59,49 58,52 57,54 56,52 54,49 49,41 43,33 35,24 26,16 22,12 17,9 13,6 8,3 4,1 2,0 0,0">
          <text:p/>
        </draw:polyline>
        <draw:polyline draw:style-name="gr3" draw:text-style-name="P3" draw:layer="layout" svg:width="0.113cm" svg:height="0.053cm" svg:x="17.818cm" svg:y="8.119cm" svg:viewBox="0 0 114 54" draw:points="114,0 110,1 105,3 101,6 96,9 92,12 87,16 78,24 71,33 64,41 61,45 59,49 58,52 57,54 56,52 54,49 49,41 43,33 35,24 26,16 22,12 17,9 13,6 8,3 4,1 2,0 0,0">
          <text:p/>
        </draw:polyline>
        <draw:polyline draw:style-name="gr3" draw:text-style-name="P3" draw:layer="layout" svg:width="0.113cm" svg:height="0.053cm" svg:x="18.218cm" svg:y="8.119cm" svg:viewBox="0 0 114 54" draw:points="114,0 112,0 110,1 106,3 101,6 97,9 92,12 88,16 79,24 72,33 65,41 62,45 60,49 59,52 58,54 57,52 55,49 50,41 43,33 35,24 27,16 17,9 13,6 8,3 4,1 0,0">
          <text:p/>
        </draw:polyline>
        <draw:polyline draw:style-name="gr3" draw:text-style-name="P3" draw:layer="layout" svg:width="0.112cm" svg:height="0.053cm" svg:x="18.485cm" svg:y="8.119cm" svg:viewBox="0 0 113 54" draw:points="113,0 111,0 109,1 105,3 100,6 96,9 92,12 87,16 79,24 71,33 64,41 60,49 58,52 57,54 56,52 55,49 53,45 50,41 43,33 36,24 27,16 22,12 18,9 13,6 9,3 4,1 0,0">
          <text:p/>
        </draw:polyline>
        <draw:polyline draw:style-name="gr3" draw:text-style-name="P3" draw:layer="layout" svg:width="0.112cm" svg:height="0.053cm" svg:x="18.752cm" svg:y="8.119cm" svg:viewBox="0 0 113 54" draw:points="113,0 109,1 105,3 100,6 96,9 91,12 87,16 78,24 70,33 63,41 61,45 58,49 57,52 56,53 56,54 55,52 53,49 49,41 42,33 34,24 26,16 21,12 17,9 13,6 8,3 4,1 2,0 0,0">
          <text:p/>
        </draw:polyline>
        <draw:polyline draw:style-name="gr3" draw:text-style-name="P3" draw:layer="layout" svg:width="0.113cm" svg:height="0.053cm" svg:x="19.018cm" svg:y="8.119cm" svg:viewBox="0 0 114 54" draw:points="114,0 112,0 110,1 106,3 101,6 97,9 92,12 88,16 79,24 72,33 65,41 62,45 60,49 59,52 58,54 57,52 55,49 50,41 43,33 35,24 27,16 17,9 13,6 8,3 4,1 0,0">
          <text:p/>
        </draw:polyline>
        <draw:polyline draw:style-name="gr3" draw:text-style-name="P3" draw:layer="layout" svg:width="0.113cm" svg:height="0.053cm" svg:x="19.418cm" svg:y="8.119cm" svg:viewBox="0 0 114 54" draw:points="114,0 110,1 106,3 101,6 97,9 92,12 88,16 79,24 71,33 64,41 62,45 59,49 58,52 57,53 57,54 56,52 54,49 49,41 43,33 35,24 26,16 22,12 17,9 13,6 8,3 4,1 2,0 0,0">
          <text:p/>
        </draw:polyline>
        <draw:polyline draw:style-name="gr3" draw:text-style-name="P3" draw:layer="layout" svg:width="0.112cm" svg:height="0.053cm" svg:x="19.685cm" svg:y="8.119cm" svg:viewBox="0 0 113 54" draw:points="113,0 111,0 109,1 105,3 100,6 96,9 92,12 87,16 79,24 71,33 64,41 60,49 58,52 57,54 57,53 56,52 55,49 52,45 50,41 43,33 35,24 26,16 22,12 17,9 13,6 8,3 4,1 0,0">
          <text:p/>
        </draw:polyline>
        <draw:polyline draw:style-name="gr3" draw:text-style-name="P3" draw:layer="layout" svg:width="0.112cm" svg:height="0.053cm" svg:x="19.952cm" svg:y="8.119cm" svg:viewBox="0 0 113 54" draw:points="113,0 109,1 104,3 100,6 95,9 91,12 86,16 77,24 70,33 63,41 60,45 58,49 57,52 56,54 55,52 53,49 49,41 42,33 34,24 26,16 21,12 17,9 13,6 8,3 4,1 2,0 0,0">
          <text:p/>
        </draw:polyline>
        <draw:polyline draw:style-name="gr3" draw:text-style-name="P3" draw:layer="layout" svg:width="0.113cm" svg:height="0.053cm" svg:x="20.218cm" svg:y="8.119cm" svg:viewBox="0 0 114 54" draw:points="114,0 110,1 106,3 101,6 97,9 92,12 88,16 79,24 71,33 64,41 62,45 59,49 58,52 57,53 57,54 56,52 54,49 49,41 43,33 35,24 26,16 22,12 17,9 13,6 8,3 4,1 2,0 0,0">
          <text:p/>
        </draw:polyline>
        <draw:custom-shape draw:style-name="gr14" draw:text-style-name="P9" draw:layer="layout" svg:width="1cm" svg:height="1cm" svg:x="15.77cm" svg:y="8.193cm">
          <text:p text:style-name="P4"><text:span text:style-name="T1">S</text:span></text:p>
          <draw:enhanced-geometry svg:viewBox="0 0 21600 21600" draw:type="rectangle" draw:enhanced-path="M 0 0 L 21600 0 21600 21600 0 21600 0 0 Z N"/>
        </draw:custom-shape>
        <draw:custom-shape draw:style-name="gr14" draw:text-style-name="P9" draw:layer="layout" svg:width="1cm" svg:height="1cm" svg:x="16.97cm" svg:y="8.193cm">
          <text:p text:style-name="P4"><text:span text:style-name="T1">S</text:span></text:p>
          <draw:enhanced-geometry svg:viewBox="0 0 21600 21600" draw:type="rectangle" draw:enhanced-path="M 0 0 L 21600 0 21600 21600 0 21600 0 0 Z N"/>
        </draw:custom-shape>
        <draw:custom-shape draw:style-name="gr14" draw:text-style-name="P9" draw:layer="layout" svg:width="1cm" svg:height="1cm" svg:x="18.17cm" svg:y="8.193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19.37cm" svg:y="8.193cm">
          <text:p text:style-name="P4"><text:span text:style-name="T1">S</text:span></text:p>
          <draw:enhanced-geometry svg:viewBox="0 0 21600 21600" draw:type="rectangle" draw:enhanced-path="M 0 0 L 21600 0 21600 21600 0 21600 0 0 Z N"/>
        </draw:custom-shape>
        <draw:custom-shape draw:style-name="gr11" draw:text-style-name="P7" draw:layer="layout" svg:width="0.25cm" svg:height="0.25cm" svg:x="1.353cm" svg:y="12.60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622cm" svg:y="12.60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882cm" svg:y="12.60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2.151cm" svg:y="12.60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2.554cm" svg:y="12.6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2.823cm" svg:y="12.60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3.083cm" svg:y="12.6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3.352cm" svg:y="12.60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3.755cm" svg:y="12.6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4.024cm" svg:y="12.6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4.284cm" svg:y="12.6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4.553cm" svg:y="12.6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4.956cm" svg:y="12.6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5.225cm" svg:y="12.6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5.485cm" svg:y="12.6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5.754cm" svg:y="12.6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6.157cm" svg:y="12.6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6.426cm" svg:y="12.6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6.686cm" svg:y="12.6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6.955cm" svg:y="12.6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7.358cm" svg:y="12.6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7.627cm" svg:y="12.6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7.887cm" svg:y="12.6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8.156cm" svg:y="12.6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8.559cm" svg:y="12.6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8.828cm" svg:y="12.6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9.088cm" svg:y="12.6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9.357cm" svg:y="12.6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9.76cm" svg:y="12.6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0.029cm" svg:y="12.6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0.289cm" svg:y="12.6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0.558cm" svg:y="12.6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0.961cm" svg:y="12.6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1.23cm" svg:y="12.6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1.49cm" svg:y="12.6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1.759cm" svg:y="12.6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2.162cm" svg:y="12.6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2.431cm" svg:y="12.6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2.691cm" svg:y="12.6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2.96cm" svg:y="12.6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3.363cm" svg:y="12.6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3.632cm" svg:y="12.6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3.892cm" svg:y="12.6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4.161cm" svg:y="12.6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4.564cm" svg:y="12.6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4.833cm" svg:y="12.6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5.093cm" svg:y="12.6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5.362cm" svg:y="12.6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5.765cm" svg:y="12.6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6.034cm" svg:y="12.6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6.294cm" svg:y="12.6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6.563cm" svg:y="12.6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6.966cm" svg:y="12.6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7.235cm" svg:y="12.6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7.495cm" svg:y="12.6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7.764cm" svg:y="12.6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8.167cm" svg:y="12.61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8.436cm" svg:y="12.6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8.696cm" svg:y="12.61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8.965cm" svg:y="12.6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9.368cm" svg:y="12.61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9.637cm" svg:y="12.61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9.897cm" svg:y="12.61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20.166cm" svg:y="12.61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polygon draw:style-name="gr16" draw:text-style-name="P11" draw:layer="layout" svg:width="0.216cm" svg:height="0.318cm" svg:x="1.788cm" svg:y="13.514cm" svg:viewBox="0 0 217 319" draw:points="198,16 198,56 186,51 175,46 164,42 153,39 143,37 138,36 133,35 128,35 123,34 118,34 113,34 104,34 97,35 89,36 83,37 76,39 70,41 65,44 63,45 60,47 58,49 56,50 54,52 52,54 51,56 49,58 48,61 46,63 45,65 44,68 44,70 43,73 42,76 42,78 42,84 42,89 43,94 44,98 44,100 45,102 46,104 47,106 48,108 49,109 50,111 51,112 53,114 54,115 56,116 58,118 62,120 66,122 72,125 78,127 85,128 92,130 101,132 126,137 137,139 147,142 157,146 166,149 174,153 182,158 188,163 192,165 194,168 197,171 200,174 202,177 204,180 206,184 208,187 210,191 211,194 213,202 215,210 216,219 217,228 216,239 215,249 214,254 212,258 211,263 209,267 207,271 205,275 202,279 200,283 197,286 194,290 190,293 187,296 183,298 179,301 174,304 170,306 160,310 150,313 138,316 126,317 113,318 99,319 88,318 76,318 64,316 52,314 40,311 27,308 14,304 1,299 1,256 14,263 26,269 39,274 51,278 57,279 63,281 69,282 75,283 81,284 87,285 93,285 99,285 107,285 116,284 123,283 130,282 137,280 143,277 149,274 151,273 154,271 156,269 158,267 160,265 162,263 164,261 166,259 167,256 168,254 169,251 170,249 171,246 172,243 172,240 173,237 173,231 173,226 172,220 171,216 170,213 170,211 169,209 168,207 167,205 165,203 164,201 162,199 161,197 159,196 157,194 155,193 151,190 146,187 141,185 135,182 128,180 121,178 114,177 88,172 77,169 67,166 57,163 48,160 40,156 33,152 26,147 24,145 21,143 18,140 16,137 14,135 12,132 10,129 8,126 7,122 5,119 4,116 3,112 1,104 0,96 0,88 0,78 1,73 2,68 3,64 4,60 6,55 7,51 9,47 11,43 14,40 16,36 19,33 22,30 25,26 29,23 32,21 36,18 40,15 44,13 53,9 63,6 73,3 84,1 96,0 108,0 119,0 130,1 141,2 152,4 163,6 175,9 186,12">
          <text:p/>
        </draw:polygon>
        <draw:polyline draw:style-name="gr17" draw:text-style-name="P12" draw:layer="layout" svg:width="0.113cm" svg:height="0.053cm" svg:x="1.418cm" svg:y="13.121cm" svg:viewBox="0 0 114 54" draw:points="114,0 110,1 105,3 101,6 96,9 92,12 87,16 78,24 70,33 64,41 59,49 57,52 56,54 55,52 54,49 52,45 49,41 43,33 35,24 26,16 22,12 17,9 13,6 8,3 4,1 2,0 0,0">
          <text:p/>
        </draw:polyline>
        <draw:polyline draw:style-name="gr17" draw:text-style-name="P12" draw:layer="layout" svg:width="0.112cm" svg:height="0.053cm" svg:x="1.685cm" svg:y="13.121cm" svg:viewBox="0 0 113 54" draw:points="113,0 111,0 109,1 105,3 100,6 96,9 92,12 87,16 79,24 71,33 64,41 60,49 58,52 57,54 57,53 56,52 55,49 52,45 50,41 43,33 35,24 26,16 22,12 17,9 13,6 8,3 4,1 0,0">
          <text:p/>
        </draw:polyline>
        <draw:polyline draw:style-name="gr17" draw:text-style-name="P12" draw:layer="layout" svg:width="0.112cm" svg:height="0.053cm" svg:x="1.952cm" svg:y="13.121cm" svg:viewBox="0 0 113 54" draw:points="113,0 111,0 109,1 105,3 100,6 96,9 91,12 87,16 78,24 71,33 64,41 61,45 59,49 58,52 57,54 56,52 54,49 50,41 43,33 35,24 27,16 22,12 18,9 13,6 9,3 4,1 0,0">
          <text:p/>
        </draw:polyline>
        <draw:polyline draw:style-name="gr18" draw:text-style-name="P12" draw:layer="layout" svg:width="0.113cm" svg:height="0.053cm" svg:x="2.218cm" svg:y="13.121cm" svg:viewBox="0 0 114 54" draw:points="114,0 110,1 106,3 101,6 97,9 87,16 79,24 71,33 64,41 59,49 57,52 56,54 55,52 54,49 52,45 49,41 43,33 35,24 26,16 22,12 17,9 13,6 8,3 4,1 2,0 0,0">
          <text:p/>
        </draw:polyline>
        <draw:polyline draw:style-name="gr17" draw:text-style-name="P12" draw:layer="layout" svg:width="0.113cm" svg:height="0.053cm" svg:x="2.618cm" svg:y="13.121cm" svg:viewBox="0 0 114 54" draw:points="114,0 112,0 110,1 106,3 101,6 97,9 92,12 88,16 79,24 71,33 65,41 60,49 58,52 57,54 56,52 55,49 53,45 50,41 43,33 36,24 27,16 22,12 18,9 13,6 9,3 4,1 0,0">
          <text:p/>
        </draw:polyline>
        <draw:polyline draw:style-name="gr17" draw:text-style-name="P12" draw:layer="layout" svg:width="0.112cm" svg:height="0.053cm" svg:x="2.885cm" svg:y="13.121cm" svg:viewBox="0 0 113 54" draw:points="113,0 111,0 109,1 105,3 100,6 96,9 91,12 87,16 78,24 70,33 64,41 59,49 57,52 56,54 55,52 54,49 52,45 49,41 43,33 35,24 26,16 22,12 17,9 13,6 8,3 4,1 2,0 0,0">
          <text:p/>
        </draw:polyline>
        <draw:polyline draw:style-name="gr17" draw:text-style-name="P12" draw:layer="layout" svg:width="0.112cm" svg:height="0.053cm" svg:x="3.152cm" svg:y="13.121cm" svg:viewBox="0 0 113 54" draw:points="113,0 111,0 109,1 105,3 100,6 96,9 91,12 87,16 78,24 71,33 64,41 61,45 59,49 58,52 57,54 56,52 54,49 49,41 43,33 35,24 26,16 22,12 17,9 13,6 8,3 4,1 2,0 0,0">
          <text:p/>
        </draw:polyline>
        <draw:polyline draw:style-name="gr18" draw:text-style-name="P12" draw:layer="layout" svg:width="0.113cm" svg:height="0.053cm" svg:x="3.418cm" svg:y="13.121cm" svg:viewBox="0 0 114 54" draw:points="114,0 110,1 105,3 101,6 96,9 92,12 87,16 78,24 71,33 64,41 61,45 59,49 58,52 57,54 56,52 54,49 49,41 43,33 35,24 26,16 22,12 17,9 13,6 8,3 4,1 2,0 0,0">
          <text:p/>
        </draw:polyline>
        <draw:polyline draw:style-name="gr17" draw:text-style-name="P12" draw:layer="layout" svg:width="0.113cm" svg:height="0.053cm" svg:x="3.818cm" svg:y="13.121cm" svg:viewBox="0 0 114 54" draw:points="114,0 112,0 110,1 106,3 101,6 97,9 92,12 88,16 79,24 72,33 65,41 62,45 60,49 59,52 58,54 57,52 55,49 50,41 43,33 35,24 27,16 17,9 13,6 8,3 4,1 0,0">
          <text:p/>
        </draw:polyline>
        <draw:polyline draw:style-name="gr17" draw:text-style-name="P12" draw:layer="layout" svg:width="0.112cm" svg:height="0.053cm" svg:x="4.085cm" svg:y="13.121cm" svg:viewBox="0 0 113 54" draw:points="113,0 111,0 109,1 105,3 100,6 96,9 92,12 87,16 79,24 71,33 64,41 60,49 58,52 57,54 56,52 55,49 53,45 50,41 43,33 36,24 27,16 22,12 18,9 13,6 9,3 4,1 0,0">
          <text:p/>
        </draw:polyline>
        <draw:polyline draw:style-name="gr17" draw:text-style-name="P12" draw:layer="layout" svg:width="0.112cm" svg:height="0.053cm" svg:x="4.352cm" svg:y="13.121cm" svg:viewBox="0 0 113 54" draw:points="113,0 109,1 105,3 100,6 96,9 91,12 87,16 78,24 70,33 63,41 61,45 58,49 57,52 56,53 56,54 55,52 53,49 49,41 42,33 34,24 26,16 21,12 17,9 13,6 8,3 4,1 2,0 0,0">
          <text:p/>
        </draw:polyline>
        <draw:polyline draw:style-name="gr18" draw:text-style-name="P12" draw:layer="layout" svg:width="0.113cm" svg:height="0.053cm" svg:x="4.618cm" svg:y="13.121cm" svg:viewBox="0 0 114 54" draw:points="114,0 112,0 110,1 106,3 101,6 97,9 92,12 88,16 79,24 72,33 65,41 62,45 60,49 59,52 58,54 57,52 55,49 50,41 43,33 35,24 27,16 17,9 13,6 8,3 4,1 0,0">
          <text:p/>
        </draw:polyline>
        <draw:polyline draw:style-name="gr17" draw:text-style-name="P12" draw:layer="layout" svg:width="0.113cm" svg:height="0.053cm" svg:x="5.018cm" svg:y="13.121cm" svg:viewBox="0 0 114 54" draw:points="114,0 110,1 106,3 101,6 97,9 92,12 88,16 79,24 71,33 64,41 62,45 59,49 58,52 57,53 57,54 56,52 54,49 49,41 43,33 35,24 26,16 22,12 17,9 13,6 8,3 4,1 2,0 0,0">
          <text:p/>
        </draw:polyline>
        <draw:polyline draw:style-name="gr17" draw:text-style-name="P12" draw:layer="layout" svg:width="0.112cm" svg:height="0.053cm" svg:x="5.285cm" svg:y="13.121cm" svg:viewBox="0 0 113 54" draw:points="113,0 111,0 109,1 105,3 100,6 96,9 92,12 87,16 79,24 71,33 64,41 60,49 58,52 57,54 57,53 56,52 55,49 52,45 50,41 43,33 35,24 26,16 22,12 17,9 13,6 8,3 4,1 0,0">
          <text:p/>
        </draw:polyline>
        <draw:polyline draw:style-name="gr17" draw:text-style-name="P12" draw:layer="layout" svg:width="0.112cm" svg:height="0.053cm" svg:x="5.552cm" svg:y="13.121cm" svg:viewBox="0 0 113 54" draw:points="113,0 109,1 104,3 100,6 95,9 91,12 86,16 77,24 70,33 63,41 60,45 58,49 57,52 56,54 55,52 53,49 49,41 42,33 34,24 26,16 21,12 17,9 13,6 8,3 4,1 2,0 0,0">
          <text:p/>
        </draw:polyline>
        <draw:polyline draw:style-name="gr18" draw:text-style-name="P12" draw:layer="layout" svg:width="0.113cm" svg:height="0.053cm" svg:x="5.818cm" svg:y="13.121cm" svg:viewBox="0 0 114 54" draw:points="114,0 110,1 106,3 101,6 97,9 92,12 88,16 79,24 71,33 64,41 62,45 59,49 58,52 57,53 57,54 56,52 54,49 49,41 43,33 35,24 26,16 22,12 17,9 13,6 8,3 4,1 2,0 0,0">
          <text:p/>
        </draw:polyline>
        <draw:custom-shape draw:style-name="gr15" draw:text-style-name="P10" draw:layer="layout" svg:width="1cm" svg:height="1cm" svg:x="1.37cm" svg:y="13.195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2.57cm" svg:y="13.195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3.77cm" svg:y="13.195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4.97cm" svg:y="13.195cm">
          <text:p text:style-name="P4"><text:span text:style-name="T1">S</text:span></text:p>
          <draw:enhanced-geometry svg:viewBox="0 0 21600 21600" draw:type="rectangle" draw:enhanced-path="M 0 0 L 21600 0 21600 21600 0 21600 0 0 Z N"/>
        </draw:custom-shape>
        <draw:polygon draw:style-name="gr16" draw:text-style-name="P11" draw:layer="layout" svg:width="0.216cm" svg:height="0.318cm" svg:x="6.588cm" svg:y="13.512cm" svg:viewBox="0 0 217 319" draw:points="198,16 198,56 186,51 175,46 164,42 153,39 143,37 138,36 133,35 128,35 123,34 118,34 113,34 104,34 97,35 89,36 83,37 76,39 70,41 65,44 63,45 60,47 58,49 56,50 54,52 52,54 51,56 49,58 48,61 46,63 45,65 44,68 44,70 43,73 42,76 42,78 42,84 42,89 43,94 44,98 44,100 45,102 46,104 47,106 48,108 49,109 50,111 51,112 53,114 54,115 56,116 58,118 62,120 66,122 72,125 78,127 85,128 92,130 101,132 126,137 137,139 147,142 157,146 166,149 174,153 182,158 188,163 192,165 194,168 197,171 200,174 202,177 204,180 206,184 208,187 210,191 211,194 213,202 215,210 216,219 217,228 216,239 215,249 214,254 212,258 211,263 209,267 207,271 205,275 202,279 200,283 197,286 194,290 190,293 187,296 183,298 179,301 174,304 170,306 160,310 150,313 138,316 126,317 113,318 99,319 88,318 76,318 64,316 52,314 40,311 27,308 14,304 1,299 1,256 14,263 26,269 39,274 51,278 57,279 63,281 69,282 75,283 81,284 87,285 93,285 99,285 107,285 116,284 123,283 130,282 137,280 143,277 149,274 151,273 154,271 156,269 158,267 160,265 162,263 164,261 166,259 167,256 168,254 169,251 170,249 171,246 172,243 172,240 173,237 173,231 173,226 172,220 171,216 170,213 170,211 169,209 168,207 167,205 165,203 164,201 162,199 161,197 159,196 157,194 155,193 151,190 146,187 141,185 135,182 128,180 121,178 114,177 88,172 77,169 67,166 57,163 48,160 40,156 33,152 26,147 24,145 21,143 18,140 16,137 14,135 12,132 10,129 8,126 7,122 5,119 4,116 3,112 1,104 0,96 0,88 0,78 1,73 2,68 3,64 4,60 6,55 7,51 9,47 11,43 14,40 16,36 19,33 22,30 25,26 29,23 32,21 36,18 40,15 44,13 53,9 63,6 73,3 84,1 96,0 108,0 119,0 130,1 141,2 152,4 163,6 175,9 186,12">
          <text:p/>
        </draw:polygon>
        <draw:polyline draw:style-name="gr17" draw:text-style-name="P12" draw:layer="layout" svg:width="0.113cm" svg:height="0.053cm" svg:x="6.218cm" svg:y="13.119cm" svg:viewBox="0 0 114 54" draw:points="114,0 110,1 105,3 101,6 96,9 92,12 87,16 78,24 70,33 64,41 59,49 57,52 56,54 55,52 54,49 52,45 49,41 43,33 35,24 26,16 22,12 17,9 13,6 8,3 4,1 2,0 0,0">
          <text:p/>
        </draw:polyline>
        <draw:polyline draw:style-name="gr17" draw:text-style-name="P12" draw:layer="layout" svg:width="0.112cm" svg:height="0.053cm" svg:x="6.485cm" svg:y="13.119cm" svg:viewBox="0 0 113 54" draw:points="113,0 111,0 109,1 105,3 100,6 96,9 92,12 87,16 79,24 71,33 64,41 60,49 58,52 57,54 57,53 56,52 55,49 52,45 50,41 43,33 35,24 26,16 22,12 17,9 13,6 8,3 4,1 0,0">
          <text:p/>
        </draw:polyline>
        <draw:polyline draw:style-name="gr17" draw:text-style-name="P12" draw:layer="layout" svg:width="0.112cm" svg:height="0.053cm" svg:x="6.752cm" svg:y="13.119cm" svg:viewBox="0 0 113 54" draw:points="113,0 111,0 109,1 105,3 100,6 96,9 91,12 87,16 78,24 71,33 64,41 61,45 59,49 58,52 57,54 56,52 54,49 50,41 43,33 35,24 27,16 22,12 18,9 13,6 9,3 4,1 0,0">
          <text:p/>
        </draw:polyline>
        <draw:polyline draw:style-name="gr18" draw:text-style-name="P12" draw:layer="layout" svg:width="0.113cm" svg:height="0.053cm" svg:x="7.018cm" svg:y="13.119cm" svg:viewBox="0 0 114 54" draw:points="114,0 110,1 106,3 101,6 97,9 87,16 79,24 71,33 64,41 59,49 57,52 56,54 55,52 54,49 52,45 49,41 43,33 35,24 26,16 22,12 17,9 13,6 8,3 4,1 2,0 0,0">
          <text:p/>
        </draw:polyline>
        <draw:polyline draw:style-name="gr17" draw:text-style-name="P12" draw:layer="layout" svg:width="0.113cm" svg:height="0.053cm" svg:x="7.418cm" svg:y="13.119cm" svg:viewBox="0 0 114 54" draw:points="114,0 112,0 110,1 106,3 101,6 97,9 92,12 88,16 79,24 71,33 65,41 60,49 58,52 57,54 56,52 55,49 53,45 50,41 43,33 36,24 27,16 22,12 18,9 13,6 9,3 4,1 0,0">
          <text:p/>
        </draw:polyline>
        <draw:polyline draw:style-name="gr17" draw:text-style-name="P12" draw:layer="layout" svg:width="0.112cm" svg:height="0.053cm" svg:x="7.685cm" svg:y="13.119cm" svg:viewBox="0 0 113 54" draw:points="113,0 111,0 109,1 105,3 100,6 96,9 91,12 87,16 78,24 70,33 64,41 59,49 57,52 56,54 55,52 54,49 52,45 49,41 43,33 35,24 26,16 22,12 17,9 13,6 8,3 4,1 2,0 0,0">
          <text:p/>
        </draw:polyline>
        <draw:polyline draw:style-name="gr17" draw:text-style-name="P12" draw:layer="layout" svg:width="0.112cm" svg:height="0.053cm" svg:x="7.952cm" svg:y="13.119cm" svg:viewBox="0 0 113 54" draw:points="113,0 111,0 109,1 105,3 100,6 96,9 91,12 87,16 78,24 71,33 64,41 61,45 59,49 58,52 57,54 56,52 54,49 49,41 43,33 35,24 26,16 22,12 17,9 13,6 8,3 4,1 2,0 0,0">
          <text:p/>
        </draw:polyline>
        <draw:polyline draw:style-name="gr18" draw:text-style-name="P12" draw:layer="layout" svg:width="0.113cm" svg:height="0.053cm" svg:x="8.218cm" svg:y="13.119cm" svg:viewBox="0 0 114 54" draw:points="114,0 110,1 105,3 101,6 96,9 92,12 87,16 78,24 71,33 64,41 61,45 59,49 58,52 57,54 56,52 54,49 49,41 43,33 35,24 26,16 22,12 17,9 13,6 8,3 4,1 2,0 0,0">
          <text:p/>
        </draw:polyline>
        <draw:polyline draw:style-name="gr17" draw:text-style-name="P12" draw:layer="layout" svg:width="0.113cm" svg:height="0.053cm" svg:x="8.618cm" svg:y="13.119cm" svg:viewBox="0 0 114 54" draw:points="114,0 112,0 110,1 106,3 101,6 97,9 92,12 88,16 79,24 72,33 65,41 62,45 60,49 59,52 58,54 57,52 55,49 50,41 43,33 35,24 27,16 17,9 13,6 8,3 4,1 0,0">
          <text:p/>
        </draw:polyline>
        <draw:polyline draw:style-name="gr17" draw:text-style-name="P12" draw:layer="layout" svg:width="0.112cm" svg:height="0.053cm" svg:x="8.885cm" svg:y="13.119cm" svg:viewBox="0 0 113 54" draw:points="113,0 111,0 109,1 105,3 100,6 96,9 92,12 87,16 79,24 71,33 64,41 60,49 58,52 57,54 56,52 55,49 53,45 50,41 43,33 36,24 27,16 22,12 18,9 13,6 9,3 4,1 0,0">
          <text:p/>
        </draw:polyline>
        <draw:polyline draw:style-name="gr17" draw:text-style-name="P12" draw:layer="layout" svg:width="0.112cm" svg:height="0.053cm" svg:x="9.152cm" svg:y="13.119cm" svg:viewBox="0 0 113 54" draw:points="113,0 109,1 105,3 100,6 96,9 91,12 87,16 78,24 70,33 63,41 61,45 58,49 57,52 56,53 56,54 55,52 53,49 49,41 42,33 34,24 26,16 21,12 17,9 13,6 8,3 4,1 2,0 0,0">
          <text:p/>
        </draw:polyline>
        <draw:polyline draw:style-name="gr18" draw:text-style-name="P12" draw:layer="layout" svg:width="0.113cm" svg:height="0.053cm" svg:x="9.418cm" svg:y="13.119cm" svg:viewBox="0 0 114 54" draw:points="114,0 112,0 110,1 106,3 101,6 97,9 92,12 88,16 79,24 72,33 65,41 62,45 60,49 59,52 58,54 57,52 55,49 50,41 43,33 35,24 27,16 17,9 13,6 8,3 4,1 0,0">
          <text:p/>
        </draw:polyline>
        <draw:polyline draw:style-name="gr17" draw:text-style-name="P12" draw:layer="layout" svg:width="0.113cm" svg:height="0.053cm" svg:x="9.818cm" svg:y="13.119cm" svg:viewBox="0 0 114 54" draw:points="114,0 110,1 106,3 101,6 97,9 92,12 88,16 79,24 71,33 64,41 62,45 59,49 58,52 57,53 57,54 56,52 54,49 49,41 43,33 35,24 26,16 22,12 17,9 13,6 8,3 4,1 2,0 0,0">
          <text:p/>
        </draw:polyline>
        <draw:polyline draw:style-name="gr17" draw:text-style-name="P12" draw:layer="layout" svg:width="0.112cm" svg:height="0.053cm" svg:x="10.085cm" svg:y="13.119cm" svg:viewBox="0 0 113 54" draw:points="113,0 111,0 109,1 105,3 100,6 96,9 92,12 87,16 79,24 71,33 64,41 60,49 58,52 57,54 57,53 56,52 55,49 52,45 50,41 43,33 35,24 26,16 22,12 17,9 13,6 8,3 4,1 0,0">
          <text:p/>
        </draw:polyline>
        <draw:polyline draw:style-name="gr17" draw:text-style-name="P12" draw:layer="layout" svg:width="0.112cm" svg:height="0.053cm" svg:x="10.352cm" svg:y="13.119cm" svg:viewBox="0 0 113 54" draw:points="113,0 109,1 104,3 100,6 95,9 91,12 86,16 77,24 70,33 63,41 60,45 58,49 57,52 56,54 55,52 53,49 49,41 42,33 34,24 26,16 21,12 17,9 13,6 8,3 4,1 2,0 0,0">
          <text:p/>
        </draw:polyline>
        <draw:polyline draw:style-name="gr18" draw:text-style-name="P12" draw:layer="layout" svg:width="0.113cm" svg:height="0.053cm" svg:x="10.618cm" svg:y="13.119cm" svg:viewBox="0 0 114 54" draw:points="114,0 110,1 106,3 101,6 97,9 92,12 88,16 79,24 71,33 64,41 62,45 59,49 58,52 57,53 57,54 56,52 54,49 49,41 43,33 35,24 26,16 22,12 17,9 13,6 8,3 4,1 2,0 0,0">
          <text:p/>
        </draw:polyline>
        <draw:custom-shape draw:style-name="gr15" draw:text-style-name="P10" draw:layer="layout" svg:width="1cm" svg:height="1cm" svg:x="6.17cm" svg:y="13.193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7.37cm" svg:y="13.193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8.57cm" svg:y="13.193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9.77cm" svg:y="13.193cm">
          <text:p text:style-name="P4"><text:span text:style-name="T1">S</text:span></text:p>
          <draw:enhanced-geometry svg:viewBox="0 0 21600 21600" draw:type="rectangle" draw:enhanced-path="M 0 0 L 21600 0 21600 21600 0 21600 0 0 Z N"/>
        </draw:custom-shape>
        <draw:polygon draw:style-name="gr16" draw:text-style-name="P11" draw:layer="layout" svg:width="0.216cm" svg:height="0.318cm" svg:x="11.388cm" svg:y="13.512cm" svg:viewBox="0 0 217 319" draw:points="198,16 198,56 186,51 175,46 164,42 153,39 143,37 138,36 133,35 128,35 123,34 118,34 113,34 104,34 97,35 89,36 83,37 76,39 70,41 65,44 63,45 60,47 58,49 56,50 54,52 52,54 51,56 49,58 48,61 46,63 45,65 44,68 44,70 43,73 42,76 42,78 42,84 42,89 43,94 44,98 44,100 45,102 46,104 47,106 48,108 49,109 50,111 51,112 53,114 54,115 56,116 58,118 62,120 66,122 72,125 78,127 85,128 92,130 101,132 126,137 137,139 147,142 157,146 166,149 174,153 182,158 188,163 192,165 194,168 197,171 200,174 202,177 204,180 206,184 208,187 210,191 211,194 213,202 215,210 216,219 217,228 216,239 215,249 214,254 212,258 211,263 209,267 207,271 205,275 202,279 200,283 197,286 194,290 190,293 187,296 183,298 179,301 174,304 170,306 160,310 150,313 138,316 126,317 113,318 99,319 88,318 76,318 64,316 52,314 40,311 27,308 14,304 1,299 1,256 14,263 26,269 39,274 51,278 57,279 63,281 69,282 75,283 81,284 87,285 93,285 99,285 107,285 116,284 123,283 130,282 137,280 143,277 149,274 151,273 154,271 156,269 158,267 160,265 162,263 164,261 166,259 167,256 168,254 169,251 170,249 171,246 172,243 172,240 173,237 173,231 173,226 172,220 171,216 170,213 170,211 169,209 168,207 167,205 165,203 164,201 162,199 161,197 159,196 157,194 155,193 151,190 146,187 141,185 135,182 128,180 121,178 114,177 88,172 77,169 67,166 57,163 48,160 40,156 33,152 26,147 24,145 21,143 18,140 16,137 14,135 12,132 10,129 8,126 7,122 5,119 4,116 3,112 1,104 0,96 0,88 0,78 1,73 2,68 3,64 4,60 6,55 7,51 9,47 11,43 14,40 16,36 19,33 22,30 25,26 29,23 32,21 36,18 40,15 44,13 53,9 63,6 73,3 84,1 96,0 108,0 119,0 130,1 141,2 152,4 163,6 175,9 186,12">
          <text:p/>
        </draw:polygon>
        <draw:polyline draw:style-name="gr17" draw:text-style-name="P12" draw:layer="layout" svg:width="0.113cm" svg:height="0.053cm" svg:x="11.018cm" svg:y="13.119cm" svg:viewBox="0 0 114 54" draw:points="114,0 110,1 105,3 101,6 96,9 92,12 87,16 78,24 70,33 64,41 59,49 57,52 56,54 55,52 54,49 52,45 49,41 43,33 35,24 26,16 22,12 17,9 13,6 8,3 4,1 2,0 0,0">
          <text:p/>
        </draw:polyline>
        <draw:polyline draw:style-name="gr17" draw:text-style-name="P12" draw:layer="layout" svg:width="0.112cm" svg:height="0.053cm" svg:x="11.285cm" svg:y="13.119cm" svg:viewBox="0 0 113 54" draw:points="113,0 111,0 109,1 105,3 100,6 96,9 92,12 87,16 79,24 71,33 64,41 60,49 58,52 57,54 57,53 56,52 55,49 52,45 50,41 43,33 35,24 26,16 22,12 17,9 13,6 8,3 4,1 0,0">
          <text:p/>
        </draw:polyline>
        <draw:polyline draw:style-name="gr17" draw:text-style-name="P12" draw:layer="layout" svg:width="0.112cm" svg:height="0.053cm" svg:x="11.552cm" svg:y="13.119cm" svg:viewBox="0 0 113 54" draw:points="113,0 111,0 109,1 105,3 100,6 96,9 91,12 87,16 78,24 71,33 64,41 61,45 59,49 58,52 57,54 56,52 54,49 50,41 43,33 35,24 27,16 22,12 18,9 13,6 9,3 4,1 0,0">
          <text:p/>
        </draw:polyline>
        <draw:polyline draw:style-name="gr18" draw:text-style-name="P12" draw:layer="layout" svg:width="0.113cm" svg:height="0.053cm" svg:x="11.818cm" svg:y="13.119cm" svg:viewBox="0 0 114 54" draw:points="114,0 110,1 106,3 101,6 97,9 87,16 79,24 71,33 64,41 59,49 57,52 56,54 55,52 54,49 52,45 49,41 43,33 35,24 26,16 22,12 17,9 13,6 8,3 4,1 2,0 0,0">
          <text:p/>
        </draw:polyline>
        <draw:polyline draw:style-name="gr17" draw:text-style-name="P12" draw:layer="layout" svg:width="0.113cm" svg:height="0.053cm" svg:x="12.218cm" svg:y="13.119cm" svg:viewBox="0 0 114 54" draw:points="114,0 112,0 110,1 106,3 101,6 97,9 92,12 88,16 79,24 71,33 65,41 60,49 58,52 57,54 56,52 55,49 53,45 50,41 43,33 36,24 27,16 22,12 18,9 13,6 9,3 4,1 0,0">
          <text:p/>
        </draw:polyline>
        <draw:polyline draw:style-name="gr17" draw:text-style-name="P12" draw:layer="layout" svg:width="0.112cm" svg:height="0.053cm" svg:x="12.485cm" svg:y="13.119cm" svg:viewBox="0 0 113 54" draw:points="113,0 111,0 109,1 105,3 100,6 96,9 91,12 87,16 78,24 70,33 64,41 59,49 57,52 56,54 55,52 54,49 52,45 49,41 43,33 35,24 26,16 22,12 17,9 13,6 8,3 4,1 2,0 0,0">
          <text:p/>
        </draw:polyline>
        <draw:polyline draw:style-name="gr17" draw:text-style-name="P12" draw:layer="layout" svg:width="0.112cm" svg:height="0.053cm" svg:x="12.752cm" svg:y="13.119cm" svg:viewBox="0 0 113 54" draw:points="113,0 111,0 109,1 105,3 100,6 96,9 91,12 87,16 78,24 71,33 64,41 61,45 59,49 58,52 57,54 56,52 54,49 49,41 43,33 35,24 26,16 22,12 17,9 13,6 8,3 4,1 2,0 0,0">
          <text:p/>
        </draw:polyline>
        <draw:polyline draw:style-name="gr18" draw:text-style-name="P12" draw:layer="layout" svg:width="0.113cm" svg:height="0.053cm" svg:x="13.018cm" svg:y="13.119cm" svg:viewBox="0 0 114 54" draw:points="114,0 110,1 105,3 101,6 96,9 92,12 87,16 78,24 71,33 64,41 61,45 59,49 58,52 57,54 56,52 54,49 49,41 43,33 35,24 26,16 22,12 17,9 13,6 8,3 4,1 2,0 0,0">
          <text:p/>
        </draw:polyline>
        <draw:polyline draw:style-name="gr17" draw:text-style-name="P12" draw:layer="layout" svg:width="0.113cm" svg:height="0.053cm" svg:x="13.418cm" svg:y="13.119cm" svg:viewBox="0 0 114 54" draw:points="114,0 112,0 110,1 106,3 101,6 97,9 92,12 88,16 79,24 72,33 65,41 62,45 60,49 59,52 58,54 57,52 55,49 50,41 43,33 35,24 27,16 17,9 13,6 8,3 4,1 0,0">
          <text:p/>
        </draw:polyline>
        <draw:polyline draw:style-name="gr17" draw:text-style-name="P12" draw:layer="layout" svg:width="0.112cm" svg:height="0.053cm" svg:x="13.685cm" svg:y="13.119cm" svg:viewBox="0 0 113 54" draw:points="113,0 111,0 109,1 105,3 100,6 96,9 92,12 87,16 79,24 71,33 64,41 60,49 58,52 57,54 56,52 55,49 53,45 50,41 43,33 36,24 27,16 22,12 18,9 13,6 9,3 4,1 0,0">
          <text:p/>
        </draw:polyline>
        <draw:polyline draw:style-name="gr17" draw:text-style-name="P12" draw:layer="layout" svg:width="0.112cm" svg:height="0.053cm" svg:x="13.952cm" svg:y="13.119cm" svg:viewBox="0 0 113 54" draw:points="113,0 109,1 105,3 100,6 96,9 91,12 87,16 78,24 70,33 63,41 61,45 58,49 57,52 56,53 56,54 55,52 53,49 49,41 42,33 34,24 26,16 21,12 17,9 13,6 8,3 4,1 2,0 0,0">
          <text:p/>
        </draw:polyline>
        <draw:polyline draw:style-name="gr18" draw:text-style-name="P12" draw:layer="layout" svg:width="0.113cm" svg:height="0.053cm" svg:x="14.218cm" svg:y="13.119cm" svg:viewBox="0 0 114 54" draw:points="114,0 112,0 110,1 106,3 101,6 97,9 92,12 88,16 79,24 72,33 65,41 62,45 60,49 59,52 58,54 57,52 55,49 50,41 43,33 35,24 27,16 17,9 13,6 8,3 4,1 0,0">
          <text:p/>
        </draw:polyline>
        <draw:polyline draw:style-name="gr17" draw:text-style-name="P12" draw:layer="layout" svg:width="0.113cm" svg:height="0.053cm" svg:x="14.618cm" svg:y="13.119cm" svg:viewBox="0 0 114 54" draw:points="114,0 110,1 106,3 101,6 97,9 92,12 88,16 79,24 71,33 64,41 62,45 59,49 58,52 57,53 57,54 56,52 54,49 49,41 43,33 35,24 26,16 22,12 17,9 13,6 8,3 4,1 2,0 0,0">
          <text:p/>
        </draw:polyline>
        <draw:polyline draw:style-name="gr17" draw:text-style-name="P12" draw:layer="layout" svg:width="0.112cm" svg:height="0.053cm" svg:x="14.885cm" svg:y="13.119cm" svg:viewBox="0 0 113 54" draw:points="113,0 111,0 109,1 105,3 100,6 96,9 92,12 87,16 79,24 71,33 64,41 60,49 58,52 57,54 57,53 56,52 55,49 52,45 50,41 43,33 35,24 26,16 22,12 17,9 13,6 8,3 4,1 0,0">
          <text:p/>
        </draw:polyline>
        <draw:polyline draw:style-name="gr17" draw:text-style-name="P12" draw:layer="layout" svg:width="0.112cm" svg:height="0.053cm" svg:x="15.152cm" svg:y="13.119cm" svg:viewBox="0 0 113 54" draw:points="113,0 109,1 104,3 100,6 95,9 91,12 86,16 77,24 70,33 63,41 60,45 58,49 57,52 56,54 55,52 53,49 49,41 42,33 34,24 26,16 21,12 17,9 13,6 8,3 4,1 2,0 0,0">
          <text:p/>
        </draw:polyline>
        <draw:polyline draw:style-name="gr18" draw:text-style-name="P12" draw:layer="layout" svg:width="0.113cm" svg:height="0.053cm" svg:x="15.418cm" svg:y="13.119cm" svg:viewBox="0 0 114 54" draw:points="114,0 110,1 106,3 101,6 97,9 92,12 88,16 79,24 71,33 64,41 62,45 59,49 58,52 57,53 57,54 56,52 54,49 49,41 43,33 35,24 26,16 22,12 17,9 13,6 8,3 4,1 2,0 0,0">
          <text:p/>
        </draw:polyline>
        <draw:custom-shape draw:style-name="gr15" draw:text-style-name="P10" draw:layer="layout" svg:width="1cm" svg:height="1cm" svg:x="10.97cm" svg:y="13.193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12.17cm" svg:y="13.193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13.37cm" svg:y="13.193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14.57cm" svg:y="13.193cm">
          <text:p text:style-name="P4"><text:span text:style-name="T1">S</text:span></text:p>
          <draw:enhanced-geometry svg:viewBox="0 0 21600 21600" draw:type="rectangle" draw:enhanced-path="M 0 0 L 21600 0 21600 21600 0 21600 0 0 Z N"/>
        </draw:custom-shape>
        <draw:polygon draw:style-name="gr16" draw:text-style-name="P11" draw:layer="layout" svg:width="0.216cm" svg:height="0.318cm" svg:x="16.188cm" svg:y="13.51cm" svg:viewBox="0 0 217 319" draw:points="198,16 198,56 186,51 175,46 164,42 153,39 143,37 138,36 133,35 128,35 123,34 118,34 113,34 104,34 97,35 89,36 83,37 76,39 70,41 65,44 63,45 60,47 58,49 56,50 54,52 52,54 51,56 49,58 48,61 46,63 45,65 44,68 44,70 43,73 42,76 42,78 42,84 42,89 43,94 44,98 44,100 45,102 46,104 47,106 48,108 49,109 50,111 51,112 53,114 54,115 56,116 58,118 62,120 66,122 72,125 78,127 85,128 92,130 101,132 126,137 137,139 147,142 157,146 166,149 174,153 182,158 188,163 192,165 194,168 197,171 200,174 202,177 204,180 206,184 208,187 210,191 211,194 213,202 215,210 216,219 217,228 216,239 215,249 214,254 212,258 211,263 209,267 207,271 205,275 202,279 200,283 197,286 194,290 190,293 187,296 183,298 179,301 174,304 170,306 160,310 150,313 138,316 126,317 113,318 99,319 88,318 76,318 64,316 52,314 40,311 27,308 14,304 1,299 1,256 14,263 26,269 39,274 51,278 57,279 63,281 69,282 75,283 81,284 87,285 93,285 99,285 107,285 116,284 123,283 130,282 137,280 143,277 149,274 151,273 154,271 156,269 158,267 160,265 162,263 164,261 166,259 167,256 168,254 169,251 170,249 171,246 172,243 172,240 173,237 173,231 173,226 172,220 171,216 170,213 170,211 169,209 168,207 167,205 165,203 164,201 162,199 161,197 159,196 157,194 155,193 151,190 146,187 141,185 135,182 128,180 121,178 114,177 88,172 77,169 67,166 57,163 48,160 40,156 33,152 26,147 24,145 21,143 18,140 16,137 14,135 12,132 10,129 8,126 7,122 5,119 4,116 3,112 1,104 0,96 0,88 0,78 1,73 2,68 3,64 4,60 6,55 7,51 9,47 11,43 14,40 16,36 19,33 22,30 25,26 29,23 32,21 36,18 40,15 44,13 53,9 63,6 73,3 84,1 96,0 108,0 119,0 130,1 141,2 152,4 163,6 175,9 186,12">
          <text:p/>
        </draw:polygon>
        <draw:polyline draw:style-name="gr17" draw:text-style-name="P12" draw:layer="layout" svg:width="0.113cm" svg:height="0.053cm" svg:x="15.818cm" svg:y="13.117cm" svg:viewBox="0 0 114 54" draw:points="114,0 110,1 105,3 101,6 96,9 92,12 87,16 78,24 70,33 64,41 59,49 57,52 56,54 55,52 54,49 52,45 49,41 43,33 35,24 26,16 22,12 17,9 13,6 8,3 4,1 2,0 0,0">
          <text:p/>
        </draw:polyline>
        <draw:polyline draw:style-name="gr17" draw:text-style-name="P12" draw:layer="layout" svg:width="0.112cm" svg:height="0.053cm" svg:x="16.085cm" svg:y="13.117cm" svg:viewBox="0 0 113 54" draw:points="113,0 111,0 109,1 105,3 100,6 96,9 92,12 87,16 79,24 71,33 64,41 60,49 58,52 57,54 57,53 56,52 55,49 52,45 50,41 43,33 35,24 26,16 22,12 17,9 13,6 8,3 4,1 0,0">
          <text:p/>
        </draw:polyline>
        <draw:polyline draw:style-name="gr17" draw:text-style-name="P12" draw:layer="layout" svg:width="0.112cm" svg:height="0.053cm" svg:x="16.352cm" svg:y="13.117cm" svg:viewBox="0 0 113 54" draw:points="113,0 111,0 109,1 105,3 100,6 96,9 91,12 87,16 78,24 71,33 64,41 61,45 59,49 58,52 57,54 56,52 54,49 50,41 43,33 35,24 27,16 22,12 18,9 13,6 9,3 4,1 0,0">
          <text:p/>
        </draw:polyline>
        <draw:polyline draw:style-name="gr18" draw:text-style-name="P12" draw:layer="layout" svg:width="0.113cm" svg:height="0.053cm" svg:x="16.618cm" svg:y="13.117cm" svg:viewBox="0 0 114 54" draw:points="114,0 110,1 106,3 101,6 97,9 87,16 79,24 71,33 64,41 59,49 57,52 56,54 55,52 54,49 52,45 49,41 43,33 35,24 26,16 22,12 17,9 13,6 8,3 4,1 2,0 0,0">
          <text:p/>
        </draw:polyline>
        <draw:polyline draw:style-name="gr17" draw:text-style-name="P12" draw:layer="layout" svg:width="0.113cm" svg:height="0.053cm" svg:x="17.018cm" svg:y="13.117cm" svg:viewBox="0 0 114 54" draw:points="114,0 112,0 110,1 106,3 101,6 97,9 92,12 88,16 79,24 71,33 65,41 60,49 58,52 57,54 56,52 55,49 53,45 50,41 43,33 36,24 27,16 22,12 18,9 13,6 9,3 4,1 0,0">
          <text:p/>
        </draw:polyline>
        <draw:polyline draw:style-name="gr17" draw:text-style-name="P12" draw:layer="layout" svg:width="0.112cm" svg:height="0.053cm" svg:x="17.285cm" svg:y="13.117cm" svg:viewBox="0 0 113 54" draw:points="113,0 111,0 109,1 105,3 100,6 96,9 91,12 87,16 78,24 70,33 64,41 59,49 57,52 56,54 55,52 54,49 52,45 49,41 43,33 35,24 26,16 22,12 17,9 13,6 8,3 4,1 2,0 0,0">
          <text:p/>
        </draw:polyline>
        <draw:polyline draw:style-name="gr17" draw:text-style-name="P12" draw:layer="layout" svg:width="0.112cm" svg:height="0.053cm" svg:x="17.552cm" svg:y="13.117cm" svg:viewBox="0 0 113 54" draw:points="113,0 111,0 109,1 105,3 100,6 96,9 91,12 87,16 78,24 71,33 64,41 61,45 59,49 58,52 57,54 56,52 54,49 49,41 43,33 35,24 26,16 22,12 17,9 13,6 8,3 4,1 2,0 0,0">
          <text:p/>
        </draw:polyline>
        <draw:polyline draw:style-name="gr18" draw:text-style-name="P12" draw:layer="layout" svg:width="0.113cm" svg:height="0.053cm" svg:x="17.818cm" svg:y="13.117cm" svg:viewBox="0 0 114 54" draw:points="114,0 110,1 105,3 101,6 96,9 92,12 87,16 78,24 71,33 64,41 61,45 59,49 58,52 57,54 56,52 54,49 49,41 43,33 35,24 26,16 22,12 17,9 13,6 8,3 4,1 2,0 0,0">
          <text:p/>
        </draw:polyline>
        <draw:polyline draw:style-name="gr17" draw:text-style-name="P12" draw:layer="layout" svg:width="0.113cm" svg:height="0.053cm" svg:x="18.218cm" svg:y="13.117cm" svg:viewBox="0 0 114 54" draw:points="114,0 112,0 110,1 106,3 101,6 97,9 92,12 88,16 79,24 72,33 65,41 62,45 60,49 59,52 58,54 57,52 55,49 50,41 43,33 35,24 27,16 17,9 13,6 8,3 4,1 0,0">
          <text:p/>
        </draw:polyline>
        <draw:polyline draw:style-name="gr17" draw:text-style-name="P12" draw:layer="layout" svg:width="0.112cm" svg:height="0.053cm" svg:x="18.485cm" svg:y="13.117cm" svg:viewBox="0 0 113 54" draw:points="113,0 111,0 109,1 105,3 100,6 96,9 92,12 87,16 79,24 71,33 64,41 60,49 58,52 57,54 56,52 55,49 53,45 50,41 43,33 36,24 27,16 22,12 18,9 13,6 9,3 4,1 0,0">
          <text:p/>
        </draw:polyline>
        <draw:polyline draw:style-name="gr17" draw:text-style-name="P12" draw:layer="layout" svg:width="0.112cm" svg:height="0.053cm" svg:x="18.752cm" svg:y="13.117cm" svg:viewBox="0 0 113 54" draw:points="113,0 109,1 105,3 100,6 96,9 91,12 87,16 78,24 70,33 63,41 61,45 58,49 57,52 56,53 56,54 55,52 53,49 49,41 42,33 34,24 26,16 21,12 17,9 13,6 8,3 4,1 2,0 0,0">
          <text:p/>
        </draw:polyline>
        <draw:polyline draw:style-name="gr18" draw:text-style-name="P12" draw:layer="layout" svg:width="0.113cm" svg:height="0.053cm" svg:x="19.018cm" svg:y="13.117cm" svg:viewBox="0 0 114 54" draw:points="114,0 112,0 110,1 106,3 101,6 97,9 92,12 88,16 79,24 72,33 65,41 62,45 60,49 59,52 58,54 57,52 55,49 50,41 43,33 35,24 27,16 17,9 13,6 8,3 4,1 0,0">
          <text:p/>
        </draw:polyline>
        <draw:polyline draw:style-name="gr17" draw:text-style-name="P12" draw:layer="layout" svg:width="0.113cm" svg:height="0.053cm" svg:x="19.418cm" svg:y="13.117cm" svg:viewBox="0 0 114 54" draw:points="114,0 110,1 106,3 101,6 97,9 92,12 88,16 79,24 71,33 64,41 62,45 59,49 58,52 57,53 57,54 56,52 54,49 49,41 43,33 35,24 26,16 22,12 17,9 13,6 8,3 4,1 2,0 0,0">
          <text:p/>
        </draw:polyline>
        <draw:polyline draw:style-name="gr17" draw:text-style-name="P12" draw:layer="layout" svg:width="0.112cm" svg:height="0.053cm" svg:x="19.685cm" svg:y="13.117cm" svg:viewBox="0 0 113 54" draw:points="113,0 111,0 109,1 105,3 100,6 96,9 92,12 87,16 79,24 71,33 64,41 60,49 58,52 57,54 57,53 56,52 55,49 52,45 50,41 43,33 35,24 26,16 22,12 17,9 13,6 8,3 4,1 0,0">
          <text:p/>
        </draw:polyline>
        <draw:polyline draw:style-name="gr17" draw:text-style-name="P12" draw:layer="layout" svg:width="0.112cm" svg:height="0.053cm" svg:x="19.952cm" svg:y="13.117cm" svg:viewBox="0 0 113 54" draw:points="113,0 109,1 104,3 100,6 95,9 91,12 86,16 77,24 70,33 63,41 60,45 58,49 57,52 56,54 55,52 53,49 49,41 42,33 34,24 26,16 21,12 17,9 13,6 8,3 4,1 2,0 0,0">
          <text:p/>
        </draw:polyline>
        <draw:polyline draw:style-name="gr18" draw:text-style-name="P12" draw:layer="layout" svg:width="0.113cm" svg:height="0.053cm" svg:x="20.218cm" svg:y="13.117cm" svg:viewBox="0 0 114 54" draw:points="114,0 110,1 106,3 101,6 97,9 92,12 88,16 79,24 71,33 64,41 62,45 59,49 58,52 57,53 57,54 56,52 54,49 49,41 43,33 35,24 26,16 22,12 17,9 13,6 8,3 4,1 2,0 0,0">
          <text:p/>
        </draw:polyline>
        <draw:custom-shape draw:style-name="gr15" draw:text-style-name="P10" draw:layer="layout" svg:width="1cm" svg:height="1cm" svg:x="15.77cm" svg:y="13.191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16.97cm" svg:y="13.191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18.17cm" svg:y="13.191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19.37cm" svg:y="13.191cm">
          <text:p text:style-name="P4"><text:span text:style-name="T1">S</text:span></text:p>
          <draw:enhanced-geometry svg:viewBox="0 0 21600 21600" draw:type="rectangle" draw:enhanced-path="M 0 0 L 21600 0 21600 21600 0 21600 0 0 Z N"/>
        </draw:custom-shape>
        <draw:custom-shape draw:style-name="gr12" draw:text-style-name="P7" draw:layer="layout" svg:width="0.25cm" svg:height="0.25cm" svg:x="1.354cm" svg:y="17.6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623cm" svg:y="17.60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883cm" svg:y="17.6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2.152cm" svg:y="17.60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2.555cm" svg:y="17.6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2.824cm" svg:y="17.6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3.084cm" svg:y="17.6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3.353cm" svg:y="17.6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3.756cm" svg:y="17.6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4.025cm" svg:y="17.6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4.285cm" svg:y="17.6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4.554cm" svg:y="17.6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4.957cm" svg:y="17.6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5.226cm" svg:y="17.6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5.486cm" svg:y="17.6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5.755cm" svg:y="17.6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6.158cm" svg:y="17.6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6.427cm" svg:y="17.6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6.687cm" svg:y="17.6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6.956cm" svg:y="17.6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7.359cm" svg:y="17.6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7.628cm" svg:y="17.6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7.888cm" svg:y="17.6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8.157cm" svg:y="17.6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8.56cm" svg:y="17.6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8.829cm" svg:y="17.6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9.089cm" svg:y="17.6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9.358cm" svg:y="17.6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9.761cm" svg:y="17.6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0.03cm" svg:y="17.6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0.29cm" svg:y="17.6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0.559cm" svg:y="17.6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0.962cm" svg:y="17.6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1.231cm" svg:y="17.6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1.491cm" svg:y="17.6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1.76cm" svg:y="17.6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2.163cm" svg:y="17.6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2.432cm" svg:y="17.6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2.692cm" svg:y="17.6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2.961cm" svg:y="17.6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3.364cm" svg:y="17.6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3.633cm" svg:y="17.6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3.893cm" svg:y="17.6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4.162cm" svg:y="17.6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4.565cm" svg:y="17.6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4.834cm" svg:y="17.6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5.094cm" svg:y="17.6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5.363cm" svg:y="17.6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5.766cm" svg:y="17.6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6.035cm" svg:y="17.6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6.295cm" svg:y="17.6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6.564cm" svg:y="17.6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6.967cm" svg:y="17.61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7.236cm" svg:y="17.6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7.496cm" svg:y="17.61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7.765cm" svg:y="17.6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8.168cm" svg:y="17.61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8.437cm" svg:y="17.61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8.697cm" svg:y="17.61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8.966cm" svg:y="17.61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9.369cm" svg:y="17.61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9.638cm" svg:y="17.61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19.898cm" svg:y="17.61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2" draw:text-style-name="P7" draw:layer="layout" svg:width="0.25cm" svg:height="0.25cm" svg:x="20.167cm" svg:y="17.61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polygon draw:style-name="gr16" draw:text-style-name="P11" draw:layer="layout" svg:width="0.216cm" svg:height="0.318cm" svg:x="1.788cm" svg:y="18.512cm" svg:viewBox="0 0 217 319" draw:points="198,16 198,56 186,51 175,46 164,42 153,39 143,37 138,36 133,35 128,35 123,34 118,34 113,34 104,34 97,35 89,36 83,37 76,39 70,41 65,44 63,45 60,47 58,49 56,50 54,52 52,54 51,56 49,58 48,61 46,63 45,65 44,68 44,70 43,73 42,76 42,78 42,84 42,89 43,94 44,98 44,100 45,102 46,104 47,106 48,108 49,109 50,111 51,112 53,114 54,115 56,116 58,118 62,120 66,122 72,125 78,127 85,128 92,130 101,132 126,137 137,139 147,142 157,146 166,149 174,153 182,158 188,163 192,165 194,168 197,171 200,174 202,177 204,180 206,184 208,187 210,191 211,194 213,202 215,210 216,219 217,228 216,239 215,249 214,254 212,258 211,263 209,267 207,271 205,275 202,279 200,283 197,286 194,290 190,293 187,296 183,298 179,301 174,304 170,306 160,310 150,313 138,316 126,317 113,318 99,319 88,318 76,318 64,316 52,314 40,311 27,308 14,304 1,299 1,256 14,263 26,269 39,274 51,278 57,279 63,281 69,282 75,283 81,284 87,285 93,285 99,285 107,285 116,284 123,283 130,282 137,280 143,277 149,274 151,273 154,271 156,269 158,267 160,265 162,263 164,261 166,259 167,256 168,254 169,251 170,249 171,246 172,243 172,240 173,237 173,231 173,226 172,220 171,216 170,213 170,211 169,209 168,207 167,205 165,203 164,201 162,199 161,197 159,196 157,194 155,193 151,190 146,187 141,185 135,182 128,180 121,178 114,177 88,172 77,169 67,166 57,163 48,160 40,156 33,152 26,147 24,145 21,143 18,140 16,137 14,135 12,132 10,129 8,126 7,122 5,119 4,116 3,112 1,104 0,96 0,88 0,78 1,73 2,68 3,64 4,60 6,55 7,51 9,47 11,43 14,40 16,36 19,33 22,30 25,26 29,23 32,21 36,18 40,15 44,13 53,9 63,6 73,3 84,1 96,0 108,0 119,0 130,1 141,2 152,4 163,6 175,9 186,12">
          <text:p/>
        </draw:polygon>
        <draw:polyline draw:style-name="gr9" draw:text-style-name="P3" draw:layer="layout" svg:width="0.113cm" svg:height="0.053cm" svg:x="1.418cm" svg:y="18.119cm" svg:viewBox="0 0 114 54" draw:points="114,0 110,1 105,3 101,6 96,9 92,12 87,16 78,24 70,33 64,41 59,49 57,52 56,54 55,52 54,49 52,45 49,41 43,33 35,24 26,16 22,12 17,9 13,6 8,3 4,1 2,0 0,0">
          <text:p/>
        </draw:polyline>
        <draw:polyline draw:style-name="gr9" draw:text-style-name="P3" draw:layer="layout" svg:width="0.112cm" svg:height="0.053cm" svg:x="1.685cm" svg:y="18.119cm" svg:viewBox="0 0 113 54" draw:points="113,0 111,0 109,1 105,3 100,6 96,9 92,12 87,16 79,24 71,33 64,41 60,49 58,52 57,54 57,53 56,52 55,49 52,45 50,41 43,33 35,24 26,16 22,12 17,9 13,6 8,3 4,1 0,0">
          <text:p/>
        </draw:polyline>
        <draw:polyline draw:style-name="gr9" draw:text-style-name="P3" draw:layer="layout" svg:width="0.112cm" svg:height="0.053cm" svg:x="1.952cm" svg:y="18.119cm" svg:viewBox="0 0 113 54" draw:points="113,0 111,0 109,1 105,3 100,6 96,9 91,12 87,16 78,24 71,33 64,41 61,45 59,49 58,52 57,54 56,52 54,49 50,41 43,33 35,24 27,16 22,12 18,9 13,6 9,3 4,1 0,0">
          <text:p/>
        </draw:polyline>
        <draw:polyline draw:style-name="gr9" draw:text-style-name="P3" draw:layer="layout" svg:width="0.113cm" svg:height="0.053cm" svg:x="2.218cm" svg:y="18.119cm" svg:viewBox="0 0 114 54" draw:points="114,0 110,1 106,3 101,6 97,9 87,16 79,24 71,33 64,41 59,49 57,52 56,54 55,52 54,49 52,45 49,41 43,33 35,24 26,16 22,12 17,9 13,6 8,3 4,1 2,0 0,0">
          <text:p/>
        </draw:polyline>
        <draw:polyline draw:style-name="gr9" draw:text-style-name="P3" draw:layer="layout" svg:width="0.113cm" svg:height="0.053cm" svg:x="2.618cm" svg:y="18.119cm" svg:viewBox="0 0 114 54" draw:points="114,0 112,0 110,1 106,3 101,6 97,9 92,12 88,16 79,24 71,33 65,41 60,49 58,52 57,54 56,52 55,49 53,45 50,41 43,33 36,24 27,16 22,12 18,9 13,6 9,3 4,1 0,0">
          <text:p/>
        </draw:polyline>
        <draw:polyline draw:style-name="gr9" draw:text-style-name="P3" draw:layer="layout" svg:width="0.112cm" svg:height="0.053cm" svg:x="2.885cm" svg:y="18.119cm" svg:viewBox="0 0 113 54" draw:points="113,0 111,0 109,1 105,3 100,6 96,9 91,12 87,16 78,24 70,33 64,41 59,49 57,52 56,54 55,52 54,49 52,45 49,41 43,33 35,24 26,16 22,12 17,9 13,6 8,3 4,1 2,0 0,0">
          <text:p/>
        </draw:polyline>
        <draw:polyline draw:style-name="gr9" draw:text-style-name="P3" draw:layer="layout" svg:width="0.112cm" svg:height="0.053cm" svg:x="3.152cm" svg:y="18.119cm" svg:viewBox="0 0 113 54" draw:points="113,0 111,0 109,1 105,3 100,6 96,9 91,12 87,16 78,24 71,33 64,41 61,45 59,49 58,52 57,54 56,52 54,49 49,41 43,33 35,24 26,16 22,12 17,9 13,6 8,3 4,1 2,0 0,0">
          <text:p/>
        </draw:polyline>
        <draw:polyline draw:style-name="gr9" draw:text-style-name="P3" draw:layer="layout" svg:width="0.113cm" svg:height="0.053cm" svg:x="3.418cm" svg:y="18.119cm" svg:viewBox="0 0 114 54" draw:points="114,0 110,1 105,3 101,6 96,9 92,12 87,16 78,24 71,33 64,41 61,45 59,49 58,52 57,54 56,52 54,49 49,41 43,33 35,24 26,16 22,12 17,9 13,6 8,3 4,1 2,0 0,0">
          <text:p/>
        </draw:polyline>
        <draw:polyline draw:style-name="gr9" draw:text-style-name="P3" draw:layer="layout" svg:width="0.113cm" svg:height="0.053cm" svg:x="3.818cm" svg:y="18.119cm" svg:viewBox="0 0 114 54" draw:points="114,0 112,0 110,1 106,3 101,6 97,9 92,12 88,16 79,24 72,33 65,41 62,45 60,49 59,52 58,54 57,52 55,49 50,41 43,33 35,24 27,16 17,9 13,6 8,3 4,1 0,0">
          <text:p/>
        </draw:polyline>
        <draw:polyline draw:style-name="gr9" draw:text-style-name="P3" draw:layer="layout" svg:width="0.112cm" svg:height="0.053cm" svg:x="4.085cm" svg:y="18.119cm" svg:viewBox="0 0 113 54" draw:points="113,0 111,0 109,1 105,3 100,6 96,9 92,12 87,16 79,24 71,33 64,41 60,49 58,52 57,54 56,52 55,49 53,45 50,41 43,33 36,24 27,16 22,12 18,9 13,6 9,3 4,1 0,0">
          <text:p/>
        </draw:polyline>
        <draw:polyline draw:style-name="gr9" draw:text-style-name="P3" draw:layer="layout" svg:width="0.112cm" svg:height="0.053cm" svg:x="4.352cm" svg:y="18.119cm" svg:viewBox="0 0 113 54" draw:points="113,0 109,1 105,3 100,6 96,9 91,12 87,16 78,24 70,33 63,41 61,45 58,49 57,52 56,53 56,54 55,52 53,49 49,41 42,33 34,24 26,16 21,12 17,9 13,6 8,3 4,1 2,0 0,0">
          <text:p/>
        </draw:polyline>
        <draw:polyline draw:style-name="gr9" draw:text-style-name="P3" draw:layer="layout" svg:width="0.113cm" svg:height="0.053cm" svg:x="4.618cm" svg:y="18.119cm" svg:viewBox="0 0 114 54" draw:points="114,0 112,0 110,1 106,3 101,6 97,9 92,12 88,16 79,24 72,33 65,41 62,45 60,49 59,52 58,54 57,52 55,49 50,41 43,33 35,24 27,16 17,9 13,6 8,3 4,1 0,0">
          <text:p/>
        </draw:polyline>
        <draw:polyline draw:style-name="gr9" draw:text-style-name="P3" draw:layer="layout" svg:width="0.113cm" svg:height="0.053cm" svg:x="5.018cm" svg:y="18.119cm" svg:viewBox="0 0 114 54" draw:points="114,0 110,1 106,3 101,6 97,9 92,12 88,16 79,24 71,33 64,41 62,45 59,49 58,52 57,53 57,54 56,52 54,49 49,41 43,33 35,24 26,16 22,12 17,9 13,6 8,3 4,1 2,0 0,0">
          <text:p/>
        </draw:polyline>
        <draw:polyline draw:style-name="gr9" draw:text-style-name="P3" draw:layer="layout" svg:width="0.112cm" svg:height="0.053cm" svg:x="5.285cm" svg:y="18.119cm" svg:viewBox="0 0 113 54" draw:points="113,0 111,0 109,1 105,3 100,6 96,9 92,12 87,16 79,24 71,33 64,41 60,49 58,52 57,54 57,53 56,52 55,49 52,45 50,41 43,33 35,24 26,16 22,12 17,9 13,6 8,3 4,1 0,0">
          <text:p/>
        </draw:polyline>
        <draw:polyline draw:style-name="gr9" draw:text-style-name="P3" draw:layer="layout" svg:width="0.112cm" svg:height="0.053cm" svg:x="5.552cm" svg:y="18.119cm" svg:viewBox="0 0 113 54" draw:points="113,0 109,1 104,3 100,6 95,9 91,12 86,16 77,24 70,33 63,41 60,45 58,49 57,52 56,54 55,52 53,49 49,41 42,33 34,24 26,16 21,12 17,9 13,6 8,3 4,1 2,0 0,0">
          <text:p/>
        </draw:polyline>
        <draw:polyline draw:style-name="gr9" draw:text-style-name="P3" draw:layer="layout" svg:width="0.113cm" svg:height="0.053cm" svg:x="5.818cm" svg:y="18.119cm" svg:viewBox="0 0 114 54" draw:points="114,0 110,1 106,3 101,6 97,9 92,12 88,16 79,24 71,33 64,41 62,45 59,49 58,52 57,53 57,54 56,52 54,49 49,41 43,33 35,24 26,16 22,12 17,9 13,6 8,3 4,1 2,0 0,0">
          <text:p/>
        </draw:polyline>
        <draw:custom-shape draw:style-name="gr15" draw:text-style-name="P10" draw:layer="layout" svg:width="1cm" svg:height="1cm" svg:x="1.37cm" svg:y="18.193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2.57cm" svg:y="18.193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3.77cm" svg:y="18.193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4.97cm" svg:y="18.193cm">
          <text:p text:style-name="P4"><text:span text:style-name="T1">S</text:span></text:p>
          <draw:enhanced-geometry svg:viewBox="0 0 21600 21600" draw:type="rectangle" draw:enhanced-path="M 0 0 L 21600 0 21600 21600 0 21600 0 0 Z N"/>
        </draw:custom-shape>
        <draw:polygon draw:style-name="gr16" draw:text-style-name="P11" draw:layer="layout" svg:width="0.216cm" svg:height="0.318cm" svg:x="6.588cm" svg:y="18.51cm" svg:viewBox="0 0 217 319" draw:points="198,16 198,56 186,51 175,46 164,42 153,39 143,37 138,36 133,35 128,35 123,34 118,34 113,34 104,34 97,35 89,36 83,37 76,39 70,41 65,44 63,45 60,47 58,49 56,50 54,52 52,54 51,56 49,58 48,61 46,63 45,65 44,68 44,70 43,73 42,76 42,78 42,84 42,89 43,94 44,98 44,100 45,102 46,104 47,106 48,108 49,109 50,111 51,112 53,114 54,115 56,116 58,118 62,120 66,122 72,125 78,127 85,128 92,130 101,132 126,137 137,139 147,142 157,146 166,149 174,153 182,158 188,163 192,165 194,168 197,171 200,174 202,177 204,180 206,184 208,187 210,191 211,194 213,202 215,210 216,219 217,228 216,239 215,249 214,254 212,258 211,263 209,267 207,271 205,275 202,279 200,283 197,286 194,290 190,293 187,296 183,298 179,301 174,304 170,306 160,310 150,313 138,316 126,317 113,318 99,319 88,318 76,318 64,316 52,314 40,311 27,308 14,304 1,299 1,256 14,263 26,269 39,274 51,278 57,279 63,281 69,282 75,283 81,284 87,285 93,285 99,285 107,285 116,284 123,283 130,282 137,280 143,277 149,274 151,273 154,271 156,269 158,267 160,265 162,263 164,261 166,259 167,256 168,254 169,251 170,249 171,246 172,243 172,240 173,237 173,231 173,226 172,220 171,216 170,213 170,211 169,209 168,207 167,205 165,203 164,201 162,199 161,197 159,196 157,194 155,193 151,190 146,187 141,185 135,182 128,180 121,178 114,177 88,172 77,169 67,166 57,163 48,160 40,156 33,152 26,147 24,145 21,143 18,140 16,137 14,135 12,132 10,129 8,126 7,122 5,119 4,116 3,112 1,104 0,96 0,88 0,78 1,73 2,68 3,64 4,60 6,55 7,51 9,47 11,43 14,40 16,36 19,33 22,30 25,26 29,23 32,21 36,18 40,15 44,13 53,9 63,6 73,3 84,1 96,0 108,0 119,0 130,1 141,2 152,4 163,6 175,9 186,12">
          <text:p/>
        </draw:polygon>
        <draw:polyline draw:style-name="gr9" draw:text-style-name="P3" draw:layer="layout" svg:width="0.113cm" svg:height="0.053cm" svg:x="6.218cm" svg:y="18.117cm" svg:viewBox="0 0 114 54" draw:points="114,0 110,1 105,3 101,6 96,9 92,12 87,16 78,24 70,33 64,41 59,49 57,52 56,54 55,52 54,49 52,45 49,41 43,33 35,24 26,16 22,12 17,9 13,6 8,3 4,1 2,0 0,0">
          <text:p/>
        </draw:polyline>
        <draw:polyline draw:style-name="gr9" draw:text-style-name="P3" draw:layer="layout" svg:width="0.112cm" svg:height="0.053cm" svg:x="6.485cm" svg:y="18.117cm" svg:viewBox="0 0 113 54" draw:points="113,0 111,0 109,1 105,3 100,6 96,9 92,12 87,16 79,24 71,33 64,41 60,49 58,52 57,54 57,53 56,52 55,49 52,45 50,41 43,33 35,24 26,16 22,12 17,9 13,6 8,3 4,1 0,0">
          <text:p/>
        </draw:polyline>
        <draw:polyline draw:style-name="gr9" draw:text-style-name="P3" draw:layer="layout" svg:width="0.112cm" svg:height="0.053cm" svg:x="6.752cm" svg:y="18.117cm" svg:viewBox="0 0 113 54" draw:points="113,0 111,0 109,1 105,3 100,6 96,9 91,12 87,16 78,24 71,33 64,41 61,45 59,49 58,52 57,54 56,52 54,49 50,41 43,33 35,24 27,16 22,12 18,9 13,6 9,3 4,1 0,0">
          <text:p/>
        </draw:polyline>
        <draw:polyline draw:style-name="gr9" draw:text-style-name="P3" draw:layer="layout" svg:width="0.113cm" svg:height="0.053cm" svg:x="7.018cm" svg:y="18.117cm" svg:viewBox="0 0 114 54" draw:points="114,0 110,1 106,3 101,6 97,9 87,16 79,24 71,33 64,41 59,49 57,52 56,54 55,52 54,49 52,45 49,41 43,33 35,24 26,16 22,12 17,9 13,6 8,3 4,1 2,0 0,0">
          <text:p/>
        </draw:polyline>
        <draw:polyline draw:style-name="gr9" draw:text-style-name="P3" draw:layer="layout" svg:width="0.113cm" svg:height="0.053cm" svg:x="7.418cm" svg:y="18.117cm" svg:viewBox="0 0 114 54" draw:points="114,0 112,0 110,1 106,3 101,6 97,9 92,12 88,16 79,24 71,33 65,41 60,49 58,52 57,54 56,52 55,49 53,45 50,41 43,33 36,24 27,16 22,12 18,9 13,6 9,3 4,1 0,0">
          <text:p/>
        </draw:polyline>
        <draw:polyline draw:style-name="gr9" draw:text-style-name="P3" draw:layer="layout" svg:width="0.112cm" svg:height="0.053cm" svg:x="7.685cm" svg:y="18.117cm" svg:viewBox="0 0 113 54" draw:points="113,0 111,0 109,1 105,3 100,6 96,9 91,12 87,16 78,24 70,33 64,41 59,49 57,52 56,54 55,52 54,49 52,45 49,41 43,33 35,24 26,16 22,12 17,9 13,6 8,3 4,1 2,0 0,0">
          <text:p/>
        </draw:polyline>
        <draw:polyline draw:style-name="gr9" draw:text-style-name="P3" draw:layer="layout" svg:width="0.112cm" svg:height="0.053cm" svg:x="7.952cm" svg:y="18.117cm" svg:viewBox="0 0 113 54" draw:points="113,0 111,0 109,1 105,3 100,6 96,9 91,12 87,16 78,24 71,33 64,41 61,45 59,49 58,52 57,54 56,52 54,49 49,41 43,33 35,24 26,16 22,12 17,9 13,6 8,3 4,1 2,0 0,0">
          <text:p/>
        </draw:polyline>
        <draw:polyline draw:style-name="gr9" draw:text-style-name="P3" draw:layer="layout" svg:width="0.113cm" svg:height="0.053cm" svg:x="8.218cm" svg:y="18.117cm" svg:viewBox="0 0 114 54" draw:points="114,0 110,1 105,3 101,6 96,9 92,12 87,16 78,24 71,33 64,41 61,45 59,49 58,52 57,54 56,52 54,49 49,41 43,33 35,24 26,16 22,12 17,9 13,6 8,3 4,1 2,0 0,0">
          <text:p/>
        </draw:polyline>
        <draw:polyline draw:style-name="gr9" draw:text-style-name="P3" draw:layer="layout" svg:width="0.113cm" svg:height="0.053cm" svg:x="8.618cm" svg:y="18.117cm" svg:viewBox="0 0 114 54" draw:points="114,0 112,0 110,1 106,3 101,6 97,9 92,12 88,16 79,24 72,33 65,41 62,45 60,49 59,52 58,54 57,52 55,49 50,41 43,33 35,24 27,16 17,9 13,6 8,3 4,1 0,0">
          <text:p/>
        </draw:polyline>
        <draw:polyline draw:style-name="gr9" draw:text-style-name="P3" draw:layer="layout" svg:width="0.112cm" svg:height="0.053cm" svg:x="8.885cm" svg:y="18.117cm" svg:viewBox="0 0 113 54" draw:points="113,0 111,0 109,1 105,3 100,6 96,9 92,12 87,16 79,24 71,33 64,41 60,49 58,52 57,54 56,52 55,49 53,45 50,41 43,33 36,24 27,16 22,12 18,9 13,6 9,3 4,1 0,0">
          <text:p/>
        </draw:polyline>
        <draw:polyline draw:style-name="gr9" draw:text-style-name="P3" draw:layer="layout" svg:width="0.112cm" svg:height="0.053cm" svg:x="9.152cm" svg:y="18.117cm" svg:viewBox="0 0 113 54" draw:points="113,0 109,1 105,3 100,6 96,9 91,12 87,16 78,24 70,33 63,41 61,45 58,49 57,52 56,53 56,54 55,52 53,49 49,41 42,33 34,24 26,16 21,12 17,9 13,6 8,3 4,1 2,0 0,0">
          <text:p/>
        </draw:polyline>
        <draw:polyline draw:style-name="gr9" draw:text-style-name="P3" draw:layer="layout" svg:width="0.113cm" svg:height="0.053cm" svg:x="9.418cm" svg:y="18.117cm" svg:viewBox="0 0 114 54" draw:points="114,0 112,0 110,1 106,3 101,6 97,9 92,12 88,16 79,24 72,33 65,41 62,45 60,49 59,52 58,54 57,52 55,49 50,41 43,33 35,24 27,16 17,9 13,6 8,3 4,1 0,0">
          <text:p/>
        </draw:polyline>
        <draw:polyline draw:style-name="gr9" draw:text-style-name="P3" draw:layer="layout" svg:width="0.113cm" svg:height="0.053cm" svg:x="9.818cm" svg:y="18.117cm" svg:viewBox="0 0 114 54" draw:points="114,0 110,1 106,3 101,6 97,9 92,12 88,16 79,24 71,33 64,41 62,45 59,49 58,52 57,53 57,54 56,52 54,49 49,41 43,33 35,24 26,16 22,12 17,9 13,6 8,3 4,1 2,0 0,0">
          <text:p/>
        </draw:polyline>
        <draw:polyline draw:style-name="gr9" draw:text-style-name="P3" draw:layer="layout" svg:width="0.112cm" svg:height="0.053cm" svg:x="10.085cm" svg:y="18.117cm" svg:viewBox="0 0 113 54" draw:points="113,0 111,0 109,1 105,3 100,6 96,9 92,12 87,16 79,24 71,33 64,41 60,49 58,52 57,54 57,53 56,52 55,49 52,45 50,41 43,33 35,24 26,16 22,12 17,9 13,6 8,3 4,1 0,0">
          <text:p/>
        </draw:polyline>
        <draw:polyline draw:style-name="gr9" draw:text-style-name="P3" draw:layer="layout" svg:width="0.112cm" svg:height="0.053cm" svg:x="10.352cm" svg:y="18.117cm" svg:viewBox="0 0 113 54" draw:points="113,0 109,1 104,3 100,6 95,9 91,12 86,16 77,24 70,33 63,41 60,45 58,49 57,52 56,54 55,52 53,49 49,41 42,33 34,24 26,16 21,12 17,9 13,6 8,3 4,1 2,0 0,0">
          <text:p/>
        </draw:polyline>
        <draw:polyline draw:style-name="gr9" draw:text-style-name="P3" draw:layer="layout" svg:width="0.113cm" svg:height="0.053cm" svg:x="10.618cm" svg:y="18.117cm" svg:viewBox="0 0 114 54" draw:points="114,0 110,1 106,3 101,6 97,9 92,12 88,16 79,24 71,33 64,41 62,45 59,49 58,52 57,53 57,54 56,52 54,49 49,41 43,33 35,24 26,16 22,12 17,9 13,6 8,3 4,1 2,0 0,0">
          <text:p/>
        </draw:polyline>
        <draw:custom-shape draw:style-name="gr15" draw:text-style-name="P10" draw:layer="layout" svg:width="1cm" svg:height="1cm" svg:x="6.17cm" svg:y="18.191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7.37cm" svg:y="18.191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8.57cm" svg:y="18.191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9.77cm" svg:y="18.191cm">
          <text:p text:style-name="P4"><text:span text:style-name="T1">S</text:span></text:p>
          <draw:enhanced-geometry svg:viewBox="0 0 21600 21600" draw:type="rectangle" draw:enhanced-path="M 0 0 L 21600 0 21600 21600 0 21600 0 0 Z N"/>
        </draw:custom-shape>
        <draw:polygon draw:style-name="gr16" draw:text-style-name="P11" draw:layer="layout" svg:width="0.216cm" svg:height="0.318cm" svg:x="11.388cm" svg:y="18.51cm" svg:viewBox="0 0 217 319" draw:points="198,16 198,56 186,51 175,46 164,42 153,39 143,37 138,36 133,35 128,35 123,34 118,34 113,34 104,34 97,35 89,36 83,37 76,39 70,41 65,44 63,45 60,47 58,49 56,50 54,52 52,54 51,56 49,58 48,61 46,63 45,65 44,68 44,70 43,73 42,76 42,78 42,84 42,89 43,94 44,98 44,100 45,102 46,104 47,106 48,108 49,109 50,111 51,112 53,114 54,115 56,116 58,118 62,120 66,122 72,125 78,127 85,128 92,130 101,132 126,137 137,139 147,142 157,146 166,149 174,153 182,158 188,163 192,165 194,168 197,171 200,174 202,177 204,180 206,184 208,187 210,191 211,194 213,202 215,210 216,219 217,228 216,239 215,249 214,254 212,258 211,263 209,267 207,271 205,275 202,279 200,283 197,286 194,290 190,293 187,296 183,298 179,301 174,304 170,306 160,310 150,313 138,316 126,317 113,318 99,319 88,318 76,318 64,316 52,314 40,311 27,308 14,304 1,299 1,256 14,263 26,269 39,274 51,278 57,279 63,281 69,282 75,283 81,284 87,285 93,285 99,285 107,285 116,284 123,283 130,282 137,280 143,277 149,274 151,273 154,271 156,269 158,267 160,265 162,263 164,261 166,259 167,256 168,254 169,251 170,249 171,246 172,243 172,240 173,237 173,231 173,226 172,220 171,216 170,213 170,211 169,209 168,207 167,205 165,203 164,201 162,199 161,197 159,196 157,194 155,193 151,190 146,187 141,185 135,182 128,180 121,178 114,177 88,172 77,169 67,166 57,163 48,160 40,156 33,152 26,147 24,145 21,143 18,140 16,137 14,135 12,132 10,129 8,126 7,122 5,119 4,116 3,112 1,104 0,96 0,88 0,78 1,73 2,68 3,64 4,60 6,55 7,51 9,47 11,43 14,40 16,36 19,33 22,30 25,26 29,23 32,21 36,18 40,15 44,13 53,9 63,6 73,3 84,1 96,0 108,0 119,0 130,1 141,2 152,4 163,6 175,9 186,12">
          <text:p/>
        </draw:polygon>
        <draw:polyline draw:style-name="gr9" draw:text-style-name="P3" draw:layer="layout" svg:width="0.113cm" svg:height="0.053cm" svg:x="11.018cm" svg:y="18.117cm" svg:viewBox="0 0 114 54" draw:points="114,0 110,1 105,3 101,6 96,9 92,12 87,16 78,24 70,33 64,41 59,49 57,52 56,54 55,52 54,49 52,45 49,41 43,33 35,24 26,16 22,12 17,9 13,6 8,3 4,1 2,0 0,0">
          <text:p/>
        </draw:polyline>
        <draw:polyline draw:style-name="gr9" draw:text-style-name="P3" draw:layer="layout" svg:width="0.112cm" svg:height="0.053cm" svg:x="11.285cm" svg:y="18.117cm" svg:viewBox="0 0 113 54" draw:points="113,0 111,0 109,1 105,3 100,6 96,9 92,12 87,16 79,24 71,33 64,41 60,49 58,52 57,54 57,53 56,52 55,49 52,45 50,41 43,33 35,24 26,16 22,12 17,9 13,6 8,3 4,1 0,0">
          <text:p/>
        </draw:polyline>
        <draw:polyline draw:style-name="gr9" draw:text-style-name="P3" draw:layer="layout" svg:width="0.112cm" svg:height="0.053cm" svg:x="11.552cm" svg:y="18.117cm" svg:viewBox="0 0 113 54" draw:points="113,0 111,0 109,1 105,3 100,6 96,9 91,12 87,16 78,24 71,33 64,41 61,45 59,49 58,52 57,54 56,52 54,49 50,41 43,33 35,24 27,16 22,12 18,9 13,6 9,3 4,1 0,0">
          <text:p/>
        </draw:polyline>
        <draw:polyline draw:style-name="gr9" draw:text-style-name="P3" draw:layer="layout" svg:width="0.113cm" svg:height="0.053cm" svg:x="11.818cm" svg:y="18.117cm" svg:viewBox="0 0 114 54" draw:points="114,0 110,1 106,3 101,6 97,9 87,16 79,24 71,33 64,41 59,49 57,52 56,54 55,52 54,49 52,45 49,41 43,33 35,24 26,16 22,12 17,9 13,6 8,3 4,1 2,0 0,0">
          <text:p/>
        </draw:polyline>
        <draw:polyline draw:style-name="gr9" draw:text-style-name="P3" draw:layer="layout" svg:width="0.113cm" svg:height="0.053cm" svg:x="12.218cm" svg:y="18.117cm" svg:viewBox="0 0 114 54" draw:points="114,0 112,0 110,1 106,3 101,6 97,9 92,12 88,16 79,24 71,33 65,41 60,49 58,52 57,54 56,52 55,49 53,45 50,41 43,33 36,24 27,16 22,12 18,9 13,6 9,3 4,1 0,0">
          <text:p/>
        </draw:polyline>
        <draw:polyline draw:style-name="gr9" draw:text-style-name="P3" draw:layer="layout" svg:width="0.112cm" svg:height="0.053cm" svg:x="12.485cm" svg:y="18.117cm" svg:viewBox="0 0 113 54" draw:points="113,0 111,0 109,1 105,3 100,6 96,9 91,12 87,16 78,24 70,33 64,41 59,49 57,52 56,54 55,52 54,49 52,45 49,41 43,33 35,24 26,16 22,12 17,9 13,6 8,3 4,1 2,0 0,0">
          <text:p/>
        </draw:polyline>
        <draw:polyline draw:style-name="gr9" draw:text-style-name="P3" draw:layer="layout" svg:width="0.112cm" svg:height="0.053cm" svg:x="12.752cm" svg:y="18.117cm" svg:viewBox="0 0 113 54" draw:points="113,0 111,0 109,1 105,3 100,6 96,9 91,12 87,16 78,24 71,33 64,41 61,45 59,49 58,52 57,54 56,52 54,49 49,41 43,33 35,24 26,16 22,12 17,9 13,6 8,3 4,1 2,0 0,0">
          <text:p/>
        </draw:polyline>
        <draw:polyline draw:style-name="gr9" draw:text-style-name="P3" draw:layer="layout" svg:width="0.113cm" svg:height="0.053cm" svg:x="13.018cm" svg:y="18.117cm" svg:viewBox="0 0 114 54" draw:points="114,0 110,1 105,3 101,6 96,9 92,12 87,16 78,24 71,33 64,41 61,45 59,49 58,52 57,54 56,52 54,49 49,41 43,33 35,24 26,16 22,12 17,9 13,6 8,3 4,1 2,0 0,0">
          <text:p/>
        </draw:polyline>
        <draw:polyline draw:style-name="gr9" draw:text-style-name="P3" draw:layer="layout" svg:width="0.113cm" svg:height="0.053cm" svg:x="13.418cm" svg:y="18.117cm" svg:viewBox="0 0 114 54" draw:points="114,0 112,0 110,1 106,3 101,6 97,9 92,12 88,16 79,24 72,33 65,41 62,45 60,49 59,52 58,54 57,52 55,49 50,41 43,33 35,24 27,16 17,9 13,6 8,3 4,1 0,0">
          <text:p/>
        </draw:polyline>
        <draw:polyline draw:style-name="gr9" draw:text-style-name="P3" draw:layer="layout" svg:width="0.112cm" svg:height="0.053cm" svg:x="13.685cm" svg:y="18.117cm" svg:viewBox="0 0 113 54" draw:points="113,0 111,0 109,1 105,3 100,6 96,9 92,12 87,16 79,24 71,33 64,41 60,49 58,52 57,54 56,52 55,49 53,45 50,41 43,33 36,24 27,16 22,12 18,9 13,6 9,3 4,1 0,0">
          <text:p/>
        </draw:polyline>
        <draw:polyline draw:style-name="gr9" draw:text-style-name="P3" draw:layer="layout" svg:width="0.112cm" svg:height="0.053cm" svg:x="13.952cm" svg:y="18.117cm" svg:viewBox="0 0 113 54" draw:points="113,0 109,1 105,3 100,6 96,9 91,12 87,16 78,24 70,33 63,41 61,45 58,49 57,52 56,53 56,54 55,52 53,49 49,41 42,33 34,24 26,16 21,12 17,9 13,6 8,3 4,1 2,0 0,0">
          <text:p/>
        </draw:polyline>
        <draw:polyline draw:style-name="gr9" draw:text-style-name="P3" draw:layer="layout" svg:width="0.113cm" svg:height="0.053cm" svg:x="14.218cm" svg:y="18.117cm" svg:viewBox="0 0 114 54" draw:points="114,0 112,0 110,1 106,3 101,6 97,9 92,12 88,16 79,24 72,33 65,41 62,45 60,49 59,52 58,54 57,52 55,49 50,41 43,33 35,24 27,16 17,9 13,6 8,3 4,1 0,0">
          <text:p/>
        </draw:polyline>
        <draw:polyline draw:style-name="gr9" draw:text-style-name="P3" draw:layer="layout" svg:width="0.113cm" svg:height="0.053cm" svg:x="14.618cm" svg:y="18.117cm" svg:viewBox="0 0 114 54" draw:points="114,0 110,1 106,3 101,6 97,9 92,12 88,16 79,24 71,33 64,41 62,45 59,49 58,52 57,53 57,54 56,52 54,49 49,41 43,33 35,24 26,16 22,12 17,9 13,6 8,3 4,1 2,0 0,0">
          <text:p/>
        </draw:polyline>
        <draw:polyline draw:style-name="gr9" draw:text-style-name="P3" draw:layer="layout" svg:width="0.112cm" svg:height="0.053cm" svg:x="14.885cm" svg:y="18.117cm" svg:viewBox="0 0 113 54" draw:points="113,0 111,0 109,1 105,3 100,6 96,9 92,12 87,16 79,24 71,33 64,41 60,49 58,52 57,54 57,53 56,52 55,49 52,45 50,41 43,33 35,24 26,16 22,12 17,9 13,6 8,3 4,1 0,0">
          <text:p/>
        </draw:polyline>
        <draw:polyline draw:style-name="gr9" draw:text-style-name="P3" draw:layer="layout" svg:width="0.112cm" svg:height="0.053cm" svg:x="15.152cm" svg:y="18.117cm" svg:viewBox="0 0 113 54" draw:points="113,0 109,1 104,3 100,6 95,9 91,12 86,16 77,24 70,33 63,41 60,45 58,49 57,52 56,54 55,52 53,49 49,41 42,33 34,24 26,16 21,12 17,9 13,6 8,3 4,1 2,0 0,0">
          <text:p/>
        </draw:polyline>
        <draw:polyline draw:style-name="gr9" draw:text-style-name="P3" draw:layer="layout" svg:width="0.113cm" svg:height="0.053cm" svg:x="15.418cm" svg:y="18.117cm" svg:viewBox="0 0 114 54" draw:points="114,0 110,1 106,3 101,6 97,9 92,12 88,16 79,24 71,33 64,41 62,45 59,49 58,52 57,53 57,54 56,52 54,49 49,41 43,33 35,24 26,16 22,12 17,9 13,6 8,3 4,1 2,0 0,0">
          <text:p/>
        </draw:polyline>
        <draw:custom-shape draw:style-name="gr15" draw:text-style-name="P10" draw:layer="layout" svg:width="1cm" svg:height="1cm" svg:x="10.97cm" svg:y="18.191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12.17cm" svg:y="18.191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13.37cm" svg:y="18.191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14.57cm" svg:y="18.191cm">
          <text:p text:style-name="P4"><text:span text:style-name="T1">S</text:span></text:p>
          <draw:enhanced-geometry svg:viewBox="0 0 21600 21600" draw:type="rectangle" draw:enhanced-path="M 0 0 L 21600 0 21600 21600 0 21600 0 0 Z N"/>
        </draw:custom-shape>
        <draw:polygon draw:style-name="gr16" draw:text-style-name="P11" draw:layer="layout" svg:width="0.216cm" svg:height="0.318cm" svg:x="16.188cm" svg:y="18.508cm" svg:viewBox="0 0 217 319" draw:points="198,16 198,56 186,51 175,46 164,42 153,39 143,37 138,36 133,35 128,35 123,34 118,34 113,34 104,34 97,35 89,36 83,37 76,39 70,41 65,44 63,45 60,47 58,49 56,50 54,52 52,54 51,56 49,58 48,61 46,63 45,65 44,68 44,70 43,73 42,76 42,78 42,84 42,89 43,94 44,98 44,100 45,102 46,104 47,106 48,108 49,109 50,111 51,112 53,114 54,115 56,116 58,118 62,120 66,122 72,125 78,127 85,128 92,130 101,132 126,137 137,139 147,142 157,146 166,149 174,153 182,158 188,163 192,165 194,168 197,171 200,174 202,177 204,180 206,184 208,187 210,191 211,194 213,202 215,210 216,219 217,228 216,239 215,249 214,254 212,258 211,263 209,267 207,271 205,275 202,279 200,283 197,286 194,290 190,293 187,296 183,298 179,301 174,304 170,306 160,310 150,313 138,316 126,317 113,318 99,319 88,318 76,318 64,316 52,314 40,311 27,308 14,304 1,299 1,256 14,263 26,269 39,274 51,278 57,279 63,281 69,282 75,283 81,284 87,285 93,285 99,285 107,285 116,284 123,283 130,282 137,280 143,277 149,274 151,273 154,271 156,269 158,267 160,265 162,263 164,261 166,259 167,256 168,254 169,251 170,249 171,246 172,243 172,240 173,237 173,231 173,226 172,220 171,216 170,213 170,211 169,209 168,207 167,205 165,203 164,201 162,199 161,197 159,196 157,194 155,193 151,190 146,187 141,185 135,182 128,180 121,178 114,177 88,172 77,169 67,166 57,163 48,160 40,156 33,152 26,147 24,145 21,143 18,140 16,137 14,135 12,132 10,129 8,126 7,122 5,119 4,116 3,112 1,104 0,96 0,88 0,78 1,73 2,68 3,64 4,60 6,55 7,51 9,47 11,43 14,40 16,36 19,33 22,30 25,26 29,23 32,21 36,18 40,15 44,13 53,9 63,6 73,3 84,1 96,0 108,0 119,0 130,1 141,2 152,4 163,6 175,9 186,12">
          <text:p/>
        </draw:polygon>
        <draw:polyline draw:style-name="gr9" draw:text-style-name="P3" draw:layer="layout" svg:width="0.113cm" svg:height="0.053cm" svg:x="15.818cm" svg:y="18.115cm" svg:viewBox="0 0 114 54" draw:points="114,0 110,1 105,3 101,6 96,9 92,12 87,16 78,24 70,33 64,41 59,49 57,52 56,54 55,52 54,49 52,45 49,41 43,33 35,24 26,16 22,12 17,9 13,6 8,3 4,1 2,0 0,0">
          <text:p/>
        </draw:polyline>
        <draw:polyline draw:style-name="gr9" draw:text-style-name="P3" draw:layer="layout" svg:width="0.112cm" svg:height="0.053cm" svg:x="16.085cm" svg:y="18.115cm" svg:viewBox="0 0 113 54" draw:points="113,0 111,0 109,1 105,3 100,6 96,9 92,12 87,16 79,24 71,33 64,41 60,49 58,52 57,54 57,53 56,52 55,49 52,45 50,41 43,33 35,24 26,16 22,12 17,9 13,6 8,3 4,1 0,0">
          <text:p/>
        </draw:polyline>
        <draw:polyline draw:style-name="gr9" draw:text-style-name="P3" draw:layer="layout" svg:width="0.112cm" svg:height="0.053cm" svg:x="16.352cm" svg:y="18.115cm" svg:viewBox="0 0 113 54" draw:points="113,0 111,0 109,1 105,3 100,6 96,9 91,12 87,16 78,24 71,33 64,41 61,45 59,49 58,52 57,54 56,52 54,49 50,41 43,33 35,24 27,16 22,12 18,9 13,6 9,3 4,1 0,0">
          <text:p/>
        </draw:polyline>
        <draw:polyline draw:style-name="gr9" draw:text-style-name="P3" draw:layer="layout" svg:width="0.113cm" svg:height="0.053cm" svg:x="16.618cm" svg:y="18.115cm" svg:viewBox="0 0 114 54" draw:points="114,0 110,1 106,3 101,6 97,9 87,16 79,24 71,33 64,41 59,49 57,52 56,54 55,52 54,49 52,45 49,41 43,33 35,24 26,16 22,12 17,9 13,6 8,3 4,1 2,0 0,0">
          <text:p/>
        </draw:polyline>
        <draw:polyline draw:style-name="gr9" draw:text-style-name="P3" draw:layer="layout" svg:width="0.113cm" svg:height="0.053cm" svg:x="17.018cm" svg:y="18.115cm" svg:viewBox="0 0 114 54" draw:points="114,0 112,0 110,1 106,3 101,6 97,9 92,12 88,16 79,24 71,33 65,41 60,49 58,52 57,54 56,52 55,49 53,45 50,41 43,33 36,24 27,16 22,12 18,9 13,6 9,3 4,1 0,0">
          <text:p/>
        </draw:polyline>
        <draw:polyline draw:style-name="gr9" draw:text-style-name="P3" draw:layer="layout" svg:width="0.112cm" svg:height="0.053cm" svg:x="17.285cm" svg:y="18.115cm" svg:viewBox="0 0 113 54" draw:points="113,0 111,0 109,1 105,3 100,6 96,9 91,12 87,16 78,24 70,33 64,41 59,49 57,52 56,54 55,52 54,49 52,45 49,41 43,33 35,24 26,16 22,12 17,9 13,6 8,3 4,1 2,0 0,0">
          <text:p/>
        </draw:polyline>
        <draw:polyline draw:style-name="gr9" draw:text-style-name="P3" draw:layer="layout" svg:width="0.112cm" svg:height="0.053cm" svg:x="17.552cm" svg:y="18.115cm" svg:viewBox="0 0 113 54" draw:points="113,0 111,0 109,1 105,3 100,6 96,9 91,12 87,16 78,24 71,33 64,41 61,45 59,49 58,52 57,54 56,52 54,49 49,41 43,33 35,24 26,16 22,12 17,9 13,6 8,3 4,1 2,0 0,0">
          <text:p/>
        </draw:polyline>
        <draw:polyline draw:style-name="gr9" draw:text-style-name="P3" draw:layer="layout" svg:width="0.113cm" svg:height="0.053cm" svg:x="17.818cm" svg:y="18.115cm" svg:viewBox="0 0 114 54" draw:points="114,0 110,1 105,3 101,6 96,9 92,12 87,16 78,24 71,33 64,41 61,45 59,49 58,52 57,54 56,52 54,49 49,41 43,33 35,24 26,16 22,12 17,9 13,6 8,3 4,1 2,0 0,0">
          <text:p/>
        </draw:polyline>
        <draw:polyline draw:style-name="gr9" draw:text-style-name="P3" draw:layer="layout" svg:width="0.113cm" svg:height="0.053cm" svg:x="18.218cm" svg:y="18.115cm" svg:viewBox="0 0 114 54" draw:points="114,0 112,0 110,1 106,3 101,6 97,9 92,12 88,16 79,24 72,33 65,41 62,45 60,49 59,52 58,54 57,52 55,49 50,41 43,33 35,24 27,16 17,9 13,6 8,3 4,1 0,0">
          <text:p/>
        </draw:polyline>
        <draw:polyline draw:style-name="gr9" draw:text-style-name="P3" draw:layer="layout" svg:width="0.112cm" svg:height="0.053cm" svg:x="18.485cm" svg:y="18.115cm" svg:viewBox="0 0 113 54" draw:points="113,0 111,0 109,1 105,3 100,6 96,9 92,12 87,16 79,24 71,33 64,41 60,49 58,52 57,54 56,52 55,49 53,45 50,41 43,33 36,24 27,16 22,12 18,9 13,6 9,3 4,1 0,0">
          <text:p/>
        </draw:polyline>
        <draw:polyline draw:style-name="gr9" draw:text-style-name="P3" draw:layer="layout" svg:width="0.112cm" svg:height="0.053cm" svg:x="18.752cm" svg:y="18.115cm" svg:viewBox="0 0 113 54" draw:points="113,0 109,1 105,3 100,6 96,9 91,12 87,16 78,24 70,33 63,41 61,45 58,49 57,52 56,53 56,54 55,52 53,49 49,41 42,33 34,24 26,16 21,12 17,9 13,6 8,3 4,1 2,0 0,0">
          <text:p/>
        </draw:polyline>
        <draw:polyline draw:style-name="gr9" draw:text-style-name="P3" draw:layer="layout" svg:width="0.113cm" svg:height="0.053cm" svg:x="19.018cm" svg:y="18.115cm" svg:viewBox="0 0 114 54" draw:points="114,0 112,0 110,1 106,3 101,6 97,9 92,12 88,16 79,24 72,33 65,41 62,45 60,49 59,52 58,54 57,52 55,49 50,41 43,33 35,24 27,16 17,9 13,6 8,3 4,1 0,0">
          <text:p/>
        </draw:polyline>
        <draw:polyline draw:style-name="gr9" draw:text-style-name="P3" draw:layer="layout" svg:width="0.113cm" svg:height="0.053cm" svg:x="19.418cm" svg:y="18.115cm" svg:viewBox="0 0 114 54" draw:points="114,0 110,1 106,3 101,6 97,9 92,12 88,16 79,24 71,33 64,41 62,45 59,49 58,52 57,53 57,54 56,52 54,49 49,41 43,33 35,24 26,16 22,12 17,9 13,6 8,3 4,1 2,0 0,0">
          <text:p/>
        </draw:polyline>
        <draw:polyline draw:style-name="gr9" draw:text-style-name="P3" draw:layer="layout" svg:width="0.112cm" svg:height="0.053cm" svg:x="19.685cm" svg:y="18.115cm" svg:viewBox="0 0 113 54" draw:points="113,0 111,0 109,1 105,3 100,6 96,9 92,12 87,16 79,24 71,33 64,41 60,49 58,52 57,54 57,53 56,52 55,49 52,45 50,41 43,33 35,24 26,16 22,12 17,9 13,6 8,3 4,1 0,0">
          <text:p/>
        </draw:polyline>
        <draw:polyline draw:style-name="gr9" draw:text-style-name="P3" draw:layer="layout" svg:width="0.112cm" svg:height="0.053cm" svg:x="19.952cm" svg:y="18.115cm" svg:viewBox="0 0 113 54" draw:points="113,0 109,1 104,3 100,6 95,9 91,12 86,16 77,24 70,33 63,41 60,45 58,49 57,52 56,54 55,52 53,49 49,41 42,33 34,24 26,16 21,12 17,9 13,6 8,3 4,1 2,0 0,0">
          <text:p/>
        </draw:polyline>
        <draw:polyline draw:style-name="gr9" draw:text-style-name="P3" draw:layer="layout" svg:width="0.113cm" svg:height="0.053cm" svg:x="20.218cm" svg:y="18.115cm" svg:viewBox="0 0 114 54" draw:points="114,0 110,1 106,3 101,6 97,9 92,12 88,16 79,24 71,33 64,41 62,45 59,49 58,52 57,53 57,54 56,52 54,49 49,41 43,33 35,24 26,16 22,12 17,9 13,6 8,3 4,1 2,0 0,0">
          <text:p/>
        </draw:polyline>
        <draw:custom-shape draw:style-name="gr15" draw:text-style-name="P10" draw:layer="layout" svg:width="1cm" svg:height="1cm" svg:x="15.77cm" svg:y="18.189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16.97cm" svg:y="18.189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18.17cm" svg:y="18.189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19.37cm" svg:y="18.189cm">
          <text:p text:style-name="P4"><text:span text:style-name="T1">S</text:span></text:p>
          <draw:enhanced-geometry svg:viewBox="0 0 21600 21600" draw:type="rectangle" draw:enhanced-path="M 0 0 L 21600 0 21600 21600 0 21600 0 0 Z N"/>
        </draw:custom-shape>
        <draw:custom-shape draw:style-name="gr19" draw:text-style-name="P7" draw:layer="layout" svg:width="0.25cm" svg:height="0.25cm" svg:x="1.355cm" svg:y="22.6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624cm" svg:y="22.6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884cm" svg:y="22.6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2.153cm" svg:y="22.6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2.556cm" svg:y="22.6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2.825cm" svg:y="22.6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3.085cm" svg:y="22.6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3.354cm" svg:y="22.6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3.757cm" svg:y="22.6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4.026cm" svg:y="22.6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4.286cm" svg:y="22.6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4.555cm" svg:y="22.6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4.958cm" svg:y="22.6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5.227cm" svg:y="22.6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5.487cm" svg:y="22.6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5.756cm" svg:y="22.6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6.159cm" svg:y="22.6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6.428cm" svg:y="22.6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6.688cm" svg:y="22.6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6.957cm" svg:y="22.6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7.36cm" svg:y="22.6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7.629cm" svg:y="22.6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7.889cm" svg:y="22.6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8.158cm" svg:y="22.6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8.561cm" svg:y="22.6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8.83cm" svg:y="22.6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9.09cm" svg:y="22.6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9.359cm" svg:y="22.6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9.762cm" svg:y="22.6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0.031cm" svg:y="22.6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0.291cm" svg:y="22.6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0.56cm" svg:y="22.6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0.963cm" svg:y="22.6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1.232cm" svg:y="22.6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1.492cm" svg:y="22.6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1.761cm" svg:y="22.6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2.164cm" svg:y="22.6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2.433cm" svg:y="22.6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2.693cm" svg:y="22.6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2.962cm" svg:y="22.6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3.365cm" svg:y="22.6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3.634cm" svg:y="22.6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3.894cm" svg:y="22.6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4.163cm" svg:y="22.6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4.566cm" svg:y="22.6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4.835cm" svg:y="22.6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5.095cm" svg:y="22.6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5.364cm" svg:y="22.6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5.767cm" svg:y="22.61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6.036cm" svg:y="22.6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6.296cm" svg:y="22.61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6.565cm" svg:y="22.6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6.968cm" svg:y="22.61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7.237cm" svg:y="22.61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7.497cm" svg:y="22.61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7.766cm" svg:y="22.61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8.169cm" svg:y="22.61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8.438cm" svg:y="22.61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8.698cm" svg:y="22.61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8.967cm" svg:y="22.61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9.37cm" svg:y="22.6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9.639cm" svg:y="22.61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19.899cm" svg:y="22.6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9" draw:text-style-name="P7" draw:layer="layout" svg:width="0.25cm" svg:height="0.25cm" svg:x="20.168cm" svg:y="22.61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frame draw:style-name="gr20" draw:text-style-name="P14" draw:layer="layout" svg:width="1.128cm" svg:height="0.374cm" svg:x="0.248cm" svg:y="3.373cm">
          <draw:text-box>
            <text:p text:style-name="P13"><text:span text:style-name="T2">Round </text:span></text:p>
          </draw:text-box>
        </draw:frame>
        <draw:frame draw:style-name="gr21" draw:text-style-name="P15" draw:layer="layout" svg:width="0.611cm" svg:height="0.374cm" svg:x="0.248cm" svg:y="3.742cm">
          <draw:text-box>
            <text:p text:style-name="P13"><text:span text:style-name="T3"><text:s text:c="4"/></text:span><text:span text:style-name="T3">1</text:span></text:p>
          </draw:text-box>
        </draw:frame>
        <draw:frame draw:style-name="gr20" draw:text-style-name="P14" draw:layer="layout" svg:width="1.128cm" svg:height="0.374cm" svg:x="0.248cm" svg:y="8.374cm">
          <draw:text-box>
            <text:p text:style-name="P13"><text:span text:style-name="T2">Round </text:span></text:p>
          </draw:text-box>
        </draw:frame>
        <draw:frame draw:style-name="gr21" draw:text-style-name="P15" draw:layer="layout" svg:width="0.611cm" svg:height="0.374cm" svg:x="0.248cm" svg:y="8.743cm">
          <draw:text-box>
            <text:p text:style-name="P13"><text:span text:style-name="T3"><text:s text:c="4"/></text:span><text:span text:style-name="T3">2</text:span></text:p>
          </draw:text-box>
        </draw:frame>
        <draw:frame draw:style-name="gr20" draw:text-style-name="P14" draw:layer="layout" svg:width="1.128cm" svg:height="0.374cm" svg:x="0.248cm" svg:y="13.375cm">
          <draw:text-box>
            <text:p text:style-name="P13"><text:span text:style-name="T2">Round </text:span></text:p>
          </draw:text-box>
        </draw:frame>
        <draw:frame draw:style-name="gr21" draw:text-style-name="P15" draw:layer="layout" svg:width="0.611cm" svg:height="0.374cm" svg:x="0.248cm" svg:y="13.744cm">
          <draw:text-box>
            <text:p text:style-name="P13"><text:span text:style-name="T3"><text:s text:c="4"/></text:span><text:span text:style-name="T3">3</text:span></text:p>
          </draw:text-box>
        </draw:frame>
        <draw:frame draw:style-name="gr20" draw:text-style-name="P14" draw:layer="layout" svg:width="1.128cm" svg:height="0.374cm" svg:x="0.248cm" svg:y="18.376cm">
          <draw:text-box>
            <text:p text:style-name="P13"><text:span text:style-name="T2">Round </text:span></text:p>
          </draw:text-box>
        </draw:frame>
        <draw:frame draw:style-name="gr21" draw:text-style-name="P15" draw:layer="layout" svg:width="0.611cm" svg:height="0.374cm" svg:x="0.248cm" svg:y="18.745cm">
          <draw:text-box>
            <text:p text:style-name="P13"><text:span text:style-name="T3"><text:s text:c="4"/></text:span><text:span text:style-name="T3">4</text:span></text:p>
          </draw:text-box>
        </draw:frame>
        <draw:polygon draw:style-name="gr16" draw:text-style-name="P11" draw:layer="layout" svg:width="0.216cm" svg:height="0.318cm" svg:x="1.788cm" svg:y="23.51cm" svg:viewBox="0 0 217 319" draw:points="198,16 198,56 186,51 175,46 164,42 153,39 143,37 138,36 133,35 128,35 123,34 118,34 113,34 104,34 97,35 89,36 83,37 76,39 70,41 65,44 63,45 60,47 58,49 56,50 54,52 52,54 51,56 49,58 48,61 46,63 45,65 44,68 44,70 43,73 42,76 42,78 42,84 42,89 43,94 44,98 44,100 45,102 46,104 47,106 48,108 49,109 50,111 51,112 53,114 54,115 56,116 58,118 62,120 66,122 72,125 78,127 85,128 92,130 101,132 126,137 137,139 147,142 157,146 166,149 174,153 182,158 188,163 192,165 194,168 197,171 200,174 202,177 204,180 206,184 208,187 210,191 211,194 213,202 215,210 216,219 217,228 216,239 215,249 214,254 212,258 211,263 209,267 207,271 205,275 202,279 200,283 197,286 194,290 190,293 187,296 183,298 179,301 174,304 170,306 160,310 150,313 138,316 126,317 113,318 99,319 88,318 76,318 64,316 52,314 40,311 27,308 14,304 1,299 1,256 14,263 26,269 39,274 51,278 57,279 63,281 69,282 75,283 81,284 87,285 93,285 99,285 107,285 116,284 123,283 130,282 137,280 143,277 149,274 151,273 154,271 156,269 158,267 160,265 162,263 164,261 166,259 167,256 168,254 169,251 170,249 171,246 172,243 172,240 173,237 173,231 173,226 172,220 171,216 170,213 170,211 169,209 168,207 167,205 165,203 164,201 162,199 161,197 159,196 157,194 155,193 151,190 146,187 141,185 135,182 128,180 121,178 114,177 88,172 77,169 67,166 57,163 48,160 40,156 33,152 26,147 24,145 21,143 18,140 16,137 14,135 12,132 10,129 8,126 7,122 5,119 4,116 3,112 1,104 0,96 0,88 0,78 1,73 2,68 3,64 4,60 6,55 7,51 9,47 11,43 14,40 16,36 19,33 22,30 25,26 29,23 32,21 36,18 40,15 44,13 53,9 63,6 73,3 84,1 96,0 108,0 119,0 130,1 141,2 152,4 163,6 175,9 186,12">
          <text:p/>
        </draw:polygon>
        <draw:polyline draw:style-name="gr22" draw:text-style-name="P12" draw:layer="layout" svg:width="0.113cm" svg:height="0.053cm" svg:x="1.418cm" svg:y="23.117cm" svg:viewBox="0 0 114 54" draw:points="114,0 110,1 105,3 101,6 96,9 92,12 87,16 78,24 70,33 64,41 59,49 57,52 56,54 55,52 54,49 52,45 49,41 43,33 35,24 26,16 22,12 17,9 13,6 8,3 4,1 2,0 0,0">
          <text:p/>
        </draw:polyline>
        <draw:polyline draw:style-name="gr22" draw:text-style-name="P12" draw:layer="layout" svg:width="0.112cm" svg:height="0.053cm" svg:x="1.685cm" svg:y="23.117cm" svg:viewBox="0 0 113 54" draw:points="113,0 111,0 109,1 105,3 100,6 96,9 92,12 87,16 79,24 71,33 64,41 60,49 58,52 57,54 57,53 56,52 55,49 52,45 50,41 43,33 35,24 26,16 22,12 17,9 13,6 8,3 4,1 0,0">
          <text:p/>
        </draw:polyline>
        <draw:polyline draw:style-name="gr22" draw:text-style-name="P12" draw:layer="layout" svg:width="0.112cm" svg:height="0.053cm" svg:x="1.952cm" svg:y="23.117cm" svg:viewBox="0 0 113 54" draw:points="113,0 111,0 109,1 105,3 100,6 96,9 91,12 87,16 78,24 71,33 64,41 61,45 59,49 58,52 57,54 56,52 54,49 50,41 43,33 35,24 27,16 22,12 18,9 13,6 9,3 4,1 0,0">
          <text:p/>
        </draw:polyline>
        <draw:polyline draw:style-name="gr22" draw:text-style-name="P12" draw:layer="layout" svg:width="0.113cm" svg:height="0.053cm" svg:x="2.218cm" svg:y="23.117cm" svg:viewBox="0 0 114 54" draw:points="114,0 110,1 106,3 101,6 97,9 87,16 79,24 71,33 64,41 59,49 57,52 56,54 55,52 54,49 52,45 49,41 43,33 35,24 26,16 22,12 17,9 13,6 8,3 4,1 2,0 0,0">
          <text:p/>
        </draw:polyline>
        <draw:polyline draw:style-name="gr22" draw:text-style-name="P12" draw:layer="layout" svg:width="0.113cm" svg:height="0.053cm" svg:x="2.618cm" svg:y="23.117cm" svg:viewBox="0 0 114 54" draw:points="114,0 112,0 110,1 106,3 101,6 97,9 92,12 88,16 79,24 71,33 65,41 60,49 58,52 57,54 56,52 55,49 53,45 50,41 43,33 36,24 27,16 22,12 18,9 13,6 9,3 4,1 0,0">
          <text:p/>
        </draw:polyline>
        <draw:polyline draw:style-name="gr22" draw:text-style-name="P12" draw:layer="layout" svg:width="0.112cm" svg:height="0.053cm" svg:x="2.885cm" svg:y="23.117cm" svg:viewBox="0 0 113 54" draw:points="113,0 111,0 109,1 105,3 100,6 96,9 91,12 87,16 78,24 70,33 64,41 59,49 57,52 56,54 55,52 54,49 52,45 49,41 43,33 35,24 26,16 22,12 17,9 13,6 8,3 4,1 2,0 0,0">
          <text:p/>
        </draw:polyline>
        <draw:polyline draw:style-name="gr22" draw:text-style-name="P12" draw:layer="layout" svg:width="0.112cm" svg:height="0.053cm" svg:x="3.152cm" svg:y="23.117cm" svg:viewBox="0 0 113 54" draw:points="113,0 111,0 109,1 105,3 100,6 96,9 91,12 87,16 78,24 71,33 64,41 61,45 59,49 58,52 57,54 56,52 54,49 49,41 43,33 35,24 26,16 22,12 17,9 13,6 8,3 4,1 2,0 0,0">
          <text:p/>
        </draw:polyline>
        <draw:polyline draw:style-name="gr22" draw:text-style-name="P12" draw:layer="layout" svg:width="0.113cm" svg:height="0.053cm" svg:x="3.418cm" svg:y="23.117cm" svg:viewBox="0 0 114 54" draw:points="114,0 110,1 105,3 101,6 96,9 92,12 87,16 78,24 71,33 64,41 61,45 59,49 58,52 57,54 56,52 54,49 49,41 43,33 35,24 26,16 22,12 17,9 13,6 8,3 4,1 2,0 0,0">
          <text:p/>
        </draw:polyline>
        <draw:polyline draw:style-name="gr22" draw:text-style-name="P12" draw:layer="layout" svg:width="0.113cm" svg:height="0.053cm" svg:x="3.818cm" svg:y="23.117cm" svg:viewBox="0 0 114 54" draw:points="114,0 112,0 110,1 106,3 101,6 97,9 92,12 88,16 79,24 72,33 65,41 62,45 60,49 59,52 58,54 57,52 55,49 50,41 43,33 35,24 27,16 17,9 13,6 8,3 4,1 0,0">
          <text:p/>
        </draw:polyline>
        <draw:polyline draw:style-name="gr22" draw:text-style-name="P12" draw:layer="layout" svg:width="0.112cm" svg:height="0.053cm" svg:x="4.085cm" svg:y="23.117cm" svg:viewBox="0 0 113 54" draw:points="113,0 111,0 109,1 105,3 100,6 96,9 92,12 87,16 79,24 71,33 64,41 60,49 58,52 57,54 56,52 55,49 53,45 50,41 43,33 36,24 27,16 22,12 18,9 13,6 9,3 4,1 0,0">
          <text:p/>
        </draw:polyline>
        <draw:polyline draw:style-name="gr22" draw:text-style-name="P12" draw:layer="layout" svg:width="0.112cm" svg:height="0.053cm" svg:x="4.352cm" svg:y="23.117cm" svg:viewBox="0 0 113 54" draw:points="113,0 109,1 105,3 100,6 96,9 91,12 87,16 78,24 70,33 63,41 61,45 58,49 57,52 56,53 56,54 55,52 53,49 49,41 42,33 34,24 26,16 21,12 17,9 13,6 8,3 4,1 2,0 0,0">
          <text:p/>
        </draw:polyline>
        <draw:polyline draw:style-name="gr22" draw:text-style-name="P12" draw:layer="layout" svg:width="0.113cm" svg:height="0.053cm" svg:x="4.618cm" svg:y="23.117cm" svg:viewBox="0 0 114 54" draw:points="114,0 112,0 110,1 106,3 101,6 97,9 92,12 88,16 79,24 72,33 65,41 62,45 60,49 59,52 58,54 57,52 55,49 50,41 43,33 35,24 27,16 17,9 13,6 8,3 4,1 0,0">
          <text:p/>
        </draw:polyline>
        <draw:polyline draw:style-name="gr22" draw:text-style-name="P12" draw:layer="layout" svg:width="0.113cm" svg:height="0.053cm" svg:x="5.018cm" svg:y="23.117cm" svg:viewBox="0 0 114 54" draw:points="114,0 110,1 106,3 101,6 97,9 92,12 88,16 79,24 71,33 64,41 62,45 59,49 58,52 57,53 57,54 56,52 54,49 49,41 43,33 35,24 26,16 22,12 17,9 13,6 8,3 4,1 2,0 0,0">
          <text:p/>
        </draw:polyline>
        <draw:polyline draw:style-name="gr22" draw:text-style-name="P12" draw:layer="layout" svg:width="0.112cm" svg:height="0.053cm" svg:x="5.285cm" svg:y="23.117cm" svg:viewBox="0 0 113 54" draw:points="113,0 111,0 109,1 105,3 100,6 96,9 92,12 87,16 79,24 71,33 64,41 60,49 58,52 57,54 57,53 56,52 55,49 52,45 50,41 43,33 35,24 26,16 22,12 17,9 13,6 8,3 4,1 0,0">
          <text:p/>
        </draw:polyline>
        <draw:polyline draw:style-name="gr22" draw:text-style-name="P12" draw:layer="layout" svg:width="0.112cm" svg:height="0.053cm" svg:x="5.552cm" svg:y="23.117cm" svg:viewBox="0 0 113 54" draw:points="113,0 109,1 104,3 100,6 95,9 91,12 86,16 77,24 70,33 63,41 60,45 58,49 57,52 56,54 55,52 53,49 49,41 42,33 34,24 26,16 21,12 17,9 13,6 8,3 4,1 2,0 0,0">
          <text:p/>
        </draw:polyline>
        <draw:polyline draw:style-name="gr22" draw:text-style-name="P12" draw:layer="layout" svg:width="0.113cm" svg:height="0.053cm" svg:x="5.818cm" svg:y="23.117cm" svg:viewBox="0 0 114 54" draw:points="114,0 110,1 106,3 101,6 97,9 92,12 88,16 79,24 71,33 64,41 62,45 59,49 58,52 57,53 57,54 56,52 54,49 49,41 43,33 35,24 26,16 22,12 17,9 13,6 8,3 4,1 2,0 0,0">
          <text:p/>
        </draw:polyline>
        <draw:custom-shape draw:style-name="gr15" draw:text-style-name="P10" draw:layer="layout" svg:width="1cm" svg:height="1cm" svg:x="1.37cm" svg:y="23.191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2.57cm" svg:y="23.191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3.77cm" svg:y="23.191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4.97cm" svg:y="23.191cm">
          <text:p text:style-name="P4"><text:span text:style-name="T1">S</text:span></text:p>
          <draw:enhanced-geometry svg:viewBox="0 0 21600 21600" draw:type="rectangle" draw:enhanced-path="M 0 0 L 21600 0 21600 21600 0 21600 0 0 Z N"/>
        </draw:custom-shape>
        <draw:polygon draw:style-name="gr16" draw:text-style-name="P11" draw:layer="layout" svg:width="0.216cm" svg:height="0.318cm" svg:x="6.588cm" svg:y="23.508cm" svg:viewBox="0 0 217 319" draw:points="198,16 198,56 186,51 175,46 164,42 153,39 143,37 138,36 133,35 128,35 123,34 118,34 113,34 104,34 97,35 89,36 83,37 76,39 70,41 65,44 63,45 60,47 58,49 56,50 54,52 52,54 51,56 49,58 48,61 46,63 45,65 44,68 44,70 43,73 42,76 42,78 42,84 42,89 43,94 44,98 44,100 45,102 46,104 47,106 48,108 49,109 50,111 51,112 53,114 54,115 56,116 58,118 62,120 66,122 72,125 78,127 85,128 92,130 101,132 126,137 137,139 147,142 157,146 166,149 174,153 182,158 188,163 192,165 194,168 197,171 200,174 202,177 204,180 206,184 208,187 210,191 211,194 213,202 215,210 216,219 217,228 216,239 215,249 214,254 212,258 211,263 209,267 207,271 205,275 202,279 200,283 197,286 194,290 190,293 187,296 183,298 179,301 174,304 170,306 160,310 150,313 138,316 126,317 113,318 99,319 88,318 76,318 64,316 52,314 40,311 27,308 14,304 1,299 1,256 14,263 26,269 39,274 51,278 57,279 63,281 69,282 75,283 81,284 87,285 93,285 99,285 107,285 116,284 123,283 130,282 137,280 143,277 149,274 151,273 154,271 156,269 158,267 160,265 162,263 164,261 166,259 167,256 168,254 169,251 170,249 171,246 172,243 172,240 173,237 173,231 173,226 172,220 171,216 170,213 170,211 169,209 168,207 167,205 165,203 164,201 162,199 161,197 159,196 157,194 155,193 151,190 146,187 141,185 135,182 128,180 121,178 114,177 88,172 77,169 67,166 57,163 48,160 40,156 33,152 26,147 24,145 21,143 18,140 16,137 14,135 12,132 10,129 8,126 7,122 5,119 4,116 3,112 1,104 0,96 0,88 0,78 1,73 2,68 3,64 4,60 6,55 7,51 9,47 11,43 14,40 16,36 19,33 22,30 25,26 29,23 32,21 36,18 40,15 44,13 53,9 63,6 73,3 84,1 96,0 108,0 119,0 130,1 141,2 152,4 163,6 175,9 186,12">
          <text:p/>
        </draw:polygon>
        <draw:polyline draw:style-name="gr22" draw:text-style-name="P12" draw:layer="layout" svg:width="0.113cm" svg:height="0.053cm" svg:x="6.218cm" svg:y="23.115cm" svg:viewBox="0 0 114 54" draw:points="114,0 110,1 105,3 101,6 96,9 92,12 87,16 78,24 70,33 64,41 59,49 57,52 56,54 55,52 54,49 52,45 49,41 43,33 35,24 26,16 22,12 17,9 13,6 8,3 4,1 2,0 0,0">
          <text:p/>
        </draw:polyline>
        <draw:polyline draw:style-name="gr22" draw:text-style-name="P12" draw:layer="layout" svg:width="0.112cm" svg:height="0.053cm" svg:x="6.485cm" svg:y="23.115cm" svg:viewBox="0 0 113 54" draw:points="113,0 111,0 109,1 105,3 100,6 96,9 92,12 87,16 79,24 71,33 64,41 60,49 58,52 57,54 57,53 56,52 55,49 52,45 50,41 43,33 35,24 26,16 22,12 17,9 13,6 8,3 4,1 0,0">
          <text:p/>
        </draw:polyline>
        <draw:polyline draw:style-name="gr22" draw:text-style-name="P12" draw:layer="layout" svg:width="0.112cm" svg:height="0.053cm" svg:x="6.752cm" svg:y="23.115cm" svg:viewBox="0 0 113 54" draw:points="113,0 111,0 109,1 105,3 100,6 96,9 91,12 87,16 78,24 71,33 64,41 61,45 59,49 58,52 57,54 56,52 54,49 50,41 43,33 35,24 27,16 22,12 18,9 13,6 9,3 4,1 0,0">
          <text:p/>
        </draw:polyline>
        <draw:polyline draw:style-name="gr22" draw:text-style-name="P12" draw:layer="layout" svg:width="0.113cm" svg:height="0.053cm" svg:x="7.018cm" svg:y="23.115cm" svg:viewBox="0 0 114 54" draw:points="114,0 110,1 106,3 101,6 97,9 87,16 79,24 71,33 64,41 59,49 57,52 56,54 55,52 54,49 52,45 49,41 43,33 35,24 26,16 22,12 17,9 13,6 8,3 4,1 2,0 0,0">
          <text:p/>
        </draw:polyline>
        <draw:polyline draw:style-name="gr22" draw:text-style-name="P12" draw:layer="layout" svg:width="0.113cm" svg:height="0.053cm" svg:x="7.418cm" svg:y="23.115cm" svg:viewBox="0 0 114 54" draw:points="114,0 112,0 110,1 106,3 101,6 97,9 92,12 88,16 79,24 71,33 65,41 60,49 58,52 57,54 56,52 55,49 53,45 50,41 43,33 36,24 27,16 22,12 18,9 13,6 9,3 4,1 0,0">
          <text:p/>
        </draw:polyline>
        <draw:polyline draw:style-name="gr22" draw:text-style-name="P12" draw:layer="layout" svg:width="0.112cm" svg:height="0.053cm" svg:x="7.685cm" svg:y="23.115cm" svg:viewBox="0 0 113 54" draw:points="113,0 111,0 109,1 105,3 100,6 96,9 91,12 87,16 78,24 70,33 64,41 59,49 57,52 56,54 55,52 54,49 52,45 49,41 43,33 35,24 26,16 22,12 17,9 13,6 8,3 4,1 2,0 0,0">
          <text:p/>
        </draw:polyline>
        <draw:polyline draw:style-name="gr22" draw:text-style-name="P12" draw:layer="layout" svg:width="0.112cm" svg:height="0.053cm" svg:x="7.952cm" svg:y="23.115cm" svg:viewBox="0 0 113 54" draw:points="113,0 111,0 109,1 105,3 100,6 96,9 91,12 87,16 78,24 71,33 64,41 61,45 59,49 58,52 57,54 56,52 54,49 49,41 43,33 35,24 26,16 22,12 17,9 13,6 8,3 4,1 2,0 0,0">
          <text:p/>
        </draw:polyline>
        <draw:polyline draw:style-name="gr22" draw:text-style-name="P12" draw:layer="layout" svg:width="0.113cm" svg:height="0.053cm" svg:x="8.218cm" svg:y="23.115cm" svg:viewBox="0 0 114 54" draw:points="114,0 110,1 105,3 101,6 96,9 92,12 87,16 78,24 71,33 64,41 61,45 59,49 58,52 57,54 56,52 54,49 49,41 43,33 35,24 26,16 22,12 17,9 13,6 8,3 4,1 2,0 0,0">
          <text:p/>
        </draw:polyline>
        <draw:polyline draw:style-name="gr22" draw:text-style-name="P12" draw:layer="layout" svg:width="0.113cm" svg:height="0.053cm" svg:x="8.618cm" svg:y="23.115cm" svg:viewBox="0 0 114 54" draw:points="114,0 112,0 110,1 106,3 101,6 97,9 92,12 88,16 79,24 72,33 65,41 62,45 60,49 59,52 58,54 57,52 55,49 50,41 43,33 35,24 27,16 17,9 13,6 8,3 4,1 0,0">
          <text:p/>
        </draw:polyline>
        <draw:polyline draw:style-name="gr22" draw:text-style-name="P12" draw:layer="layout" svg:width="0.112cm" svg:height="0.053cm" svg:x="8.885cm" svg:y="23.115cm" svg:viewBox="0 0 113 54" draw:points="113,0 111,0 109,1 105,3 100,6 96,9 92,12 87,16 79,24 71,33 64,41 60,49 58,52 57,54 56,52 55,49 53,45 50,41 43,33 36,24 27,16 22,12 18,9 13,6 9,3 4,1 0,0">
          <text:p/>
        </draw:polyline>
        <draw:polyline draw:style-name="gr22" draw:text-style-name="P12" draw:layer="layout" svg:width="0.112cm" svg:height="0.053cm" svg:x="9.152cm" svg:y="23.115cm" svg:viewBox="0 0 113 54" draw:points="113,0 109,1 105,3 100,6 96,9 91,12 87,16 78,24 70,33 63,41 61,45 58,49 57,52 56,53 56,54 55,52 53,49 49,41 42,33 34,24 26,16 21,12 17,9 13,6 8,3 4,1 2,0 0,0">
          <text:p/>
        </draw:polyline>
        <draw:polyline draw:style-name="gr22" draw:text-style-name="P12" draw:layer="layout" svg:width="0.113cm" svg:height="0.053cm" svg:x="9.418cm" svg:y="23.115cm" svg:viewBox="0 0 114 54" draw:points="114,0 112,0 110,1 106,3 101,6 97,9 92,12 88,16 79,24 72,33 65,41 62,45 60,49 59,52 58,54 57,52 55,49 50,41 43,33 35,24 27,16 17,9 13,6 8,3 4,1 0,0">
          <text:p/>
        </draw:polyline>
        <draw:polyline draw:style-name="gr22" draw:text-style-name="P12" draw:layer="layout" svg:width="0.113cm" svg:height="0.053cm" svg:x="9.818cm" svg:y="23.115cm" svg:viewBox="0 0 114 54" draw:points="114,0 110,1 106,3 101,6 97,9 92,12 88,16 79,24 71,33 64,41 62,45 59,49 58,52 57,53 57,54 56,52 54,49 49,41 43,33 35,24 26,16 22,12 17,9 13,6 8,3 4,1 2,0 0,0">
          <text:p/>
        </draw:polyline>
        <draw:polyline draw:style-name="gr22" draw:text-style-name="P12" draw:layer="layout" svg:width="0.112cm" svg:height="0.053cm" svg:x="10.085cm" svg:y="23.115cm" svg:viewBox="0 0 113 54" draw:points="113,0 111,0 109,1 105,3 100,6 96,9 92,12 87,16 79,24 71,33 64,41 60,49 58,52 57,54 57,53 56,52 55,49 52,45 50,41 43,33 35,24 26,16 22,12 17,9 13,6 8,3 4,1 0,0">
          <text:p/>
        </draw:polyline>
        <draw:polyline draw:style-name="gr22" draw:text-style-name="P12" draw:layer="layout" svg:width="0.112cm" svg:height="0.053cm" svg:x="10.352cm" svg:y="23.115cm" svg:viewBox="0 0 113 54" draw:points="113,0 109,1 104,3 100,6 95,9 91,12 86,16 77,24 70,33 63,41 60,45 58,49 57,52 56,54 55,52 53,49 49,41 42,33 34,24 26,16 21,12 17,9 13,6 8,3 4,1 2,0 0,0">
          <text:p/>
        </draw:polyline>
        <draw:polyline draw:style-name="gr22" draw:text-style-name="P12" draw:layer="layout" svg:width="0.113cm" svg:height="0.053cm" svg:x="10.618cm" svg:y="23.115cm" svg:viewBox="0 0 114 54" draw:points="114,0 110,1 106,3 101,6 97,9 92,12 88,16 79,24 71,33 64,41 62,45 59,49 58,52 57,53 57,54 56,52 54,49 49,41 43,33 35,24 26,16 22,12 17,9 13,6 8,3 4,1 2,0 0,0">
          <text:p/>
        </draw:polyline>
        <draw:custom-shape draw:style-name="gr15" draw:text-style-name="P10" draw:layer="layout" svg:width="1cm" svg:height="1cm" svg:x="6.17cm" svg:y="23.189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7.37cm" svg:y="23.189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8.57cm" svg:y="23.189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9.77cm" svg:y="23.189cm">
          <text:p text:style-name="P4"><text:span text:style-name="T1">S</text:span></text:p>
          <draw:enhanced-geometry svg:viewBox="0 0 21600 21600" draw:type="rectangle" draw:enhanced-path="M 0 0 L 21600 0 21600 21600 0 21600 0 0 Z N"/>
        </draw:custom-shape>
        <draw:polygon draw:style-name="gr16" draw:text-style-name="P11" draw:layer="layout" svg:width="0.216cm" svg:height="0.318cm" svg:x="11.388cm" svg:y="23.508cm" svg:viewBox="0 0 217 319" draw:points="198,16 198,56 186,51 175,46 164,42 153,39 143,37 138,36 133,35 128,35 123,34 118,34 113,34 104,34 97,35 89,36 83,37 76,39 70,41 65,44 63,45 60,47 58,49 56,50 54,52 52,54 51,56 49,58 48,61 46,63 45,65 44,68 44,70 43,73 42,76 42,78 42,84 42,89 43,94 44,98 44,100 45,102 46,104 47,106 48,108 49,109 50,111 51,112 53,114 54,115 56,116 58,118 62,120 66,122 72,125 78,127 85,128 92,130 101,132 126,137 137,139 147,142 157,146 166,149 174,153 182,158 188,163 192,165 194,168 197,171 200,174 202,177 204,180 206,184 208,187 210,191 211,194 213,202 215,210 216,219 217,228 216,239 215,249 214,254 212,258 211,263 209,267 207,271 205,275 202,279 200,283 197,286 194,290 190,293 187,296 183,298 179,301 174,304 170,306 160,310 150,313 138,316 126,317 113,318 99,319 88,318 76,318 64,316 52,314 40,311 27,308 14,304 1,299 1,256 14,263 26,269 39,274 51,278 57,279 63,281 69,282 75,283 81,284 87,285 93,285 99,285 107,285 116,284 123,283 130,282 137,280 143,277 149,274 151,273 154,271 156,269 158,267 160,265 162,263 164,261 166,259 167,256 168,254 169,251 170,249 171,246 172,243 172,240 173,237 173,231 173,226 172,220 171,216 170,213 170,211 169,209 168,207 167,205 165,203 164,201 162,199 161,197 159,196 157,194 155,193 151,190 146,187 141,185 135,182 128,180 121,178 114,177 88,172 77,169 67,166 57,163 48,160 40,156 33,152 26,147 24,145 21,143 18,140 16,137 14,135 12,132 10,129 8,126 7,122 5,119 4,116 3,112 1,104 0,96 0,88 0,78 1,73 2,68 3,64 4,60 6,55 7,51 9,47 11,43 14,40 16,36 19,33 22,30 25,26 29,23 32,21 36,18 40,15 44,13 53,9 63,6 73,3 84,1 96,0 108,0 119,0 130,1 141,2 152,4 163,6 175,9 186,12">
          <text:p/>
        </draw:polygon>
        <draw:polyline draw:style-name="gr22" draw:text-style-name="P12" draw:layer="layout" svg:width="0.113cm" svg:height="0.053cm" svg:x="11.018cm" svg:y="23.115cm" svg:viewBox="0 0 114 54" draw:points="114,0 110,1 105,3 101,6 96,9 92,12 87,16 78,24 70,33 64,41 59,49 57,52 56,54 55,52 54,49 52,45 49,41 43,33 35,24 26,16 22,12 17,9 13,6 8,3 4,1 2,0 0,0">
          <text:p/>
        </draw:polyline>
        <draw:polyline draw:style-name="gr22" draw:text-style-name="P12" draw:layer="layout" svg:width="0.112cm" svg:height="0.053cm" svg:x="11.285cm" svg:y="23.115cm" svg:viewBox="0 0 113 54" draw:points="113,0 111,0 109,1 105,3 100,6 96,9 92,12 87,16 79,24 71,33 64,41 60,49 58,52 57,54 57,53 56,52 55,49 52,45 50,41 43,33 35,24 26,16 22,12 17,9 13,6 8,3 4,1 0,0">
          <text:p/>
        </draw:polyline>
        <draw:polyline draw:style-name="gr22" draw:text-style-name="P12" draw:layer="layout" svg:width="0.112cm" svg:height="0.053cm" svg:x="11.552cm" svg:y="23.115cm" svg:viewBox="0 0 113 54" draw:points="113,0 111,0 109,1 105,3 100,6 96,9 91,12 87,16 78,24 71,33 64,41 61,45 59,49 58,52 57,54 56,52 54,49 50,41 43,33 35,24 27,16 22,12 18,9 13,6 9,3 4,1 0,0">
          <text:p/>
        </draw:polyline>
        <draw:polyline draw:style-name="gr22" draw:text-style-name="P12" draw:layer="layout" svg:width="0.113cm" svg:height="0.053cm" svg:x="11.818cm" svg:y="23.115cm" svg:viewBox="0 0 114 54" draw:points="114,0 110,1 106,3 101,6 97,9 87,16 79,24 71,33 64,41 59,49 57,52 56,54 55,52 54,49 52,45 49,41 43,33 35,24 26,16 22,12 17,9 13,6 8,3 4,1 2,0 0,0">
          <text:p/>
        </draw:polyline>
        <draw:polyline draw:style-name="gr22" draw:text-style-name="P12" draw:layer="layout" svg:width="0.113cm" svg:height="0.053cm" svg:x="12.218cm" svg:y="23.115cm" svg:viewBox="0 0 114 54" draw:points="114,0 112,0 110,1 106,3 101,6 97,9 92,12 88,16 79,24 71,33 65,41 60,49 58,52 57,54 56,52 55,49 53,45 50,41 43,33 36,24 27,16 22,12 18,9 13,6 9,3 4,1 0,0">
          <text:p/>
        </draw:polyline>
        <draw:polyline draw:style-name="gr22" draw:text-style-name="P12" draw:layer="layout" svg:width="0.112cm" svg:height="0.053cm" svg:x="12.485cm" svg:y="23.115cm" svg:viewBox="0 0 113 54" draw:points="113,0 111,0 109,1 105,3 100,6 96,9 91,12 87,16 78,24 70,33 64,41 59,49 57,52 56,54 55,52 54,49 52,45 49,41 43,33 35,24 26,16 22,12 17,9 13,6 8,3 4,1 2,0 0,0">
          <text:p/>
        </draw:polyline>
        <draw:polyline draw:style-name="gr22" draw:text-style-name="P12" draw:layer="layout" svg:width="0.112cm" svg:height="0.053cm" svg:x="12.752cm" svg:y="23.115cm" svg:viewBox="0 0 113 54" draw:points="113,0 111,0 109,1 105,3 100,6 96,9 91,12 87,16 78,24 71,33 64,41 61,45 59,49 58,52 57,54 56,52 54,49 49,41 43,33 35,24 26,16 22,12 17,9 13,6 8,3 4,1 2,0 0,0">
          <text:p/>
        </draw:polyline>
        <draw:polyline draw:style-name="gr22" draw:text-style-name="P12" draw:layer="layout" svg:width="0.113cm" svg:height="0.053cm" svg:x="13.018cm" svg:y="23.115cm" svg:viewBox="0 0 114 54" draw:points="114,0 110,1 105,3 101,6 96,9 92,12 87,16 78,24 71,33 64,41 61,45 59,49 58,52 57,54 56,52 54,49 49,41 43,33 35,24 26,16 22,12 17,9 13,6 8,3 4,1 2,0 0,0">
          <text:p/>
        </draw:polyline>
        <draw:polyline draw:style-name="gr22" draw:text-style-name="P12" draw:layer="layout" svg:width="0.113cm" svg:height="0.053cm" svg:x="13.418cm" svg:y="23.115cm" svg:viewBox="0 0 114 54" draw:points="114,0 112,0 110,1 106,3 101,6 97,9 92,12 88,16 79,24 72,33 65,41 62,45 60,49 59,52 58,54 57,52 55,49 50,41 43,33 35,24 27,16 17,9 13,6 8,3 4,1 0,0">
          <text:p/>
        </draw:polyline>
        <draw:polyline draw:style-name="gr22" draw:text-style-name="P12" draw:layer="layout" svg:width="0.112cm" svg:height="0.053cm" svg:x="13.685cm" svg:y="23.115cm" svg:viewBox="0 0 113 54" draw:points="113,0 111,0 109,1 105,3 100,6 96,9 92,12 87,16 79,24 71,33 64,41 60,49 58,52 57,54 56,52 55,49 53,45 50,41 43,33 36,24 27,16 22,12 18,9 13,6 9,3 4,1 0,0">
          <text:p/>
        </draw:polyline>
        <draw:polyline draw:style-name="gr22" draw:text-style-name="P12" draw:layer="layout" svg:width="0.112cm" svg:height="0.053cm" svg:x="13.952cm" svg:y="23.115cm" svg:viewBox="0 0 113 54" draw:points="113,0 109,1 105,3 100,6 96,9 91,12 87,16 78,24 70,33 63,41 61,45 58,49 57,52 56,53 56,54 55,52 53,49 49,41 42,33 34,24 26,16 21,12 17,9 13,6 8,3 4,1 2,0 0,0">
          <text:p/>
        </draw:polyline>
        <draw:polyline draw:style-name="gr22" draw:text-style-name="P12" draw:layer="layout" svg:width="0.113cm" svg:height="0.053cm" svg:x="14.218cm" svg:y="23.115cm" svg:viewBox="0 0 114 54" draw:points="114,0 112,0 110,1 106,3 101,6 97,9 92,12 88,16 79,24 72,33 65,41 62,45 60,49 59,52 58,54 57,52 55,49 50,41 43,33 35,24 27,16 17,9 13,6 8,3 4,1 0,0">
          <text:p/>
        </draw:polyline>
        <draw:polyline draw:style-name="gr22" draw:text-style-name="P12" draw:layer="layout" svg:width="0.113cm" svg:height="0.053cm" svg:x="14.618cm" svg:y="23.115cm" svg:viewBox="0 0 114 54" draw:points="114,0 110,1 106,3 101,6 97,9 92,12 88,16 79,24 71,33 64,41 62,45 59,49 58,52 57,53 57,54 56,52 54,49 49,41 43,33 35,24 26,16 22,12 17,9 13,6 8,3 4,1 2,0 0,0">
          <text:p/>
        </draw:polyline>
        <draw:polyline draw:style-name="gr22" draw:text-style-name="P12" draw:layer="layout" svg:width="0.112cm" svg:height="0.053cm" svg:x="14.885cm" svg:y="23.115cm" svg:viewBox="0 0 113 54" draw:points="113,0 111,0 109,1 105,3 100,6 96,9 92,12 87,16 79,24 71,33 64,41 60,49 58,52 57,54 57,53 56,52 55,49 52,45 50,41 43,33 35,24 26,16 22,12 17,9 13,6 8,3 4,1 0,0">
          <text:p/>
        </draw:polyline>
        <draw:polyline draw:style-name="gr22" draw:text-style-name="P12" draw:layer="layout" svg:width="0.112cm" svg:height="0.053cm" svg:x="15.152cm" svg:y="23.115cm" svg:viewBox="0 0 113 54" draw:points="113,0 109,1 104,3 100,6 95,9 91,12 86,16 77,24 70,33 63,41 60,45 58,49 57,52 56,54 55,52 53,49 49,41 42,33 34,24 26,16 21,12 17,9 13,6 8,3 4,1 2,0 0,0">
          <text:p/>
        </draw:polyline>
        <draw:polyline draw:style-name="gr22" draw:text-style-name="P12" draw:layer="layout" svg:width="0.113cm" svg:height="0.053cm" svg:x="15.418cm" svg:y="23.115cm" svg:viewBox="0 0 114 54" draw:points="114,0 110,1 106,3 101,6 97,9 92,12 88,16 79,24 71,33 64,41 62,45 59,49 58,52 57,53 57,54 56,52 54,49 49,41 43,33 35,24 26,16 22,12 17,9 13,6 8,3 4,1 2,0 0,0">
          <text:p/>
        </draw:polyline>
        <draw:custom-shape draw:style-name="gr15" draw:text-style-name="P10" draw:layer="layout" svg:width="1cm" svg:height="1cm" svg:x="10.97cm" svg:y="23.189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12.17cm" svg:y="23.189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13.37cm" svg:y="23.189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14.57cm" svg:y="23.189cm">
          <text:p text:style-name="P4"><text:span text:style-name="T1">S</text:span></text:p>
          <draw:enhanced-geometry svg:viewBox="0 0 21600 21600" draw:type="rectangle" draw:enhanced-path="M 0 0 L 21600 0 21600 21600 0 21600 0 0 Z N"/>
        </draw:custom-shape>
        <draw:polygon draw:style-name="gr16" draw:text-style-name="P11" draw:layer="layout" svg:width="0.216cm" svg:height="0.318cm" svg:x="16.188cm" svg:y="23.506cm" svg:viewBox="0 0 217 319" draw:points="198,16 198,56 186,51 175,46 164,42 153,39 143,37 138,36 133,35 128,35 123,34 118,34 113,34 104,34 97,35 89,36 83,37 76,39 70,41 65,44 63,45 60,47 58,49 56,50 54,52 52,54 51,56 49,58 48,61 46,63 45,65 44,68 44,70 43,73 42,76 42,78 42,84 42,89 43,94 44,98 44,100 45,102 46,104 47,106 48,108 49,109 50,111 51,112 53,114 54,115 56,116 58,118 62,120 66,122 72,125 78,127 85,128 92,130 101,132 126,137 137,139 147,142 157,146 166,149 174,153 182,158 188,163 192,165 194,168 197,171 200,174 202,177 204,180 206,184 208,187 210,191 211,194 213,202 215,210 216,219 217,228 216,239 215,249 214,254 212,258 211,263 209,267 207,271 205,275 202,279 200,283 197,286 194,290 190,293 187,296 183,298 179,301 174,304 170,306 160,310 150,313 138,316 126,317 113,318 99,319 88,318 76,318 64,316 52,314 40,311 27,308 14,304 1,299 1,256 14,263 26,269 39,274 51,278 57,279 63,281 69,282 75,283 81,284 87,285 93,285 99,285 107,285 116,284 123,283 130,282 137,280 143,277 149,274 151,273 154,271 156,269 158,267 160,265 162,263 164,261 166,259 167,256 168,254 169,251 170,249 171,246 172,243 172,240 173,237 173,231 173,226 172,220 171,216 170,213 170,211 169,209 168,207 167,205 165,203 164,201 162,199 161,197 159,196 157,194 155,193 151,190 146,187 141,185 135,182 128,180 121,178 114,177 88,172 77,169 67,166 57,163 48,160 40,156 33,152 26,147 24,145 21,143 18,140 16,137 14,135 12,132 10,129 8,126 7,122 5,119 4,116 3,112 1,104 0,96 0,88 0,78 1,73 2,68 3,64 4,60 6,55 7,51 9,47 11,43 14,40 16,36 19,33 22,30 25,26 29,23 32,21 36,18 40,15 44,13 53,9 63,6 73,3 84,1 96,0 108,0 119,0 130,1 141,2 152,4 163,6 175,9 186,12">
          <text:p/>
        </draw:polygon>
        <draw:polyline draw:style-name="gr23" draw:text-style-name="P12" draw:layer="layout" svg:width="0.113cm" svg:height="0.053cm" svg:x="15.818cm" svg:y="23.113cm" svg:viewBox="0 0 114 54" draw:points="114,0 110,1 105,3 101,6 96,9 92,12 87,16 78,24 70,33 64,41 59,49 57,52 56,54 55,52 54,49 52,45 49,41 43,33 35,24 26,16 22,12 17,9 13,6 8,3 4,1 2,0 0,0">
          <text:p/>
        </draw:polyline>
        <draw:polyline draw:style-name="gr23" draw:text-style-name="P12" draw:layer="layout" svg:width="0.112cm" svg:height="0.053cm" svg:x="16.085cm" svg:y="23.113cm" svg:viewBox="0 0 113 54" draw:points="113,0 111,0 109,1 105,3 100,6 96,9 92,12 87,16 79,24 71,33 64,41 60,49 58,52 57,54 57,53 56,52 55,49 52,45 50,41 43,33 35,24 26,16 22,12 17,9 13,6 8,3 4,1 0,0">
          <text:p/>
        </draw:polyline>
        <draw:polyline draw:style-name="gr23" draw:text-style-name="P12" draw:layer="layout" svg:width="0.112cm" svg:height="0.053cm" svg:x="16.352cm" svg:y="23.113cm" svg:viewBox="0 0 113 54" draw:points="113,0 111,0 109,1 105,3 100,6 96,9 91,12 87,16 78,24 71,33 64,41 61,45 59,49 58,52 57,54 56,52 54,49 50,41 43,33 35,24 27,16 22,12 18,9 13,6 9,3 4,1 0,0">
          <text:p/>
        </draw:polyline>
        <draw:polyline draw:style-name="gr23" draw:text-style-name="P12" draw:layer="layout" svg:width="0.113cm" svg:height="0.053cm" svg:x="16.618cm" svg:y="23.113cm" svg:viewBox="0 0 114 54" draw:points="114,0 110,1 106,3 101,6 97,9 87,16 79,24 71,33 64,41 59,49 57,52 56,54 55,52 54,49 52,45 49,41 43,33 35,24 26,16 22,12 17,9 13,6 8,3 4,1 2,0 0,0">
          <text:p/>
        </draw:polyline>
        <draw:polyline draw:style-name="gr23" draw:text-style-name="P12" draw:layer="layout" svg:width="0.113cm" svg:height="0.053cm" svg:x="17.018cm" svg:y="23.113cm" svg:viewBox="0 0 114 54" draw:points="114,0 112,0 110,1 106,3 101,6 97,9 92,12 88,16 79,24 71,33 65,41 60,49 58,52 57,54 56,52 55,49 53,45 50,41 43,33 36,24 27,16 22,12 18,9 13,6 9,3 4,1 0,0">
          <text:p/>
        </draw:polyline>
        <draw:polyline draw:style-name="gr23" draw:text-style-name="P12" draw:layer="layout" svg:width="0.112cm" svg:height="0.053cm" svg:x="17.285cm" svg:y="23.113cm" svg:viewBox="0 0 113 54" draw:points="113,0 111,0 109,1 105,3 100,6 96,9 91,12 87,16 78,24 70,33 64,41 59,49 57,52 56,54 55,52 54,49 52,45 49,41 43,33 35,24 26,16 22,12 17,9 13,6 8,3 4,1 2,0 0,0">
          <text:p/>
        </draw:polyline>
        <draw:polyline draw:style-name="gr23" draw:text-style-name="P12" draw:layer="layout" svg:width="0.112cm" svg:height="0.053cm" svg:x="17.552cm" svg:y="23.113cm" svg:viewBox="0 0 113 54" draw:points="113,0 111,0 109,1 105,3 100,6 96,9 91,12 87,16 78,24 71,33 64,41 61,45 59,49 58,52 57,54 56,52 54,49 49,41 43,33 35,24 26,16 22,12 17,9 13,6 8,3 4,1 2,0 0,0">
          <text:p/>
        </draw:polyline>
        <draw:polyline draw:style-name="gr23" draw:text-style-name="P12" draw:layer="layout" svg:width="0.113cm" svg:height="0.053cm" svg:x="17.818cm" svg:y="23.113cm" svg:viewBox="0 0 114 54" draw:points="114,0 110,1 105,3 101,6 96,9 92,12 87,16 78,24 71,33 64,41 61,45 59,49 58,52 57,54 56,52 54,49 49,41 43,33 35,24 26,16 22,12 17,9 13,6 8,3 4,1 2,0 0,0">
          <text:p/>
        </draw:polyline>
        <draw:polyline draw:style-name="gr23" draw:text-style-name="P12" draw:layer="layout" svg:width="0.113cm" svg:height="0.053cm" svg:x="18.218cm" svg:y="23.113cm" svg:viewBox="0 0 114 54" draw:points="114,0 112,0 110,1 106,3 101,6 97,9 92,12 88,16 79,24 72,33 65,41 62,45 60,49 59,52 58,54 57,52 55,49 50,41 43,33 35,24 27,16 17,9 13,6 8,3 4,1 0,0">
          <text:p/>
        </draw:polyline>
        <draw:polyline draw:style-name="gr23" draw:text-style-name="P12" draw:layer="layout" svg:width="0.112cm" svg:height="0.053cm" svg:x="18.485cm" svg:y="23.113cm" svg:viewBox="0 0 113 54" draw:points="113,0 111,0 109,1 105,3 100,6 96,9 92,12 87,16 79,24 71,33 64,41 60,49 58,52 57,54 56,52 55,49 53,45 50,41 43,33 36,24 27,16 22,12 18,9 13,6 9,3 4,1 0,0">
          <text:p/>
        </draw:polyline>
        <draw:polyline draw:style-name="gr23" draw:text-style-name="P12" draw:layer="layout" svg:width="0.112cm" svg:height="0.053cm" svg:x="18.752cm" svg:y="23.113cm" svg:viewBox="0 0 113 54" draw:points="113,0 109,1 105,3 100,6 96,9 91,12 87,16 78,24 70,33 63,41 61,45 58,49 57,52 56,53 56,54 55,52 53,49 49,41 42,33 34,24 26,16 21,12 17,9 13,6 8,3 4,1 2,0 0,0">
          <text:p/>
        </draw:polyline>
        <draw:polyline draw:style-name="gr23" draw:text-style-name="P12" draw:layer="layout" svg:width="0.113cm" svg:height="0.053cm" svg:x="19.018cm" svg:y="23.113cm" svg:viewBox="0 0 114 54" draw:points="114,0 112,0 110,1 106,3 101,6 97,9 92,12 88,16 79,24 72,33 65,41 62,45 60,49 59,52 58,54 57,52 55,49 50,41 43,33 35,24 27,16 17,9 13,6 8,3 4,1 0,0">
          <text:p/>
        </draw:polyline>
        <draw:polyline draw:style-name="gr23" draw:text-style-name="P12" draw:layer="layout" svg:width="0.113cm" svg:height="0.053cm" svg:x="19.418cm" svg:y="23.113cm" svg:viewBox="0 0 114 54" draw:points="114,0 110,1 106,3 101,6 97,9 92,12 88,16 79,24 71,33 64,41 62,45 59,49 58,52 57,53 57,54 56,52 54,49 49,41 43,33 35,24 26,16 22,12 17,9 13,6 8,3 4,1 2,0 0,0">
          <text:p/>
        </draw:polyline>
        <draw:polyline draw:style-name="gr23" draw:text-style-name="P12" draw:layer="layout" svg:width="0.112cm" svg:height="0.053cm" svg:x="19.685cm" svg:y="23.113cm" svg:viewBox="0 0 113 54" draw:points="113,0 111,0 109,1 105,3 100,6 96,9 92,12 87,16 79,24 71,33 64,41 60,49 58,52 57,54 57,53 56,52 55,49 52,45 50,41 43,33 35,24 26,16 22,12 17,9 13,6 8,3 4,1 0,0">
          <text:p/>
        </draw:polyline>
        <draw:polyline draw:style-name="gr23" draw:text-style-name="P12" draw:layer="layout" svg:width="0.112cm" svg:height="0.053cm" svg:x="19.952cm" svg:y="23.113cm" svg:viewBox="0 0 113 54" draw:points="113,0 109,1 104,3 100,6 95,9 91,12 86,16 77,24 70,33 63,41 60,45 58,49 57,52 56,54 55,52 53,49 49,41 42,33 34,24 26,16 21,12 17,9 13,6 8,3 4,1 2,0 0,0">
          <text:p/>
        </draw:polyline>
        <draw:polyline draw:style-name="gr23" draw:text-style-name="P12" draw:layer="layout" svg:width="0.113cm" svg:height="0.053cm" svg:x="20.218cm" svg:y="23.113cm" svg:viewBox="0 0 114 54" draw:points="114,0 110,1 106,3 101,6 97,9 92,12 88,16 79,24 71,33 64,41 62,45 59,49 58,52 57,53 57,54 56,52 54,49 49,41 43,33 35,24 26,16 22,12 17,9 13,6 8,3 4,1 2,0 0,0">
          <text:p/>
        </draw:polyline>
        <draw:custom-shape draw:style-name="gr15" draw:text-style-name="P10" draw:layer="layout" svg:width="1cm" svg:height="1cm" svg:x="15.77cm" svg:y="23.187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16.97cm" svg:y="23.187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18.17cm" svg:y="23.187cm">
          <text:p text:style-name="P4"><text:span text:style-name="T1">S</text:span></text:p>
          <draw:enhanced-geometry svg:viewBox="0 0 21600 21600" draw:type="rectangle" draw:enhanced-path="M 0 0 L 21600 0 21600 21600 0 21600 0 0 Z N"/>
        </draw:custom-shape>
        <draw:custom-shape draw:style-name="gr15" draw:text-style-name="P10" draw:layer="layout" svg:width="1cm" svg:height="1cm" svg:x="19.37cm" svg:y="23.187cm">
          <text:p text:style-name="P4"><text:span text:style-name="T1">S</text:span></text:p>
          <draw:enhanced-geometry svg:viewBox="0 0 21600 21600" draw:type="rectangle" draw:enhanced-path="M 0 0 L 21600 0 21600 21600 0 21600 0 0 Z N"/>
        </draw:custom-shape>
        <draw:frame draw:style-name="gr20" draw:text-style-name="P14" draw:layer="layout" svg:width="1.128cm" svg:height="0.374cm" svg:x="0.248cm" svg:y="23.377cm">
          <draw:text-box>
            <text:p text:style-name="P13"><text:span text:style-name="T2">Round </text:span></text:p>
          </draw:text-box>
        </draw:frame>
        <draw:frame draw:style-name="gr21" draw:text-style-name="P15" draw:layer="layout" svg:width="0.611cm" svg:height="0.374cm" svg:x="0.248cm" svg:y="23.746cm">
          <draw:text-box>
            <text:p text:style-name="P13"><text:span text:style-name="T3"><text:s text:c="4"/></text:span><text:span text:style-name="T3">5</text:span></text:p>
          </draw:text-box>
        </draw:frame>
        <draw:line draw:style-name="gr24" draw:text-style-name="P16" draw:layer="layout" svg:x1="1.475cm" svg:y1="24.188cm" svg:x2="1.475cm" svg:y2="24.688cm">
          <text:p/>
        </draw:line>
        <draw:line draw:style-name="gr24" draw:text-style-name="P16" draw:layer="layout" svg:x1="1.742cm" svg:y1="24.188cm" svg:x2="1.742cm" svg:y2="24.688cm">
          <text:p/>
        </draw:line>
        <draw:line draw:style-name="gr24" draw:text-style-name="P16" draw:layer="layout" svg:x1="2.009cm" svg:y1="24.188cm" svg:x2="2.009cm" svg:y2="24.688cm">
          <text:p/>
        </draw:line>
        <draw:line draw:style-name="gr24" draw:text-style-name="P16" draw:layer="layout" svg:x1="2.275cm" svg:y1="24.188cm" svg:x2="2.275cm" svg:y2="24.688cm">
          <text:p/>
        </draw:line>
        <draw:line draw:style-name="gr24" draw:text-style-name="P16" draw:layer="layout" svg:x1="2.675cm" svg:y1="24.188cm" svg:x2="2.675cm" svg:y2="24.688cm">
          <text:p/>
        </draw:line>
        <draw:line draw:style-name="gr24" draw:text-style-name="P16" draw:layer="layout" svg:x1="2.942cm" svg:y1="24.188cm" svg:x2="2.942cm" svg:y2="24.688cm">
          <text:p/>
        </draw:line>
        <draw:line draw:style-name="gr24" draw:text-style-name="P16" draw:layer="layout" svg:x1="3.209cm" svg:y1="24.188cm" svg:x2="3.209cm" svg:y2="24.688cm">
          <text:p/>
        </draw:line>
        <draw:line draw:style-name="gr24" draw:text-style-name="P16" draw:layer="layout" svg:x1="3.476cm" svg:y1="24.188cm" svg:x2="3.476cm" svg:y2="24.688cm">
          <text:p/>
        </draw:line>
        <draw:line draw:style-name="gr24" draw:text-style-name="P16" draw:layer="layout" svg:x1="3.876cm" svg:y1="24.188cm" svg:x2="3.876cm" svg:y2="24.688cm">
          <text:p/>
        </draw:line>
        <draw:line draw:style-name="gr24" draw:text-style-name="P16" draw:layer="layout" svg:x1="4.142cm" svg:y1="24.188cm" svg:x2="4.142cm" svg:y2="24.688cm">
          <text:p/>
        </draw:line>
        <draw:line draw:style-name="gr24" draw:text-style-name="P16" draw:layer="layout" svg:x1="4.409cm" svg:y1="24.188cm" svg:x2="4.409cm" svg:y2="24.688cm">
          <text:p/>
        </draw:line>
        <draw:line draw:style-name="gr24" draw:text-style-name="P16" draw:layer="layout" svg:x1="4.676cm" svg:y1="24.188cm" svg:x2="4.676cm" svg:y2="24.688cm">
          <text:p/>
        </draw:line>
        <draw:line draw:style-name="gr24" draw:text-style-name="P16" draw:layer="layout" svg:x1="5.076cm" svg:y1="24.188cm" svg:x2="5.076cm" svg:y2="24.688cm">
          <text:p/>
        </draw:line>
        <draw:line draw:style-name="gr24" draw:text-style-name="P16" draw:layer="layout" svg:x1="5.342cm" svg:y1="24.188cm" svg:x2="5.342cm" svg:y2="24.688cm">
          <text:p/>
        </draw:line>
        <draw:line draw:style-name="gr24" draw:text-style-name="P16" draw:layer="layout" svg:x1="5.609cm" svg:y1="24.188cm" svg:x2="5.609cm" svg:y2="24.688cm">
          <text:p/>
        </draw:line>
        <draw:line draw:style-name="gr24" draw:text-style-name="P16" draw:layer="layout" svg:x1="5.876cm" svg:y1="24.188cm" svg:x2="5.876cm" svg:y2="24.688cm">
          <text:p/>
        </draw:line>
        <draw:line draw:style-name="gr24" draw:text-style-name="P16" draw:layer="layout" svg:x1="6.276cm" svg:y1="24.188cm" svg:x2="6.276cm" svg:y2="24.688cm">
          <text:p/>
        </draw:line>
        <draw:line draw:style-name="gr24" draw:text-style-name="P16" draw:layer="layout" svg:x1="6.542cm" svg:y1="24.188cm" svg:x2="6.542cm" svg:y2="24.688cm">
          <text:p/>
        </draw:line>
        <draw:line draw:style-name="gr24" draw:text-style-name="P16" draw:layer="layout" svg:x1="6.809cm" svg:y1="24.188cm" svg:x2="6.809cm" svg:y2="24.688cm">
          <text:p/>
        </draw:line>
        <draw:line draw:style-name="gr24" draw:text-style-name="P16" draw:layer="layout" svg:x1="7.076cm" svg:y1="24.188cm" svg:x2="7.076cm" svg:y2="24.688cm">
          <text:p/>
        </draw:line>
        <draw:line draw:style-name="gr24" draw:text-style-name="P16" draw:layer="layout" svg:x1="7.476cm" svg:y1="24.188cm" svg:x2="7.476cm" svg:y2="24.688cm">
          <text:p/>
        </draw:line>
        <draw:line draw:style-name="gr24" draw:text-style-name="P16" draw:layer="layout" svg:x1="7.742cm" svg:y1="24.188cm" svg:x2="7.742cm" svg:y2="24.688cm">
          <text:p/>
        </draw:line>
        <draw:line draw:style-name="gr24" draw:text-style-name="P16" draw:layer="layout" svg:x1="8.009cm" svg:y1="24.188cm" svg:x2="8.009cm" svg:y2="24.688cm">
          <text:p/>
        </draw:line>
        <draw:line draw:style-name="gr24" draw:text-style-name="P16" draw:layer="layout" svg:x1="8.276cm" svg:y1="24.188cm" svg:x2="8.276cm" svg:y2="24.688cm">
          <text:p/>
        </draw:line>
        <draw:line draw:style-name="gr24" draw:text-style-name="P16" draw:layer="layout" svg:x1="8.676cm" svg:y1="24.188cm" svg:x2="8.676cm" svg:y2="24.688cm">
          <text:p/>
        </draw:line>
        <draw:line draw:style-name="gr24" draw:text-style-name="P16" draw:layer="layout" svg:x1="8.942cm" svg:y1="24.188cm" svg:x2="8.942cm" svg:y2="24.688cm">
          <text:p/>
        </draw:line>
        <draw:line draw:style-name="gr24" draw:text-style-name="P16" draw:layer="layout" svg:x1="9.209cm" svg:y1="24.188cm" svg:x2="9.209cm" svg:y2="24.688cm">
          <text:p/>
        </draw:line>
        <draw:line draw:style-name="gr24" draw:text-style-name="P16" draw:layer="layout" svg:x1="9.476cm" svg:y1="24.188cm" svg:x2="9.476cm" svg:y2="24.688cm">
          <text:p/>
        </draw:line>
        <draw:line draw:style-name="gr24" draw:text-style-name="P16" draw:layer="layout" svg:x1="9.876cm" svg:y1="24.188cm" svg:x2="9.876cm" svg:y2="24.688cm">
          <text:p/>
        </draw:line>
        <draw:line draw:style-name="gr24" draw:text-style-name="P16" draw:layer="layout" svg:x1="10.142cm" svg:y1="24.188cm" svg:x2="10.142cm" svg:y2="24.688cm">
          <text:p/>
        </draw:line>
        <draw:line draw:style-name="gr24" draw:text-style-name="P16" draw:layer="layout" svg:x1="10.409cm" svg:y1="24.188cm" svg:x2="10.409cm" svg:y2="24.688cm">
          <text:p/>
        </draw:line>
        <draw:line draw:style-name="gr24" draw:text-style-name="P16" draw:layer="layout" svg:x1="10.676cm" svg:y1="24.188cm" svg:x2="10.676cm" svg:y2="24.688cm">
          <text:p/>
        </draw:line>
        <draw:line draw:style-name="gr24" draw:text-style-name="P16" draw:layer="layout" svg:x1="11.076cm" svg:y1="24.188cm" svg:x2="11.076cm" svg:y2="24.688cm">
          <text:p/>
        </draw:line>
        <draw:line draw:style-name="gr24" draw:text-style-name="P16" draw:layer="layout" svg:x1="11.342cm" svg:y1="24.188cm" svg:x2="11.342cm" svg:y2="24.688cm">
          <text:p/>
        </draw:line>
        <draw:line draw:style-name="gr24" draw:text-style-name="P16" draw:layer="layout" svg:x1="11.609cm" svg:y1="24.188cm" svg:x2="11.609cm" svg:y2="24.688cm">
          <text:p/>
        </draw:line>
        <draw:line draw:style-name="gr24" draw:text-style-name="P16" draw:layer="layout" svg:x1="11.876cm" svg:y1="24.188cm" svg:x2="11.876cm" svg:y2="24.688cm">
          <text:p/>
        </draw:line>
        <draw:line draw:style-name="gr24" draw:text-style-name="P16" draw:layer="layout" svg:x1="12.276cm" svg:y1="24.188cm" svg:x2="12.276cm" svg:y2="24.688cm">
          <text:p/>
        </draw:line>
        <draw:line draw:style-name="gr24" draw:text-style-name="P16" draw:layer="layout" svg:x1="12.542cm" svg:y1="24.188cm" svg:x2="12.542cm" svg:y2="24.688cm">
          <text:p/>
        </draw:line>
        <draw:line draw:style-name="gr24" draw:text-style-name="P16" draw:layer="layout" svg:x1="12.809cm" svg:y1="24.188cm" svg:x2="12.809cm" svg:y2="24.688cm">
          <text:p/>
        </draw:line>
        <draw:line draw:style-name="gr24" draw:text-style-name="P16" draw:layer="layout" svg:x1="13.076cm" svg:y1="24.188cm" svg:x2="13.076cm" svg:y2="24.688cm">
          <text:p/>
        </draw:line>
        <draw:line draw:style-name="gr24" draw:text-style-name="P16" draw:layer="layout" svg:x1="13.476cm" svg:y1="24.188cm" svg:x2="13.476cm" svg:y2="24.688cm">
          <text:p/>
        </draw:line>
        <draw:line draw:style-name="gr24" draw:text-style-name="P16" draw:layer="layout" svg:x1="13.742cm" svg:y1="24.188cm" svg:x2="13.742cm" svg:y2="24.688cm">
          <text:p/>
        </draw:line>
        <draw:line draw:style-name="gr24" draw:text-style-name="P16" draw:layer="layout" svg:x1="14.009cm" svg:y1="24.188cm" svg:x2="14.009cm" svg:y2="24.688cm">
          <text:p/>
        </draw:line>
        <draw:line draw:style-name="gr24" draw:text-style-name="P16" draw:layer="layout" svg:x1="14.276cm" svg:y1="24.188cm" svg:x2="14.276cm" svg:y2="24.688cm">
          <text:p/>
        </draw:line>
        <draw:line draw:style-name="gr24" draw:text-style-name="P16" draw:layer="layout" svg:x1="14.676cm" svg:y1="24.188cm" svg:x2="14.676cm" svg:y2="24.688cm">
          <text:p/>
        </draw:line>
        <draw:line draw:style-name="gr24" draw:text-style-name="P16" draw:layer="layout" svg:x1="14.942cm" svg:y1="24.188cm" svg:x2="14.942cm" svg:y2="24.688cm">
          <text:p/>
        </draw:line>
        <draw:line draw:style-name="gr24" draw:text-style-name="P16" draw:layer="layout" svg:x1="15.209cm" svg:y1="24.188cm" svg:x2="15.209cm" svg:y2="24.688cm">
          <text:p/>
        </draw:line>
        <draw:line draw:style-name="gr24" draw:text-style-name="P16" draw:layer="layout" svg:x1="15.476cm" svg:y1="24.188cm" svg:x2="15.476cm" svg:y2="24.688cm">
          <text:p/>
        </draw:line>
        <draw:line draw:style-name="gr24" draw:text-style-name="P16" draw:layer="layout" svg:x1="15.876cm" svg:y1="24.188cm" svg:x2="15.876cm" svg:y2="24.688cm">
          <text:p/>
        </draw:line>
        <draw:line draw:style-name="gr24" draw:text-style-name="P16" draw:layer="layout" svg:x1="16.142cm" svg:y1="24.188cm" svg:x2="16.142cm" svg:y2="24.688cm">
          <text:p/>
        </draw:line>
        <draw:line draw:style-name="gr24" draw:text-style-name="P16" draw:layer="layout" svg:x1="16.409cm" svg:y1="24.188cm" svg:x2="16.409cm" svg:y2="24.688cm">
          <text:p/>
        </draw:line>
        <draw:line draw:style-name="gr25" draw:text-style-name="P16" draw:layer="layout" svg:x1="16.676cm" svg:y1="24.188cm" svg:x2="16.676cm" svg:y2="24.688cm">
          <text:p/>
        </draw:line>
        <draw:line draw:style-name="gr24" draw:text-style-name="P16" draw:layer="layout" svg:x1="17.076cm" svg:y1="24.188cm" svg:x2="17.076cm" svg:y2="24.688cm">
          <text:p/>
        </draw:line>
        <draw:line draw:style-name="gr24" draw:text-style-name="P16" draw:layer="layout" svg:x1="17.342cm" svg:y1="24.188cm" svg:x2="17.342cm" svg:y2="24.688cm">
          <text:p/>
        </draw:line>
        <draw:line draw:style-name="gr24" draw:text-style-name="P16" draw:layer="layout" svg:x1="17.609cm" svg:y1="24.188cm" svg:x2="17.609cm" svg:y2="24.688cm">
          <text:p/>
        </draw:line>
        <draw:line draw:style-name="gr25" draw:text-style-name="P16" draw:layer="layout" svg:x1="17.876cm" svg:y1="24.188cm" svg:x2="17.876cm" svg:y2="24.688cm">
          <text:p/>
        </draw:line>
        <draw:line draw:style-name="gr24" draw:text-style-name="P16" draw:layer="layout" svg:x1="18.276cm" svg:y1="24.188cm" svg:x2="18.276cm" svg:y2="24.688cm">
          <text:p/>
        </draw:line>
        <draw:line draw:style-name="gr24" draw:text-style-name="P16" draw:layer="layout" svg:x1="18.542cm" svg:y1="24.188cm" svg:x2="18.542cm" svg:y2="24.688cm">
          <text:p/>
        </draw:line>
        <draw:line draw:style-name="gr24" draw:text-style-name="P16" draw:layer="layout" svg:x1="18.809cm" svg:y1="24.188cm" svg:x2="18.809cm" svg:y2="24.688cm">
          <text:p/>
        </draw:line>
        <draw:line draw:style-name="gr25" draw:text-style-name="P16" draw:layer="layout" svg:x1="19.076cm" svg:y1="24.188cm" svg:x2="19.076cm" svg:y2="24.688cm">
          <text:p/>
        </draw:line>
        <draw:line draw:style-name="gr24" draw:text-style-name="P16" draw:layer="layout" svg:x1="19.476cm" svg:y1="24.188cm" svg:x2="19.476cm" svg:y2="24.688cm">
          <text:p/>
        </draw:line>
        <draw:line draw:style-name="gr24" draw:text-style-name="P16" draw:layer="layout" svg:x1="19.742cm" svg:y1="24.188cm" svg:x2="19.742cm" svg:y2="24.688cm">
          <text:p/>
        </draw:line>
        <draw:line draw:style-name="gr24" draw:text-style-name="P16" draw:layer="layout" svg:x1="20.009cm" svg:y1="24.188cm" svg:x2="20.009cm" svg:y2="24.688cm">
          <text:p/>
        </draw:line>
        <draw:line draw:style-name="gr25" draw:text-style-name="P16" draw:layer="layout" svg:x1="20.276cm" svg:y1="24.188cm" svg:x2="20.276cm" svg:y2="24.688cm">
          <text:p/>
        </draw:line>
        <draw:line draw:style-name="gr4" draw:text-style-name="P2" draw:layer="layout" svg:x1="1.475cm" svg:y1="24.688cm" svg:x2="1.475cm" svg:y2="27.188cm">
          <text:p/>
        </draw:line>
        <draw:line draw:style-name="gr4" draw:text-style-name="P2" draw:layer="layout" svg:x1="1.742cm" svg:y1="24.688cm" svg:x2="6.277cm" svg:y2="27.189cm">
          <text:p/>
        </draw:line>
        <draw:line draw:style-name="gr4" draw:text-style-name="P2" draw:layer="layout" svg:x1="2.009cm" svg:y1="24.688cm" svg:x2="11.077cm" svg:y2="27.189cm">
          <text:p/>
        </draw:line>
        <draw:line draw:style-name="gr4" draw:text-style-name="P2" draw:layer="layout" svg:x1="2.275cm" svg:y1="24.688cm" svg:x2="15.877cm" svg:y2="27.189cm">
          <text:p/>
        </draw:line>
        <draw:line draw:style-name="gr4" draw:text-style-name="P2" draw:layer="layout" svg:x1="2.676cm" svg:y1="24.688cm" svg:x2="1.742cm" svg:y2="27.189cm">
          <text:p/>
        </draw:line>
        <draw:line draw:style-name="gr4" draw:text-style-name="P2" draw:layer="layout" svg:x1="2.942cm" svg:y1="24.688cm" svg:x2="6.543cm" svg:y2="27.189cm">
          <text:p/>
        </draw:line>
        <draw:line draw:style-name="gr4" draw:text-style-name="P2" draw:layer="layout" svg:x1="3.209cm" svg:y1="24.688cm" svg:x2="11.343cm" svg:y2="27.189cm">
          <text:p/>
        </draw:line>
        <draw:line draw:style-name="gr4" draw:text-style-name="P2" draw:layer="layout" svg:x1="3.476cm" svg:y1="24.688cm" svg:x2="16.143cm" svg:y2="27.189cm">
          <text:p/>
        </draw:line>
        <draw:line draw:style-name="gr4" draw:text-style-name="P2" draw:layer="layout" svg:x1="3.877cm" svg:y1="24.688cm" svg:x2="2.009cm" svg:y2="27.189cm">
          <text:p/>
        </draw:line>
        <draw:line draw:style-name="gr4" draw:text-style-name="P2" draw:layer="layout" svg:x1="4.142cm" svg:y1="24.688cm" svg:x2="6.81cm" svg:y2="27.189cm">
          <text:p/>
        </draw:line>
        <draw:line draw:style-name="gr4" draw:text-style-name="P2" draw:layer="layout" svg:x1="4.409cm" svg:y1="24.688cm" svg:x2="11.61cm" svg:y2="27.189cm">
          <text:p/>
        </draw:line>
        <draw:line draw:style-name="gr4" draw:text-style-name="P2" draw:layer="layout" svg:x1="4.676cm" svg:y1="24.688cm" svg:x2="16.41cm" svg:y2="27.189cm">
          <text:p/>
        </draw:line>
        <draw:line draw:style-name="gr4" draw:text-style-name="P2" draw:layer="layout" svg:x1="5.077cm" svg:y1="24.688cm" svg:x2="2.275cm" svg:y2="27.189cm">
          <text:p/>
        </draw:line>
        <draw:line draw:style-name="gr4" draw:text-style-name="P2" draw:layer="layout" svg:x1="5.342cm" svg:y1="24.688cm" svg:x2="7.077cm" svg:y2="27.189cm">
          <text:p/>
        </draw:line>
        <draw:line draw:style-name="gr4" draw:text-style-name="P2" draw:layer="layout" svg:x1="5.609cm" svg:y1="24.688cm" svg:x2="11.877cm" svg:y2="27.189cm">
          <text:p/>
        </draw:line>
        <draw:line draw:style-name="gr4" draw:text-style-name="P2" draw:layer="layout" svg:x1="5.876cm" svg:y1="24.688cm" svg:x2="16.677cm" svg:y2="27.189cm">
          <text:p/>
        </draw:line>
        <draw:line draw:style-name="gr4" draw:text-style-name="P2" draw:layer="layout" svg:x1="6.277cm" svg:y1="24.688cm" svg:x2="2.675cm" svg:y2="27.189cm">
          <text:p/>
        </draw:line>
        <draw:line draw:style-name="gr4" draw:text-style-name="P2" draw:layer="layout" svg:x1="6.542cm" svg:y1="24.688cm" svg:x2="7.477cm" svg:y2="27.189cm">
          <text:p/>
        </draw:line>
        <draw:line draw:style-name="gr4" draw:text-style-name="P2" draw:layer="layout" svg:x1="6.809cm" svg:y1="24.688cm" svg:x2="12.277cm" svg:y2="27.189cm">
          <text:p/>
        </draw:line>
        <draw:line draw:style-name="gr4" draw:text-style-name="P2" draw:layer="layout" svg:x1="7.076cm" svg:y1="24.688cm" svg:x2="17.077cm" svg:y2="27.189cm">
          <text:p/>
        </draw:line>
        <draw:line draw:style-name="gr4" draw:text-style-name="P2" draw:layer="layout" svg:x1="7.477cm" svg:y1="24.688cm" svg:x2="2.942cm" svg:y2="27.189cm">
          <text:p/>
        </draw:line>
        <draw:line draw:style-name="gr4" draw:text-style-name="P2" draw:layer="layout" svg:x1="7.742cm" svg:y1="24.688cm" svg:x2="7.742cm" svg:y2="27.188cm">
          <text:p/>
        </draw:line>
        <draw:line draw:style-name="gr4" draw:text-style-name="P2" draw:layer="layout" svg:x1="8.009cm" svg:y1="24.688cm" svg:x2="12.543cm" svg:y2="27.189cm">
          <text:p/>
        </draw:line>
        <draw:line draw:style-name="gr4" draw:text-style-name="P2" draw:layer="layout" svg:x1="8.276cm" svg:y1="24.688cm" svg:x2="17.343cm" svg:y2="27.189cm">
          <text:p/>
        </draw:line>
        <draw:line draw:style-name="gr4" draw:text-style-name="P2" draw:layer="layout" svg:x1="8.677cm" svg:y1="24.688cm" svg:x2="3.209cm" svg:y2="27.189cm">
          <text:p/>
        </draw:line>
        <draw:line draw:style-name="gr4" draw:text-style-name="P2" draw:layer="layout" svg:x1="8.943cm" svg:y1="24.688cm" svg:x2="8.009cm" svg:y2="27.189cm">
          <text:p/>
        </draw:line>
        <draw:line draw:style-name="gr4" draw:text-style-name="P2" draw:layer="layout" svg:x1="9.209cm" svg:y1="24.688cm" svg:x2="12.81cm" svg:y2="27.189cm">
          <text:p/>
        </draw:line>
        <draw:line draw:style-name="gr4" draw:text-style-name="P2" draw:layer="layout" svg:x1="9.476cm" svg:y1="24.688cm" svg:x2="17.61cm" svg:y2="27.189cm">
          <text:p/>
        </draw:line>
        <draw:line draw:style-name="gr4" draw:text-style-name="P2" draw:layer="layout" svg:x1="9.877cm" svg:y1="24.688cm" svg:x2="3.476cm" svg:y2="27.189cm">
          <text:p/>
        </draw:line>
        <draw:line draw:style-name="gr4" draw:text-style-name="P2" draw:layer="layout" svg:x1="10.143cm" svg:y1="24.688cm" svg:x2="8.276cm" svg:y2="27.189cm">
          <text:p/>
        </draw:line>
        <draw:line draw:style-name="gr4" draw:text-style-name="P2" draw:layer="layout" svg:x1="10.409cm" svg:y1="24.688cm" svg:x2="13.077cm" svg:y2="27.189cm">
          <text:p/>
        </draw:line>
        <draw:line draw:style-name="gr4" draw:text-style-name="P2" draw:layer="layout" svg:x1="10.676cm" svg:y1="24.688cm" svg:x2="17.877cm" svg:y2="27.189cm">
          <text:p/>
        </draw:line>
        <draw:line draw:style-name="gr4" draw:text-style-name="P2" draw:layer="layout" svg:x1="11.077cm" svg:y1="24.688cm" svg:x2="3.876cm" svg:y2="27.189cm">
          <text:p/>
        </draw:line>
        <draw:line draw:style-name="gr4" draw:text-style-name="P2" draw:layer="layout" svg:x1="11.343cm" svg:y1="24.688cm" svg:x2="8.676cm" svg:y2="27.189cm">
          <text:p/>
        </draw:line>
        <draw:line draw:style-name="gr4" draw:text-style-name="P2" draw:layer="layout" svg:x1="11.609cm" svg:y1="24.688cm" svg:x2="13.477cm" svg:y2="27.189cm">
          <text:p/>
        </draw:line>
        <draw:line draw:style-name="gr4" draw:text-style-name="P2" draw:layer="layout" svg:x1="11.876cm" svg:y1="24.688cm" svg:x2="18.277cm" svg:y2="27.189cm">
          <text:p/>
        </draw:line>
        <draw:line draw:style-name="gr4" draw:text-style-name="P2" draw:layer="layout" svg:x1="12.277cm" svg:y1="24.688cm" svg:x2="4.142cm" svg:y2="27.189cm">
          <text:p/>
        </draw:line>
        <draw:line draw:style-name="gr4" draw:text-style-name="P2" draw:layer="layout" svg:x1="12.543cm" svg:y1="24.688cm" svg:x2="8.942cm" svg:y2="27.189cm">
          <text:p/>
        </draw:line>
        <draw:line draw:style-name="gr4" draw:text-style-name="P2" draw:layer="layout" svg:x1="12.809cm" svg:y1="24.688cm" svg:x2="13.743cm" svg:y2="27.189cm">
          <text:p/>
        </draw:line>
        <draw:line draw:style-name="gr4" draw:text-style-name="P2" draw:layer="layout" svg:x1="13.076cm" svg:y1="24.688cm" svg:x2="18.543cm" svg:y2="27.189cm">
          <text:p/>
        </draw:line>
        <draw:line draw:style-name="gr4" draw:text-style-name="P2" draw:layer="layout" svg:x1="13.477cm" svg:y1="24.688cm" svg:x2="4.409cm" svg:y2="27.189cm">
          <text:p/>
        </draw:line>
        <draw:line draw:style-name="gr4" draw:text-style-name="P2" draw:layer="layout" svg:x1="13.743cm" svg:y1="24.688cm" svg:x2="9.209cm" svg:y2="27.189cm">
          <text:p/>
        </draw:line>
        <draw:line draw:style-name="gr4" draw:text-style-name="P2" draw:layer="layout" svg:x1="14.009cm" svg:y1="24.688cm" svg:x2="14.009cm" svg:y2="27.188cm">
          <text:p/>
        </draw:line>
        <draw:line draw:style-name="gr4" draw:text-style-name="P2" draw:layer="layout" svg:x1="14.276cm" svg:y1="24.688cm" svg:x2="18.81cm" svg:y2="27.189cm">
          <text:p/>
        </draw:line>
        <draw:line draw:style-name="gr4" draw:text-style-name="P2" draw:layer="layout" svg:x1="14.677cm" svg:y1="24.688cm" svg:x2="4.676cm" svg:y2="27.189cm">
          <text:p/>
        </draw:line>
        <draw:line draw:style-name="gr4" draw:text-style-name="P2" draw:layer="layout" svg:x1="14.943cm" svg:y1="24.688cm" svg:x2="9.476cm" svg:y2="27.189cm">
          <text:p/>
        </draw:line>
        <draw:line draw:style-name="gr4" draw:text-style-name="P2" draw:layer="layout" svg:x1="15.21cm" svg:y1="24.688cm" svg:x2="14.276cm" svg:y2="27.189cm">
          <text:p/>
        </draw:line>
        <draw:line draw:style-name="gr4" draw:text-style-name="P2" draw:layer="layout" svg:x1="15.476cm" svg:y1="24.688cm" svg:x2="19.077cm" svg:y2="27.189cm">
          <text:p/>
        </draw:line>
        <draw:line draw:style-name="gr4" draw:text-style-name="P2" draw:layer="layout" svg:x1="15.877cm" svg:y1="24.688cm" svg:x2="5.076cm" svg:y2="27.189cm">
          <text:p/>
        </draw:line>
        <draw:line draw:style-name="gr4" draw:text-style-name="P2" draw:layer="layout" svg:x1="16.143cm" svg:y1="24.688cm" svg:x2="9.876cm" svg:y2="27.189cm">
          <text:p/>
        </draw:line>
        <draw:line draw:style-name="gr4" draw:text-style-name="P2" draw:layer="layout" svg:x1="16.41cm" svg:y1="24.688cm" svg:x2="14.676cm" svg:y2="27.189cm">
          <text:p/>
        </draw:line>
        <draw:line draw:style-name="gr7" draw:text-style-name="P2" draw:layer="layout" svg:x1="16.676cm" svg:y1="24.688cm" svg:x2="19.477cm" svg:y2="27.189cm">
          <text:p/>
        </draw:line>
        <draw:line draw:style-name="gr4" draw:text-style-name="P2" draw:layer="layout" svg:x1="17.077cm" svg:y1="24.688cm" svg:x2="5.342cm" svg:y2="27.189cm">
          <text:p/>
        </draw:line>
        <draw:line draw:style-name="gr4" draw:text-style-name="P2" draw:layer="layout" svg:x1="17.343cm" svg:y1="24.688cm" svg:x2="10.142cm" svg:y2="27.189cm">
          <text:p/>
        </draw:line>
        <draw:line draw:style-name="gr4" draw:text-style-name="P2" draw:layer="layout" svg:x1="17.61cm" svg:y1="24.688cm" svg:x2="14.942cm" svg:y2="27.189cm">
          <text:p/>
        </draw:line>
        <draw:line draw:style-name="gr7" draw:text-style-name="P2" draw:layer="layout" svg:x1="17.876cm" svg:y1="24.688cm" svg:x2="19.743cm" svg:y2="27.189cm">
          <text:p/>
        </draw:line>
        <draw:line draw:style-name="gr4" draw:text-style-name="P2" draw:layer="layout" svg:x1="18.277cm" svg:y1="24.688cm" svg:x2="5.609cm" svg:y2="27.189cm">
          <text:p/>
        </draw:line>
        <draw:line draw:style-name="gr4" draw:text-style-name="P2" draw:layer="layout" svg:x1="18.543cm" svg:y1="24.688cm" svg:x2="10.409cm" svg:y2="27.189cm">
          <text:p/>
        </draw:line>
        <draw:line draw:style-name="gr4" draw:text-style-name="P2" draw:layer="layout" svg:x1="18.81cm" svg:y1="24.688cm" svg:x2="15.209cm" svg:y2="27.189cm">
          <text:p/>
        </draw:line>
        <draw:line draw:style-name="gr7" draw:text-style-name="P2" draw:layer="layout" svg:x1="19.076cm" svg:y1="24.688cm" svg:x2="20.01cm" svg:y2="27.189cm">
          <text:p/>
        </draw:line>
        <draw:line draw:style-name="gr4" draw:text-style-name="P2" draw:layer="layout" svg:x1="19.477cm" svg:y1="24.688cm" svg:x2="5.876cm" svg:y2="27.189cm">
          <text:p/>
        </draw:line>
        <draw:line draw:style-name="gr4" draw:text-style-name="P2" draw:layer="layout" svg:x1="19.743cm" svg:y1="24.688cm" svg:x2="10.676cm" svg:y2="27.189cm">
          <text:p/>
        </draw:line>
        <draw:line draw:style-name="gr4" draw:text-style-name="P2" draw:layer="layout" svg:x1="20.01cm" svg:y1="24.688cm" svg:x2="15.476cm" svg:y2="27.189cm">
          <text:p/>
        </draw:line>
        <draw:line draw:style-name="gr7" draw:text-style-name="P2" draw:layer="layout" svg:x1="20.276cm" svg:y1="24.688cm" svg:x2="20.276cm" svg:y2="27.188cm">
          <text:p/>
        </draw:line>
        <draw:line draw:style-name="gr4" draw:text-style-name="P2" draw:layer="layout" svg:x1="1.475cm" svg:y1="27.188cm" svg:x2="1.475cm" svg:y2="28.171cm">
          <text:p/>
        </draw:line>
        <draw:line draw:style-name="gr4" draw:text-style-name="P2" draw:layer="layout" svg:x1="1.742cm" svg:y1="27.188cm" svg:x2="1.742cm" svg:y2="28.171cm">
          <text:p/>
        </draw:line>
        <draw:line draw:style-name="gr4" draw:text-style-name="P2" draw:layer="layout" svg:x1="2.009cm" svg:y1="27.188cm" svg:x2="2.009cm" svg:y2="28.171cm">
          <text:p/>
        </draw:line>
        <draw:line draw:style-name="gr4" draw:text-style-name="P2" draw:layer="layout" svg:x1="2.275cm" svg:y1="27.188cm" svg:x2="2.275cm" svg:y2="28.171cm">
          <text:p/>
        </draw:line>
        <draw:line draw:style-name="gr4" draw:text-style-name="P2" draw:layer="layout" svg:x1="2.675cm" svg:y1="27.188cm" svg:x2="2.675cm" svg:y2="28.171cm">
          <text:p/>
        </draw:line>
        <draw:line draw:style-name="gr4" draw:text-style-name="P2" draw:layer="layout" svg:x1="2.942cm" svg:y1="27.188cm" svg:x2="2.942cm" svg:y2="28.171cm">
          <text:p/>
        </draw:line>
        <draw:line draw:style-name="gr4" draw:text-style-name="P2" draw:layer="layout" svg:x1="3.209cm" svg:y1="27.188cm" svg:x2="3.209cm" svg:y2="28.171cm">
          <text:p/>
        </draw:line>
        <draw:line draw:style-name="gr4" draw:text-style-name="P2" draw:layer="layout" svg:x1="3.476cm" svg:y1="27.188cm" svg:x2="3.476cm" svg:y2="28.171cm">
          <text:p/>
        </draw:line>
        <draw:line draw:style-name="gr4" draw:text-style-name="P2" draw:layer="layout" svg:x1="3.876cm" svg:y1="27.188cm" svg:x2="3.876cm" svg:y2="28.171cm">
          <text:p/>
        </draw:line>
        <draw:line draw:style-name="gr4" draw:text-style-name="P2" draw:layer="layout" svg:x1="4.142cm" svg:y1="27.188cm" svg:x2="4.142cm" svg:y2="28.171cm">
          <text:p/>
        </draw:line>
        <draw:line draw:style-name="gr4" draw:text-style-name="P2" draw:layer="layout" svg:x1="4.409cm" svg:y1="27.188cm" svg:x2="4.409cm" svg:y2="28.171cm">
          <text:p/>
        </draw:line>
        <draw:line draw:style-name="gr4" draw:text-style-name="P2" draw:layer="layout" svg:x1="4.676cm" svg:y1="27.188cm" svg:x2="4.676cm" svg:y2="28.171cm">
          <text:p/>
        </draw:line>
        <draw:line draw:style-name="gr4" draw:text-style-name="P2" draw:layer="layout" svg:x1="5.076cm" svg:y1="27.188cm" svg:x2="5.076cm" svg:y2="28.171cm">
          <text:p/>
        </draw:line>
        <draw:line draw:style-name="gr4" draw:text-style-name="P2" draw:layer="layout" svg:x1="5.342cm" svg:y1="27.188cm" svg:x2="5.342cm" svg:y2="28.171cm">
          <text:p/>
        </draw:line>
        <draw:line draw:style-name="gr4" draw:text-style-name="P2" draw:layer="layout" svg:x1="5.609cm" svg:y1="27.188cm" svg:x2="5.609cm" svg:y2="28.171cm">
          <text:p/>
        </draw:line>
        <draw:line draw:style-name="gr4" draw:text-style-name="P2" draw:layer="layout" svg:x1="5.876cm" svg:y1="27.188cm" svg:x2="5.876cm" svg:y2="28.171cm">
          <text:p/>
        </draw:line>
        <draw:line draw:style-name="gr4" draw:text-style-name="P2" draw:layer="layout" svg:x1="6.276cm" svg:y1="27.188cm" svg:x2="6.276cm" svg:y2="28.171cm">
          <text:p/>
        </draw:line>
        <draw:line draw:style-name="gr4" draw:text-style-name="P2" draw:layer="layout" svg:x1="6.542cm" svg:y1="27.188cm" svg:x2="6.542cm" svg:y2="28.171cm">
          <text:p/>
        </draw:line>
        <draw:line draw:style-name="gr4" draw:text-style-name="P2" draw:layer="layout" svg:x1="6.809cm" svg:y1="27.188cm" svg:x2="6.809cm" svg:y2="28.171cm">
          <text:p/>
        </draw:line>
        <draw:line draw:style-name="gr4" draw:text-style-name="P2" draw:layer="layout" svg:x1="7.076cm" svg:y1="27.188cm" svg:x2="7.076cm" svg:y2="28.171cm">
          <text:p/>
        </draw:line>
        <draw:line draw:style-name="gr4" draw:text-style-name="P2" draw:layer="layout" svg:x1="7.476cm" svg:y1="27.188cm" svg:x2="7.476cm" svg:y2="28.171cm">
          <text:p/>
        </draw:line>
        <draw:line draw:style-name="gr4" draw:text-style-name="P2" draw:layer="layout" svg:x1="7.742cm" svg:y1="27.188cm" svg:x2="7.742cm" svg:y2="28.171cm">
          <text:p/>
        </draw:line>
        <draw:line draw:style-name="gr4" draw:text-style-name="P2" draw:layer="layout" svg:x1="8.009cm" svg:y1="27.188cm" svg:x2="8.009cm" svg:y2="28.171cm">
          <text:p/>
        </draw:line>
        <draw:line draw:style-name="gr4" draw:text-style-name="P2" draw:layer="layout" svg:x1="8.276cm" svg:y1="27.188cm" svg:x2="8.276cm" svg:y2="28.171cm">
          <text:p/>
        </draw:line>
        <draw:line draw:style-name="gr4" draw:text-style-name="P2" draw:layer="layout" svg:x1="8.676cm" svg:y1="27.188cm" svg:x2="8.676cm" svg:y2="28.171cm">
          <text:p/>
        </draw:line>
        <draw:line draw:style-name="gr4" draw:text-style-name="P2" draw:layer="layout" svg:x1="8.942cm" svg:y1="27.188cm" svg:x2="8.942cm" svg:y2="28.171cm">
          <text:p/>
        </draw:line>
        <draw:line draw:style-name="gr4" draw:text-style-name="P2" draw:layer="layout" svg:x1="9.209cm" svg:y1="27.188cm" svg:x2="9.209cm" svg:y2="28.171cm">
          <text:p/>
        </draw:line>
        <draw:line draw:style-name="gr4" draw:text-style-name="P2" draw:layer="layout" svg:x1="9.476cm" svg:y1="27.188cm" svg:x2="9.476cm" svg:y2="28.171cm">
          <text:p/>
        </draw:line>
        <draw:line draw:style-name="gr4" draw:text-style-name="P2" draw:layer="layout" svg:x1="9.876cm" svg:y1="27.188cm" svg:x2="9.876cm" svg:y2="28.171cm">
          <text:p/>
        </draw:line>
        <draw:line draw:style-name="gr4" draw:text-style-name="P2" draw:layer="layout" svg:x1="10.142cm" svg:y1="27.188cm" svg:x2="10.142cm" svg:y2="28.171cm">
          <text:p/>
        </draw:line>
        <draw:line draw:style-name="gr4" draw:text-style-name="P2" draw:layer="layout" svg:x1="10.409cm" svg:y1="27.188cm" svg:x2="10.409cm" svg:y2="28.171cm">
          <text:p/>
        </draw:line>
        <draw:line draw:style-name="gr4" draw:text-style-name="P2" draw:layer="layout" svg:x1="10.676cm" svg:y1="27.188cm" svg:x2="10.676cm" svg:y2="28.171cm">
          <text:p/>
        </draw:line>
        <draw:line draw:style-name="gr4" draw:text-style-name="P2" draw:layer="layout" svg:x1="11.076cm" svg:y1="27.188cm" svg:x2="11.076cm" svg:y2="28.171cm">
          <text:p/>
        </draw:line>
        <draw:line draw:style-name="gr4" draw:text-style-name="P2" draw:layer="layout" svg:x1="11.342cm" svg:y1="27.188cm" svg:x2="11.342cm" svg:y2="28.171cm">
          <text:p/>
        </draw:line>
        <draw:line draw:style-name="gr4" draw:text-style-name="P2" draw:layer="layout" svg:x1="11.609cm" svg:y1="27.188cm" svg:x2="11.609cm" svg:y2="28.171cm">
          <text:p/>
        </draw:line>
        <draw:line draw:style-name="gr4" draw:text-style-name="P2" draw:layer="layout" svg:x1="11.876cm" svg:y1="27.188cm" svg:x2="11.876cm" svg:y2="28.171cm">
          <text:p/>
        </draw:line>
        <draw:line draw:style-name="gr4" draw:text-style-name="P2" draw:layer="layout" svg:x1="12.276cm" svg:y1="27.188cm" svg:x2="12.276cm" svg:y2="28.171cm">
          <text:p/>
        </draw:line>
        <draw:line draw:style-name="gr4" draw:text-style-name="P2" draw:layer="layout" svg:x1="12.542cm" svg:y1="27.188cm" svg:x2="12.542cm" svg:y2="28.171cm">
          <text:p/>
        </draw:line>
        <draw:line draw:style-name="gr4" draw:text-style-name="P2" draw:layer="layout" svg:x1="12.809cm" svg:y1="27.188cm" svg:x2="12.809cm" svg:y2="28.171cm">
          <text:p/>
        </draw:line>
        <draw:line draw:style-name="gr4" draw:text-style-name="P2" draw:layer="layout" svg:x1="13.076cm" svg:y1="27.188cm" svg:x2="13.076cm" svg:y2="28.171cm">
          <text:p/>
        </draw:line>
        <draw:line draw:style-name="gr4" draw:text-style-name="P2" draw:layer="layout" svg:x1="13.476cm" svg:y1="27.188cm" svg:x2="13.476cm" svg:y2="28.171cm">
          <text:p/>
        </draw:line>
        <draw:line draw:style-name="gr4" draw:text-style-name="P2" draw:layer="layout" svg:x1="13.742cm" svg:y1="27.188cm" svg:x2="13.742cm" svg:y2="28.171cm">
          <text:p/>
        </draw:line>
        <draw:line draw:style-name="gr4" draw:text-style-name="P2" draw:layer="layout" svg:x1="14.009cm" svg:y1="27.188cm" svg:x2="14.009cm" svg:y2="28.171cm">
          <text:p/>
        </draw:line>
        <draw:line draw:style-name="gr4" draw:text-style-name="P2" draw:layer="layout" svg:x1="14.276cm" svg:y1="27.188cm" svg:x2="14.276cm" svg:y2="28.171cm">
          <text:p/>
        </draw:line>
        <draw:line draw:style-name="gr4" draw:text-style-name="P2" draw:layer="layout" svg:x1="14.676cm" svg:y1="27.188cm" svg:x2="14.676cm" svg:y2="28.171cm">
          <text:p/>
        </draw:line>
        <draw:line draw:style-name="gr4" draw:text-style-name="P2" draw:layer="layout" svg:x1="14.942cm" svg:y1="27.188cm" svg:x2="14.942cm" svg:y2="28.171cm">
          <text:p/>
        </draw:line>
        <draw:line draw:style-name="gr4" draw:text-style-name="P2" draw:layer="layout" svg:x1="15.209cm" svg:y1="27.188cm" svg:x2="15.209cm" svg:y2="28.171cm">
          <text:p/>
        </draw:line>
        <draw:line draw:style-name="gr4" draw:text-style-name="P2" draw:layer="layout" svg:x1="15.476cm" svg:y1="27.188cm" svg:x2="15.476cm" svg:y2="28.171cm">
          <text:p/>
        </draw:line>
        <draw:line draw:style-name="gr4" draw:text-style-name="P2" draw:layer="layout" svg:x1="15.876cm" svg:y1="27.188cm" svg:x2="15.876cm" svg:y2="28.171cm">
          <text:p/>
        </draw:line>
        <draw:line draw:style-name="gr4" draw:text-style-name="P2" draw:layer="layout" svg:x1="16.142cm" svg:y1="27.188cm" svg:x2="16.142cm" svg:y2="28.171cm">
          <text:p/>
        </draw:line>
        <draw:line draw:style-name="gr4" draw:text-style-name="P2" draw:layer="layout" svg:x1="16.409cm" svg:y1="27.188cm" svg:x2="16.409cm" svg:y2="28.171cm">
          <text:p/>
        </draw:line>
        <draw:line draw:style-name="gr4" draw:text-style-name="P2" draw:layer="layout" svg:x1="16.676cm" svg:y1="27.188cm" svg:x2="16.676cm" svg:y2="28.171cm">
          <text:p/>
        </draw:line>
        <draw:line draw:style-name="gr4" draw:text-style-name="P2" draw:layer="layout" svg:x1="17.076cm" svg:y1="27.188cm" svg:x2="17.076cm" svg:y2="28.171cm">
          <text:p/>
        </draw:line>
        <draw:line draw:style-name="gr4" draw:text-style-name="P2" draw:layer="layout" svg:x1="17.342cm" svg:y1="27.188cm" svg:x2="17.342cm" svg:y2="28.171cm">
          <text:p/>
        </draw:line>
        <draw:line draw:style-name="gr4" draw:text-style-name="P2" draw:layer="layout" svg:x1="17.609cm" svg:y1="27.188cm" svg:x2="17.609cm" svg:y2="28.171cm">
          <text:p/>
        </draw:line>
        <draw:line draw:style-name="gr4" draw:text-style-name="P2" draw:layer="layout" svg:x1="17.876cm" svg:y1="27.188cm" svg:x2="17.876cm" svg:y2="28.171cm">
          <text:p/>
        </draw:line>
        <draw:line draw:style-name="gr4" draw:text-style-name="P2" draw:layer="layout" svg:x1="18.276cm" svg:y1="27.188cm" svg:x2="18.276cm" svg:y2="28.171cm">
          <text:p/>
        </draw:line>
        <draw:line draw:style-name="gr4" draw:text-style-name="P2" draw:layer="layout" svg:x1="18.542cm" svg:y1="27.188cm" svg:x2="18.542cm" svg:y2="28.171cm">
          <text:p/>
        </draw:line>
        <draw:line draw:style-name="gr4" draw:text-style-name="P2" draw:layer="layout" svg:x1="18.809cm" svg:y1="27.188cm" svg:x2="18.809cm" svg:y2="28.171cm">
          <text:p/>
        </draw:line>
        <draw:line draw:style-name="gr4" draw:text-style-name="P2" draw:layer="layout" svg:x1="19.076cm" svg:y1="27.188cm" svg:x2="19.076cm" svg:y2="28.171cm">
          <text:p/>
        </draw:line>
        <draw:line draw:style-name="gr7" draw:text-style-name="P2" draw:layer="layout" svg:x1="19.476cm" svg:y1="27.188cm" svg:x2="19.476cm" svg:y2="28.171cm">
          <text:p/>
        </draw:line>
        <draw:line draw:style-name="gr7" draw:text-style-name="P2" draw:layer="layout" svg:x1="19.742cm" svg:y1="27.188cm" svg:x2="19.742cm" svg:y2="28.171cm">
          <text:p/>
        </draw:line>
        <draw:line draw:style-name="gr7" draw:text-style-name="P2" draw:layer="layout" svg:x1="20.009cm" svg:y1="27.188cm" svg:x2="20.009cm" svg:y2="28.171cm">
          <text:p/>
        </draw:line>
        <draw:line draw:style-name="gr7" draw:text-style-name="P2" draw:layer="layout" svg:x1="20.276cm" svg:y1="27.188cm" svg:x2="20.276cm" svg:y2="28.171cm">
          <text:p/>
        </draw:line>
        <draw:custom-shape draw:style-name="gr26" draw:text-style-name="P7" draw:layer="layout" svg:width="0.25cm" svg:height="0.25cm" svg:x="1.356cm" svg:y="27.6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625cm" svg:y="27.6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885cm" svg:y="27.6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2.154cm" svg:y="27.6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2.557cm" svg:y="27.6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2.826cm" svg:y="27.6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3.086cm" svg:y="27.6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3.355cm" svg:y="27.6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3.758cm" svg:y="27.6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4.027cm" svg:y="27.6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4.287cm" svg:y="27.6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4.556cm" svg:y="27.6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4.959cm" svg:y="27.6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5.228cm" svg:y="27.6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5.488cm" svg:y="27.6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5.757cm" svg:y="27.6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6.16cm" svg:y="27.6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6.429cm" svg:y="27.6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6.689cm" svg:y="27.6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6.958cm" svg:y="27.6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7.361cm" svg:y="27.6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7.63cm" svg:y="27.6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7.89cm" svg:y="27.6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8.159cm" svg:y="27.6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8.562cm" svg:y="27.6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8.831cm" svg:y="27.6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9.091cm" svg:y="27.6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9.36cm" svg:y="27.6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9.763cm" svg:y="27.6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0.032cm" svg:y="27.6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0.292cm" svg:y="27.6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0.561cm" svg:y="27.6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0.964cm" svg:y="27.61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1.233cm" svg:y="27.6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1.493cm" svg:y="27.61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1.762cm" svg:y="27.6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2.165cm" svg:y="27.61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2.434cm" svg:y="27.61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2.694cm" svg:y="27.61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2.963cm" svg:y="27.61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3.366cm" svg:y="27.61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3.635cm" svg:y="27.61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3.895cm" svg:y="27.61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4.164cm" svg:y="27.61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4.567cm" svg:y="27.6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4.836cm" svg:y="27.61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5.096cm" svg:y="27.6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5.365cm" svg:y="27.61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5.768cm" svg:y="27.62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6.037cm" svg:y="27.6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6.297cm" svg:y="27.62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6.566cm" svg:y="27.6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6.969cm" svg:y="27.62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7.238cm" svg:y="27.62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7.498cm" svg:y="27.62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7.767cm" svg:y="27.62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8.17cm" svg:y="27.62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8.439cm" svg:y="27.62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8.699cm" svg:y="27.62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8.968cm" svg:y="27.62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9.371cm" svg:y="27.62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9.64cm" svg:y="27.62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19.9cm" svg:y="27.62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6" draw:text-style-name="P7" draw:layer="layout" svg:width="0.25cm" svg:height="0.25cm" svg:x="20.169cm" svg:y="27.62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polyline draw:style-name="gr9" draw:text-style-name="P3" draw:layer="layout" svg:width="0.113cm" svg:height="0.053cm" svg:x="1.419cm" svg:y="28.121cm" svg:viewBox="0 0 114 54" draw:points="114,0 110,1 105,3 101,6 96,9 92,12 87,16 78,24 70,33 64,41 59,49 57,52 56,54 55,52 54,49 52,45 49,41 43,33 35,24 26,16 22,12 17,9 13,6 8,3 4,1 2,0 0,0">
          <text:p/>
        </draw:polyline>
        <draw:polyline draw:style-name="gr9" draw:text-style-name="P3" draw:layer="layout" svg:width="0.112cm" svg:height="0.053cm" svg:x="1.686cm" svg:y="28.121cm" svg:viewBox="0 0 113 54" draw:points="113,0 111,0 109,1 105,3 100,6 96,9 92,12 87,16 79,24 71,33 64,41 60,49 58,52 57,54 57,53 56,52 55,49 52,45 50,41 43,33 35,24 26,16 22,12 17,9 13,6 8,3 4,1 0,0">
          <text:p/>
        </draw:polyline>
        <draw:polyline draw:style-name="gr9" draw:text-style-name="P3" draw:layer="layout" svg:width="0.112cm" svg:height="0.053cm" svg:x="1.953cm" svg:y="28.121cm" svg:viewBox="0 0 113 54" draw:points="113,0 111,0 109,1 105,3 100,6 96,9 91,12 87,16 78,24 71,33 64,41 61,45 59,49 58,52 57,54 56,52 54,49 50,41 43,33 35,24 27,16 22,12 18,9 13,6 9,3 4,1 0,0">
          <text:p/>
        </draw:polyline>
        <draw:polyline draw:style-name="gr9" draw:text-style-name="P3" draw:layer="layout" svg:width="0.113cm" svg:height="0.053cm" svg:x="2.219cm" svg:y="28.121cm" svg:viewBox="0 0 114 54" draw:points="114,0 110,1 106,3 101,6 97,9 87,16 79,24 71,33 64,41 59,49 57,52 56,54 55,52 54,49 52,45 49,41 43,33 35,24 26,16 22,12 17,9 13,6 8,3 4,1 2,0 0,0">
          <text:p/>
        </draw:polyline>
        <draw:polyline draw:style-name="gr9" draw:text-style-name="P3" draw:layer="layout" svg:width="0.113cm" svg:height="0.053cm" svg:x="2.619cm" svg:y="28.121cm" svg:viewBox="0 0 114 54" draw:points="114,0 112,0 110,1 106,3 101,6 97,9 92,12 88,16 79,24 71,33 65,41 60,49 58,52 57,54 56,52 55,49 53,45 50,41 43,33 36,24 27,16 22,12 18,9 13,6 9,3 4,1 0,0">
          <text:p/>
        </draw:polyline>
        <draw:polyline draw:style-name="gr9" draw:text-style-name="P3" draw:layer="layout" svg:width="0.112cm" svg:height="0.053cm" svg:x="2.886cm" svg:y="28.121cm" svg:viewBox="0 0 113 54" draw:points="113,0 111,0 109,1 105,3 100,6 96,9 91,12 87,16 78,24 70,33 64,41 59,49 57,52 56,54 55,52 54,49 52,45 49,41 43,33 35,24 26,16 22,12 17,9 13,6 8,3 4,1 2,0 0,0">
          <text:p/>
        </draw:polyline>
        <draw:polyline draw:style-name="gr9" draw:text-style-name="P3" draw:layer="layout" svg:width="0.112cm" svg:height="0.053cm" svg:x="3.153cm" svg:y="28.121cm" svg:viewBox="0 0 113 54" draw:points="113,0 111,0 109,1 105,3 100,6 96,9 91,12 87,16 78,24 71,33 64,41 61,45 59,49 58,52 57,54 56,52 54,49 49,41 43,33 35,24 26,16 22,12 17,9 13,6 8,3 4,1 2,0 0,0">
          <text:p/>
        </draw:polyline>
        <draw:polyline draw:style-name="gr9" draw:text-style-name="P3" draw:layer="layout" svg:width="0.113cm" svg:height="0.053cm" svg:x="3.419cm" svg:y="28.121cm" svg:viewBox="0 0 114 54" draw:points="114,0 110,1 105,3 101,6 96,9 92,12 87,16 78,24 71,33 64,41 61,45 59,49 58,52 57,54 56,52 54,49 49,41 43,33 35,24 26,16 22,12 17,9 13,6 8,3 4,1 2,0 0,0">
          <text:p/>
        </draw:polyline>
        <draw:polyline draw:style-name="gr9" draw:text-style-name="P3" draw:layer="layout" svg:width="0.113cm" svg:height="0.053cm" svg:x="3.819cm" svg:y="28.121cm" svg:viewBox="0 0 114 54" draw:points="114,0 112,0 110,1 106,3 101,6 97,9 92,12 88,16 79,24 72,33 65,41 62,45 60,49 59,52 58,54 57,52 55,49 50,41 43,33 35,24 27,16 17,9 13,6 8,3 4,1 0,0">
          <text:p/>
        </draw:polyline>
        <draw:polyline draw:style-name="gr9" draw:text-style-name="P3" draw:layer="layout" svg:width="0.112cm" svg:height="0.053cm" svg:x="4.086cm" svg:y="28.121cm" svg:viewBox="0 0 113 54" draw:points="113,0 111,0 109,1 105,3 100,6 96,9 92,12 87,16 79,24 71,33 64,41 60,49 58,52 57,54 56,52 55,49 53,45 50,41 43,33 36,24 27,16 22,12 18,9 13,6 9,3 4,1 0,0">
          <text:p/>
        </draw:polyline>
        <draw:polyline draw:style-name="gr9" draw:text-style-name="P3" draw:layer="layout" svg:width="0.112cm" svg:height="0.053cm" svg:x="4.353cm" svg:y="28.121cm" svg:viewBox="0 0 113 54" draw:points="113,0 109,1 105,3 100,6 96,9 91,12 87,16 78,24 70,33 63,41 61,45 58,49 57,52 56,53 56,54 55,52 53,49 49,41 42,33 34,24 26,16 21,12 17,9 13,6 8,3 4,1 2,0 0,0">
          <text:p/>
        </draw:polyline>
        <draw:polyline draw:style-name="gr9" draw:text-style-name="P3" draw:layer="layout" svg:width="0.113cm" svg:height="0.053cm" svg:x="4.619cm" svg:y="28.121cm" svg:viewBox="0 0 114 54" draw:points="114,0 112,0 110,1 106,3 101,6 97,9 92,12 88,16 79,24 72,33 65,41 62,45 60,49 59,52 58,54 57,52 55,49 50,41 43,33 35,24 27,16 17,9 13,6 8,3 4,1 0,0">
          <text:p/>
        </draw:polyline>
        <draw:polyline draw:style-name="gr9" draw:text-style-name="P3" draw:layer="layout" svg:width="0.113cm" svg:height="0.053cm" svg:x="5.019cm" svg:y="28.121cm" svg:viewBox="0 0 114 54" draw:points="114,0 110,1 106,3 101,6 97,9 92,12 88,16 79,24 71,33 64,41 62,45 59,49 58,52 57,53 57,54 56,52 54,49 49,41 43,33 35,24 26,16 22,12 17,9 13,6 8,3 4,1 2,0 0,0">
          <text:p/>
        </draw:polyline>
        <draw:polyline draw:style-name="gr9" draw:text-style-name="P3" draw:layer="layout" svg:width="0.112cm" svg:height="0.053cm" svg:x="5.286cm" svg:y="28.121cm" svg:viewBox="0 0 113 54" draw:points="113,0 111,0 109,1 105,3 100,6 96,9 92,12 87,16 79,24 71,33 64,41 60,49 58,52 57,54 57,53 56,52 55,49 52,45 50,41 43,33 35,24 26,16 22,12 17,9 13,6 8,3 4,1 0,0">
          <text:p/>
        </draw:polyline>
        <draw:polyline draw:style-name="gr9" draw:text-style-name="P3" draw:layer="layout" svg:width="0.112cm" svg:height="0.053cm" svg:x="5.553cm" svg:y="28.121cm" svg:viewBox="0 0 113 54" draw:points="113,0 109,1 104,3 100,6 95,9 91,12 86,16 77,24 70,33 63,41 60,45 58,49 57,52 56,54 55,52 53,49 49,41 42,33 34,24 26,16 21,12 17,9 13,6 8,3 4,1 2,0 0,0">
          <text:p/>
        </draw:polyline>
        <draw:polyline draw:style-name="gr9" draw:text-style-name="P3" draw:layer="layout" svg:width="0.113cm" svg:height="0.053cm" svg:x="5.819cm" svg:y="28.121cm" svg:viewBox="0 0 114 54" draw:points="114,0 110,1 106,3 101,6 97,9 92,12 88,16 79,24 71,33 64,41 62,45 59,49 58,52 57,53 57,54 56,52 54,49 49,41 43,33 35,24 26,16 22,12 17,9 13,6 8,3 4,1 2,0 0,0">
          <text:p/>
        </draw:polyline>
        <draw:polyline draw:style-name="gr9" draw:text-style-name="P3" draw:layer="layout" svg:width="0.113cm" svg:height="0.053cm" svg:x="6.219cm" svg:y="28.119cm" svg:viewBox="0 0 114 54" draw:points="114,0 110,1 105,3 101,6 96,9 92,12 87,16 78,24 70,33 64,41 59,49 57,52 56,54 55,52 54,49 52,45 49,41 43,33 35,24 26,16 22,12 17,9 13,6 8,3 4,1 2,0 0,0">
          <text:p/>
        </draw:polyline>
        <draw:polyline draw:style-name="gr9" draw:text-style-name="P3" draw:layer="layout" svg:width="0.112cm" svg:height="0.053cm" svg:x="6.486cm" svg:y="28.119cm" svg:viewBox="0 0 113 54" draw:points="113,0 111,0 109,1 105,3 100,6 96,9 92,12 87,16 79,24 71,33 64,41 60,49 58,52 57,54 57,53 56,52 55,49 52,45 50,41 43,33 35,24 26,16 22,12 17,9 13,6 8,3 4,1 0,0">
          <text:p/>
        </draw:polyline>
        <draw:polyline draw:style-name="gr9" draw:text-style-name="P3" draw:layer="layout" svg:width="0.112cm" svg:height="0.053cm" svg:x="6.753cm" svg:y="28.119cm" svg:viewBox="0 0 113 54" draw:points="113,0 111,0 109,1 105,3 100,6 96,9 91,12 87,16 78,24 71,33 64,41 61,45 59,49 58,52 57,54 56,52 54,49 50,41 43,33 35,24 27,16 22,12 18,9 13,6 9,3 4,1 0,0">
          <text:p/>
        </draw:polyline>
        <draw:polyline draw:style-name="gr9" draw:text-style-name="P3" draw:layer="layout" svg:width="0.113cm" svg:height="0.053cm" svg:x="7.019cm" svg:y="28.119cm" svg:viewBox="0 0 114 54" draw:points="114,0 110,1 106,3 101,6 97,9 87,16 79,24 71,33 64,41 59,49 57,52 56,54 55,52 54,49 52,45 49,41 43,33 35,24 26,16 22,12 17,9 13,6 8,3 4,1 2,0 0,0">
          <text:p/>
        </draw:polyline>
        <draw:polyline draw:style-name="gr9" draw:text-style-name="P3" draw:layer="layout" svg:width="0.113cm" svg:height="0.053cm" svg:x="7.419cm" svg:y="28.119cm" svg:viewBox="0 0 114 54" draw:points="114,0 112,0 110,1 106,3 101,6 97,9 92,12 88,16 79,24 71,33 65,41 60,49 58,52 57,54 56,52 55,49 53,45 50,41 43,33 36,24 27,16 22,12 18,9 13,6 9,3 4,1 0,0">
          <text:p/>
        </draw:polyline>
        <draw:polyline draw:style-name="gr9" draw:text-style-name="P3" draw:layer="layout" svg:width="0.112cm" svg:height="0.053cm" svg:x="7.686cm" svg:y="28.119cm" svg:viewBox="0 0 113 54" draw:points="113,0 111,0 109,1 105,3 100,6 96,9 91,12 87,16 78,24 70,33 64,41 59,49 57,52 56,54 55,52 54,49 52,45 49,41 43,33 35,24 26,16 22,12 17,9 13,6 8,3 4,1 2,0 0,0">
          <text:p/>
        </draw:polyline>
        <draw:polyline draw:style-name="gr9" draw:text-style-name="P3" draw:layer="layout" svg:width="0.112cm" svg:height="0.053cm" svg:x="7.953cm" svg:y="28.119cm" svg:viewBox="0 0 113 54" draw:points="113,0 111,0 109,1 105,3 100,6 96,9 91,12 87,16 78,24 71,33 64,41 61,45 59,49 58,52 57,54 56,52 54,49 49,41 43,33 35,24 26,16 22,12 17,9 13,6 8,3 4,1 2,0 0,0">
          <text:p/>
        </draw:polyline>
        <draw:polyline draw:style-name="gr9" draw:text-style-name="P3" draw:layer="layout" svg:width="0.113cm" svg:height="0.053cm" svg:x="8.219cm" svg:y="28.119cm" svg:viewBox="0 0 114 54" draw:points="114,0 110,1 105,3 101,6 96,9 92,12 87,16 78,24 71,33 64,41 61,45 59,49 58,52 57,54 56,52 54,49 49,41 43,33 35,24 26,16 22,12 17,9 13,6 8,3 4,1 2,0 0,0">
          <text:p/>
        </draw:polyline>
        <draw:polyline draw:style-name="gr9" draw:text-style-name="P3" draw:layer="layout" svg:width="0.113cm" svg:height="0.053cm" svg:x="8.619cm" svg:y="28.119cm" svg:viewBox="0 0 114 54" draw:points="114,0 112,0 110,1 106,3 101,6 97,9 92,12 88,16 79,24 72,33 65,41 62,45 60,49 59,52 58,54 57,52 55,49 50,41 43,33 35,24 27,16 17,9 13,6 8,3 4,1 0,0">
          <text:p/>
        </draw:polyline>
        <draw:polyline draw:style-name="gr9" draw:text-style-name="P3" draw:layer="layout" svg:width="0.112cm" svg:height="0.053cm" svg:x="8.886cm" svg:y="28.119cm" svg:viewBox="0 0 113 54" draw:points="113,0 111,0 109,1 105,3 100,6 96,9 92,12 87,16 79,24 71,33 64,41 60,49 58,52 57,54 56,52 55,49 53,45 50,41 43,33 36,24 27,16 22,12 18,9 13,6 9,3 4,1 0,0">
          <text:p/>
        </draw:polyline>
        <draw:polyline draw:style-name="gr9" draw:text-style-name="P3" draw:layer="layout" svg:width="0.112cm" svg:height="0.053cm" svg:x="9.153cm" svg:y="28.119cm" svg:viewBox="0 0 113 54" draw:points="113,0 109,1 105,3 100,6 96,9 91,12 87,16 78,24 70,33 63,41 61,45 58,49 57,52 56,53 56,54 55,52 53,49 49,41 42,33 34,24 26,16 21,12 17,9 13,6 8,3 4,1 2,0 0,0">
          <text:p/>
        </draw:polyline>
        <draw:polyline draw:style-name="gr9" draw:text-style-name="P3" draw:layer="layout" svg:width="0.113cm" svg:height="0.053cm" svg:x="9.419cm" svg:y="28.119cm" svg:viewBox="0 0 114 54" draw:points="114,0 112,0 110,1 106,3 101,6 97,9 92,12 88,16 79,24 72,33 65,41 62,45 60,49 59,52 58,54 57,52 55,49 50,41 43,33 35,24 27,16 17,9 13,6 8,3 4,1 0,0">
          <text:p/>
        </draw:polyline>
        <draw:polyline draw:style-name="gr9" draw:text-style-name="P3" draw:layer="layout" svg:width="0.113cm" svg:height="0.053cm" svg:x="9.819cm" svg:y="28.119cm" svg:viewBox="0 0 114 54" draw:points="114,0 110,1 106,3 101,6 97,9 92,12 88,16 79,24 71,33 64,41 62,45 59,49 58,52 57,53 57,54 56,52 54,49 49,41 43,33 35,24 26,16 22,12 17,9 13,6 8,3 4,1 2,0 0,0">
          <text:p/>
        </draw:polyline>
        <draw:polyline draw:style-name="gr9" draw:text-style-name="P3" draw:layer="layout" svg:width="0.112cm" svg:height="0.053cm" svg:x="10.086cm" svg:y="28.119cm" svg:viewBox="0 0 113 54" draw:points="113,0 111,0 109,1 105,3 100,6 96,9 92,12 87,16 79,24 71,33 64,41 60,49 58,52 57,54 57,53 56,52 55,49 52,45 50,41 43,33 35,24 26,16 22,12 17,9 13,6 8,3 4,1 0,0">
          <text:p/>
        </draw:polyline>
        <draw:polyline draw:style-name="gr9" draw:text-style-name="P3" draw:layer="layout" svg:width="0.112cm" svg:height="0.053cm" svg:x="10.353cm" svg:y="28.119cm" svg:viewBox="0 0 113 54" draw:points="113,0 109,1 104,3 100,6 95,9 91,12 86,16 77,24 70,33 63,41 60,45 58,49 57,52 56,54 55,52 53,49 49,41 42,33 34,24 26,16 21,12 17,9 13,6 8,3 4,1 2,0 0,0">
          <text:p/>
        </draw:polyline>
        <draw:polyline draw:style-name="gr9" draw:text-style-name="P3" draw:layer="layout" svg:width="0.113cm" svg:height="0.053cm" svg:x="10.619cm" svg:y="28.119cm" svg:viewBox="0 0 114 54" draw:points="114,0 110,1 106,3 101,6 97,9 92,12 88,16 79,24 71,33 64,41 62,45 59,49 58,52 57,53 57,54 56,52 54,49 49,41 43,33 35,24 26,16 22,12 17,9 13,6 8,3 4,1 2,0 0,0">
          <text:p/>
        </draw:polyline>
        <draw:polyline draw:style-name="gr9" draw:text-style-name="P3" draw:layer="layout" svg:width="0.113cm" svg:height="0.053cm" svg:x="11.019cm" svg:y="28.119cm" svg:viewBox="0 0 114 54" draw:points="114,0 110,1 105,3 101,6 96,9 92,12 87,16 78,24 70,33 64,41 59,49 57,52 56,54 55,52 54,49 52,45 49,41 43,33 35,24 26,16 22,12 17,9 13,6 8,3 4,1 2,0 0,0">
          <text:p/>
        </draw:polyline>
        <draw:polyline draw:style-name="gr9" draw:text-style-name="P3" draw:layer="layout" svg:width="0.112cm" svg:height="0.053cm" svg:x="11.286cm" svg:y="28.119cm" svg:viewBox="0 0 113 54" draw:points="113,0 111,0 109,1 105,3 100,6 96,9 92,12 87,16 79,24 71,33 64,41 60,49 58,52 57,54 57,53 56,52 55,49 52,45 50,41 43,33 35,24 26,16 22,12 17,9 13,6 8,3 4,1 0,0">
          <text:p/>
        </draw:polyline>
        <draw:polyline draw:style-name="gr9" draw:text-style-name="P3" draw:layer="layout" svg:width="0.112cm" svg:height="0.053cm" svg:x="11.553cm" svg:y="28.119cm" svg:viewBox="0 0 113 54" draw:points="113,0 111,0 109,1 105,3 100,6 96,9 91,12 87,16 78,24 71,33 64,41 61,45 59,49 58,52 57,54 56,52 54,49 50,41 43,33 35,24 27,16 22,12 18,9 13,6 9,3 4,1 0,0">
          <text:p/>
        </draw:polyline>
        <draw:polyline draw:style-name="gr9" draw:text-style-name="P3" draw:layer="layout" svg:width="0.113cm" svg:height="0.053cm" svg:x="11.819cm" svg:y="28.119cm" svg:viewBox="0 0 114 54" draw:points="114,0 110,1 106,3 101,6 97,9 87,16 79,24 71,33 64,41 59,49 57,52 56,54 55,52 54,49 52,45 49,41 43,33 35,24 26,16 22,12 17,9 13,6 8,3 4,1 2,0 0,0">
          <text:p/>
        </draw:polyline>
        <draw:polyline draw:style-name="gr9" draw:text-style-name="P3" draw:layer="layout" svg:width="0.113cm" svg:height="0.053cm" svg:x="12.219cm" svg:y="28.119cm" svg:viewBox="0 0 114 54" draw:points="114,0 112,0 110,1 106,3 101,6 97,9 92,12 88,16 79,24 71,33 65,41 60,49 58,52 57,54 56,52 55,49 53,45 50,41 43,33 36,24 27,16 22,12 18,9 13,6 9,3 4,1 0,0">
          <text:p/>
        </draw:polyline>
        <draw:polyline draw:style-name="gr9" draw:text-style-name="P3" draw:layer="layout" svg:width="0.112cm" svg:height="0.053cm" svg:x="12.486cm" svg:y="28.119cm" svg:viewBox="0 0 113 54" draw:points="113,0 111,0 109,1 105,3 100,6 96,9 91,12 87,16 78,24 70,33 64,41 59,49 57,52 56,54 55,52 54,49 52,45 49,41 43,33 35,24 26,16 22,12 17,9 13,6 8,3 4,1 2,0 0,0">
          <text:p/>
        </draw:polyline>
        <draw:polyline draw:style-name="gr9" draw:text-style-name="P3" draw:layer="layout" svg:width="0.112cm" svg:height="0.053cm" svg:x="12.753cm" svg:y="28.119cm" svg:viewBox="0 0 113 54" draw:points="113,0 111,0 109,1 105,3 100,6 96,9 91,12 87,16 78,24 71,33 64,41 61,45 59,49 58,52 57,54 56,52 54,49 49,41 43,33 35,24 26,16 22,12 17,9 13,6 8,3 4,1 2,0 0,0">
          <text:p/>
        </draw:polyline>
        <draw:polyline draw:style-name="gr9" draw:text-style-name="P3" draw:layer="layout" svg:width="0.113cm" svg:height="0.053cm" svg:x="13.019cm" svg:y="28.119cm" svg:viewBox="0 0 114 54" draw:points="114,0 110,1 105,3 101,6 96,9 92,12 87,16 78,24 71,33 64,41 61,45 59,49 58,52 57,54 56,52 54,49 49,41 43,33 35,24 26,16 22,12 17,9 13,6 8,3 4,1 2,0 0,0">
          <text:p/>
        </draw:polyline>
        <draw:polyline draw:style-name="gr9" draw:text-style-name="P3" draw:layer="layout" svg:width="0.113cm" svg:height="0.053cm" svg:x="13.419cm" svg:y="28.119cm" svg:viewBox="0 0 114 54" draw:points="114,0 112,0 110,1 106,3 101,6 97,9 92,12 88,16 79,24 72,33 65,41 62,45 60,49 59,52 58,54 57,52 55,49 50,41 43,33 35,24 27,16 17,9 13,6 8,3 4,1 0,0">
          <text:p/>
        </draw:polyline>
        <draw:polyline draw:style-name="gr9" draw:text-style-name="P3" draw:layer="layout" svg:width="0.112cm" svg:height="0.053cm" svg:x="13.686cm" svg:y="28.119cm" svg:viewBox="0 0 113 54" draw:points="113,0 111,0 109,1 105,3 100,6 96,9 92,12 87,16 79,24 71,33 64,41 60,49 58,52 57,54 56,52 55,49 53,45 50,41 43,33 36,24 27,16 22,12 18,9 13,6 9,3 4,1 0,0">
          <text:p/>
        </draw:polyline>
        <draw:polyline draw:style-name="gr9" draw:text-style-name="P3" draw:layer="layout" svg:width="0.112cm" svg:height="0.053cm" svg:x="13.953cm" svg:y="28.119cm" svg:viewBox="0 0 113 54" draw:points="113,0 109,1 105,3 100,6 96,9 91,12 87,16 78,24 70,33 63,41 61,45 58,49 57,52 56,53 56,54 55,52 53,49 49,41 42,33 34,24 26,16 21,12 17,9 13,6 8,3 4,1 2,0 0,0">
          <text:p/>
        </draw:polyline>
        <draw:polyline draw:style-name="gr9" draw:text-style-name="P3" draw:layer="layout" svg:width="0.113cm" svg:height="0.053cm" svg:x="14.219cm" svg:y="28.119cm" svg:viewBox="0 0 114 54" draw:points="114,0 112,0 110,1 106,3 101,6 97,9 92,12 88,16 79,24 72,33 65,41 62,45 60,49 59,52 58,54 57,52 55,49 50,41 43,33 35,24 27,16 17,9 13,6 8,3 4,1 0,0">
          <text:p/>
        </draw:polyline>
        <draw:polyline draw:style-name="gr9" draw:text-style-name="P3" draw:layer="layout" svg:width="0.113cm" svg:height="0.053cm" svg:x="14.619cm" svg:y="28.119cm" svg:viewBox="0 0 114 54" draw:points="114,0 110,1 106,3 101,6 97,9 92,12 88,16 79,24 71,33 64,41 62,45 59,49 58,52 57,53 57,54 56,52 54,49 49,41 43,33 35,24 26,16 22,12 17,9 13,6 8,3 4,1 2,0 0,0">
          <text:p/>
        </draw:polyline>
        <draw:polyline draw:style-name="gr9" draw:text-style-name="P3" draw:layer="layout" svg:width="0.112cm" svg:height="0.053cm" svg:x="14.886cm" svg:y="28.119cm" svg:viewBox="0 0 113 54" draw:points="113,0 111,0 109,1 105,3 100,6 96,9 92,12 87,16 79,24 71,33 64,41 60,49 58,52 57,54 57,53 56,52 55,49 52,45 50,41 43,33 35,24 26,16 22,12 17,9 13,6 8,3 4,1 0,0">
          <text:p/>
        </draw:polyline>
        <draw:polyline draw:style-name="gr9" draw:text-style-name="P3" draw:layer="layout" svg:width="0.112cm" svg:height="0.053cm" svg:x="15.153cm" svg:y="28.119cm" svg:viewBox="0 0 113 54" draw:points="113,0 109,1 104,3 100,6 95,9 91,12 86,16 77,24 70,33 63,41 60,45 58,49 57,52 56,54 55,52 53,49 49,41 42,33 34,24 26,16 21,12 17,9 13,6 8,3 4,1 2,0 0,0">
          <text:p/>
        </draw:polyline>
        <draw:polyline draw:style-name="gr9" draw:text-style-name="P3" draw:layer="layout" svg:width="0.113cm" svg:height="0.053cm" svg:x="15.419cm" svg:y="28.119cm" svg:viewBox="0 0 114 54" draw:points="114,0 110,1 106,3 101,6 97,9 92,12 88,16 79,24 71,33 64,41 62,45 59,49 58,52 57,53 57,54 56,52 54,49 49,41 43,33 35,24 26,16 22,12 17,9 13,6 8,3 4,1 2,0 0,0">
          <text:p/>
        </draw:polyline>
        <draw:polyline draw:style-name="gr9" draw:text-style-name="P3" draw:layer="layout" svg:width="0.113cm" svg:height="0.053cm" svg:x="15.819cm" svg:y="28.117cm" svg:viewBox="0 0 114 54" draw:points="114,0 110,1 105,3 101,6 96,9 92,12 87,16 78,24 70,33 64,41 59,49 57,52 56,54 55,52 54,49 52,45 49,41 43,33 35,24 26,16 22,12 17,9 13,6 8,3 4,1 2,0 0,0">
          <text:p/>
        </draw:polyline>
        <draw:polyline draw:style-name="gr9" draw:text-style-name="P3" draw:layer="layout" svg:width="0.112cm" svg:height="0.053cm" svg:x="16.086cm" svg:y="28.117cm" svg:viewBox="0 0 113 54" draw:points="113,0 111,0 109,1 105,3 100,6 96,9 92,12 87,16 79,24 71,33 64,41 60,49 58,52 57,54 57,53 56,52 55,49 52,45 50,41 43,33 35,24 26,16 22,12 17,9 13,6 8,3 4,1 0,0">
          <text:p/>
        </draw:polyline>
        <draw:polyline draw:style-name="gr9" draw:text-style-name="P3" draw:layer="layout" svg:width="0.112cm" svg:height="0.053cm" svg:x="16.353cm" svg:y="28.117cm" svg:viewBox="0 0 113 54" draw:points="113,0 111,0 109,1 105,3 100,6 96,9 91,12 87,16 78,24 71,33 64,41 61,45 59,49 58,52 57,54 56,52 54,49 50,41 43,33 35,24 27,16 22,12 18,9 13,6 9,3 4,1 0,0">
          <text:p/>
        </draw:polyline>
        <draw:polyline draw:style-name="gr9" draw:text-style-name="P3" draw:layer="layout" svg:width="0.113cm" svg:height="0.053cm" svg:x="16.619cm" svg:y="28.117cm" svg:viewBox="0 0 114 54" draw:points="114,0 110,1 106,3 101,6 97,9 87,16 79,24 71,33 64,41 59,49 57,52 56,54 55,52 54,49 52,45 49,41 43,33 35,24 26,16 22,12 17,9 13,6 8,3 4,1 2,0 0,0">
          <text:p/>
        </draw:polyline>
        <draw:polyline draw:style-name="gr9" draw:text-style-name="P3" draw:layer="layout" svg:width="0.113cm" svg:height="0.053cm" svg:x="17.019cm" svg:y="28.117cm" svg:viewBox="0 0 114 54" draw:points="114,0 112,0 110,1 106,3 101,6 97,9 92,12 88,16 79,24 71,33 65,41 60,49 58,52 57,54 56,52 55,49 53,45 50,41 43,33 36,24 27,16 22,12 18,9 13,6 9,3 4,1 0,0">
          <text:p/>
        </draw:polyline>
        <draw:polyline draw:style-name="gr9" draw:text-style-name="P3" draw:layer="layout" svg:width="0.112cm" svg:height="0.053cm" svg:x="17.286cm" svg:y="28.117cm" svg:viewBox="0 0 113 54" draw:points="113,0 111,0 109,1 105,3 100,6 96,9 91,12 87,16 78,24 70,33 64,41 59,49 57,52 56,54 55,52 54,49 52,45 49,41 43,33 35,24 26,16 22,12 17,9 13,6 8,3 4,1 2,0 0,0">
          <text:p/>
        </draw:polyline>
        <draw:polyline draw:style-name="gr9" draw:text-style-name="P3" draw:layer="layout" svg:width="0.112cm" svg:height="0.053cm" svg:x="17.553cm" svg:y="28.117cm" svg:viewBox="0 0 113 54" draw:points="113,0 111,0 109,1 105,3 100,6 96,9 91,12 87,16 78,24 71,33 64,41 61,45 59,49 58,52 57,54 56,52 54,49 49,41 43,33 35,24 26,16 22,12 17,9 13,6 8,3 4,1 2,0 0,0">
          <text:p/>
        </draw:polyline>
        <draw:polyline draw:style-name="gr9" draw:text-style-name="P3" draw:layer="layout" svg:width="0.113cm" svg:height="0.053cm" svg:x="17.819cm" svg:y="28.117cm" svg:viewBox="0 0 114 54" draw:points="114,0 110,1 105,3 101,6 96,9 92,12 87,16 78,24 71,33 64,41 61,45 59,49 58,52 57,54 56,52 54,49 49,41 43,33 35,24 26,16 22,12 17,9 13,6 8,3 4,1 2,0 0,0">
          <text:p/>
        </draw:polyline>
        <draw:polyline draw:style-name="gr9" draw:text-style-name="P3" draw:layer="layout" svg:width="0.113cm" svg:height="0.053cm" svg:x="18.219cm" svg:y="28.117cm" svg:viewBox="0 0 114 54" draw:points="114,0 112,0 110,1 106,3 101,6 97,9 92,12 88,16 79,24 72,33 65,41 62,45 60,49 59,52 58,54 57,52 55,49 50,41 43,33 35,24 27,16 17,9 13,6 8,3 4,1 0,0">
          <text:p/>
        </draw:polyline>
        <draw:polyline draw:style-name="gr9" draw:text-style-name="P3" draw:layer="layout" svg:width="0.112cm" svg:height="0.053cm" svg:x="18.486cm" svg:y="28.117cm" svg:viewBox="0 0 113 54" draw:points="113,0 111,0 109,1 105,3 100,6 96,9 92,12 87,16 79,24 71,33 64,41 60,49 58,52 57,54 56,52 55,49 53,45 50,41 43,33 36,24 27,16 22,12 18,9 13,6 9,3 4,1 0,0">
          <text:p/>
        </draw:polyline>
        <draw:polyline draw:style-name="gr9" draw:text-style-name="P3" draw:layer="layout" svg:width="0.112cm" svg:height="0.053cm" svg:x="18.753cm" svg:y="28.117cm" svg:viewBox="0 0 113 54" draw:points="113,0 109,1 105,3 100,6 96,9 91,12 87,16 78,24 70,33 63,41 61,45 58,49 57,52 56,53 56,54 55,52 53,49 49,41 42,33 34,24 26,16 21,12 17,9 13,6 8,3 4,1 2,0 0,0">
          <text:p/>
        </draw:polyline>
        <draw:polyline draw:style-name="gr9" draw:text-style-name="P3" draw:layer="layout" svg:width="0.113cm" svg:height="0.053cm" svg:x="19.019cm" svg:y="28.117cm" svg:viewBox="0 0 114 54" draw:points="114,0 112,0 110,1 106,3 101,6 97,9 92,12 88,16 79,24 72,33 65,41 62,45 60,49 59,52 58,54 57,52 55,49 50,41 43,33 35,24 27,16 17,9 13,6 8,3 4,1 0,0">
          <text:p/>
        </draw:polyline>
        <draw:polyline draw:style-name="gr27" draw:text-style-name="P3" draw:layer="layout" svg:width="0.113cm" svg:height="0.053cm" svg:x="19.419cm" svg:y="28.117cm" svg:viewBox="0 0 114 54" draw:points="114,0 110,1 106,3 101,6 97,9 92,12 88,16 79,24 71,33 64,41 62,45 59,49 58,52 57,53 57,54 56,52 54,49 49,41 43,33 35,24 26,16 22,12 17,9 13,6 8,3 4,1 2,0 0,0">
          <text:p/>
        </draw:polyline>
        <draw:polyline draw:style-name="gr27" draw:text-style-name="P3" draw:layer="layout" svg:width="0.112cm" svg:height="0.053cm" svg:x="19.686cm" svg:y="28.117cm" svg:viewBox="0 0 113 54" draw:points="113,0 111,0 109,1 105,3 100,6 96,9 92,12 87,16 79,24 71,33 64,41 60,49 58,52 57,54 57,53 56,52 55,49 52,45 50,41 43,33 35,24 26,16 22,12 17,9 13,6 8,3 4,1 0,0">
          <text:p/>
        </draw:polyline>
        <draw:polyline draw:style-name="gr27" draw:text-style-name="P3" draw:layer="layout" svg:width="0.112cm" svg:height="0.053cm" svg:x="19.953cm" svg:y="28.117cm" svg:viewBox="0 0 113 54" draw:points="113,0 109,1 104,3 100,6 95,9 91,12 86,16 77,24 70,33 63,41 60,45 58,49 57,52 56,54 55,52 53,49 49,41 42,33 34,24 26,16 21,12 17,9 13,6 8,3 4,1 2,0 0,0">
          <text:p/>
        </draw:polyline>
        <draw:polyline draw:style-name="gr27" draw:text-style-name="P3" draw:layer="layout" svg:width="0.113cm" svg:height="0.053cm" svg:x="20.219cm" svg:y="28.117cm" svg:viewBox="0 0 114 54" draw:points="114,0 110,1 106,3 101,6 97,9 92,12 88,16 79,24 71,33 64,41 62,45 59,49 58,52 57,53 57,54 56,52 54,49 49,41 43,33 35,24 26,16 22,12 17,9 13,6 8,3 4,1 2,0 0,0">
          <text:p/>
        </draw:polyline>
        <draw:frame draw:style-name="gr28" draw:text-style-name="P17" draw:layer="layout" svg:width="1.5cm" svg:height="0.314cm" svg:x="19.2cm" svg:y="1.65cm">
          <draw:text-box>
            <text:p><text:span text:style-name="T4">x3 x2 x1 x0</text:span></text:p>
          </draw:text-box>
        </draw:frame>
        <draw:frame draw:style-name="gr29" draw:text-style-name="P17" draw:layer="layout" svg:width="0.5cm" svg:height="0.438cm" svg:x="20.4cm" svg:y="7.262cm">
          <draw:text-box>
            <text:p><text:span text:style-name="T4">y0</text:span></text:p>
          </draw:text-box>
        </draw:frame>
        <draw:frame draw:style-name="gr29" draw:text-style-name="P17" draw:layer="layout" svg:width="0.5cm" svg:height="0.438cm" svg:x="15.5cm" svg:y="7.262cm">
          <draw:text-box>
            <text:p><text:span text:style-name="T4">y1</text:span></text:p>
          </draw:text-box>
        </draw:frame>
        <draw:frame draw:style-name="gr29" draw:text-style-name="P17" draw:layer="layout" svg:width="0.5cm" svg:height="0.438cm" svg:x="10.7cm" svg:y="7.262cm">
          <draw:text-box>
            <text:p><text:span text:style-name="T4">y2</text:span></text:p>
          </draw:text-box>
        </draw:frame>
        <draw:frame draw:style-name="gr29" draw:text-style-name="P17" draw:layer="layout" svg:width="0.5cm" svg:height="0.438cm" svg:x="5.9cm" svg:y="7.262cm">
          <draw:text-box>
            <text:p><text:span text:style-name="T4">y3</text:span></text:p>
          </draw:text-box>
        </draw:frame>
        <draw:frame draw:style-name="gr30" draw:text-style-name="P19" draw:layer="layout" svg:width="1.059cm" svg:height="0.314cm" draw:transform="rotate (-1.5707963267949) translate (20.678cm 12.141cm)">
          <draw:text-box>
            <text:p text:style-name="P18"><text:span text:style-name="T4">c0 + y0</text:span></text:p>
          </draw:text-box>
        </draw:frame>
        <draw:frame draw:style-name="gr31" draw:text-style-name="P19" draw:layer="layout" svg:width="1.209cm" svg:height="0.314cm" draw:transform="rotate (-1.5707963267949) translate (19.478cm 11.942cm)">
          <draw:text-box>
            <text:p text:style-name="P18"><text:span text:style-name="T4">c1 + c2 y1</text:span></text:p>
          </draw:text-box>
        </draw:frame>
        <draw:frame draw:style-name="gr31" draw:text-style-name="P19" draw:layer="layout" svg:width="1.209cm" svg:height="0.314cm" draw:transform="rotate (-1.5707963267949) translate (18.278cm 11.943cm)">
          <draw:text-box>
            <text:p text:style-name="P18"><text:span text:style-name="T4">c3 + c4 y2</text:span></text:p>
          </draw:text-box>
        </draw:frame>
        <draw:frame draw:style-name="gr31" draw:text-style-name="P19" draw:layer="layout" svg:width="1.209cm" svg:height="0.314cm" draw:transform="rotate (-1.5707963267949) translate (17.078cm 11.944cm)">
          <draw:text-box>
            <text:p text:style-name="P18"><text:span text:style-name="T4">c5 + c6 y3</text:span></text:p>
          </draw:text-box>
        </draw:frame>
        <draw:frame draw:style-name="gr30" draw:text-style-name="P19" draw:layer="layout" svg:width="1.209cm" svg:height="0.314cm" draw:transform="rotate (-1.5707963267949) translate (15.878cm 12.141cm)">
          <draw:text-box>
            <text:p text:style-name="P18"><text:span text:style-name="T4">c7 + c8 y0</text:span></text:p>
          </draw:text-box>
        </draw:frame>
        <draw:frame draw:style-name="gr31" draw:text-style-name="P19" draw:layer="layout" svg:width="1.352cm" svg:height="0.314cm" draw:transform="rotate (-1.5707963267949) translate (14.678cm 11.942cm)">
          <draw:text-box>
            <text:p text:style-name="P18"><text:span text:style-name="T4">c9 + c10 y1</text:span></text:p>
          </draw:text-box>
        </draw:frame>
        <draw:frame draw:style-name="gr31" draw:text-style-name="P19" draw:layer="layout" svg:width="1.496cm" svg:height="0.314cm" draw:transform="rotate (-1.5707963267949) translate (13.478cm 11.943cm)">
          <draw:text-box>
            <text:p text:style-name="P18"><text:span text:style-name="T4">c11 + c12 y2</text:span></text:p>
          </draw:text-box>
        </draw:frame>
        <draw:frame draw:style-name="gr31" draw:text-style-name="P19" draw:layer="layout" svg:width="1.496cm" svg:height="0.314cm" draw:transform="rotate (-1.5707963267949) translate (12.278cm 11.944cm)">
          <draw:text-box>
            <text:p text:style-name="P18"><text:span text:style-name="T4">c13 + c14 y3</text:span></text:p>
          </draw:text-box>
        </draw:frame>
        <draw:frame draw:style-name="gr30" draw:text-style-name="P19" draw:layer="layout" svg:width="1.496cm" svg:height="0.314cm" draw:transform="rotate (-1.5707963267949) translate (11.078cm 12.141cm)">
          <draw:text-box>
            <text:p text:style-name="P18"><text:span text:style-name="T4">c15 + c16 y0</text:span></text:p>
          </draw:text-box>
        </draw:frame>
        <draw:frame draw:style-name="gr31" draw:text-style-name="P19" draw:layer="layout" svg:width="1.496cm" svg:height="0.314cm" draw:transform="rotate (-1.5707963267949) translate (9.878cm 11.942cm)">
          <draw:text-box>
            <text:p text:style-name="P18"><text:span text:style-name="T4">c17 + c18 y1</text:span></text:p>
          </draw:text-box>
        </draw:frame>
        <draw:frame draw:style-name="gr31" draw:text-style-name="P19" draw:layer="layout" svg:width="1.496cm" svg:height="0.314cm" draw:transform="rotate (-1.5707963267949) translate (8.678cm 11.943cm)">
          <draw:text-box>
            <text:p text:style-name="P18"><text:span text:style-name="T4">c19 + c20 y2</text:span></text:p>
          </draw:text-box>
        </draw:frame>
        <draw:frame draw:style-name="gr31" draw:text-style-name="P19" draw:layer="layout" svg:width="1.496cm" svg:height="0.314cm" draw:transform="rotate (-1.5707963267949) translate (7.478cm 11.944cm)">
          <draw:text-box>
            <text:p text:style-name="P18"><text:span text:style-name="T4">c21 + c22 y3</text:span></text:p>
          </draw:text-box>
        </draw:frame>
        <draw:frame draw:style-name="gr30" draw:text-style-name="P19" draw:layer="layout" svg:width="1.496cm" svg:height="0.314cm" draw:transform="rotate (-1.5707963267949) translate (6.278cm 12.141cm)">
          <draw:text-box>
            <text:p text:style-name="P18"><text:span text:style-name="T4">c23 + c24 y0</text:span></text:p>
          </draw:text-box>
        </draw:frame>
        <draw:frame draw:style-name="gr31" draw:text-style-name="P19" draw:layer="layout" svg:width="1.496cm" svg:height="0.314cm" draw:transform="rotate (-1.5707963267949) translate (5.078cm 11.942cm)">
          <draw:text-box>
            <text:p text:style-name="P18"><text:span text:style-name="T4">c25 + c26 y1</text:span></text:p>
          </draw:text-box>
        </draw:frame>
        <draw:frame draw:style-name="gr31" draw:text-style-name="P19" draw:layer="layout" svg:width="1.496cm" svg:height="0.314cm" draw:transform="rotate (-1.5707963267949) translate (3.878cm 11.943cm)">
          <draw:text-box>
            <text:p text:style-name="P18"><text:span text:style-name="T4">c27 + c28 y2</text:span></text:p>
          </draw:text-box>
        </draw:frame>
        <draw:frame draw:style-name="gr31" draw:text-style-name="P19" draw:layer="layout" svg:width="1.496cm" svg:height="0.314cm" draw:transform="rotate (-1.5707963267949) translate (2.678cm 11.944cm)">
          <draw:text-box>
            <text:p text:style-name="P18"><text:span text:style-name="T4">c29 + c30 y3</text:span></text:p>
          </draw:text-box>
        </draw:frame>
        <draw:g>
          <svg:title>TexMaths</svg:title>
          <svg:desc>14§display§(N_0^0)§svg§600§FALSE§</svg:desc>
          <draw:g>
            <draw:path draw:style-name="gr32" draw:text-style-name="P20" draw:layer="layout" svg:width="0.95cm" svg:height="0.506cm" svg:x="19.364cm" svg:y="4.428cm" svg:viewBox="0 0 951 507" svg:d="M0 0c317 0 634 0 951 0 0 169 0 338 0 507-317 0-634 0-951 0 0-169 0-338 0-507z">
              <text:p/>
            </draw:path>
            <draw:path draw:style-name="gr33" draw:text-style-name="P21" draw:layer="layout" svg:width="0.112cm" svg:height="0.488cm" svg:x="19.388cm" svg:y="4.466cm" svg:viewBox="0 0 113 489" svg:d="M113 484c0-1 0-2-8-11-62-61-77-153-77-229 0-85 18-170 80-231 5-6 5-7 5-9 0-3-1-4-4-4-6 0-49 34-78 95-25 54-31 107-31 149 0 38 6 98 32 152 30 60 71 93 77 93 3 0 4-2 4-5z">
              <text:p/>
            </draw:path>
            <draw:path draw:style-name="gr33" draw:text-style-name="P21" draw:layer="layout" svg:width="0.413cm" svg:height="0.333cm" svg:x="19.549cm" svg:y="4.498cm" svg:viewBox="0 0 414 334" svg:d="M352 52c6-20 14-35 54-37 2 0 8 0 8-9-2-2 0-6-7-6-15 0-34 1-49 1-17 0-34-1-50-1-3 0-9 0-9 10 0 5 4 5 9 5 28 0 33 12 33 21 0 3-1 10-1 11-18 73-37 146-55 218-36-85-72-170-109-255-4-9-4-10-15-10-22 0-44 0-66 0-10 0-15 0-15 10 0 5 5 5 14 5 2 0 33 0 33 5-22 87-44 175-65 262-5 20-13 36-54 38-2 0-8 0-8 9 0 3 3 5 7 5 15 0 32-2 49-2s35 2 50 2c3 0 9 0 9-10 0-4-5-4-10-4-28-2-32-13-32-23 0-2 1-5 3-11 21-86 42-172 64-258 1 3 1 4 4 8 41 97 82 193 123 289 3 9 4 9 8 9 6 0 6-2 9-10 23-91 46-182 68-272z">
              <text:p/>
            </draw:path>
            <draw:path draw:style-name="gr33" draw:text-style-name="P21" draw:layer="layout" svg:width="0.158cm" svg:height="0.234cm" svg:x="19.996cm" svg:y="4.403cm" svg:viewBox="0 0 159 235" svg:d="M159 119c0-38-4-66-21-90-9-15-32-29-58-29-80 0-80 94-80 119 0 24 0 116 80 116 79 0 79-93 79-116zM80 225c-17 0-38-10-44-38-5-19-5-47-5-74 0-24 0-50 5-70 7-26 30-33 44-33 18 0 36 11 42 30 5 19 5 44 5 73 0 27 0 52-4 73-7 30-29 39-43 39z">
              <text:p/>
            </draw:path>
            <draw:path draw:style-name="gr33" draw:text-style-name="P21" draw:layer="layout" svg:width="0.16cm" svg:height="0.234cm" svg:x="19.941cm" svg:y="4.725cm" svg:viewBox="0 0 161 235" svg:d="M161 119c0-38-6-65-21-90-11-15-32-29-59-29-81 0-81 94-81 119s1 116 81 116c81 0 80-91 80-116zM81 225c-17 0-38-9-45-38-4-19-4-47-4-73 0-25 0-51 6-69 7-28 28-35 43-35 18 0 36 11 42 30 6 20 6 44 6 74 0 26 0 51-5 72-7 32-30 39-43 39z">
              <text:p/>
            </draw:path>
            <draw:path draw:style-name="gr33" draw:text-style-name="P21" draw:layer="layout" svg:width="0.112cm" svg:height="0.488cm" svg:x="20.227cm" svg:y="4.466cm" svg:viewBox="0 0 113 489" svg:d="M113 244c0-37-5-97-32-152-29-60-71-92-77-92-3 0-4 1-4 4 0 2 0 3 8 11 49 49 77 127 77 229 0 84-18 169-79 232-6 6-6 7-6 8 0 3 1 5 4 5 6 0 49-34 79-95 25-55 30-109 30-150z">
              <text:p/>
            </draw:path>
          </draw:g>
        </draw:g>
        <draw:g>
          <svg:title>TexMaths</svg:title>
          <svg:desc>14§display§(N_0^1)§svg§600§FALSE§</svg:desc>
          <draw:g>
            <draw:path draw:style-name="gr32" draw:text-style-name="P20" draw:layer="layout" svg:width="0.95cm" svg:height="0.506cm" svg:x="19.364cm" svg:y="9.496cm" svg:viewBox="0 0 951 507" svg:d="M0 0c317 0 634 0 951 0 0 169 0 338 0 507-317 0-634 0-951 0 0-169 0-338 0-507z">
              <text:p/>
            </draw:path>
            <draw:path draw:style-name="gr33" draw:text-style-name="P21" draw:layer="layout" svg:width="0.112cm" svg:height="0.488cm" svg:x="19.388cm" svg:y="9.534cm" svg:viewBox="0 0 113 489" svg:d="M113 484c0-1 0-2-8-11-62-61-77-153-77-229 0-85 18-170 80-231 5-6 5-7 5-9 0-3-1-4-4-4-6 0-49 34-78 95-25 54-31 107-31 149 0 38 6 98 32 152 30 60 71 93 77 93 3 0 4-2 4-5z">
              <text:p/>
            </draw:path>
            <draw:path draw:style-name="gr33" draw:text-style-name="P21" draw:layer="layout" svg:width="0.413cm" svg:height="0.333cm" svg:x="19.549cm" svg:y="9.566cm" svg:viewBox="0 0 414 334" svg:d="M352 52c6-20 14-35 54-37 2 0 8 0 8-9-2-2 0-6-7-6-15 0-34 1-49 1-17 0-34-1-50-1-3 0-9 0-9 10 0 5 4 5 9 5 28 0 33 12 33 21 0 3-1 10-1 11-18 73-37 146-55 218-36-85-72-170-109-255-4-9-4-10-15-10-22 0-44 0-66 0-10 0-15 0-15 10 0 5 5 5 14 5 2 0 33 0 33 5-22 87-44 175-65 262-5 20-13 36-54 38-2 0-8 0-8 9 0 3 3 5 7 5 15 0 32-2 49-2s35 2 50 2c3 0 9 0 9-10 0-4-5-4-10-4-28-2-32-13-32-23 0-2 1-5 3-11 21-86 42-172 64-258 1 3 1 4 4 8 41 97 82 193 123 289 3 9 4 9 8 9 6 0 6-2 9-10 23-91 46-182 68-272z">
              <text:p/>
            </draw:path>
            <draw:path draw:style-name="gr33" draw:text-style-name="P21" draw:layer="layout" svg:width="0.123cm" svg:height="0.227cm" svg:x="20.016cm" svg:y="9.471cm" svg:viewBox="0 0 124 228" svg:d="M77 10c0-10 0-10-10-10-22 21-53 22-67 22 0 5 0 9 0 13 8 0 31 0 49-10 0 58 0 116 0 175 0 11 0 15-34 15-4 0-9 0-14 0 0 4 0 8 0 13 7 0 49-2 62-2 11 0 54 2 61 2 0-5 0-9 0-13-4 0-8 0-12 0-35 0-35-4-35-15 0-64 0-127 0-190z">
              <text:p/>
            </draw:path>
            <draw:path draw:style-name="gr33" draw:text-style-name="P21" draw:layer="layout" svg:width="0.16cm" svg:height="0.234cm" svg:x="19.941cm" svg:y="9.793cm" svg:viewBox="0 0 161 235" svg:d="M161 119c0-38-6-65-21-90-11-15-32-29-59-29-81 0-81 94-81 119s1 116 81 116c81 0 80-91 80-116zM81 225c-17 0-38-9-45-38-4-19-4-47-4-73 0-25 0-51 6-69 7-28 28-35 43-35 18 0 36 11 42 30 6 20 6 44 6 74 0 26 0 51-5 72-7 32-30 39-43 39z">
              <text:p/>
            </draw:path>
            <draw:path draw:style-name="gr33" draw:text-style-name="P21" draw:layer="layout" svg:width="0.112cm" svg:height="0.488cm" svg:x="20.227cm" svg:y="9.534cm" svg:viewBox="0 0 113 489" svg:d="M113 244c0-37-5-97-32-152-29-60-71-92-77-92-3 0-4 1-4 4 0 2 0 3 8 11 49 49 77 127 77 229 0 84-18 169-79 232-6 6-6 7-6 8 0 3 1 5 4 5 6 0 49-34 79-95 25-55 30-109 30-150z">
              <text:p/>
            </draw:path>
          </draw:g>
        </draw:g>
        <draw:g>
          <svg:title>TexMaths</svg:title>
          <svg:desc>14§display§(N_0^4)§svg§600§FALSE§</svg:desc>
          <draw:g>
            <draw:path draw:style-name="gr32" draw:text-style-name="P20" draw:layer="layout" svg:width="0.95cm" svg:height="0.51cm" svg:x="14.56cm" svg:y="9.473cm" svg:viewBox="0 0 951 511" svg:d="M0 0c317 0 634 0 951 0 0 170 0 341 0 511-317 0-634 0-951 0 0-170 0-341 0-511z">
              <text:p/>
            </draw:path>
            <draw:path draw:style-name="gr33" draw:text-style-name="P21" draw:layer="layout" svg:width="0.112cm" svg:height="0.489cm" svg:x="14.584cm" svg:y="9.514cm" svg:viewBox="0 0 113 490" svg:d="M113 486c0-2 0-3-8-12-62-61-77-154-77-228 0-86 18-171 80-232 5-6 5-7 5-8 0-5-1-6-4-6-6 0-49 33-78 96-25 53-31 108-31 150 0 37 6 96 32 152 30 60 71 92 77 92 3 0 4-2 4-4z">
              <text:p/>
            </draw:path>
            <draw:path draw:style-name="gr33" draw:text-style-name="P21" draw:layer="layout" svg:width="0.413cm" svg:height="0.333cm" svg:x="14.745cm" svg:y="9.547cm" svg:viewBox="0 0 414 334" svg:d="M352 52c6-20 14-35 54-37 2 0 8-1 8-9 0-2 0-6-7-6-15 0-34 1-49 1-17 0-34-1-50-1-3 0-9 0-9 10 0 5 4 5 9 5 28 0 33 10 33 21 0 2-1 9-1 10-18 73-37 146-55 219-36-85-72-171-109-257-4-8-4-8-15-8-22 0-44 0-66 0-10 0-15 0-15 10 0 5 5 5 14 5 2 0 33 0 33 5-22 87-44 174-65 262-5 19-13 35-54 36-2 0-8 2-8 11 0 3 3 5 7 5 15 0 32-2 49-2s35 2 50 2c3 0 9 0 9-10 0-4-5-6-10-6-28 0-32-11-32-21 0-3 1-5 3-11 21-86 42-172 64-258 1 3 1 4 4 8 41 97 82 193 123 289 3 9 4 9 8 9 6 0 6-2 9-10 23-91 46-182 68-272z">
              <text:p/>
            </draw:path>
            <draw:path draw:style-name="gr33" draw:text-style-name="P21" draw:layer="layout" svg:width="0.167cm" svg:height="0.231cm" svg:x="15.188cm" svg:y="9.448cm" svg:viewBox="0 0 168 232" svg:d="M168 174c0-4 0-8 0-12-13 0-25 0-38 0 0-51 0-102 0-152 0-7 0-10-8-10-5 0-6 0-9 4-37 53-75 105-113 158 0 4 0 8 0 12 34 0 67 0 101 0 0 10 0 19 0 28 0 13 0 17-28 17-4 0-7 0-10 0 0 4 0 8 0 13 18-2 39-2 52-2 12 0 35 0 51 2 0-5 0-9 0-13-2 0-5 0-8 0-28 0-28-4-28-17 0-9 0-18 0-28 13 0 25 0 38 0zM103 38c0 41 0 82 0 124-30 0-60 0-90 0 30-42 60-83 90-124z">
              <text:p/>
            </draw:path>
            <draw:path draw:style-name="gr33" draw:text-style-name="P21" draw:layer="layout" svg:width="0.16cm" svg:height="0.233cm" svg:x="15.137cm" svg:y="9.775cm" svg:viewBox="0 0 161 234" svg:d="M161 119c0-38-6-66-21-90-11-15-32-29-59-29-81 0-81 94-81 119 0 24 1 115 81 115 81 0 80-92 80-115zM81 225c-17 0-38-10-45-38-4-20-4-47-4-73 0-25 0-51 6-71 7-26 28-33 43-33 18 0 36 11 42 30 6 20 6 44 6 74 0 26 0 51-5 72-7 32-30 39-43 39z">
              <text:p/>
            </draw:path>
            <draw:path draw:style-name="gr33" draw:text-style-name="P21" draw:layer="layout" svg:width="0.112cm" svg:height="0.489cm" svg:x="15.423cm" svg:y="9.514cm" svg:viewBox="0 0 113 490" svg:d="M113 246c0-39-5-98-32-154-29-60-71-92-77-92-3 0-4 3-4 6 0 1 0 2 8 11 49 49 77 125 77 229 0 83-18 168-79 231-6 6-6 7-6 9s1 4 4 4c6 0 49-34 79-95 25-54 30-109 30-149z">
              <text:p/>
            </draw:path>
          </draw:g>
        </draw:g>
        <draw:g>
          <svg:title>TexMaths</svg:title>
          <svg:desc>14§display§(N_0^8)§svg§600§FALSE§</svg:desc>
          <draw:g>
            <draw:path draw:style-name="gr32" draw:text-style-name="P20" draw:layer="layout" svg:width="0.95cm" svg:height="0.506cm" svg:x="9.764cm" svg:y="9.471cm" svg:viewBox="0 0 951 507" svg:d="M0 0c317 0 634 0 951 0 0 169 0 338 0 507-317 0-634 0-951 0 0-169 0-338 0-507z">
              <text:p/>
            </draw:path>
            <draw:path draw:style-name="gr33" draw:text-style-name="P21" draw:layer="layout" svg:width="0.112cm" svg:height="0.488cm" svg:x="9.788cm" svg:y="9.509cm" svg:viewBox="0 0 113 489" svg:d="M113 484c0-1 0-2-8-11-62-61-77-153-77-229 0-85 18-170 80-231 5-6 5-7 5-9 0-3-1-4-4-4-6 0-49 34-78 95-25 54-31 107-31 149 0 38 6 98 32 152 30 60 71 93 77 93 3 0 4-2 4-5z">
              <text:p/>
            </draw:path>
            <draw:path draw:style-name="gr33" draw:text-style-name="P21" draw:layer="layout" svg:width="0.413cm" svg:height="0.333cm" svg:x="9.949cm" svg:y="9.541cm" svg:viewBox="0 0 414 334" svg:d="M352 52c6-20 14-35 54-37 2 0 8 0 8-9-2-2 0-6-7-6-15 0-34 1-49 1-17 0-34-1-50-1-3 0-9 0-9 10 0 5 4 5 9 5 28 0 33 12 33 21 0 3-1 10-1 11-18 73-37 146-55 218-36-85-72-170-109-255-4-9-4-10-15-10-22 0-44 0-66 0-10 0-15 0-15 10 0 5 5 5 14 5 2 0 33 0 33 5-22 87-44 175-65 262-5 20-13 36-54 38-2 0-8 0-8 9 0 3 3 5 7 5 15 0 32-2 49-2s35 2 50 2c3 0 9 0 9-10 0-4-5-4-10-4-28-2-32-13-32-23 0-2 1-5 3-11 21-86 42-172 64-258 1 3 1 4 4 8 41 97 82 193 123 289 3 9 4 9 8 9 6 0 6-2 9-10 23-91 46-182 68-272z">
              <text:p/>
            </draw:path>
            <draw:path draw:style-name="gr33" draw:text-style-name="P21" draw:layer="layout" svg:width="0.157cm" svg:height="0.234cm" svg:x="10.396cm" svg:y="9.446cm" svg:viewBox="0 0 158 235" svg:d="M103 103c27-12 45-29 45-51 0-34-35-52-68-52-38 0-69 25-69 57 0 16 7 28 14 35 6 7 9 9 28 20-18 8-53 28-53 62 0 40 41 61 80 61 43 0 78-28 78-66 0-22-13-42-34-53-4-3-15-10-21-13zM48 71c-9-5-19-14-19-26 0-23 26-35 51-35 26 0 50 17 50 42 0 29-24 29-36 44-2 0-2 0-5-1-13-8-27-16-41-24zM64 119c16 9 32 17 48 26 8 6 26 17 26 36 0 26-29 42-58 42-32 0-59-21-59-49 0-25 20-44 43-55z">
              <text:p/>
            </draw:path>
            <draw:path draw:style-name="gr33" draw:text-style-name="P21" draw:layer="layout" svg:width="0.16cm" svg:height="0.234cm" svg:x="10.341cm" svg:y="9.768cm" svg:viewBox="0 0 161 235" svg:d="M161 119c0-38-6-65-21-90-11-15-32-29-59-29-81 0-81 94-81 119s1 116 81 116c81 0 80-91 80-116zM81 225c-17 0-38-9-45-38-4-19-4-47-4-73 0-25 0-51 6-69 7-28 28-35 43-35 18 0 36 11 42 30 6 20 6 44 6 74 0 26 0 51-5 72-7 32-30 39-43 39z">
              <text:p/>
            </draw:path>
            <draw:path draw:style-name="gr33" draw:text-style-name="P21" draw:layer="layout" svg:width="0.112cm" svg:height="0.488cm" svg:x="10.627cm" svg:y="9.509cm" svg:viewBox="0 0 113 489" svg:d="M113 244c0-37-5-97-32-152-29-60-71-92-77-92-3 0-4 1-4 4 0 2 0 3 8 11 49 49 77 127 77 229 0 84-18 169-79 232-6 6-6 7-6 8 0 3 1 5 4 5 6 0 49-34 79-95 25-55 30-109 30-150z">
              <text:p/>
            </draw:path>
          </draw:g>
        </draw:g>
        <draw:g>
          <svg:title>TexMaths</svg:title>
          <svg:desc>14§display§(N_0^{12})§svg§600§FALSE§</svg:desc>
          <draw:g>
            <draw:path draw:style-name="gr32" draw:text-style-name="P20" draw:layer="layout" svg:width="1.146cm" svg:height="0.506cm" svg:x="4.778cm" svg:y="9.475cm" svg:viewBox="0 0 1147 507" svg:d="M0 0c382 0 765 0 1147 0 0 169 0 338 0 507-382 0-765 0-1147 0 0-169 0-338 0-507z">
              <text:p/>
            </draw:path>
            <draw:path draw:style-name="gr33" draw:text-style-name="P21" draw:layer="layout" svg:width="0.112cm" svg:height="0.488cm" svg:x="4.802cm" svg:y="9.513cm" svg:viewBox="0 0 113 489" svg:d="M113 484c0-1 0-2-8-11-62-61-77-153-77-229 0-85 18-170 80-231 5-6 5-7 5-9 0-3-1-4-4-4-6 0-49 34-78 95-25 54-31 107-31 149 0 38 6 98 32 152 30 60 71 93 77 93 3 0 4-2 4-5z">
              <text:p/>
            </draw:path>
            <draw:path draw:style-name="gr33" draw:text-style-name="P21" draw:layer="layout" svg:width="0.413cm" svg:height="0.333cm" svg:x="4.963cm" svg:y="9.545cm" svg:viewBox="0 0 414 334" svg:d="M352 52c6-20 14-35 54-37 2 0 8 0 8-9-2-2 0-6-7-6-15 0-34 1-49 1-17 0-34-1-50-1-3 0-9 0-9 10 0 5 4 5 9 5 28 0 33 12 33 21 0 3-1 10-1 11-18 73-37 146-55 218-36-85-72-170-109-255-4-9-4-10-15-10-22 0-44 0-66 0-10 0-15 0-15 10 0 5 5 5 14 5 3 0 33 0 33 5-22 87-44 175-65 262-5 20-13 36-54 38-2 0-8 0-8 9 0 3 3 5 7 5 15 0 32-2 49-2s35 2 50 2c3 0 9 0 9-10 0-4-5-4-10-4-28-2-32-13-32-23 0-2 1-5 3-11 21-86 42-172 64-258 1 3 1 4 4 8 41 97 82 193 123 289 3 9 4 9 9 9s5-2 8-10c23-91 46-182 68-272z">
              <text:p/>
            </draw:path>
            <draw:path draw:style-name="gr33" draw:text-style-name="P21" draw:layer="layout" svg:width="0.123cm" svg:height="0.227cm" svg:x="5.43cm" svg:y="9.45cm" svg:viewBox="0 0 124 228" svg:d="M77 10c0-10 0-10-10-10-22 21-53 22-67 22 0 5 0 9 0 13 8 0 31 0 49-10 0 58 0 116 0 175 0 11 0 15-34 15-4 0-8 0-12 0 0 4 0 8 0 13 5 0 47-2 60-2 11 0 54 2 61 2 0-5 0-9 0-13-4 0-8 0-12 0-35 0-35-4-35-15 0-64 0-127 0-190z">
              <text:p/>
            </draw:path>
            <draw:path draw:style-name="gr33" draw:text-style-name="P21" draw:layer="layout" svg:width="0.151cm" svg:height="0.227cm" svg:x="5.609cm" svg:y="9.45cm" svg:viewBox="0 0 152 228" svg:d="M152 165c-3 0-7 0-11 0-1 8-4 28-10 32-2 1-29 1-33 1-21 0-42 0-63 0 36-32 48-42 68-57 26-21 49-42 49-74 0-42-36-67-79-67-44 0-73 29-73 61 0 17 15 20 18 20 9 0 20-7 20-18 0-7-3-18-21-18 11-25 33-32 50-32 34 0 52 26 52 54 0 29-21 53-32 66-28 27-55 54-83 81-4 2-4 4-4 14 48 0 95 0 143 0 3-21 6-42 9-63z">
              <text:p/>
            </draw:path>
            <draw:path draw:style-name="gr33" draw:text-style-name="P21" draw:layer="layout" svg:width="0.16cm" svg:height="0.234cm" svg:x="5.356cm" svg:y="9.772cm" svg:viewBox="0 0 161 235" svg:d="M161 119c0-38-6-65-21-90-11-15-32-29-59-29-81 0-81 94-81 119s1 116 81 116c81 0 80-91 80-116zM81 225c-17 0-38-9-45-38-4-19-4-47-4-73 0-25 0-51 6-69 7-28 28-35 43-35 18 0 36 11 42 30 6 20 6 44 6 74 0 26 0 51-5 72-7 32-30 39-43 39z">
              <text:p/>
            </draw:path>
            <draw:path draw:style-name="gr33" draw:text-style-name="P21" draw:layer="layout" svg:width="0.112cm" svg:height="0.488cm" svg:x="5.837cm" svg:y="9.513cm" svg:viewBox="0 0 113 489" svg:d="M113 244c0-37-5-97-32-152-29-60-71-92-77-92-3 0-4 1-4 4 0 2 0 3 8 11 49 49 77 127 77 229 0 84-18 169-79 232-6 6-6 7-6 8 0 3 1 5 4 5 6 0 49-34 79-95 25-55 30-109 30-150z">
              <text:p/>
            </draw:path>
          </draw:g>
        </draw:g>
        <draw:frame draw:style-name="gr34" draw:text-style-name="P19" draw:layer="layout" svg:width="0.4cm" svg:height="0.338cm" svg:x="20.4cm" svg:y="19.262cm">
          <draw:text-box>
            <text:p text:style-name="P22"><text:span text:style-name="T5">z0</text:span></text:p>
          </draw:text-box>
        </draw:frame>
        <draw:frame draw:style-name="gr34" draw:text-style-name="P19" draw:layer="layout" svg:width="0.4cm" svg:height="0.338cm" svg:x="19.1cm" svg:y="19.262cm">
          <draw:text-box>
            <text:p text:style-name="P22"><text:span text:style-name="T5">z1</text:span></text:p>
          </draw:text-box>
        </draw:frame>
        <draw:frame draw:style-name="gr34" draw:text-style-name="P19" draw:layer="layout" svg:width="0.4cm" svg:height="0.338cm" svg:x="17.9cm" svg:y="19.262cm">
          <draw:text-box>
            <text:p text:style-name="P22"><text:span text:style-name="T5">z2</text:span></text:p>
          </draw:text-box>
        </draw:frame>
        <draw:frame draw:style-name="gr34" draw:text-style-name="P19" draw:layer="layout" svg:width="0.4cm" svg:height="0.338cm" svg:x="16.7cm" svg:y="19.262cm">
          <draw:text-box>
            <text:p text:style-name="P22"><text:span text:style-name="T5">z3</text:span></text:p>
          </draw:text-box>
        </draw:frame>
        <draw:frame draw:style-name="gr34" draw:text-style-name="P19" draw:layer="layout" svg:width="0.4cm" svg:height="0.338cm" svg:x="15.5cm" svg:y="19.262cm">
          <draw:text-box>
            <text:p text:style-name="P22"><text:span text:style-name="T5">z4</text:span></text:p>
          </draw:text-box>
        </draw:frame>
        <draw:frame draw:style-name="gr34" draw:text-style-name="P19" draw:layer="layout" svg:width="0.4cm" svg:height="0.338cm" svg:x="14.3cm" svg:y="19.262cm">
          <draw:text-box>
            <text:p text:style-name="P22"><text:span text:style-name="T5">z5</text:span></text:p>
          </draw:text-box>
        </draw:frame>
        <draw:frame draw:style-name="gr34" draw:text-style-name="P19" draw:layer="layout" svg:width="0.4cm" svg:height="0.338cm" svg:x="13.1cm" svg:y="19.262cm">
          <draw:text-box>
            <text:p text:style-name="P22"><text:span text:style-name="T5">z6</text:span></text:p>
          </draw:text-box>
        </draw:frame>
        <draw:frame draw:style-name="gr34" draw:text-style-name="P19" draw:layer="layout" svg:width="0.4cm" svg:height="0.338cm" svg:x="11.9cm" svg:y="19.262cm">
          <draw:text-box>
            <text:p text:style-name="P22"><text:span text:style-name="T5">z7</text:span></text:p>
          </draw:text-box>
        </draw:frame>
        <draw:frame draw:style-name="gr34" draw:text-style-name="P19" draw:layer="layout" svg:width="0.4cm" svg:height="0.338cm" svg:x="10.7cm" svg:y="19.262cm">
          <draw:text-box>
            <text:p text:style-name="P22"><text:span text:style-name="T5">z8</text:span></text:p>
          </draw:text-box>
        </draw:frame>
        <draw:frame draw:style-name="gr34" draw:text-style-name="P19" draw:layer="layout" svg:width="0.4cm" svg:height="0.338cm" svg:x="9.5cm" svg:y="19.262cm">
          <draw:text-box>
            <text:p text:style-name="P22"><text:span text:style-name="T5">z9</text:span></text:p>
          </draw:text-box>
        </draw:frame>
        <draw:frame draw:style-name="gr35" draw:text-style-name="P19" draw:layer="layout" svg:width="0.75cm" svg:height="0.588cm" svg:x="8.3cm" svg:y="19.262cm">
          <draw:text-box>
            <text:p text:style-name="P22"><text:span text:style-name="T5">z10</text:span></text:p>
          </draw:text-box>
        </draw:frame>
        <draw:frame draw:style-name="gr35" draw:text-style-name="P19" draw:layer="layout" svg:width="0.75cm" svg:height="0.588cm" svg:x="7.1cm" svg:y="19.262cm">
          <draw:text-box>
            <text:p text:style-name="P22"><text:span text:style-name="T5">z11</text:span></text:p>
          </draw:text-box>
        </draw:frame>
        <draw:frame draw:style-name="gr35" draw:text-style-name="P19" draw:layer="layout" svg:width="0.75cm" svg:height="0.588cm" svg:x="5.9cm" svg:y="19.262cm">
          <draw:text-box>
            <text:p text:style-name="P22"><text:span text:style-name="T5">z12</text:span></text:p>
          </draw:text-box>
        </draw:frame>
        <draw:frame draw:style-name="gr35" draw:text-style-name="P19" draw:layer="layout" svg:width="0.75cm" svg:height="0.588cm" svg:x="4.7cm" svg:y="19.262cm">
          <draw:text-box>
            <text:p text:style-name="P22"><text:span text:style-name="T5">z13</text:span></text:p>
          </draw:text-box>
        </draw:frame>
        <draw:frame draw:style-name="gr35" draw:text-style-name="P19" draw:layer="layout" svg:width="0.75cm" svg:height="0.588cm" svg:x="3.5cm" svg:y="19.262cm">
          <draw:text-box>
            <text:p text:style-name="P22"><text:span text:style-name="T5">z14</text:span></text:p>
          </draw:text-box>
        </draw:frame>
        <draw:frame draw:style-name="gr35" draw:text-style-name="P19" draw:layer="layout" svg:width="0.75cm" svg:height="0.588cm" svg:x="2.3cm" svg:y="19.262cm">
          <draw:text-box>
            <text:p text:style-name="P22"><text:span text:style-name="T5">z15</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DejaVuSans" svg:font-family="DejaVuSans" style:font-pitch="variable"/>
    <style:font-face style:name="DejaVuSans1"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2.1cm" fo:margin-bottom="1cm" fo:margin-left="1.3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2-09-14T15:39:15.795613436</dc:date>
    <meta:editing-duration>PT59M41S</meta:editing-duration>
    <meta:editing-cycles>7</meta:editing-cycles>
    <meta:generator>LibreOffice/7.3.3.2$Linux_X86_64 LibreOffice_project/30$Build-2</meta:generator>
    <meta:document-statistic meta:object-count="1980"/>
  </office:meta>
</office:document-meta>
</file>